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IBM Plex Sans Devanagari1" svg:font-family="'IBM Plex Sans Devanagari'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IBM Plex Sans Devanagari" svg:font-family="'IBM Plex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in" fo:margin-bottom="0.1965in" loext:contextual-spacing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--------------------------------------------------------------------------------</text:p>
      <text:p text:style-name="Preformatted_20_Text">---&gt; JAVA:</text:p>
      <text:p text:style-name="Preformatted_20_Text">-------------------------------------------------------------------------------- <text:s text:c="10"/></text:p>
      <text:p text:style-name="Preformatted_20_Text">/&gt; /opt/jdk1.8/bin/java -version <text:s text:c="9"/>*** *** sprawdzenie wersji java'y</text:p>
      <text:p text:style-name="Preformatted_20_Text"><text:s text:c="2"/>java version "1.8.0_162"</text:p>
      <text:p text:style-name="Preformatted_20_Text"><text:s text:c="2"/>Java(TM) SE Runtime Environment (build 1.8.0_162-b12)</text:p>
      <text:p text:style-name="Preformatted_20_Text"><text:s text:c="2"/>Java HotSpot(TM) 64-Bit Server VM (build 25.162-b12, mixed mode)</text:p>
      <text:p text:style-name="Preformatted_20_Text"/>
      <text:p text:style-name="Preformatted_20_Text">--------------------------------------------------------------------------------</text:p>
      <text:p text:style-name="Preformatted_20_Text">---&gt; Admin command</text:p>
      <text:p text:style-name="Preformatted_20_Text">--------------------------------------------------------------------------------</text:p>
      <text:p text:style-name="Preformatted_20_Text">uname -n </text:p>
      <text:p text:style-name="Preformatted_20_Text">hostname -s *** krotka nazwa servera do skryptow</text:p>
      <text:p text:style-name="Preformatted_20_Text"/>
      <text:p text:style-name="Preformatted_20_Text">*** limits np: open files dla user</text:p>
      <text:p text:style-name="Preformatted_20_Text"><text:s text:c="2"/>/etc/security/limits.conf</text:p>
      <text:p text:style-name="Preformatted_20_Text"><text:s text:c="4"/>hvbgtxwr <text:s/>soft nofile 10240</text:p>
      <text:p text:style-name="Preformatted_20_Text"><text:s text:c="4"/>hvbgtxwr <text:s/>hard nofile 10240</text:p>
      <text:p text:style-name="Preformatted_20_Text"/>
      <text:p text:style-name="Preformatted_20_Text">or</text:p>
      <text:p text:style-name="Preformatted_20_Text"><text:s text:c="2"/>/home/hvbgtxwr/.profile</text:p>
      <text:p text:style-name="Preformatted_20_Text"><text:s text:c="4"/>ulimit -n 10240</text:p>
      <text:p text:style-name="Preformatted_20_Text">or</text:p>
      <text:p text:style-name="Preformatted_20_Text"><text:s text:c="2"/>/&gt; ulimit -n 10240 <text:s/>*** dziala tylko do wylogowani usera</text:p>
      <text:p text:style-name="Preformatted_20_Text"/>
      <text:p text:style-name="Preformatted_20_Text">/&gt; id <text:s text:c="16"/>*** dane usera, id grupy, usera itp.</text:p>
      <text:p text:style-name="Preformatted_20_Text">/&gt; whoiam <text:s text:c="12"/>*** nazwa usera</text:p>
      <text:p text:style-name="Preformatted_20_Text">/&gt; env <text:s text:c="15"/>*** zmienne srodowiskowe</text:p>
      <text:p text:style-name="Preformatted_20_Text"/>
      <text:p text:style-name="Preformatted_20_Text">--------------------------------------------------------------------------------</text:p>
      <text:p text:style-name="Preformatted_20_Text">---&gt; diff</text:p>
      <text:p text:style-name="Preformatted_20_Text">--------------------------------------------------------------------------------</text:p>
      <text:p text:style-name="Preformatted_20_Text"><text:s text:c="2"/>diff -r -u old_file new_file </text:p>
      <text:p text:style-name="Preformatted_20_Text">- co usunelismy</text:p>
      <text:p text:style-name="Preformatted_20_Text">+ to co dodalismy</text:p>
      <text:p text:style-name="Preformatted_20_Text"/>
      <text:p text:style-name="Preformatted_20_Text">--------------------------------------------------------------------------------</text:p>
      <text:p text:style-name="Preformatted_20_Text">---&gt; openssl</text:p>
      <text:p text:style-name="Preformatted_20_Text">--------------------------------------------------------------------------------</text:p>
      <text:p text:style-name="Preformatted_20_Text"><text:s text:c="2"/>echo haslodozaszyfrowani | openssl enc -base64 -e -aes-256-cbc -nosalt -pass pass:garbageKey &gt; .file.lck</text:p>
      <text:p text:style-name="Preformatted_20_Text"><text:s text:c="2"/>cat .file.lck | openssl enc -base64 -d -aes-256-cbc -nosalt -pass pass:garbageKey</text:p>
      <text:p text:style-name="Preformatted_20_Text"/>
      <text:p text:style-name="Preformatted_20_Text">--------------------------------------------------------------------------------</text:p>
      <text:p text:style-name="Preformatted_20_Text">---&gt; $PATH</text:p>
      <text:p text:style-name="Preformatted_20_Text">--------------------------------------------------------------------------------</text:p>
      <text:p text:style-name="Preformatted_20_Text">/&gt; echo $PATH</text:p>
      <text:p text:style-name="Preformatted_20_Text">/usr/local/sbin:/usr/local/bin:/usr/sbin:/usr/bin:/root/bin <text:s/>*** pliki uruchamialne mozna odpalic jako komende jak sa w lokalizacjach zdefiniowanych w $PATH</text:p>
      <text:p text:style-name="Preformatted_20_Text"/>
      <text:p text:style-name="Preformatted_20_Text">jak nie to odpalamy:</text:p>
      <text:p text:style-name="Preformatted_20_Text">/dir/scriptname <text:s text:c="4"/>*** scieazka bezwzgledna</text:p>
      <text:p text:style-name="Preformatted_20_Text">./scriptname <text:s text:c="7"/>*** z aktualnego katalogu </text:p>
      <text:p text:style-name="Preformatted_20_Text"/>
      <text:p text:style-name="Preformatted_20_Text">--------------------------------------------------------------------------------</text:p>
      <text:p text:style-name="Preformatted_20_Text">---&gt; vi</text:p>
      <text:p text:style-name="Preformatted_20_Text">--------------------------------------------------------------------------------</text:p>
      <text:p text:style-name="Preformatted_20_Text"><text:s text:c="2"/>yy - copy</text:p>
      <text:p text:style-name="Preformatted_20_Text"><text:s text:c="2"/>dd - cut</text:p>
      <text:p text:style-name="Preformatted_20_Text"><text:s text:c="2"/>y <text:s/>- past</text:p>
      <text:p text:style-name="Preformatted_20_Text"/>
      <text:p text:style-name="Preformatted_20_Text"><text:s text:c="2"/>gg - go to the begining of doc</text:p>
      <text:p text:style-name="Preformatted_20_Text"><text:soft-page-break/><text:s text:c="2"/>G <text:s/>- go to the end of doc</text:p>
      <text:p text:style-name="Preformatted_20_Text"/>
      <text:p text:style-name="Preformatted_20_Text"><text:s text:c="2"/>/teks <text:s text:c="18"/>*** szuka tekstu w pliku klikajac [n] szukamy kolejnego wystapienia</text:p>
      <text:p text:style-name="Preformatted_20_Text"><text:s text:c="2"/>?tekst <text:s text:c="17"/>*** szuka tekstu w stecz w pliku klikajac [n] szukamy kolejnego wystapienia</text:p>
      <text:p text:style-name="Preformatted_20_Text"><text:s text:c="2"/>:s/tekst1/tekst2 <text:s text:c="4"/>*** zmienia tekst1 na tekst2 w jednej linii</text:p>
      <text:p text:style-name="Preformatted_20_Text"><text:s text:c="2"/>:s/tekst1/tekst2/g <text:s text:c="4"/>*** zmienia wszystkie wystapienia tekst1 na tekst2 w danej linii</text:p>
      <text:p text:style-name="Preformatted_20_Text"><text:s text:c="2"/>:%s/tekst1/tekst2/g <text:s text:c="4"/>*** zmienia wszystkie wystapienia tekst1 na tekst2 w calym pliku</text:p>
      <text:p text:style-name="Preformatted_20_Text"><text:s text:c="2"/>:%s/tekst1/tekst2/gc <text:s text:c="4"/>*** zmienia wszystkie wystapienia tekst1 na tekst2 w calym pliku, pyta o potwierdzenie</text:p>
      <text:p text:style-name="Preformatted_20_Text"><text:s text:c="2"/>:5,8s/tekst1/tekst2/g <text:s text:c="4"/>*** zmienia wszystkie wystapienia tekst1 na tekst2 ale tylko w liniach 5-8</text:p>
      <text:p text:style-name="Preformatted_20_Text"/>
      <text:p text:style-name="Preformatted_20_Text">**********************************************************</text:p>
      <text:p text:style-name="Preformatted_20_Text">deleting echo of files, file doesn't exit but consume disk space</text:p>
      <text:p text:style-name="Preformatted_20_Text"/>
      <text:p text:style-name="Preformatted_20_Text">https://access.redhat.com/solutions/2316</text:p>
      <text:p text:style-name="Preformatted_20_Text"/>
      <text:p text:style-name="Preformatted_20_Text">**********************************************************</text:p>
      <text:p text:style-name="Preformatted_20_Text"/>
      <text:p text:style-name="Preformatted_20_Text">yum provides telnet <text:s text:c="2"/>***** szuka paczki zawierajacej slowo telnet</text:p>
      <text:p text:style-name="Preformatted_20_Text">yum provides *at</text:p>
      <text:p text:style-name="Preformatted_20_Text"/>
      <text:p text:style-name="Preformatted_20_Text">yum -y groups install "GNOME Desktop"</text:p>
      <text:p text:style-name="Preformatted_20_Text"><text:s text:c="2"/>y- nie prosi op potwierdzenie</text:p>
      <text:p text:style-name="Preformatted_20_Text"><text:s text:c="2"/>groups- wszystkie</text:p>
      <text:p text:style-name="Preformatted_20_Text"/>
      <text:p text:style-name="Preformatted_20_Text">yum install elinks <text:s text:c="3"/>**** [przegladarka tekstowa]</text:p>
      <text:p text:style-name="Preformatted_20_Text"/>
      <text:p text:style-name="Preformatted_20_Text">/etc/redhat-release <text:s text:c="2"/>***** wersja RedHat'a</text:p>
      <text:p text:style-name="Preformatted_20_Text">hostnamectl <text:s text:c="10"/>***** narzedzie do zarzadnia hostnamme plik location /etc/hostname</text:p>
      <text:p text:style-name="Preformatted_20_Text"/>
      <text:p text:style-name="Preformatted_20_Text">last | more ***** kto sie logowal</text:p>
      <text:p text:style-name="Preformatted_20_Text">last -10</text:p>
      <text:p text:style-name="Preformatted_20_Text"/>
      <text:p text:style-name="Preformatted_20_Text">rpm -qa --last | grep -i vts ***** kiedy instalowany pakiet o danej nazwie</text:p>
      <text:p text:style-name="Preformatted_20_Text"/>
      <text:p text:style-name="Preformatted_20_Text">***** memory test*****</text:p>
      <text:p text:style-name="Preformatted_20_Text">free -m / -h *** pokazuje w GB</text:p>
      <text:p text:style-name="Preformatted_20_Text">top</text:p>
      <text:p text:style-name="Preformatted_20_Text">sar</text:p>
      <text:p text:style-name="Preformatted_20_Text"/>
      <text:p text:style-name="Preformatted_20_Text">***** miejsce na HDD ******</text:p>
      <text:p text:style-name="Preformatted_20_Text"><text:s text:c="2"/>/&gt; df -h <text:s text:c="12"/>*** sprawdzenie zajetego miejsca na dysku</text:p>
      <text:p text:style-name="Preformatted_20_Text"><text:s text:c="2"/>/&gt; du -sh /var/* <text:s text:c="4"/>*** sprawdzenie ile zajmuja katalogi w katalogu var/</text:p>
      <text:p text:style-name="Preformatted_20_Text"/>
      <text:p text:style-name="Preformatted_20_Text"><text:s text:c="2"/>/&gt; P=`pwd`; du -hs ${P}/*|grep G <text:s text:c="6"/>*** szukanie przeladowanego katalogu</text:p>
      <text:p text:style-name="Preformatted_20_Text"/>
      <text:p text:style-name="Preformatted_20_Text"><text:s text:c="2"/>/&gt; findmnt <text:s text:c="9"/>*** wszystkie mountpoints</text:p>
      <text:p text:style-name="Preformatted_20_Text"/>
      <text:p text:style-name="Preformatted_20_Text">**** tworzenie pliku dowolnej wielkosci ***</text:p>
      <text:p text:style-name="Preformatted_20_Text">dd if=/dev/zero of=/mnt/bigfile bs=1M <text:s text:c="10"/>--plik bedzie rosl az zapelni cala przestrzen</text:p>
      <text:p text:style-name="Preformatted_20_Text"/>
      <text:p text:style-name="Preformatted_20_Text">### system information ###</text:p>
      <text:p text:style-name="Preformatted_20_Text">cat /etc/redhat-release <text:s text:c="12"/>*** wersja systemu RH/Solaris</text:p>
      <text:p text:style-name="Preformatted_20_Text">getconf LONG_BIT <text:s text:c="19"/>*** ilu bitowy</text:p>
      <text:p text:style-name="Preformatted_20_Text"/>
      <text:p text:style-name="Preformatted_20_Text">***** weryfikacja uprawnien w LDAP *****</text:p>
      <text:p text:style-name="Preformatted_20_Text"/>
      <text:p text:style-name="Preformatted_20_Text"><text:soft-page-break/>for i in axgt axss euat his itux ospp sapp sapq tsy2 tsy uxso uxss; do ldapsearch -LLL -x -h ldap.intranet.unicreditgroup.eu -p 389 -D "cn=usq42tlap1+iphostnumber=10.56.134.129,ou=hosts,dc=itux,dc=unicreditgroup,dc=eu" -w "QrK*P2L4xjNyC" -b "ou=netgroup,dc=${i},dc=unicreditgroup,dc=eu" -s sub "(nisNetgroupTriple=*ee56281*)" cn; done | grep "cn: " | sort</text:p>
      <text:p text:style-name="Preformatted_20_Text">for i in axgt axss euat his itux ospp sapp sapq tsy2 tsy uxso uxss; do ldapsearch -LLL -x -h ldap.intranet.unicreditgroup.eu -p 389 -D "cn=usq42tlap1+iphostnumber=10.56.134.129,ou=hosts,dc=itux,dc=unicreditgroup,dc=eu" -w "QrK*P2L4xjNyC" -b "ou=netgroup,dc=${i},dc=unicreditgroup,dc=eu" -s sub "(nisNetgroupTriple=*ee57338*)" cn; done|sort</text:p>
      <text:p text:style-name="Preformatted_20_Text"/>
      <text:p text:style-name="Preformatted_20_Text">***** weryfikacja pliku xml ****</text:p>
      <text:p text:style-name="Preformatted_20_Text">xmllint &lt;nazwa_pliku&gt; -weryfikuje prawidlowa skladnie pliku.xml</text:p>
      <text:p text:style-name="Preformatted_20_Text"/>
      <text:p text:style-name="Preformatted_20_Text">**** test czy jestesmy na dobrym server'e *****</text:p>
      <text:p text:style-name="Preformatted_20_Text"/>
      <text:p text:style-name="Preformatted_20_Text">echo "test" | wall <text:s/>--- wall wyswietla na wszystkich konsolach</text:p>
      <text:p text:style-name="Preformatted_20_Text"/>
      <text:p text:style-name="Preformatted_20_Text">***kill - command***</text:p>
      <text:p text:style-name="Preformatted_20_Text">kill &lt;process number&gt; jak nie zadziala to nastepnie kill -9 &lt;process number&gt;</text:p>
      <text:p text:style-name="Preformatted_20_Text"/>
      <text:p text:style-name="Preformatted_20_Text">--------------------------------------------------------------------------------</text:p>
      <text:p text:style-name="Preformatted_20_Text">---&gt; Certyficat test</text:p>
      <text:p text:style-name="Preformatted_20_Text">--------------------------------------------------------------------------------</text:p>
      <text:p text:style-name="Preformatted_20_Text"/>
      <text:p text:style-name="Preformatted_20_Text">odputjac url i testujac certa</text:p>
      <text:p text:style-name="Preformatted_20_Text">10:03</text:p>
      <text:p text:style-name="Preformatted_20_Text">lub certifikat bezposrednio na serwerze</text:p>
      <text:p text:style-name="Preformatted_20_Text">10:05</text:p>
      <text:p text:style-name="Preformatted_20_Text">opcja 1:</text:p>
      <text:p text:style-name="Preformatted_20_Text">echo | openssl s_client -servername eicm.internal.unicreditgroup.eu â€“connect eicm.internal.unicreditgroup.eu:443 2/&gt;dev/null | openssl x509 -noout â€“date</text:p>
      <text:p text:style-name="Preformatted_20_Text">opcja 2:</text:p>
      <text:p text:style-name="Preformatted_20_Text">openssl x509 -text -in eicm.internal.unicreditgroup.eu.crt</text:p>
      <text:p text:style-name="Preformatted_20_Text">10:06</text:p>
      <text:p text:style-name="Preformatted_20_Text">url/cert musisz zastapic wlasciwym</text:p>
      <text:p text:style-name="Preformatted_20_Text"/>
      <text:p text:style-name="Preformatted_20_Text">*** lokalizacja:</text:p>
      <text:p text:style-name="Preformatted_20_Text">apache/virtuals/ssl.crt</text:p>
      <text:p text:style-name="Preformatted_20_Text"/>
      <text:p text:style-name="Preformatted_20_Text">--------------------------------------------------------------------------------</text:p>
      <text:p text:style-name="Preformatted_20_Text">---&gt; BACKUP_scrypty_tools</text:p>
      <text:p text:style-name="Preformatted_20_Text">--------------------------------------------------------------------------------</text:p>
      <text:p text:style-name="Preformatted_20_Text"/>
      <text:p text:style-name="Preformatted_20_Text">shc - mozna kompilowac skrypty [nikt juz nic nie znieni]</text:p>
      <text:p text:style-name="Preformatted_20_Text"/>
      <text:p text:style-name="Preformatted_20_Text">*** cat / tac -- od konca</text:p>
      <text:p text:style-name="Preformatted_20_Text">lista=`cat spis.txt` == lista=$(cat spis.txt)</text:p>
      <text:p text:style-name="Preformatted_20_Text">*** sed --usuwa znaki</text:p>
      <text:p text:style-name="Preformatted_20_Text"/>
      <text:p text:style-name="Preformatted_20_Text">**** sprawdzenie czy plik jest scryptem czy binarka</text:p>
      <text:p text:style-name="Preformatted_20_Text"><text:s text:c="2"/>[root@vm2 ~]# file skrypt1.sh</text:p>
      <text:p text:style-name="Preformatted_20_Text"><text:s text:c="2"/>skrypt1.sh: ASCII text</text:p>
      <text:p text:style-name="Preformatted_20_Text"/>
      <text:p text:style-name="Preformatted_20_Text">*** uruchomienie z powloki</text:p>
      <text:p text:style-name="Preformatted_20_Text"><text:s text:c="2"/>bash skrypt.sh</text:p>
      <text:p text:style-name="Preformatted_20_Text"/>
      <text:p text:style-name="Preformatted_20_Text">*** masowa zmiana hasel</text:p>
      <text:p text:style-name="Preformatted_20_Text"><text:s text:c="2"/>chpasswd</text:p>
      <text:p text:style-name="Preformatted_20_Text"/>
      <text:p text:style-name="Preformatted_20_Text">### prosty scrypt do zakladania kont masowo ####</text:p>
      <text:p text:style-name="Preformatted_20_Text"/>
      <text:p text:style-name="Preformatted_20_Text"><text:s text:c="4"/>#!/bin/bash +x</text:p>
      <text:p text:style-name="Preformatted_20_Text"><text:s text:c="4"/>#lista='bartek adam wojtek anna'</text:p>
      <text:p text:style-name="Preformatted_20_Text"><text:soft-page-break/></text:p>
      <text:p text:style-name="Preformatted_20_Text"><text:s text:c="4"/>lista=`cat spis.txt`</text:p>
      <text:p text:style-name="Preformatted_20_Text"><text:s text:c="4"/>for i in $lista</text:p>
      <text:p text:style-name="Preformatted_20_Text"><text:s text:c="4"/>do</text:p>
      <text:p text:style-name="Preformatted_20_Text"><text:s text:c="12"/>echo "Dodajemy konta: " $i</text:p>
      <text:p text:style-name="Preformatted_20_Text"><text:s text:c="12"/>useradd -m -s /bin/bash $i</text:p>
      <text:p text:style-name="Preformatted_20_Text"><text:s text:c="12"/>echo $i:$i |chpasswd</text:p>
      <text:p text:style-name="Preformatted_20_Text"><text:s text:c="4"/>done</text:p>
      <text:p text:style-name="Preformatted_20_Text"><text:s text:c="4"/>echo Koniec</text:p>
      <text:p text:style-name="Preformatted_20_Text"/>
      <text:p text:style-name="Preformatted_20_Text">****** tar *******</text:p>
      <text:p text:style-name="Preformatted_20_Text">#example:</text:p>
      <text:p text:style-name="Preformatted_20_Text">tar cvf &lt;lokalizacja/nazwa pliku.tar&gt; &lt;/to co ma trafic do tar 1&gt; &lt;/to co ma trafic do tar 2&gt;</text:p>
      <text:p text:style-name="Preformatted_20_Text">tar cjvf testdir.tar.bz2 /home/user/test/ ---&gt; j oznacza bz2</text:p>
      <text:p text:style-name="Preformatted_20_Text">tar czvf /../&lt;file&gt;.tar.gz /../path/ ---&gt; z oznacza gzip</text:p>
      <text:p text:style-name="Preformatted_20_Text"/>
      <text:p text:style-name="Preformatted_20_Text">### aby rozpakowac zgdnie ze sciezka relatywna - jaka powstaje w pliku Tar</text:p>
      <text:p text:style-name="Preformatted_20_Text">tar xvf &lt;lokalizacja/pliku.tar&gt; -C /</text:p>
      <text:p text:style-name="Preformatted_20_Text">tar xjvf testdir.tar.bz2 /home/user/test/ ---&gt; j oznacza bz2</text:p>
      <text:p text:style-name="Preformatted_20_Text">tar xzvf testdir.tar.gz /home/user/test/ ---&gt; j oznacza gzip</text:p>
      <text:p text:style-name="Preformatted_20_Text"/>
      <text:p text:style-name="Preformatted_20_Text">### aby wylistowac paczke tar</text:p>
      <text:p text:style-name="Preformatted_20_Text">tar tvf &lt;lokalizacja/pliku.tar&gt;</text:p>
      <text:p text:style-name="Preformatted_20_Text">tar tjvf testdir.tar.bz2</text:p>
      <text:p text:style-name="Preformatted_20_Text">tar tzvf testdir.tar.gz</text:p>
      <text:p text:style-name="Preformatted_20_Text"/>
      <text:p text:style-name="Preformatted_20_Text">*** gzip ***</text:p>
      <text:p text:style-name="Preformatted_20_Text"><text:s text:c="4"/>gtar xfvz MNJ_1006_41.tar.gz copyconfig/opt/Domains/HVB/MNJ/bea100/config/config.xml</text:p>
      <text:p text:style-name="Preformatted_20_Text"><text:s text:c="6"/>lub</text:p>
      <text:p text:style-name="Preformatted_20_Text"><text:s text:c="4"/>gzip file_name *** w efekcie mamy --&gt; file_name.gz / gzip -d file_name.gz <text:s text:c="14"/>***** pakowanie gzipem i rozpakowywanie</text:p>
      <text:p text:style-name="Preformatted_20_Text"><text:s text:c="4"/>bzip2 file_name *** w efekcie mamy --&gt; file_name.bz2 / bzip2 -d file_name.bz2 <text:s text:c="10"/>***** pakowanie gzipem i rozpakowywanie</text:p>
      <text:p text:style-name="Preformatted_20_Text"/>
      <text:p text:style-name="Preformatted_20_Text"><text:s text:c="2"/>example:</text:p>
      <text:p text:style-name="Preformatted_20_Text"><text:s text:c="4"/>1. tar cvf 201907.tar var/log/bea100/HVB/MNJ/server01/auditlog/201907/ <text:s/>*** pakowanie katalogu do tar</text:p>
      <text:p text:style-name="Preformatted_20_Text"><text:s text:c="4"/>2. gzip 201907.tar <text:s text:c="53"/>*** pozniej ten plik do zip'a</text:p>
      <text:p text:style-name="Preformatted_20_Text"/>
      <text:p text:style-name="Preformatted_20_Text"/>
      <text:p text:style-name="Preformatted_20_Text">man date ***** formatowanie daty</text:p>
      <text:p text:style-name="Preformatted_20_Text">date +%F_%T</text:p>
      <text:p text:style-name="Preformatted_20_Text">date +%Y%m%d</text:p>
      <text:p text:style-name="Preformatted_20_Text"/>
      <text:p text:style-name="Preformatted_20_Text">*** pakowanie plik po pliku do wskazaego dir'a</text:p>
      <text:p text:style-name="Preformatted_20_Text"><text:s text:c="2"/>LIST=`ls | grep &lt;fraza&gt; |grep -v .gz`; echo ${LIST} for ITEM in ${LIST}; do tar -czvpf /home/ee56281/${ITEM}.tar.gz ${ITEM}; done</text:p>
      <text:p text:style-name="Preformatted_20_Text"/>
      <text:p text:style-name="Preformatted_20_Text">*** szukanie dane usera</text:p>
      <text:p text:style-name="Preformatted_20_Text"><text:s text:c="2"/>getent passwd &lt;ee38880&gt;</text:p>
      <text:p text:style-name="Preformatted_20_Text"/>
      <text:p text:style-name="Preformatted_20_Text">--------------------------------------------------------------------------------</text:p>
      <text:p text:style-name="Preformatted_20_Text">---&gt; RAID <text:s text:c="2"/>hardware Bannana !!!Wirtual Machine do symulacji uzywany dyskow SCASI !!!!</text:p>
      <text:p text:style-name="Preformatted_20_Text">--------------------------------------------------------------------------------</text:p>
      <text:p text:style-name="Preformatted_20_Text"/>
      <text:p text:style-name="Preformatted_20_Text">RAID pozwala na budowe redundantnej macierzy</text:p>
      <text:p text:style-name="Preformatted_20_Text">RAID 0 - stripe [czesc tu czesc tu, dla wydajnosci] nie zwieksza bezpieczenstwa</text:p>
      <text:p text:style-name="Preformatted_20_Text"/>
      <text:p text:style-name="Preformatted_20_Text">RAID 1 - mirror [4 HDD - ograniczenie ilosci kieszeni]</text:p>
      <text:p text:style-name="Preformatted_20_Text"/>
      <text:p text:style-name="Preformatted_20_Text"><text:soft-page-break/>1. tworzenie raidu</text:p>
      <text:p text:style-name="Preformatted_20_Text"><text:s text:c="2"/>mdadm -- polecenie do tworzenia raidu [yum install mdadm]</text:p>
      <text:p text:style-name="Preformatted_20_Text"/>
      <text:p text:style-name="Preformatted_20_Text"><text:s text:c="2"/>mdadm --create --verbose --name=0 /dev/md0 --level=1 --raid-devices=2 /dev/sdb /dev/sdc</text:p>
      <text:p text:style-name="Preformatted_20_Text"/>
      <text:p text:style-name="Preformatted_20_Text"><text:s text:c="6"/>!!! name=0 -- wazny paramtr gwarantuje dodanie do fstab wlasciwej nazwy dyskow</text:p>
      <text:p text:style-name="Preformatted_20_Text"><text:s text:c="6"/>--name=0 "0" == "0" /dev/md0 -- taka sama liczba tu i tu</text:p>
      <text:p text:style-name="Preformatted_20_Text"><text:s text:c="6"/>level=1 -- numer raidu</text:p>
      <text:p text:style-name="Preformatted_20_Text"/>
      <text:p text:style-name="Preformatted_20_Text">ls /dev/ | grep md <text:s/>-- srawdzenei stusu macierzy</text:p>
      <text:p text:style-name="Preformatted_20_Text">cat /proc/mdstat <text:s text:c="3"/>-- spis wszystkich macierzy utworzonych poprzez mdadm</text:p>
      <text:p text:style-name="Preformatted_20_Text"/>
      <text:p text:style-name="Preformatted_20_Text"><text:s text:c="2"/>[root@vm1 /]# cat /proc/mdstat</text:p>
      <text:p text:style-name="Preformatted_20_Text"><text:s text:c="2"/>Personalities : [raid1]</text:p>
      <text:p text:style-name="Preformatted_20_Text"><text:s text:c="2"/>md0 : active raid1 sdc[1] sdb[0]</text:p>
      <text:p text:style-name="Preformatted_20_Text"><text:s text:c="8"/>1046528 blocks super 1.2 [2/2] [UU]</text:p>
      <text:p text:style-name="Preformatted_20_Text"><text:s text:c="2"/>unused devices: &lt;none&gt;</text:p>
      <text:p text:style-name="Preformatted_20_Text"/>
      <text:p text:style-name="Preformatted_20_Text"><text:s text:c="4"/>sdc[1] sdb[0] - jakie dyski</text:p>
      <text:p text:style-name="Preformatted_20_Text"><text:s text:c="4"/>UU - pierwszy i drugi jest usable</text:p>
      <text:p text:style-name="Preformatted_20_Text"><text:s text:c="4"/>_ _ - nie dzialaja</text:p>
      <text:p text:style-name="Preformatted_20_Text"/>
      <text:p text:style-name="Preformatted_20_Text">2. partycji nie musimy tworzuc na macierzach</text:p>
      <text:p text:style-name="Preformatted_20_Text">3. tworzymy system plikow: mkfs.xfs /dev/md0</text:p>
      <text:p text:style-name="Preformatted_20_Text">4. dopisujemy do /etc/fstab</text:p>
      <text:p text:style-name="Preformatted_20_Text">5. Usuniecie Awaria - odbudowa macierzy</text:p>
      <text:p text:style-name="Preformatted_20_Text">!!!!!!!!!!!!!!!!!!!!!!!!!!!!!!!!!!!!!!!!!!!!!!!!!!!!!!!!!!!!!!!!!!!!!!!!!!!!!!!!</text:p>
      <text:p text:style-name="Preformatted_20_Text">echo 1 &gt; /sys/block/sdb/device/delete --- komenda wylacza urzadzenie SCSI</text:p>
      <text:p text:style-name="Preformatted_20_Text">!!!!!!!!!!!!!!!!!!!!!!!!!!!!!!!!!!!!!!!!!!!!!!!!!!!!!!!!!!!!!!!!!!!!!!!!!!!!!!!!</text:p>
      <text:p text:style-name="Preformatted_20_Text"/>
      <text:p text:style-name="Preformatted_20_Text"><text:s text:c="2"/>A.</text:p>
      <text:p text:style-name="Preformatted_20_Text"><text:s text:c="2"/>po wymianie trzeba przywrocic redundancje - odbudowac macierz</text:p>
      <text:p text:style-name="Preformatted_20_Text"><text:s text:c="2"/>/sys/class/scsi_host/host0/ host1/ host2/ -- kontrolery scsi trzeba przeskanowac</text:p>
      <text:p text:style-name="Preformatted_20_Text"><text:s text:c="47"/>wszystkie!!! ale po kolei</text:p>
      <text:p text:style-name="Preformatted_20_Text"><text:s text:c="2"/>* fajnie miec skrypt</text:p>
      <text:p text:style-name="Preformatted_20_Text"><text:s text:c="2"/>echo "- - -" &gt; /sys/class/scsi_host/host0/scan ---wymuszenie przeskanowania szyny scsi</text:p>
      <text:p text:style-name="Preformatted_20_Text"/>
      <text:p text:style-name="Preformatted_20_Text"><text:s text:c="2"/>B.</text:p>
      <text:p text:style-name="Preformatted_20_Text"><text:s text:c="2"/>tu mamy juz dysk ale w przypadku macierzy software'owej macierz nie utworzy sie jeszcze.</text:p>
      <text:p text:style-name="Preformatted_20_Text"><text:s text:c="2"/>W przypadku sprzetowej juz by dzialalo</text:p>
      <text:p text:style-name="Preformatted_20_Text"/>
      <text:p text:style-name="Preformatted_20_Text"><text:s text:c="2"/>example:</text:p>
      <text:p text:style-name="Preformatted_20_Text"><text:s text:c="2"/>[root@vm1 data2]# cat /proc/mdstat</text:p>
      <text:p text:style-name="Preformatted_20_Text"><text:s text:c="2"/>Personalities : [raid1]</text:p>
      <text:p text:style-name="Preformatted_20_Text"><text:s text:c="2"/>md0 : active raid1 sdc[0]</text:p>
      <text:p text:style-name="Preformatted_20_Text"><text:s text:c="8"/>1046528 blocks super 1.2 [2/1] [U_]</text:p>
      <text:p text:style-name="Preformatted_20_Text"/>
      <text:p text:style-name="Preformatted_20_Text"><text:s text:c="2"/>mdadm --manage /dev/md0 -a /dev/sdb -- dodajemy dysk nowy</text:p>
      <text:p text:style-name="Preformatted_20_Text"/>
      <text:p text:style-name="Preformatted_20_Text">RAID 5 - bardziej skomplikowany - tansza alternatywa do RAID1 - jest suma kontrolna ktora</text:p>
      <text:p text:style-name="Preformatted_20_Text"><text:s text:c="9"/>przy uszkodzeniu 1 dysku pozwala odtworzyc dane</text:p>
      <text:p text:style-name="Preformatted_20_Text"/>
      <text:p text:style-name="Preformatted_20_Text">***** urzadzenia blokowe ******</text:p>
      <text:p text:style-name="Preformatted_20_Text"/>
      <text:p text:style-name="Preformatted_20_Text">lsblk - wyswietla urzadzenia blokowe podlaczone w systeme [od RH6 w starszych cat /proc/partitions]</text:p>
      <text:p text:style-name="Preformatted_20_Text"><text:s text:c="8"/>!!! nie pokazuje szerow nfs i siffow</text:p>
      <text:p text:style-name="Preformatted_20_Text"/>
      <text:p text:style-name="Preformatted_20_Text"><text:soft-page-break/>vda - dysku</text:p>
      <text:p text:style-name="Preformatted_20_Text">vda2 - partycja</text:p>
      <text:p text:style-name="Preformatted_20_Text"/>
      <text:p text:style-name="Preformatted_20_Text"><text:s text:c="4"/>--------------------------------------------------------------------------------</text:p>
      <text:p text:style-name="Preformatted_20_Text"><text:s text:c="4"/>---&gt; RAID + LVM</text:p>
      <text:p text:style-name="Preformatted_20_Text"><text:s text:c="4"/>--------------------------------------------------------------------------------</text:p>
      <text:p text:style-name="Preformatted_20_Text"><text:s text:c="4"/>1. Raid1 z 2x HDD -&gt; md0 oraz np inny RAID</text:p>
      <text:p text:style-name="Preformatted_20_Text"><text:s text:c="6"/>odmontowujemy udzialy RAID</text:p>
      <text:p text:style-name="Preformatted_20_Text"><text:s text:c="6"/># w /etc/fstab</text:p>
      <text:p text:style-name="Preformatted_20_Text"><text:s text:c="6"/>mount -a --- jak brak bledow to tworzymy LVM</text:p>
      <text:p text:style-name="Preformatted_20_Text"><text:s text:c="4"/>2. tworzymy LVM z md0 i mod1</text:p>
      <text:p text:style-name="Preformatted_20_Text"/>
      <text:p text:style-name="Preformatted_20_Text"/>
      <text:p text:style-name="Preformatted_20_Text">--------------------------------------------------------------------------------</text:p>
      <text:p text:style-name="Preformatted_20_Text">---&gt; md5sum</text:p>
      <text:p text:style-name="Preformatted_20_Text">--------------------------------------------------------------------------------</text:p>
      <text:p text:style-name="Preformatted_20_Text">***** maskowanie hasla *****</text:p>
      <text:p text:style-name="Preformatted_20_Text">/] md5sum &lt;&lt;&lt; mojehaslo</text:p>
      <text:p text:style-name="Preformatted_20_Text"/>
      <text:p text:style-name="Preformatted_20_Text">***** weryfikacja pobranego pliku *****</text:p>
      <text:p text:style-name="Preformatted_20_Text"/>
      <text:p text:style-name="Preformatted_20_Text">--- md5 ---</text:p>
      <text:p text:style-name="Preformatted_20_Text">md5sum &lt;nazwa_pliku&gt;</text:p>
      <text:p text:style-name="Preformatted_20_Text"/>
      <text:p text:style-name="Preformatted_20_Text">--- gpg ---</text:p>
      <text:p text:style-name="Preformatted_20_Text">--- plik ds.asc zawiera sume kontrolnÄ… ze strony z ktĂłrej pobieramy plik ---</text:p>
      <text:p text:style-name="Preformatted_20_Text"/>
      <text:p text:style-name="Preformatted_20_Text">--- dodatkowo pobieramy klucz z lokalizacji ktorej ufamy ---</text:p>
      <text:p text:style-name="Preformatted_20_Text">gpg --keyserver pgpkeys.mit.edu --recv-key 2F6059E7</text:p>
      <text:p text:style-name="Preformatted_20_Text">gpg --fingerprint 2F6059E7</text:p>
      <text:p text:style-name="Preformatted_20_Text">gpg &lt; KEYS.txt</text:p>
      <text:p text:style-name="Preformatted_20_Text"/>
      <text:p text:style-name="Preformatted_20_Text">--- weryfikujemy pobrany plik</text:p>
      <text:p text:style-name="Preformatted_20_Text">gpg --verify ds.asc apache-tomcat-8.5.45.tar.gz</text:p>
      <text:p text:style-name="Preformatted_20_Text"/>
      <text:p text:style-name="Preformatted_20_Text">--------------------------------------------------------------------------------</text:p>
      <text:p text:style-name="Preformatted_20_Text">--------------------------------------------------------------------------------</text:p>
      <text:p text:style-name="Preformatted_20_Text">******************************* RHCSA *****************************************</text:p>
      <text:p text:style-name="Preformatted_20_Text">--------------------------------------------------------------------------------</text:p>
      <text:p text:style-name="Preformatted_20_Text">--------------------------------------------------------------------------------</text:p>
      <text:p text:style-name="Preformatted_20_Text">https://urldefense.proofpoint.com/v2/url?u=http-3A__red.ht_2FPsner&amp;d=DwMFaQ&amp;c=jf_iaSHvJObTbx-siA1ZOg&amp;r=WRCRLGvW3MOxt_FbKdUGBb7iGz8Og2e-RUV15sGAeGU&amp;m=g0cOPnxQHwNmz-jAOiK0ed7jIMameK5ury59Kp_gqPw&amp;s=1hKA_DEnMtu41VdVQvjA45cFXT4QxRLeYu6nhYUotfs&amp;e=</text:p>
      <text:p text:style-name="Preformatted_20_Text">https://urldefense.proofpoint.com/v2/url?u=https-3A__training-2Dlms.redhat.com_sso_saml_auth_redhat-3FRelayState-3Ddeeplinkoffering-253D41900457&amp;d=DwMFaQ&amp;c=jf_iaSHvJObTbx-siA1ZOg&amp;r=WRCRLGvW3MOxt_FbKdUGBb7iGz8Og2e-RUV15sGAeGU&amp;m=g0cOPnxQHwNmz-jAOiK0ed7jIMameK5ury59Kp_gqPw&amp;s=MJloZAVStz1w1U8bdwq0LSYZ0HtWgSR0va-5f02lOpM&amp;e=</text:p>
      <text:p text:style-name="Preformatted_20_Text"/>
      <text:p text:style-name="Preformatted_20_Text">*** minimal </text:p>
      <text:p text:style-name="Preformatted_20_Text"><text:s text:c="2"/>1 GiB of RAM</text:p>
      <text:p text:style-name="Preformatted_20_Text"><text:s text:c="2"/>10-GiB hard disk</text:p>
      <text:p text:style-name="Preformatted_20_Text"><text:s text:c="2"/>netork card</text:p>
      <text:p text:style-name="Preformatted_20_Text"/>
      <text:p text:style-name="Preformatted_20_Text">*** minimal for curse</text:p>
      <text:p text:style-name="Preformatted_20_Text"><text:s text:c="2"/>64-bit platform support</text:p>
      <text:p text:style-name="Preformatted_20_Text"><text:s text:c="2"/>2 GiB of RAM</text:p>
      <text:p text:style-name="Preformatted_20_Text"><text:s text:c="2"/>20-GiB hard disk</text:p>
      <text:p text:style-name="Preformatted_20_Text"><text:s text:c="2"/>DVD drive, either virtual or physical</text:p>
      <text:p text:style-name="Preformatted_20_Text"><text:s text:c="2"/>network card</text:p>
      <text:p text:style-name="Preformatted_20_Text"/>
      <text:p text:style-name="Preformatted_20_Text"><text:soft-page-break/>*** Server with GUI </text:p>
      <text:p text:style-name="Preformatted_20_Text"/>
      <text:p text:style-name="Preformatted_20_Text">*** files system</text:p>
      <text:p text:style-name="Preformatted_20_Text"><text:s text:c="2"/>RHEL 8 by default uses the XFS file system. This file system cannot be shrunk; it can only be expanded. </text:p>
      <text:p text:style-name="Preformatted_20_Text"><text:s text:c="2"/>Therefore, it is sometimes a better choice to use Ext4.</text:p>
      <text:p text:style-name="Preformatted_20_Text"/>
      <text:p text:style-name="Preformatted_20_Text"/>
      <text:p text:style-name="Preformatted_20_Text">--------------------------------------------------------------------------------</text:p>
      <text:p text:style-name="Preformatted_20_Text">---&gt; BASH / bash</text:p>
      <text:p text:style-name="Preformatted_20_Text">--------------------------------------------------------------------------------</text:p>
      <text:p text:style-name="Preformatted_20_Text">#!/bin/bash <text:s text:c="33"/>*** pierwsza linia skryptu</text:p>
      <text:p text:style-name="Preformatted_20_Text">/&gt; env <text:s text:c="38"/>*** shoe all environment parameters</text:p>
      <text:p text:style-name="Preformatted_20_Text"/>
      <text:p text:style-name="Preformatted_20_Text">/&gt; yum install -y bash-completion <text:s text:c="11"/>*** uzupelnia konstrukcje komend po uzyciu TAB</text:p>
      <text:p text:style-name="Preformatted_20_Text"/>
      <text:p text:style-name="Preformatted_20_Text">/etc/profile: <text:s text:c="4"/>*** Used for default settings for all users when starting a login shell</text:p>
      <text:p text:style-name="Preformatted_20_Text"/>
      <text:p text:style-name="Preformatted_20_Text">/etc/bashrc <text:s text:c="6"/>*** Used to define defaults for all users when starting a subshell</text:p>
      <text:p text:style-name="Preformatted_20_Text"><text:s text:c="2"/>example: ** zmienne </text:p>
      <text:p text:style-name="Preformatted_20_Text"><text:s text:c="4"/>COLOR=red</text:p>
      <text:p text:style-name="Preformatted_20_Text"><text:s text:c="4"/>export COLOR=red <text:s text:c="3"/>*** value will be exist in any subshell</text:p>
      <text:p text:style-name="Preformatted_20_Text"/>
      <text:p text:style-name="Preformatted_20_Text"/>
      <text:p text:style-name="Preformatted_20_Text">~/.profile <text:s text:c="7"/>*** Specific settings for one user applied when starting a login shell</text:p>
      <text:p text:style-name="Preformatted_20_Text"/>
      <text:p text:style-name="Preformatted_20_Text">~/.bashrc <text:s text:c="8"/>*** Specific settings for one user applied when starting a subshell</text:p>
      <text:p text:style-name="Preformatted_20_Text"><text:s text:c="2"/>alias rm='rm -i'</text:p>
      <text:p text:style-name="Preformatted_20_Text"><text:s text:c="2"/>alias cp='cp -i'</text:p>
      <text:p text:style-name="Preformatted_20_Text"/>
      <text:p text:style-name="Preformatted_20_Text"/>
      <text:p text:style-name="Preformatted_20_Text">/etc/motd <text:s text:c="8"/>*** message echo b &gt; /proc/sysrq-triggeris displayed after a user has successfully logged in to a shell</text:p>
      <text:p text:style-name="Preformatted_20_Text">/etc/issue <text:s text:c="7"/>*** The contents of this file display before the user logs in</text:p>
      <text:p text:style-name="Preformatted_20_Text"/>
      <text:p text:style-name="Preformatted_20_Text">!!!! echo b &gt; /proc/sysrq-trigger <text:s/>*** reset maszyny bez zapisu zmian</text:p>
      <text:p text:style-name="Preformatted_20_Text"/>
      <text:p text:style-name="Preformatted_20_Text">--------------------------------------------------------------------------------</text:p>
      <text:p text:style-name="Preformatted_20_Text">---&gt; Man</text:p>
      <text:p text:style-name="Preformatted_20_Text">--------------------------------------------------------------------------------</text:p>
      <text:p text:style-name="Preformatted_20_Text">pinfo <text:s/>---alternaive documentation</text:p>
      <text:p text:style-name="Preformatted_20_Text"/>
      <text:p text:style-name="Preformatted_20_Text">### struktura manuala</text:p>
      <text:p text:style-name="Preformatted_20_Text">&lt;numer&gt; strony manuala</text:p>
      <text:p text:style-name="Preformatted_20_Text">mandb</text:p>
      <text:p text:style-name="Preformatted_20_Text">G -- use when you want to go to the last line of man</text:p>
      <text:p text:style-name="Preformatted_20_Text">n -- next page</text:p>
      <text:p text:style-name="Preformatted_20_Text"/>
      <text:p text:style-name="Preformatted_20_Text">/&gt; mam man <text:s text:c="11"/>********* you can see description of sections</text:p>
      <text:p text:style-name="Preformatted_20_Text"/>
      <text:p text:style-name="Preformatted_20_Text">1. users commands</text:p>
      <text:p text:style-name="Preformatted_20_Text">5. configuration files</text:p>
      <text:p text:style-name="Preformatted_20_Text">7. different+topics</text:p>
      <text:p text:style-name="Preformatted_20_Text">8. sysadmin</text:p>
      <text:p text:style-name="Preformatted_20_Text"/>
      <text:p text:style-name="Preformatted_20_Text"><text:s text:c="2"/>*** dokumentacja w sysytemie RH: /usr/share/doc/...</text:p>
      <text:p text:style-name="Preformatted_20_Text"/>
      <text:p text:style-name="Preformatted_20_Text">### szukanie w manualu ---------------------------------------------------------</text:p>
      <text:p text:style-name="Preformatted_20_Text"><text:s/>man &lt;polecenie&gt; lub &lt;&lt;nr strony&gt; polecenie&gt;</text:p>
      <text:p text:style-name="Preformatted_20_Text"><text:soft-page-break/>#example:</text:p>
      <text:p text:style-name="Preformatted_20_Text">man dir</text:p>
      <text:p text:style-name="Preformatted_20_Text">man 5 dir - wyswietlanie 5-go manuala</text:p>
      <text:p text:style-name="Preformatted_20_Text"/>
      <text:p text:style-name="Preformatted_20_Text">w otwartym manualu wpisujemy: /&lt;slowo kluczowe&gt; <text:s text:c="3"/>****szukanie w otwartym manualu</text:p>
      <text:p text:style-name="Preformatted_20_Text"/>
      <text:p text:style-name="Preformatted_20_Text">#--- szukanie po frazie w tzw. descripioms</text:p>
      <text:p text:style-name="Preformatted_20_Text"><text:s text:c="2"/>man -k &lt;fraza&gt; !!!!!!wymaga przygotowania bazy MAN oraz szuka tylko po "DESCRIPTIOM"</text:p>
      <text:p text:style-name="Preformatted_20_Text"/>
      <text:p text:style-name="Preformatted_20_Text">#--- przygotowanie bazy MAN ---- jako root wydajemy polecenie jezeli pojawia sie komunikat &gt;&gt;&gt;nothing appropriate&lt;&lt;&lt;</text:p>
      <text:p text:style-name="Preformatted_20_Text"><text:s text:c="2"/>~]# mandb</text:p>
      <text:p text:style-name="Preformatted_20_Text"/>
      <text:p text:style-name="Preformatted_20_Text">### zawezanie wyniku wyszukania w manualu ---------------------------------------</text:p>
      <text:p text:style-name="Preformatted_20_Text">[root@localhost ~]# man -k password | wc</text:p>
      <text:p text:style-name="Preformatted_20_Text"><text:s text:c="5"/>74 <text:s text:c="4"/>647 <text:s text:c="3"/>4597</text:p>
      <text:p text:style-name="Preformatted_20_Text"><text:s text:c="36"/># wc - zlicza ilosc wierszy slow i liter</text:p>
      <text:p text:style-name="Preformatted_20_Text">#example:</text:p>
      <text:p text:style-name="Preformatted_20_Text"><text:s text:c="2"/>man -k user | grep 8 --- pozwala wyszukac many zwiazane z sekcja 8 --&gt; dla admina</text:p>
      <text:p text:style-name="Preformatted_20_Text">#example:</text:p>
      <text:p text:style-name="Preformatted_20_Text"><text:s text:c="2"/>man -k user | grep 8 | grep create</text:p>
      <text:p text:style-name="Preformatted_20_Text"/>
      <text:p text:style-name="Preformatted_20_Text">--------------------------------------------------------------------------------</text:p>
      <text:p text:style-name="Preformatted_20_Text">---&gt; vi</text:p>
      <text:p text:style-name="Preformatted_20_Text">--------------------------------------------------------------------------------</text:p>
      <text:p text:style-name="Preformatted_20_Text">## do zapamietania</text:p>
      <text:p text:style-name="Preformatted_20_Text">/&lt;slowo&gt; ---&gt; szukanie slowa kluczowego <text:s text:c="2"/>&gt;&gt;&gt; n -- szuka nastepnego</text:p>
      <text:p text:style-name="Preformatted_20_Text">:%s/old/new/g ---&gt; szukanie slowa i zastepowanie go nowym</text:p>
      <text:p text:style-name="Preformatted_20_Text">:%s/old/new/gc ---&gt; szukanie slowa i zastepowanie go nowym ale wymaga potwierdzenia</text:p>
      <text:p text:style-name="Preformatted_20_Text"/>
      <text:p text:style-name="Preformatted_20_Text">## zakonczenie</text:p>
      <text:p text:style-name="Preformatted_20_Text">:u --&gt; cofanie zmian</text:p>
      <text:p text:style-name="Preformatted_20_Text">:!q -- wyjscie bez zapisu</text:p>
      <text:p text:style-name="Preformatted_20_Text">:wq -- zapis i wyjscie</text:p>
      <text:p text:style-name="Preformatted_20_Text"/>
      <text:p text:style-name="Preformatted_20_Text">gg <text:s/>-- poczatek dokumentu</text:p>
      <text:p text:style-name="Preformatted_20_Text">G <text:s text:c="2"/>-- koniec dokumentu</text:p>
      <text:p text:style-name="Preformatted_20_Text"/>
      <text:p text:style-name="Preformatted_20_Text">## poruszanie</text:p>
      <text:p text:style-name="Preformatted_20_Text">hjkl</text:p>
      <text:p text:style-name="Preformatted_20_Text">## kasowanie</text:p>
      <text:p text:style-name="Preformatted_20_Text">x - znakupod kursorem</text:p>
      <text:p text:style-name="Preformatted_20_Text">dd - wyciecie calej linii - jak ctrl-x w WIN </text:p>
      <text:p text:style-name="Preformatted_20_Text">yy - kopiowanie do schowka linii - jak ctrl-c w WIN</text:p>
      <text:p text:style-name="Preformatted_20_Text">p - wklejanie</text:p>
      <text:p text:style-name="Preformatted_20_Text">... itp</text:p>
      <text:p text:style-name="Preformatted_20_Text">v + strzalka lub [l] zaznacza ciag znakow</text:p>
      <text:p text:style-name="Preformatted_20_Text">d - wycina blok znakow</text:p>
      <text:p text:style-name="Preformatted_20_Text">y - kopiuje blok znakow</text:p>
      <text:p text:style-name="Preformatted_20_Text">p - wkleja</text:p>
      <text:p text:style-name="Preformatted_20_Text"/>
      <text:p text:style-name="Preformatted_20_Text">--------------------------------------------------------------------------------</text:p>
      <text:p text:style-name="Preformatted_20_Text">---&gt; Redirecrions</text:p>
      <text:p text:style-name="Preformatted_20_Text">--------------------------------------------------------------------------------</text:p>
      <text:p text:style-name="Preformatted_20_Text">| <text:s text:c="6"/>*** pipe pozwala na to by wynik jednej komendy trafia jako wsad dla drugiej</text:p>
      <text:p text:style-name="Preformatted_20_Text">&gt; <text:s text:c="6"/>*** nadpisanie</text:p>
      <text:p text:style-name="Preformatted_20_Text">&gt;&gt; <text:s text:c="5"/>*** dopisanie</text:p>
      <text:p text:style-name="Preformatted_20_Text">2&gt; <text:s text:c="5"/>*** przekierowuje bledy 2&gt; /dev/null -- najlepiej na dev null</text:p>
      <text:p text:style-name="Preformatted_20_Text"><text:soft-page-break/></text:p>
      <text:p text:style-name="Preformatted_20_Text"><text:s text:c="2"/>/&gt; grep -R student 2&gt; /dev/null <text:s text:c="6"/>*** poszuka tekstu "student" we wszystkich </text:p>
      <text:p text:style-name="Preformatted_20_Text"><text:s text:c="44"/>katalogach ale odrzuci errors (np permission denied)</text:p>
      <text:p text:style-name="Preformatted_20_Text"/>
      <text:p text:style-name="Preformatted_20_Text"><text:s text:c="2"/>&gt; (same as 1&gt;) <text:s text:c="3"/>*** Redirects STDOUT. If redirection is to a file, the current contents of that file are overwritten.</text:p>
      <text:p text:style-name="Preformatted_20_Text"/>
      <text:p text:style-name="Preformatted_20_Text"><text:s text:c="2"/>&gt;&gt; (same as 1&gt;&gt;) <text:s/>*** Redirects STDOUT. If output is written to a file, the output is appended to that file.</text:p>
      <text:p text:style-name="Preformatted_20_Text"/>
      <text:p text:style-name="Preformatted_20_Text"><text:s text:c="2"/>2&gt; <text:s text:c="15"/>*** Redirects STDERR.</text:p>
      <text:p text:style-name="Preformatted_20_Text"/>
      <text:p text:style-name="Preformatted_20_Text"><text:s text:c="2"/>2&gt;&amp;1 <text:s text:c="13"/>*** Redirects STDERR to the same destination as STDOUT. Notice that this has to be used in combination with normal output redirection,</text:p>
      <text:p text:style-name="Preformatted_20_Text"><text:s text:c="24"/>as in ls whuhiu &gt; errout 2&gt;&amp;1.</text:p>
      <text:p text:style-name="Preformatted_20_Text"><text:s text:c="2"/>&lt; (same as 0&lt;) <text:s text:c="3"/>*** Redirects STDIN.</text:p>
      <text:p text:style-name="Preformatted_20_Text"/>
      <text:p text:style-name="Preformatted_20_Text"/>
      <text:p text:style-name="Preformatted_20_Text">STDIN <text:s text:c="4"/>*** standard input</text:p>
      <text:p text:style-name="Preformatted_20_Text">STDOUT <text:s text:c="3"/>*** standard output</text:p>
      <text:p text:style-name="Preformatted_20_Text">STDERR <text:s text:c="3"/>*** standard error</text:p>
      <text:p text:style-name="Preformatted_20_Text"/>
      <text:p text:style-name="Preformatted_20_Text">--------------------------------------------------------------------------------</text:p>
      <text:p text:style-name="Preformatted_20_Text">---&gt; History</text:p>
      <text:p text:style-name="Preformatted_20_Text">--------------------------------------------------------------------------------</text:p>
      <text:p text:style-name="Preformatted_20_Text">### historia</text:p>
      <text:p text:style-name="Preformatted_20_Text">~] history</text:p>
      <text:p text:style-name="Preformatted_20_Text"/>
      <text:p text:style-name="Preformatted_20_Text">### uruchomienie okreslonej komendy z histori</text:p>
      <text:p text:style-name="Preformatted_20_Text">~] [Ctrl-r]</text:p>
      <text:p text:style-name="Preformatted_20_Text">~] !32 *** uruchomienie z histori komendy nr 32</text:p>
      <text:p text:style-name="Preformatted_20_Text">~] !hi *** uruchomienie z histori ostatnia komende na hi....</text:p>
      <text:p text:style-name="Preformatted_20_Text"/>
      <text:p text:style-name="Preformatted_20_Text"><text:s text:c="2"/>~] history -d 23 <text:s/>*** usuniecie z histori komendy nr 23</text:p>
      <text:p text:style-name="Preformatted_20_Text"/>
      <text:p text:style-name="Preformatted_20_Text"/>
      <text:p text:style-name="Preformatted_20_Text">*** important:</text:p>
      <text:p text:style-name="Preformatted_20_Text">In some cases it might be necessary to wipe the Bash history. This is useful, for instance, </text:p>
      <text:p text:style-name="Preformatted_20_Text">if youâ€™ve typed a password in clear text by accident. If that happens, you can type history -c to clear the current history. </text:p>
      <text:p text:style-name="Preformatted_20_Text"/>
      <text:p text:style-name="Preformatted_20_Text">!!! Commands from this session wonâ€™t be written to the history file when you exit the current session. </text:p>
      <text:p text:style-name="Preformatted_20_Text">If you want to remove the complete Bash history, type history -w immediately after using history -c !!!</text:p>
      <text:p text:style-name="Preformatted_20_Text"/>
      <text:p text:style-name="Preformatted_20_Text"><text:s text:c="2"/>~] history -c </text:p>
      <text:p text:style-name="Preformatted_20_Text"><text:s text:c="2"/>~] history -w</text:p>
      <text:p text:style-name="Preformatted_20_Text"/>
      <text:p text:style-name="Preformatted_20_Text"><text:s text:c="2"/>export HISTTIMEFORMAT='%F %T ' <text:s text:c="7"/>*** adding time into history</text:p>
      <text:p text:style-name="Preformatted_20_Text"/>
      <text:p text:style-name="Preformatted_20_Text"/>
      <text:p text:style-name="Preformatted_20_Text">--------------------------------------------------------------------------------</text:p>
      <text:p text:style-name="Preformatted_20_Text">---&gt; System DIRECTORIES </text:p>
      <text:p text:style-name="Preformatted_20_Text">--------------------------------------------------------------------------------</text:p>
      <text:p text:style-name="Preformatted_20_Text">/</text:p>
      <text:p text:style-name="Preformatted_20_Text">/boot -|</text:p>
      <text:p text:style-name="Preformatted_20_Text">/bin <text:s text:c="2"/>|- /usr</text:p>
      <text:p text:style-name="Preformatted_20_Text">/sbin -|</text:p>
      <text:p text:style-name="Preformatted_20_Text">/lib</text:p>
      <text:p text:style-name="Preformatted_20_Text">/home</text:p>
      <text:p text:style-name="Preformatted_20_Text"><text:soft-page-break/>/proc <text:s text:c="2"/>-- informations what system is doing</text:p>
      <text:p text:style-name="Preformatted_20_Text">/var/log</text:p>
      <text:p text:style-name="Preformatted_20_Text">/var/www</text:p>
      <text:p text:style-name="Preformatted_20_Text"/>
      <text:p text:style-name="Preformatted_20_Text">*** man hier <text:s text:c="7"/>------ - description of the file system hierarchy</text:p>
      <text:p text:style-name="Preformatted_20_Text"/>
      <text:p text:style-name="Preformatted_20_Text">--------------------------------------------------------------------------------</text:p>
      <text:p text:style-name="Preformatted_20_Text">---&gt; FILE/DIRECTORY commands:</text:p>
      <text:p text:style-name="Preformatted_20_Text">--------------------------------------------------------------------------------</text:p>
      <text:p text:style-name="Preformatted_20_Text">*** tworzenie pliku o okreslonej pojemnosci</text:p>
      <text:p text:style-name="Preformatted_20_Text"><text:s text:c="2"/>dd if=/dev/zero of=file_name_100 bs=1M count=100</text:p>
      <text:p text:style-name="Preformatted_20_Text">** create ISO file from cdrom</text:p>
      <text:p text:style-name="Preformatted_20_Text"><text:s text:c="2"/>dd if=/dev/sr0 of=/rhel8.iso bs=1M</text:p>
      <text:p text:style-name="Preformatted_20_Text"/>
      <text:p text:style-name="Preformatted_20_Text">### commands"</text:p>
      <text:p text:style-name="Preformatted_20_Text"><text:s text:c="2"/>---&gt; ls [-d wyswietla liste katalogow]</text:p>
      <text:p text:style-name="Preformatted_20_Text"><text:s text:c="2"/>---&gt; cp [-R kopjuje zawartosc z uprawnieniami itp.]</text:p>
      <text:p text:style-name="Preformatted_20_Text"><text:s text:c="2"/>---&gt; mkdir [-p tworzy cala sciezke np: mkdir -p /to/jest/katalog]</text:p>
      <text:p text:style-name="Preformatted_20_Text"><text:s text:c="2"/>---&gt; rmdir [-p usunie cala sciezke ale pustych katalogow]</text:p>
      <text:p text:style-name="Preformatted_20_Text"><text:s text:c="2"/>---&gt; mv</text:p>
      <text:p text:style-name="Preformatted_20_Text"><text:s text:c="2"/>---&gt; rm [-r usuwa podkatalogi -f bez potwierdzenia]</text:p>
      <text:p text:style-name="Preformatted_20_Text"><text:s text:c="2"/>---&gt; cd [bez argumentow zawsze przechodzi do ~/]</text:p>
      <text:p text:style-name="Preformatted_20_Text"/>
      <text:p text:style-name="Preformatted_20_Text">### wyswietlenie zawartosci katalogu z ograniczeniem do np: nazw zawierajacych cyfry</text:p>
      <text:p text:style-name="Preformatted_20_Text"><text:s text:c="2"/>ls -d *[0-9]*</text:p>
      <text:p text:style-name="Preformatted_20_Text"><text:s text:c="2"/>ls <text:s text:c="3"/>*[0-9]* --- wyswietli rowniez content takiego katalogu wiec lepiej z [-d]</text:p>
      <text:p text:style-name="Preformatted_20_Text"><text:s text:c="2"/>ls -R <text:s text:c="8"/>--- file and dirs with subdirs</text:p>
      <text:p text:style-name="Preformatted_20_Text"/>
      <text:p text:style-name="Preformatted_20_Text">### hier - description of the file system hierarchy</text:p>
      <text:p text:style-name="Preformatted_20_Text"><text:s text:c="2"/>man hier</text:p>
      <text:p text:style-name="Preformatted_20_Text"/>
      <text:p text:style-name="Preformatted_20_Text">### kopiowanie do biezacego katalogu wymaga kropki "." jako miejsca docelowego</text:p>
      <text:p text:style-name="Preformatted_20_Text"><text:s text:c="2"/>cp /etc/hosts .</text:p>
      <text:p text:style-name="Preformatted_20_Text"/>
      <text:p text:style-name="Preformatted_20_Text">### kopiowanie do sciezki</text:p>
      <text:p text:style-name="Preformatted_20_Text"><text:s text:c="2"/>cp /etc/hosts /home/user ---&gt; brak "/" na koncu oznacza ze "user" to nowy plik *** zmiana nazwy pliku hosts na user ***</text:p>
      <text:p text:style-name="Preformatted_20_Text"><text:s text:c="2"/>cp /etc/hosts /home/user/ ---&gt; oznacza ze plik hosts ma byc skopiowany do podkatalogu "user"</text:p>
      <text:p text:style-name="Preformatted_20_Text"/>
      <text:p text:style-name="Preformatted_20_Text">--------------------------------------------------------------------------------</text:p>
      <text:p text:style-name="Preformatted_20_Text">---&gt; cp</text:p>
      <text:p text:style-name="Preformatted_20_Text">--------------------------------------------------------------------------------</text:p>
      <text:p text:style-name="Preformatted_20_Text"><text:s text:c="2"/>cp -rp <text:s text:c="5"/>*** kopiuje z podkatalogami i uprawnieniami</text:p>
      <text:p text:style-name="Preformatted_20_Text"><text:s text:c="2"/>cp -a <text:s/>--zachowuje uprawnienia</text:p>
      <text:p text:style-name="Preformatted_20_Text"><text:s text:c="2"/>cp -a /home/student/.&lt;spacja&gt;.&lt;spacja&gt; <text:s/>*** zachowuje uprawnienia i kopjuje pliki ukryt .&lt;nazwa&gt; oraz podkatalogi</text:p>
      <text:p text:style-name="Preformatted_20_Text"><text:s text:c="2"/>cp -a ../newfiles/ .. <text:s text:c="4"/>*** kopjuje ukryte i regularne pliki</text:p>
      <text:p text:style-name="Preformatted_20_Text"/>
      <text:p text:style-name="Preformatted_20_Text"/>
      <text:p text:style-name="Preformatted_20_Text"><text:s text:c="2"/>cp /somedir/.* /tmp <text:s text:c="4"/>*** This copies all files that have a name starting with a dot (the hidden files, that is) to /tmp. </text:p>
      <text:p text:style-name="Preformatted_20_Text"><text:s text:c="30"/>It gives an error message for directories whose name starts with a dot in /somedir, because the -R option was not used.</text:p>
      <text:p text:style-name="Preformatted_20_Text"><text:s text:c="2"/>cp -a /somedir/ . <text:s text:c="6"/>*** This copies the entire directory /somedir, including its contents, to the current directory. So, as a result, </text:p>
      <text:p text:style-name="Preformatted_20_Text"><text:s text:c="30"/>a subdirectory somedir will be created in the current directory.</text:p>
      <text:p text:style-name="Preformatted_20_Text"><text:s text:c="2"/>cp -a /somedir/. . <text:s text:c="5"/>*** This copies all files, regular and hidden, to the current directory (notice the space between the two dots at the end of this command).</text:p>
      <text:p text:style-name="Preformatted_20_Text"><text:soft-page-break/><text:s text:c="30"/>a subdirectory somedir will be created in the current directory.</text:p>
      <text:p text:style-name="Preformatted_20_Text">---------------------</text:p>
      <text:p text:style-name="Preformatted_20_Text">-----------------------------------------------------------</text:p>
      <text:p text:style-name="Preformatted_20_Text">---&gt; Cockpit</text:p>
      <text:p text:style-name="Preformatted_20_Text">--------------------------------------------------------------------------------</text:p>
      <text:p text:style-name="Preformatted_20_Text"># to enable as root you mast run a command</text:p>
      <text:p text:style-name="Preformatted_20_Text"><text:s text:c="2"/>/&gt; systemctl enable/disable/status --now cockpit.socket</text:p>
      <text:p text:style-name="Preformatted_20_Text"/>
      <text:p text:style-name="Preformatted_20_Text">--------------------------------------------------------------------------------</text:p>
      <text:p text:style-name="Preformatted_20_Text">---&gt; which</text:p>
      <text:p text:style-name="Preformatted_20_Text">--------------------------------------------------------------------------------</text:p>
      <text:p text:style-name="Preformatted_20_Text"><text:s text:c="4"/>/&gt;which file_name <text:s text:c="8"/>*** search binary files ale tylko w sciezkach okreslonych w $PATH</text:p>
      <text:p text:style-name="Preformatted_20_Text"/>
      <text:p text:style-name="Preformatted_20_Text">/&gt; echo $PATH</text:p>
      <text:p text:style-name="Preformatted_20_Text">/usr/local/sbin:/usr/local/bin:/usr/sbin:/usr/bin:/root/bin </text:p>
      <text:p text:style-name="Preformatted_20_Text"/>
      <text:p text:style-name="Preformatted_20_Text">--------------------------------------------------------------------------------</text:p>
      <text:p text:style-name="Preformatted_20_Text">---&gt; locate</text:p>
      <text:p text:style-name="Preformatted_20_Text">--------------------------------------------------------------------------------</text:p>
      <text:p text:style-name="Preformatted_20_Text">wymaga update: /var/lib/mlocate/mlocate.db</text:p>
      <text:p text:style-name="Preformatted_20_Text"><text:s text:c="2"/>/&gt; locate useradd</text:p>
      <text:p text:style-name="Preformatted_20_Text">locate: can not stat () `/var/lib/mlocate/mlocate.db': No such file or directory</text:p>
      <text:p text:style-name="Preformatted_20_Text"/>
      <text:p text:style-name="Preformatted_20_Text"><text:s text:c="2"/>/&gt; ubdatedb <text:s text:c="10"/>*** update mlocate.db</text:p>
      <text:p text:style-name="Preformatted_20_Text"/>
      <text:p text:style-name="Preformatted_20_Text"><text:s text:c="2"/>/&gt; locate file_name</text:p>
      <text:p text:style-name="Preformatted_20_Text"/>
      <text:p text:style-name="Preformatted_20_Text">--------------------------------------------------------------------------------</text:p>
      <text:p text:style-name="Preformatted_20_Text">---&gt; Find:</text:p>
      <text:p text:style-name="Preformatted_20_Text">--------------------------------------------------------------------------------</text:p>
      <text:p text:style-name="Preformatted_20_Text"><text:s text:c="2"/>find / -type f -size +100M --&gt; pliki &gt;100M</text:p>
      <text:p text:style-name="Preformatted_20_Text"><text:s text:c="2"/>find / -size +100M --&gt; pliki &gt;100M</text:p>
      <text:p text:style-name="Preformatted_20_Text"><text:s text:c="2"/>find / -size +100M -exec ls -l {} \; --&gt; 100M wyswietli komenda ls -l</text:p>
      <text:p text:style-name="Preformatted_20_Text"><text:s text:c="2"/>find / -size +100M -exec ls -l {} \; 2&gt; /dev/null --&gt; 100M wyswietli komenda ls -l ale bez errorow</text:p>
      <text:p text:style-name="Preformatted_20_Text"><text:s text:c="2"/>find / -user anna ---&gt; szuka plikow ktorych wlascicelem jest user - anna</text:p>
      <text:p text:style-name="Preformatted_20_Text"><text:s text:c="2"/>find / -name file.name ---&gt; szuka plikow o nazwie file.name</text:p>
      <text:p text:style-name="Preformatted_20_Text"><text:s text:c="2"/>find . -type f -mtime +365 -exec ls -al {} \; <text:s text:c="6"/>*** szuka w bierzacym katalogu plikow zmodywfikowanych &gt;365dni temu</text:p>
      <text:p text:style-name="Preformatted_20_Text"><text:s text:c="2"/>find . -type f -mtime +365 -exec rm -rf {} \; <text:s text:c="7"/>*** usuwa z bierzacego katalogu pliki zmodywfikowane &gt;365dni temu</text:p>
      <text:p text:style-name="Preformatted_20_Text"/>
      <text:p text:style-name="Preformatted_20_Text">examples: wyswietlenie znalezionych plikow poprzez ls -al</text:p>
      <text:p text:style-name="Preformatted_20_Text"><text:s text:c="2"/>root:test# find /home/mrogacz/test/ -type f -name "file*" -exec ls -al {} \;</text:p>
      <text:p text:style-name="Preformatted_20_Text"><text:s text:c="2"/>-rw-rw-r--. 1 mrogacz mrogacz 8 Jun <text:s/>4 08:17 /home/mrogacz/test/file3</text:p>
      <text:p text:style-name="Preformatted_20_Text"><text:s text:c="2"/>-rw-rw-r--. 1 root root 10 Jun <text:s/>4 08:18 /home/mrogacz/test/file4</text:p>
      <text:p text:style-name="Preformatted_20_Text"><text:s text:c="2"/>-rw-rw-r--. 1 mrogacz mrogacz 10 Jun <text:s/>4 08:16 /home/mrogacz/test/file2</text:p>
      <text:p text:style-name="Preformatted_20_Text"><text:s text:c="2"/>-rw-rw-r--. 1 mrogacz mrogacz 8 Jun <text:s/>4 08:16 /home/mrogacz/test/file1</text:p>
      <text:p text:style-name="Preformatted_20_Text"><text:s text:c="2"/>-rw-rw-r--. 1 mrogacz mrogacz 9 Jun <text:s/>4 08:20 /home/mrogacz/test/file</text:p>
      <text:p text:style-name="Preformatted_20_Text"/>
      <text:p text:style-name="Preformatted_20_Text"><text:s text:c="2"/>root:test# find /home/mrogacz/test/ -type f -name "file?" -exec ls -al {} \;</text:p>
      <text:p text:style-name="Preformatted_20_Text"><text:s text:c="2"/>-rw-rw-r--. 1 mrogacz mrogacz 8 Jun <text:s/>4 08:17 /home/mrogacz/test/file3</text:p>
      <text:p text:style-name="Preformatted_20_Text"><text:s text:c="2"/>-rw-rw-r--. 1 root root 10 Jun <text:s/>4 08:18 /home/mrogacz/test/file4</text:p>
      <text:p text:style-name="Preformatted_20_Text"><text:s text:c="2"/>-rw-rw-r--. 1 mrogacz mrogacz 10 Jun <text:s/>4 08:16 /home/mrogacz/test/file2</text:p>
      <text:p text:style-name="Preformatted_20_Text"><text:s text:c="2"/>-rw-rw-r--. 1 mrogacz mrogacz 8 Jun <text:s/>4 08:16 /home/mrogacz/test/file1</text:p>
      <text:p text:style-name="Preformatted_20_Text"/>
      <text:p text:style-name="Preformatted_20_Text"><text:s text:c="2"/>root:test# find /home/mrogacz/test/ -type f -user root -name "file?" -exec ls -al {} \;</text:p>
      <text:p text:style-name="Preformatted_20_Text"><text:s text:c="2"/>-rw-rw-r--. 1 root root 10 Jun <text:s/>4 08:18 /home/mrogacz/test/file4</text:p>
      <text:p text:style-name="Preformatted_20_Text"/>
      <text:p text:style-name="Preformatted_20_Text">examples: wyswietlenie z posrod znalezionych plikow tych ktore zawieraja dany string</text:p>
      <text:p text:style-name="Preformatted_20_Text"><text:soft-page-break/><text:s text:c="2"/>root:test# find /home/mrogacz/test/ -type f -name "file?" -exec grep -l stud {} \;</text:p>
      <text:p text:style-name="Preformatted_20_Text"><text:s text:c="2"/>/home/mrogacz/test/file3</text:p>
      <text:p text:style-name="Preformatted_20_Text"><text:s text:c="2"/>/home/mrogacz/test/file4</text:p>
      <text:p text:style-name="Preformatted_20_Text"><text:s text:c="2"/>/home/mrogacz/test/file2</text:p>
      <text:p text:style-name="Preformatted_20_Text"><text:s text:c="2"/>/home/mrogacz/test/file1</text:p>
      <text:p text:style-name="Preformatted_20_Text"><text:s text:c="2"/>root:test# find /home/mrogacz/test/ -type f -name "file*" -exec grep -l stud {} \;</text:p>
      <text:p text:style-name="Preformatted_20_Text"><text:s text:c="2"/>/home/mrogacz/test/file3</text:p>
      <text:p text:style-name="Preformatted_20_Text"><text:s text:c="2"/>/home/mrogacz/test/file4</text:p>
      <text:p text:style-name="Preformatted_20_Text"><text:s text:c="2"/>/home/mrogacz/test/file2</text:p>
      <text:p text:style-name="Preformatted_20_Text"><text:s text:c="2"/>/home/mrogacz/test/file1</text:p>
      <text:p text:style-name="Preformatted_20_Text"><text:s text:c="2"/>/home/mrogacz/test/file</text:p>
      <text:p text:style-name="Preformatted_20_Text"><text:s text:c="2"/>root:test# find /home/mrogacz/test/ -type f -name "file*" -exec grep -H [0-9]stud {} \;</text:p>
      <text:p text:style-name="Preformatted_20_Text"><text:s text:c="2"/>/home/mrogacz/test/file:10studio</text:p>
      <text:p text:style-name="Preformatted_20_Text"/>
      <text:p text:style-name="Preformatted_20_Text">example: zapisze w pliku wynik a bledy wywali na /dev/null</text:p>
      <text:p text:style-name="Preformatted_20_Text"><text:s text:c="2"/>find / -perm -4000 2&gt;/dev/null &gt; /suid.txt <text:s text:c="7"/>*** wszsytkie pliki z SUID czyli 4000</text:p>
      <text:p text:style-name="Preformatted_20_Text"/>
      <text:p text:style-name="Preformatted_20_Text">!!! TASK: find files owned by harry and copy it to catalog:/opt/dir</text:p>
      <text:p text:style-name="Preformatted_20_Text"><text:s text:c="2"/>mkdir /opt/dir</text:p>
      <text:p text:style-name="Preformatted_20_Text"><text:s text:c="2"/>find / -user harry -exec cp -rfp {} /opt/dir \; </text:p>
      <text:p text:style-name="Preformatted_20_Text"><text:s text:c="2"/>find / -type f -size -1000c -exec cp {} /var/tmp/ \; --&gt; cp files &lt;1000 bytes to /var/tmp</text:p>
      <text:p text:style-name="Preformatted_20_Text"/>
      <text:p text:style-name="Preformatted_20_Text"/>
      <text:p text:style-name="Preformatted_20_Text">--------------------------------------------------------------------------------</text:p>
      <text:p text:style-name="Preformatted_20_Text">---&gt; Links Hard/Symbolic:</text:p>
      <text:p text:style-name="Preformatted_20_Text">--------------------------------------------------------------------------------</text:p>
      <text:p text:style-name="Preformatted_20_Text">### tworzenie hardlink</text:p>
      <text:p text:style-name="Preformatted_20_Text">ln /home/user/ test <text:s text:c="2"/>*** hardlink mozna utworzyc tylko dla pliku</text:p>
      <text:p text:style-name="Preformatted_20_Text"/>
      <text:p text:style-name="Preformatted_20_Text"><text:s text:c="2"/>** Hard links must exist all on the same device (partition, logical volume, etc).</text:p>
      <text:p text:style-name="Preformatted_20_Text"><text:s text:c="2"/>** You cannot create hard links to directories.</text:p>
      <text:p text:style-name="Preformatted_20_Text"><text:s text:c="2"/>** When the last name (hard link) to a file is removed, access to the fileâ€™s data is also removed.</text:p>
      <text:p text:style-name="Preformatted_20_Text"><text:s text:c="2"/>** hardlink tworzy duplikat pliku powiazanego z oryginalem ma ta sama wage uprawnienia itp</text:p>
      <text:p text:style-name="Preformatted_20_Text"/>
      <text:p text:style-name="Preformatted_20_Text">### symboliclink to dowiazanie do oryginalu i zawiera tylko takie informacje (symbolinc link moze wskazywac na plik jak i katalog)</text:p>
      <text:p text:style-name="Preformatted_20_Text">### tworzenie symboliclinks</text:p>
      <text:p text:style-name="Preformatted_20_Text">ln -s /home/user/ test</text:p>
      <text:p text:style-name="Preformatted_20_Text">ln -s &lt;path&gt; link_nam</text:p>
      <text:p text:style-name="Preformatted_20_Text"/>
      <text:p text:style-name="Preformatted_20_Text">ln /etc/hosts . <text:s text:c="12"/>*** Creates a link to the file /etc/hosts in the current directory</text:p>
      <text:p text:style-name="Preformatted_20_Text">ln -s /etc/hosts . <text:s text:c="9"/>*** Creates a symbolic link to the file /etc/hosts in the current directory</text:p>
      <text:p text:style-name="Preformatted_20_Text">ln -s /etc/hosts linkname <text:s text:c="2"/>*** Creates a symbolic link=linkname to the file /etc/hosts in the current directory</text:p>
      <text:p text:style-name="Preformatted_20_Text">ln -s /home /tmp <text:s text:c="11"/>*** Creates a symbolic link to the directory /home in the directory /tmp</text:p>
      <text:p text:style-name="Preformatted_20_Text"/>
      <text:p text:style-name="Preformatted_20_Text">ls -il ---&gt; wyswietla ID pliku</text:p>
      <text:p text:style-name="Preformatted_20_Text"/>
      <text:p text:style-name="Preformatted_20_Text">!!! important</text:p>
      <text:p text:style-name="Preformatted_20_Text">rm -rf link/ <text:s text:c="9"/>*** command delete all files/directories in symbolic link location </text:p>
      <text:p text:style-name="Preformatted_20_Text">rm -rf link <text:s text:c="9"/>*** command delete only symbolic link</text:p>
      <text:p text:style-name="Preformatted_20_Text"/>
      <text:p text:style-name="Preformatted_20_Text"><text:soft-page-break/>--------------------------------------------------------------------------------</text:p>
      <text:p text:style-name="Preformatted_20_Text">---&gt; Tar: !!! bzip2 jest bardziej efektywny | gzip</text:p>
      <text:p text:style-name="Preformatted_20_Text">--------------------------------------------------------------------------------</text:p>
      <text:p text:style-name="Preformatted_20_Text">tar cvf ---&gt; taruje</text:p>
      <text:p text:style-name="Preformatted_20_Text">tar tvf ---&gt; pokazuje awartosc tar'a</text:p>
      <text:p text:style-name="Preformatted_20_Text">/&gt; tar tvf file.tar | less <text:s text:c="9"/>*** latwo przejzec tara</text:p>
      <text:p text:style-name="Preformatted_20_Text"/>
      <text:p text:style-name="Preformatted_20_Text">tar xvf ---&gt; extract</text:p>
      <text:p text:style-name="Preformatted_20_Text"/>
      <text:p text:style-name="Preformatted_20_Text">#example:</text:p>
      <text:p text:style-name="Preformatted_20_Text">tar cvf &lt;lokalizacja/nazwa pliku.tar&gt; &lt;dir1&gt; &lt;dir2&gt; &lt;dir..n&gt;</text:p>
      <text:p text:style-name="Preformatted_20_Text">tar cjvf testdir.bz2 /home/user/test/ ---&gt; j oznacza bz2</text:p>
      <text:p text:style-name="Preformatted_20_Text">tar cJvf testdir.bz2 /home/user/test/ ---&gt; J oznacza xz</text:p>
      <text:p text:style-name="Preformatted_20_Text">tar czvf testdir.gz /home/user/test/ ---&gt; z oznacza gzip</text:p>
      <text:p text:style-name="Preformatted_20_Text"/>
      <text:p text:style-name="Preformatted_20_Text">### aby rozpakowac zgdnie ze sciezka relatywna - jaka powstaje w pliku Tar</text:p>
      <text:p text:style-name="Preformatted_20_Text">tar xvf &lt;lokalizacja/pliku.tar&gt; -C / <text:s text:c="11"/>**** jezeli katalog byl tarowany poprzez sciezke bezwzgledna tak go nalezy rozpakowac</text:p>
      <text:p text:style-name="Preformatted_20_Text">tar xjvf testdir.bz2 /home/user/test/ ---&gt; j oznacza bz2</text:p>
      <text:p text:style-name="Preformatted_20_Text">tar xJvf testdir.bz2 /home/user/test/ ---&gt; J oznacza xz</text:p>
      <text:p text:style-name="Preformatted_20_Text">tar xzvf testdir.gz /home/user/test/ ---&gt; z oznacza gzip</text:p>
      <text:p text:style-name="Preformatted_20_Text"/>
      <text:p text:style-name="Preformatted_20_Text">--------- gzip</text:p>
      <text:p text:style-name="Preformatted_20_Text">gzip file <text:s/>&gt;&gt;&gt; test.gz *** (data pliku ....gz nie zmienia sie, usuwany jest plik oryginalny zostaje tylko spakowany)</text:p>
      <text:p text:style-name="Preformatted_20_Text">gzip -k file <text:s/>&gt;&gt;&gt; test.gz *** (-k powstaje plik spakowany ale tez zostaje plik oryginalny)</text:p>
      <text:p text:style-name="Preformatted_20_Text">gzip -d file.gz <text:s text:c="7"/>*** rozpakowanie pliku</text:p>
      <text:p text:style-name="Preformatted_20_Text">gunzip file.gz <text:s text:c="8"/>*** rozpakowanie pliku</text:p>
      <text:p text:style-name="Preformatted_20_Text"/>
      <text:p text:style-name="Preformatted_20_Text">bzip2 -k file</text:p>
      <text:p text:style-name="Preformatted_20_Text">bzip2 -d file</text:p>
      <text:p text:style-name="Preformatted_20_Text"/>
      <text:p text:style-name="Preformatted_20_Text">/&gt; xz -k /-d file <text:s text:c="7"/>*** opcje podobne jak w gzip/bzip2 </text:p>
      <text:p text:style-name="Preformatted_20_Text"/>
      <text:p text:style-name="Preformatted_20_Text">/&gt; file myfile <text:s text:c="8"/>*** pozwala na sprawdzenie czym jest spakowane archiwum</text:p>
      <text:p text:style-name="Preformatted_20_Text"/>
      <text:p text:style-name="Preformatted_20_Text"/>
      <text:p text:style-name="Preformatted_20_Text">--------------------------------------------------------------------------------</text:p>
      <text:p text:style-name="Preformatted_20_Text">---&gt; GREP</text:p>
      <text:p text:style-name="Preformatted_20_Text">--------------------------------------------------------------------------------</text:p>
      <text:p text:style-name="Preformatted_20_Text">grep -Eni 31417 *.* ***** przeszuka wszsytkie pliki '31417'</text:p>
      <text:p text:style-name="Preformatted_20_Text"><text:s text:c="4"/>result: usqvmql001_yj.xml:6: <text:s text:c="3"/>&lt;port&gt;31417&lt;/port&gt;</text:p>
      <text:p text:style-name="Preformatted_20_Text"/>
      <text:p text:style-name="Preformatted_20_Text">ps -ef | grep -c sleep ***** -c zlicza wystapienia</text:p>
      <text:p text:style-name="Preformatted_20_Text"/>
      <text:p text:style-name="Preformatted_20_Text">/&gt; grep -R &lt;tekst&gt; 2&gt; /dev/null <text:s text:c="6"/>*** poszuka tekstu we wszystkich </text:p>
      <text:p text:style-name="Preformatted_20_Text"><text:s text:c="42"/>katalogach ale odrzuci errors (np permission denied)</text:p>
      <text:p text:style-name="Preformatted_20_Text"/>
      <text:p text:style-name="Preformatted_20_Text">/&gt; grep 'd.p' plik <text:s text:c="4"/>**** znajdzie tekst gdzie wysepuje fraza d&lt;dowolna_litera&gt;p</text:p>
      <text:p text:style-name="Preformatted_20_Text"/>
      <text:p text:style-name="Preformatted_20_Text">grep &lt;tekst&gt; * -C 2 <text:s text:c="3"/>*** wyswietli dodatowo 2linie przed i po znalezionym tekscie</text:p>
      <text:p text:style-name="Preformatted_20_Text">grep &lt;tekst&gt; * -A 2 <text:s text:c="3"/>*** wyswietli dodatowo 2linie przed tekscie</text:p>
      <text:p text:style-name="Preformatted_20_Text">grep &lt;tekst&gt; * -B 2 <text:s text:c="3"/>*** wyswietli dodatowo 2linie po znalezionym tekscie</text:p>
      <text:p text:style-name="Preformatted_20_Text"/>
      <text:p text:style-name="Preformatted_20_Text">netstat -an | grep -wF 62505 **** port LISTEN/ESTABLISHED</text:p>
      <text:p text:style-name="Preformatted_20_Text"/>
      <text:p text:style-name="Preformatted_20_Text">**** grep spakowanych plikow ****</text:p>
      <text:p text:style-name="Preformatted_20_Text">zgrep -i 'server startup' ./*</text:p>
      <text:p text:style-name="Preformatted_20_Text"/>
      <text:p text:style-name="Preformatted_20_Text"/>
      <text:p text:style-name="Preformatted_20_Text"><text:soft-page-break/># pozwala wyszukanie stringa</text:p>
      <text:p text:style-name="Preformatted_20_Text">#example:</text:p>
      <text:p text:style-name="Preformatted_20_Text">user:x:1000:1000:user:/home/user:/bin/bash --&gt; str zaczynajasy sie od user</text:p>
      <text:p text:style-name="Preformatted_20_Text">grep -v '^#' /etc/sysconfig/sshd --&gt; str nie zaczynajacy sie od #</text:p>
      <text:p text:style-name="Preformatted_20_Text"/>
      <text:p text:style-name="Preformatted_20_Text">#example: przeszuka wszystkie plik gdzie znajduje sie linia zaczynakaca sie od "root"</text:p>
      <text:p text:style-name="Preformatted_20_Text"><text:s text:c="10"/>2&gt; /dev/null wyfiltruje bledy np: ze element jest katalogiem</text:p>
      <text:p text:style-name="Preformatted_20_Text"/>
      <text:p text:style-name="Preformatted_20_Text">grep '^root' /etc/* 2&gt; /dev/null <text:s text:c="3"/>--&gt; szuka w pliku lini ktora zaczyna sie od slowa root</text:p>
      <text:p text:style-name="Preformatted_20_Text">grep '\&lt;root\&gt;' /etc/* 2&gt; /dev/null --&gt; pliki ktore zawieraja dokladnie slowo root &gt; nie rooty ani nie poroot</text:p>
      <text:p text:style-name="Preformatted_20_Text"/>
      <text:p text:style-name="Preformatted_20_Text">grep '\&lt;root' /etc/* 2&gt; /dev/null --&gt; pliki ktore zawieraja nazwe zaczynajaca sie na root np rooty, rootyna ale juz nie poroot, sysroot</text:p>
      <text:p text:style-name="Preformatted_20_Text">/&gt; grep '^...$' &lt;plik&gt; <text:s text:c="13"/>--&gt; pliki gdzie linia zaczyna/zawiera tylko 3znaki</text:p>
      <text:p text:style-name="Preformatted_20_Text">/&gt; grep '\&lt;...\&gt;' &lt;plik&gt; <text:s text:c="11"/>--&gt; pliki z liniami zawirajÄ…cymi 3znakowe sĹ‚owo</text:p>
      <text:p text:style-name="Preformatted_20_Text">/&gt; grep '^\&lt;...\&gt;' &lt;plik&gt; <text:s text:c="10"/>-&gt; pliki z liniami zaczynajÄ…cymi siÄ™ od 3znakowego sĹ‚owo</text:p>
      <text:p text:style-name="Preformatted_20_Text"/>
      <text:p text:style-name="Preformatted_20_Text"/>
      <text:p text:style-name="Preformatted_20_Text">!!! to samo osiagniemy</text:p>
      <text:p text:style-name="Preformatted_20_Text">grep '^root' /etc/* 2&gt; /dev/null | awk -F : '{ print $1 }'</text:p>
      <text:p text:style-name="Preformatted_20_Text"/>
      <text:p text:style-name="Preformatted_20_Text"/>
      <text:p text:style-name="Preformatted_20_Text">command: ---------- grep -B 5 ------------------ !!!!</text:p>
      <text:p text:style-name="Preformatted_20_Text">B -before</text:p>
      <text:p text:style-name="Preformatted_20_Text">A -after</text:p>
      <text:p text:style-name="Preformatted_20_Text"/>
      <text:p text:style-name="Preformatted_20_Text">user:x:1000:1000:user:/home/user:/bin/bash -B 5 --&gt; str zaczynajasy sie od user oraz wyswietli 5 linii ktore nie spelniaja warunku po wyniku</text:p>
      <text:p text:style-name="Preformatted_20_Text"/>
      <text:p text:style-name="Preformatted_20_Text">#command: ------------ grep -e '^$' ' <text:s/>-----------&gt; szukanie pustych linii</text:p>
      <text:p text:style-name="Preformatted_20_Text">#example:</text:p>
      <text:p text:style-name="Preformatted_20_Text">grep -v -e '^#' -e '^$' /etc/sysconfig/sshd --&gt; nie pokazuj linii zaczynajacych sie od # oraz pustych</text:p>
      <text:p text:style-name="Preformatted_20_Text">grep '^...$' /etc/* 2&gt; /dev/null --&gt; linie zaczynajace sie od dowolnych znakow 3znakĂłw</text:p>
      <text:p text:style-name="Preformatted_20_Text"/>
      <text:p text:style-name="Preformatted_20_Text">--------------------------------------------------------------------------------</text:p>
      <text:p text:style-name="Preformatted_20_Text">---&gt; Globbing/Wildcards</text:p>
      <text:p text:style-name="Preformatted_20_Text">--------------------------------------------------------------------------------</text:p>
      <text:p text:style-name="Preformatted_20_Text">Host*</text:p>
      <text:p text:style-name="Preformatted_20_Text">?ost</text:p>
      <text:p text:style-name="Preformatted_20_Text">[hm]ost - h lub m <text:s text:c="10"/>*** [] oznacza zakres</text:p>
      <text:p text:style-name="Preformatted_20_Text">[!hm]ost - za wykjatkiem h i m</text:p>
      <text:p text:style-name="Preformatted_20_Text">[0-9][0-9]ost - zaczynajace sie od 2 cyfr</text:p>
      <text:p text:style-name="Preformatted_20_Text">[aei]* <text:s text:c="21"/>*** zaczynajace sie od liter a,e,i</text:p>
      <text:p text:style-name="Preformatted_20_Text">man 3 glob <text:s text:c="17"/>*** man dla programistow z global wildcards</text:p>
      <text:p text:style-name="Preformatted_20_Text">man 7 glob <text:s text:c="3"/></text:p>
      <text:p text:style-name="Preformatted_20_Text">cp /etc/[a-c]* /tmp/files/ <text:s/>*** cp all files start on a,b lub c</text:p>
      <text:p text:style-name="Preformatted_20_Text"/>
      <text:p text:style-name="Preformatted_20_Text">--------------------------------------------------------------------------------</text:p>
      <text:p text:style-name="Preformatted_20_Text">---&gt; Regular Expressions !!!!</text:p>
      <text:p text:style-name="Preformatted_20_Text">--------------------------------------------------------------------------------</text:p>
      <text:p text:style-name="Preformatted_20_Text">man 7 regex</text:p>
      <text:p text:style-name="Preformatted_20_Text">man 3,7 glob</text:p>
      <text:p text:style-name="Preformatted_20_Text"/>
      <text:p text:style-name="Preformatted_20_Text"><text:s text:c="2"/>^ --&gt; start of sring (^abc &gt; abc23s; abcDC)</text:p>
      <text:p text:style-name="Preformatted_20_Text"><text:s text:c="2"/>$ --&gt; end of sring (abc$ &gt; 12abc; AcAabc)</text:p>
      <text:p text:style-name="Preformatted_20_Text"><text:s text:c="2"/>\{n\} --&gt; ab{2}c &gt; abba <text:s text:c="2"/>--- exactly n times</text:p>
      <text:p text:style-name="Preformatted_20_Text"><text:soft-page-break/><text:s text:c="2"/>\{2\} </text:p>
      <text:p text:style-name="Preformatted_20_Text"><text:s text:c="2"/>\{1,3\}</text:p>
      <text:p text:style-name="Preformatted_20_Text"/>
      <text:p text:style-name="Preformatted_20_Text"><text:s text:c="2"/>? --&gt; ab?c &gt; ac; abc [null or one]</text:p>
      <text:p text:style-name="Preformatted_20_Text"><text:s text:c="2"/>. --&gt; a.c &gt; aba; aca; aka [any character except newline]</text:p>
      <text:p text:style-name="Preformatted_20_Text"><text:s text:c="2"/>* --&gt; ab*c &gt; ac; abbc; abbbbc; abbbbbbc [null or more]</text:p>
      <text:p text:style-name="Preformatted_20_Text"><text:s text:c="2"/>+ --&gt; ab+c &gt; abc; abbbbc; abbbbbbc [one or more]</text:p>
      <text:p text:style-name="Preformatted_20_Text"><text:s text:c="2"/>() --&gt; (123){2} &gt; 123123</text:p>
      <text:p text:style-name="Preformatted_20_Text"><text:s text:c="2"/>| --&gt; 1|8 &gt; 1.8</text:p>
      <text:p text:style-name="Preformatted_20_Text"><text:s text:c="2"/>\&lt; --&gt; the beginning of word</text:p>
      <text:p text:style-name="Preformatted_20_Text"><text:s text:c="2"/>\&gt; --&gt; the end of word</text:p>
      <text:p text:style-name="Preformatted_20_Text"/>
      <text:p text:style-name="Preformatted_20_Text">string operations -------------------------</text:p>
      <text:p text:style-name="Preformatted_20_Text">string="abcdefghij"</text:p>
      <text:p text:style-name="Preformatted_20_Text">len=${#string} <text:s text:c="15"/>*** dlugosc stringu</text:p>
      <text:p text:style-name="Preformatted_20_Text">char=${string:5} <text:s text:c="13"/>*** wyswietlenie od 5 znaku</text:p>
      <text:p text:style-name="Preformatted_20_Text"/>
      <text:p text:style-name="Preformatted_20_Text">*** znaki specjalne / itp. nalezy poprezdzac '\' np: '\/'</text:p>
      <text:p text:style-name="Preformatted_20_Text">echo ${#string} <text:s text:c="22"/>*** dĹ‚ugosc stringa</text:p>
      <text:p text:style-name="Preformatted_20_Text">echo ${string:position:length} <text:s text:c="6"/>*** wyswietlenie znakow od danej pozycji i o kreslonej dlugosci</text:p>
      <text:p text:style-name="Preformatted_20_Text">echo ${string:position} <text:s text:c="13"/>*** wyswietlenie znakow od danej pozycji</text:p>
      <text:p text:style-name="Preformatted_20_Text">echo ${#tablica} <text:s text:c="21"/>*** ilosc elementow w tablicy</text:p>
      <text:p text:style-name="Preformatted_20_Text"/>
      <text:p text:style-name="Preformatted_20_Text">*** wyciecie stringa z ps_ef</text:p>
      <text:p text:style-name="Preformatted_20_Text">sudo ps -ef | grep java | <text:s/>awk <text:s/>'/catalina.base/{for (i=10;i&lt;=NF;++i)if($i~/catalina.base/)print $i}'| cut -c 30- ***katalog <text:s/>instancji nowej</text:p>
      <text:p text:style-name="Preformatted_20_Text">sudo ps -ef | grep java | <text:s/>awk <text:s/>'/catalina.base/{for (i=10;i&lt;=NF;++i)if($i~/catalina.base/)print $i}'| cut -c 22-| cut -c -7` *** katalog starej</text:p>
      <text:p text:style-name="Preformatted_20_Text"/>
      <text:p text:style-name="Preformatted_20_Text">command: ---------- cat / cut -------------</text:p>
      <text:p text:style-name="Preformatted_20_Text"/>
      <text:p text:style-name="Preformatted_20_Text">cat or tac [sortuja odwrotnie]</text:p>
      <text:p text:style-name="Preformatted_20_Text">cat -&lt;flag&gt;</text:p>
      <text:p text:style-name="Preformatted_20_Text"><text:s text:c="2"/>-A, --show-all <text:s text:c="10"/>equivalent to -vET</text:p>
      <text:p text:style-name="Preformatted_20_Text"><text:s text:c="2"/>-b, --number-nonblank <text:s text:c="3"/>number nonempty output lines</text:p>
      <text:p text:style-name="Preformatted_20_Text"><text:s text:c="2"/>-s, --squeeze-blank <text:s text:c="5"/>suppress repeated empty output lines</text:p>
      <text:p text:style-name="Preformatted_20_Text"/>
      <text:p text:style-name="Preformatted_20_Text"/>
      <text:p text:style-name="Preformatted_20_Text">ps -ef | grep -v grep | grep <text:s/>java | cut -c -100 <text:s text:c="3"/>---&gt; -c -100 wyswietla tylko 100 znakow</text:p>
      <text:p text:style-name="Preformatted_20_Text"/>
      <text:p text:style-name="Preformatted_20_Text">cut -f &lt;nr kolumny,kolumn&gt; -d &lt;delimiter np:. :&gt; </text:p>
      <text:p text:style-name="Preformatted_20_Text"/>
      <text:p text:style-name="Preformatted_20_Text">cut --&gt; pozwala wyciagac dane</text:p>
      <text:p text:style-name="Preformatted_20_Text">cut -d : -f 1 /etc/passwd --&gt; wyswietla kolumne nr1 gdzie kolumny rozdzielone sa ":"</text:p>
      <text:p text:style-name="Preformatted_20_Text">cut -d : -f 1,3 /etc/passwd --&gt; 1 i 3 kolumna</text:p>
      <text:p text:style-name="Preformatted_20_Text">cut -d : -f 1 /etc/passwd <text:s/>| sort --&gt; sortuje [alfabetycznie]</text:p>
      <text:p text:style-name="Preformatted_20_Text">cut -d : -f 1 /etc/passwd <text:s/>| sort -r --&gt; sortuje [alfabetycznie ale odwrotnie -revers-]</text:p>
      <text:p text:style-name="Preformatted_20_Text">cut -d : -f 1 /etc/passwd <text:s/>| sort -n --&gt; sortuje [numerycznie]</text:p>
      <text:p text:style-name="Preformatted_20_Text">cut -d : -f 1 /etc/passwd <text:s/>| sort -u --&gt; sortuje i usuwa duble</text:p>
      <text:p text:style-name="Preformatted_20_Text"/>
      <text:p text:style-name="Preformatted_20_Text">command: ---------- head / tail -------------</text:p>
      <text:p text:style-name="Preformatted_20_Text"/>
      <text:p text:style-name="Preformatted_20_Text">show numbers of lines:</text:p>
      <text:p text:style-name="Preformatted_20_Text">head -n 100 /etc/passwd --&gt; start 100 lines file</text:p>
      <text:p text:style-name="Preformatted_20_Text">tail -n 100 /etc/passwd --&gt; end 100 lines file</text:p>
      <text:p text:style-name="Preformatted_20_Text">tail -f /var/log/messages --&gt; aktualizuje automatycznie to co wyswetla</text:p>
      <text:p text:style-name="Preformatted_20_Text"/>
      <text:p text:style-name="Preformatted_20_Text">head -5 /etc/passwd | tail -1 *** piata linia z pliku</text:p>
      <text:p text:style-name="Preformatted_20_Text"><text:soft-page-break/></text:p>
      <text:p text:style-name="Preformatted_20_Text">### wyswietlenie 5 lini pliku</text:p>
      <text:p text:style-name="Preformatted_20_Text">head -n 5 /root/users | tail -n 1</text:p>
      <text:p text:style-name="Preformatted_20_Text"/>
      <text:p text:style-name="Preformatted_20_Text">command: ----------more / less -------------</text:p>
      <text:p text:style-name="Preformatted_20_Text"/>
      <text:p text:style-name="Preformatted_20_Text">less /var/log/message --&gt;mozna szukac /&lt;fraza&gt;</text:p>
      <text:p text:style-name="Preformatted_20_Text"/>
      <text:p text:style-name="Preformatted_20_Text">!!! G <text:s text:c="4"/>*** umozliwia przejscie na konieczne </text:p>
      <text:p text:style-name="Preformatted_20_Text"/>
      <text:p text:style-name="Preformatted_20_Text">command: ----------tr ------------------</text:p>
      <text:p text:style-name="Preformatted_20_Text"/>
      <text:p text:style-name="Preformatted_20_Text"># pozwala zmieniac/formatowac stringa np: male litery na duze itp</text:p>
      <text:p text:style-name="Preformatted_20_Text"/>
      <text:p text:style-name="Preformatted_20_Text">#example:</text:p>
      <text:p text:style-name="Preformatted_20_Text">echo "Ala Ewa Pawel" | tr [A-Z] [a-z]</text:p>
      <text:p text:style-name="Preformatted_20_Text"/>
      <text:p text:style-name="Preformatted_20_Text">command: ---------- awk ------------------------</text:p>
      <text:p text:style-name="Preformatted_20_Text"/>
      <text:p text:style-name="Preformatted_20_Text">###show first column where columns are split by ":"</text:p>
      <text:p text:style-name="Preformatted_20_Text">awk -F : '{ print $1 }' /etc/passwd <text:s text:c="6"/>|or| <text:s/>awk -F ":" '{ print $1 }' /etc/passwd</text:p>
      <text:p text:style-name="Preformatted_20_Text">awk -F ":" '{ print $0 }' /etc/passwd <text:s text:c="18"/>*** show all columns </text:p>
      <text:p text:style-name="Preformatted_20_Text"/>
      <text:p text:style-name="Preformatted_20_Text">awk -F ":" '{ print $ $1" "$3" "$5 }' /etc/passwd <text:s text:c="6"/>*** dodaje spacje miedzy kolumnami</text:p>
      <text:p text:style-name="Preformatted_20_Text">awk -F ":" '{ print $ $1"\t"$3"\t"$5 }' /etc/passwd <text:s text:c="6"/>*** dodaje tabulatory miedzy kolumnami</text:p>
      <text:p text:style-name="Preformatted_20_Text"/>
      <text:p text:style-name="Preformatted_20_Text"/>
      <text:p text:style-name="Preformatted_20_Text">awk 'BEGIN { FS=":" } { print $1 } <text:s text:c="27"/>*** stary zapis kompatybilny z Solaris</text:p>
      <text:p text:style-name="Preformatted_20_Text">awk 'BEGIN {FS=":"; OFS="-"} { print $1,$6,$7}' /etc/passwd <text:s text:c="2"/>*** zmienia : na - jako separator kolumn</text:p>
      <text:p text:style-name="Preformatted_20_Text"/>
      <text:p text:style-name="Preformatted_20_Text">awk -F : '/user/ { print $1 }' /etc/passwd <text:s text:c="19"/>*** szuka wierszy gdzie wystepuje "user" i wyswietla 1-wsza kolumne z tego wiersza gdzie kolumny rozdzielone ":"</text:p>
      <text:p text:style-name="Preformatted_20_Text">awk -F : '/user/ { print $NF }' /etc/passwd <text:s text:c="18"/>*** ... wyswietla ostatnia kolumne --&gt; $NF</text:p>
      <text:p text:style-name="Preformatted_20_Text">awk -F "/" '/^\// {print $NF}' /path/file <text:s text:c="20"/>*** szuka wiersz zaczynajacych sie od "/" pokazuje ostatnia kolumne <text:s/>- jezeli mamy string: /etc/hosts , pokazuje tylko hosts:wq <text:s/></text:p>
      <text:p text:style-name="Preformatted_20_Text">awk -F '/^\/de\/loop/ {print $1"\t"$2}' <text:s text:c="22"/>*** szuka wierszy zaczynajacych sie od /de/loop </text:p>
      <text:p text:style-name="Preformatted_20_Text">awk -F '/^\/de\/loop/ {print $1"\t"$2 + $3}' <text:s text:c="17"/>*** szuka wierszy zaczynajacych sie od /de/loop wyswietla 1 i 2 ale dodaje do niej 3</text:p>
      <text:p text:style-name="Preformatted_20_Text"/>
      <text:p text:style-name="Preformatted_20_Text">awk 'length()$0 &gt; 7' <text:s text:c="41"/>*** wyswietla string <text:s/>ciagi majace wiecej niz 7 znakow z pliku lub przekierowania</text:p>
      <text:p text:style-name="Preformatted_20_Text">awk '{ if($NF == "/bin/test") print $0}' <text:s text:c="21"/>*** jesli ostatnia kolumna == /bin/test <text:s text:c="2"/>pokaz ja cala</text:p>
      <text:p text:style-name="Preformatted_20_Text"/>
      <text:p text:style-name="Preformatted_20_Text">awk ''BEGIN { for(i=i; i&lt;=10; i++) print "The root of", i, "is", i*i;}' <text:s text:c="2"/>*** petla z wykozystaniem dzialania "*"</text:p>
      <text:p text:style-name="Preformatted_20_Text"/>
      <text:p text:style-name="Preformatted_20_Text">awk '$1 ~ /^[a,b]'/ { print $0}' <text:s text:c="29"/>*** wysukuje linie gdzie pierwsza kolumna zaczyna sie od a lub b</text:p>
      <text:p text:style-name="Preformatted_20_Text"/>
      <text:p text:style-name="Preformatted_20_Text">awk { print substr($0, 4)}' <text:s text:c="34"/>*** jeszeli mamy liste <text:s/>1. test to zostanie: <text:s/>test </text:p>
      <text:p text:style-name="Preformatted_20_Text"><text:s text:c="86"/>2. done <text:s text:c="14"/>done</text:p>
      <text:p text:style-name="Preformatted_20_Text"/>
      <text:p text:style-name="Preformatted_20_Text"><text:soft-page-break/>df | awk 'NR==7, NR==11 {print NR, $0}' <text:s text:c="22"/>*** wyswietla linie od 7 do 11 z numerami na poczatku</text:p>
      <text:p text:style-name="Preformatted_20_Text">df | awk 'NR==7, NR==11 {print $0}' <text:s text:c="26"/>*** wyswietla linie od 7 do 11</text:p>
      <text:p text:style-name="Preformatted_20_Text">awk '{ print NR, $0}' /etc/hosts <text:s text:c="29"/>*** wyswietla wszystko z nr linii</text:p>
      <text:p text:style-name="Preformatted_20_Text"/>
      <text:p text:style-name="Preformatted_20_Text">/&gt; ls -al /etc | grep pass <text:s/>== /&gt; ls -al /etc | awk '/pass/ { print }'</text:p>
      <text:p text:style-name="Preformatted_20_Text"/>
      <text:p text:style-name="Preformatted_20_Text"/>
      <text:p text:style-name="Preformatted_20_Text">/command: ---------- sort ------------------------</text:p>
      <text:p text:style-name="Preformatted_20_Text">grep fraza | sort</text:p>
      <text:p text:style-name="Preformatted_20_Text">grep fraza | sort -n <text:s text:c="3"/>*** sortowanie numeryczne</text:p>
      <text:p text:style-name="Preformatted_20_Text"/>
      <text:p text:style-name="Preformatted_20_Text">command: ---------- sed ------------------------</text:p>
      <text:p text:style-name="Preformatted_20_Text">## wyszukiwanie i zamiana strinaga w pliku</text:p>
      <text:p text:style-name="Preformatted_20_Text">sed -i s/&lt;szukana_fraz/&gt;&lt;na_co_zminic/&gt;g /lokalizacja/pliku</text:p>
      <text:p text:style-name="Preformatted_20_Text"/>
      <text:p text:style-name="Preformatted_20_Text">## wyswietlenie linii z pliku</text:p>
      <text:p text:style-name="Preformatted_20_Text">sed -n 5p /etc/passwd <text:s text:c="6"/>**** wyswietla linie 5ta</text:p>
      <text:p text:style-name="Preformatted_20_Text">sed -n 3,5p /etc/passwd <text:s text:c="4"/>**** wyswietla linie od 3 do 5</text:p>
      <text:p text:style-name="Preformatted_20_Text"/>
      <text:p text:style-name="Preformatted_20_Text">## usuniecie linii</text:p>
      <text:p text:style-name="Preformatted_20_Text"><text:s text:c="2"/>sed -i '2d' users --&gt; usuwa 2 linie</text:p>
      <text:p text:style-name="Preformatted_20_Text"><text:s text:c="2"/>sed -i '2d;4,6d' users --&gt; usuwa 2linie oraz linie od 4 do 6</text:p>
      <text:p text:style-name="Preformatted_20_Text"/>
      <text:p text:style-name="Preformatted_20_Text">|or|</text:p>
      <text:p text:style-name="Preformatted_20_Text"/>
      <text:p text:style-name="Preformatted_20_Text"><text:s text:c="2"/>sed -i -e '2d' users --&gt; usuwa 2 linie</text:p>
      <text:p text:style-name="Preformatted_20_Text"><text:s text:c="2"/>sed -i -e '2d;4,6d' users --&gt; usuwa 2linie oraz linie od 4 do 6</text:p>
      <text:p text:style-name="Preformatted_20_Text"/>
      <text:p text:style-name="Preformatted_20_Text">--------------------------------------------------------------------------------</text:p>
      <text:p text:style-name="Preformatted_20_Text">---&gt; Opening local shell</text:p>
      <text:p text:style-name="Preformatted_20_Text">--------------------------------------------------------------------------------</text:p>
      <text:p text:style-name="Preformatted_20_Text">consol <text:s/>--- logujemy sie fizyczne</text:p>
      <text:p text:style-name="Preformatted_20_Text">shell <text:s text:c="2"/>--- </text:p>
      <text:p text:style-name="Preformatted_20_Text">termnal --- 1. majac srodowisko graficzne albo uruchamiamy PPM</text:p>
      <text:p text:style-name="Preformatted_20_Text"><text:s text:c="12"/>2. dziala jako root</text:p>
      <text:p text:style-name="Preformatted_20_Text"><text:s text:c="15"/>chvt 3 - 6 - tryb terminal</text:p>
      <text:p text:style-name="Preformatted_20_Text"><text:s text:c="15"/>chvt 1 - back to tryb graphical !!!!</text:p>
      <text:p text:style-name="Preformatted_20_Text">** chvt</text:p>
      <text:p text:style-name="Preformatted_20_Text"><text:s text:c="2"/>A convenient alternative to using the Alt-Function key sequences is offered by the chvt command. </text:p>
      <text:p text:style-name="Preformatted_20_Text"><text:s text:c="2"/>This command enables you to switch to a different virtual environment directly from the current environment. </text:p>
      <text:p text:style-name="Preformatted_20_Text"><text:s text:c="2"/>If you are in a graphical console right now, open a terminal and type chvt 4. This brings you to a login prompt on virtual terminal 3. </text:p>
      <text:p text:style-name="Preformatted_20_Text"><text:s text:c="2"/>Switch back to the graphical environment using the chvt 3 command, or use chvt 1 to switch back to a graphical login prompt.</text:p>
      <text:p text:style-name="Preformatted_20_Text"/>
      <text:p text:style-name="Preformatted_20_Text">###otwieranie sesji terminalowej bedac w srodowisku niegraficznym</text:p>
      <text:p text:style-name="Preformatted_20_Text"><text:s text:c="2"/>F1: Gives access to the GNOME Display Manager (GDM) graphical login</text:p>
      <text:p text:style-name="Preformatted_20_Text"><text:s text:c="2"/>F2: Provides access to the current graphical console</text:p>
      <text:p text:style-name="Preformatted_20_Text"><text:s text:c="2"/>F3: Gives access back to the current graphical session</text:p>
      <text:p text:style-name="Preformatted_20_Text"><text:s text:c="2"/>F4â€“F6: Gives access to nongraphical consoles</text:p>
      <text:p text:style-name="Preformatted_20_Text"><text:s text:c="2"/></text:p>
      <text:p text:style-name="Preformatted_20_Text"/>
      <text:p text:style-name="Preformatted_20_Text">systemctl isolate multi-user.target --&gt; przelaczenie w tryb multidostepu</text:p>
      <text:p text:style-name="Preformatted_20_Text">systemctl isolate graphical.target --&gt; przelaczenie do trybu graficznego</text:p>
      <text:p text:style-name="Preformatted_20_Text"/>
      <text:p text:style-name="Preformatted_20_Text">********************************************************************************</text:p>
      <text:p text:style-name="Preformatted_20_Text">*********** SUDO -- sudoers / visudo do rozszerzenia ***************************</text:p>
      <text:p text:style-name="Preformatted_20_Text">********************************************************************************</text:p>
      <text:p text:style-name="Preformatted_20_Text"><text:soft-page-break/>su <text:s text:c="3"/>*** used to open shell as another user, open a root shell or test functionality as a user</text:p>
      <text:p text:style-name="Preformatted_20_Text">su - <text:s/>*** open a login shell, give complete access to environment of the target user</text:p>
      <text:p text:style-name="Preformatted_20_Text"/>
      <text:p text:style-name="Preformatted_20_Text"><text:s text:c="2"/>sudo su -</text:p>
      <text:p text:style-name="Preformatted_20_Text"><text:s text:c="2"/>su - &lt;user&gt;</text:p>
      <text:p text:style-name="Preformatted_20_Text"><text:s/>or</text:p>
      <text:p text:style-name="Preformatted_20_Text"><text:s text:c="2"/>sudo runuser -l</text:p>
      <text:p text:style-name="Preformatted_20_Text"><text:s text:c="2"/>lub /sbin/runuser -l</text:p>
      <text:p text:style-name="Preformatted_20_Text"/>
      <text:p text:style-name="Preformatted_20_Text"><text:s/>*** pliki konfiguracyjne dla sudo</text:p>
      <text:p text:style-name="Preformatted_20_Text"><text:s text:c="2"/>/etc/sudoers /etc/sudoers.d</text:p>
      <text:p text:style-name="Preformatted_20_Text"><text:s/></text:p>
      <text:p text:style-name="Preformatted_20_Text">visudo <text:s text:c="4"/>*** do edycji nalezy uzywac </text:p>
      <text:p text:style-name="Preformatted_20_Text"/>
      <text:p text:style-name="Preformatted_20_Text"><text:s text:c="2"/>%wheel ALL=(ALL) ALL <text:s text:c="3"/>*** member of this group can use all commands </text:p>
      <text:p text:style-name="Preformatted_20_Text"><text:s text:c="2"/>%wheel ALL=(ALL) NOPASSWD:ALL *** member of this group can use all commands without typing pass</text:p>
      <text:p text:style-name="Preformatted_20_Text"/>
      <text:p text:style-name="Preformatted_20_Text"><text:s/>*** dodaniu userowi uprawnien</text:p>
      <text:p text:style-name="Preformatted_20_Text"><text:s/>linda <text:s/>ALL=/usr/sbin/useradd, /usr/sbin/passwd , !/usr/bin/passwd *root* <text:s text:c="6"/>*** moze dodawac userow i zmieniac ich hasla</text:p>
      <text:p text:style-name="Preformatted_20_Text"><text:s text:c="82"/>ale nie root'owi</text:p>
      <text:p text:style-name="Preformatted_20_Text">--------------------------------------------------------------------------------</text:p>
      <text:p text:style-name="Preformatted_20_Text">---&gt; ssh / scp</text:p>
      <text:p text:style-name="Preformatted_20_Text">--------------------------------------------------------------------------------</text:p>
      <text:p text:style-name="Preformatted_20_Text">### nawiazywania pol.ssh</text:p>
      <text:p text:style-name="Preformatted_20_Text">ssh root@localhost ---&gt; polaczenie sie jako root poprzez ssh</text:p>
      <text:p text:style-name="Preformatted_20_Text"><text:s/>or</text:p>
      <text:p text:style-name="Preformatted_20_Text"><text:s text:c="2"/>ssh 0 -p 22 <text:s text:c="29"/>*** test ssh on port 22 on localhost</text:p>
      <text:p text:style-name="Preformatted_20_Text"><text:s text:c="2"/>telnet &lt;host&gt; -p 22 <text:s text:c="23"/>*** test ssh on port 22 on remote host only TCP!!!</text:p>
      <text:p text:style-name="Preformatted_20_Text"/>
      <text:p text:style-name="Preformatted_20_Text"><text:s text:c="2"/>Ctrl+] <text:s/>and telnet&gt; quit *** telnet exit </text:p>
      <text:p text:style-name="Preformatted_20_Text"/>
      <text:p text:style-name="Preformatted_20_Text">### copy to destination host</text:p>
      <text:p text:style-name="Preformatted_20_Text"># scp /katalog/plik &lt;user&gt;@&lt;host&gt;:/loklizacja/pliku</text:p>
      <text:p text:style-name="Preformatted_20_Text">#example:</text:p>
      <text:p text:style-name="Preformatted_20_Text">scp /folder1/plik1.txt user@192.168.12.12:/folder/</text:p>
      <text:p text:style-name="Preformatted_20_Text">#example: ---&gt; plik trafi do katalogu domowego user'a</text:p>
      <text:p text:style-name="Preformatted_20_Text">scp /folder1/plik1.txt user@192.168.12.12:.</text:p>
      <text:p text:style-name="Preformatted_20_Text"/>
      <text:p text:style-name="Preformatted_20_Text">### copy from destination host</text:p>
      <text:p text:style-name="Preformatted_20_Text"># scp &lt;user&gt;@&lt;host&gt;:/loklizacja/pliku /katalog/plik</text:p>
      <text:p text:style-name="Preformatted_20_Text">#example: ---&gt; plik zostanie skopiowany z katalogu domowego user'a</text:p>
      <text:p text:style-name="Preformatted_20_Text"># scp &lt;user&gt;@&lt;host&gt;:pliku /katalog/plik</text:p>
      <text:p text:style-name="Preformatted_20_Text"/>
      <text:p text:style-name="Preformatted_20_Text"><text:s text:c="6"/>Option <text:s text:c="7"/>| Use <text:s/>--- scp ---</text:p>
      <text:p text:style-name="Preformatted_20_Text"><text:s text:c="6"/>---------------------------------------------------------</text:p>
      <text:p text:style-name="Preformatted_20_Text"><text:s text:c="6"/>-r <text:s text:c="11"/>| Synchronizes the entire directory tree</text:p>
      <text:p text:style-name="Preformatted_20_Text"><text:s text:c="6"/>-l <text:s text:c="11"/>| Also synchronizes symbolic links</text:p>
      <text:p text:style-name="Preformatted_20_Text"><text:s text:c="6"/>-p <text:s text:c="11"/>| Preserves symbolic links</text:p>
      <text:p text:style-name="Preformatted_20_Text"><text:s text:c="6"/>-n <text:s text:c="11"/>| Performs only a dry run, not actually synchronizing anything</text:p>
      <text:p text:style-name="Preformatted_20_Text"><text:s text:c="6"/>-a <text:s text:c="11"/>| Uses archive mode, thus ensuring that entire subdirectory trees and all file properties will be synchronized</text:p>
      <text:p text:style-name="Preformatted_20_Text"><text:s text:c="6"/>-A <text:s text:c="11"/>| Uses archive mode, and in addition synchronizes ACLs</text:p>
      <text:p text:style-name="Preformatted_20_Text"><text:s text:c="6"/>-X <text:s text:c="11"/>| Synchronizes SELinux context as well</text:p>
      <text:p text:style-name="Preformatted_20_Text"/>
      <text:p text:style-name="Preformatted_20_Text"/>
      <text:p text:style-name="Preformatted_20_Text">************* tworzenie pary kluczy ssh - logowanie bez hasla ******************</text:p>
      <text:p text:style-name="Preformatted_20_Text"><text:soft-page-break/>### generowanie i export klucza klienta *** umoĹĽliwia to logowanie sie bez koniecznosci podawania hasla</text:p>
      <text:p text:style-name="Preformatted_20_Text"><text:s/>1. ssh-keygen <text:s text:c="7"/>|or| <text:s/>ssh-keygen -t dsa</text:p>
      <text:p text:style-name="Preformatted_20_Text"><text:s text:c="2"/>2. ssh-copy-id 192.168.122.16 <text:s/>lub localhost</text:p>
      <text:p text:style-name="Preformatted_20_Text"/>
      <text:p text:style-name="Preformatted_20_Text">**** to display graphical screen form the target server </text:p>
      <text:p text:style-name="Preformatted_20_Text">ssh -Y (this metho should be used) <text:s text:c="4"/>--&gt;&gt;&gt; ssh -X (old security system)</text:p>
      <text:p text:style-name="Preformatted_20_Text"/>
      <text:p text:style-name="Preformatted_20_Text">*** lokalizacja klucza</text:p>
      <text:p text:style-name="Preformatted_20_Text">~/.ssh/...</text:p>
      <text:p text:style-name="Preformatted_20_Text">/home/&lt;user/&gt;.ssh/known_hosts</text:p>
      <text:p text:style-name="Preformatted_20_Text"/>
      <text:p text:style-name="Preformatted_20_Text">--------------------------------------------------------------------------------</text:p>
      <text:p text:style-name="Preformatted_20_Text">---&gt; users</text:p>
      <text:p text:style-name="Preformatted_20_Text">--------------------------------------------------------------------------------</text:p>
      <text:p text:style-name="Preformatted_20_Text">/etc/profile: Used for default settings for all users when starting a login shell</text:p>
      <text:p text:style-name="Preformatted_20_Text">/etc/bashrc: Used to define defaults for all users when starting a subshell</text:p>
      <text:p text:style-name="Preformatted_20_Text">~/.profile: Specific settings for one user applied when starting a login shell</text:p>
      <text:p text:style-name="Preformatted_20_Text">~/.bashrc: Specific settings for one user applied when starting a subshell</text:p>
      <text:p text:style-name="Preformatted_20_Text"/>
      <text:p text:style-name="Preformatted_20_Text">/etc/default/useradd ---&gt; podstawowe definicje *** widzimy je po wykonaniu polecenia /&gt; useradd -D</text:p>
      <text:p text:style-name="Preformatted_20_Text"/>
      <text:p text:style-name="Preformatted_20_Text">/etc/login.defs ---&gt; ustawienia logowania/hasla domyslne dla tworzonych userow</text:p>
      <text:p text:style-name="Preformatted_20_Text"><text:s/>grep -v -e ^$ -e ^# /etc/login.defs <text:s/>*** warto przefiltrowac z ^# i ^$</text:p>
      <text:p text:style-name="Preformatted_20_Text"/>
      <text:p text:style-name="Preformatted_20_Text"><text:s text:c="2"/>---&gt; dlugosc hasla</text:p>
      <text:p text:style-name="Preformatted_20_Text"><text:s text:c="2"/>---&gt; ilosc dni obowiazywania</text:p>
      <text:p text:style-name="Preformatted_20_Text"><text:s text:c="2"/>---&gt; jak czesto mozna zminic haslo</text:p>
      <text:p text:style-name="Preformatted_20_Text"><text:s text:c="2"/>---&gt; czy tworzyc katalog domowy</text:p>
      <text:p text:style-name="Preformatted_20_Text"><text:s text:c="2"/>---&gt; z jak maska- UMSK</text:p>
      <text:p text:style-name="Preformatted_20_Text"/>
      <text:p text:style-name="Preformatted_20_Text">/etc/skel/ ---&gt; wzor katalogu domowego nowego usera -- katalog z plikami kopiowanymi do katalogu nowego usera</text:p>
      <text:p text:style-name="Preformatted_20_Text">/etc/passwd</text:p>
      <text:p text:style-name="Preformatted_20_Text">/etc/shadow ---&gt; zaszyfrowane hasla sa tutaj przechowywane</text:p>
      <text:p text:style-name="Preformatted_20_Text"/>
      <text:p text:style-name="Preformatted_20_Text">* lub ! ---&gt; oznacza ze logowanie jest zablokowane</text:p>
      <text:p text:style-name="Preformatted_20_Text"><text:s text:c="6"/>!!---&gt; np new user without a password</text:p>
      <text:p text:style-name="Preformatted_20_Text"/>
      <text:p text:style-name="Preformatted_20_Text"><text:s text:c="2"/>avahi:*:17940:1:::::</text:p>
      <text:p text:style-name="Preformatted_20_Text"><text:s text:c="2"/>ntp:!$:17940:1:::::</text:p>
      <text:p text:style-name="Preformatted_20_Text"/>
      <text:p text:style-name="Preformatted_20_Text">tcpdump:!!:17940:1:::::</text:p>
      <text:p text:style-name="Preformatted_20_Text"><text:s text:c="2"/>17940 ---&gt; kiedy zostalo utworzone haslo dla nowego usera jest to data zalozenia konta dla procesu data instalacji linux'a</text:p>
      <text:p text:style-name="Preformatted_20_Text"/>
      <text:p text:style-name="Preformatted_20_Text"/>
      <text:p text:style-name="Preformatted_20_Text">#### nowy user i grupa z okreslonym UID i GID</text:p>
      <text:p text:style-name="Preformatted_20_Text">groupadd -g 1001 -admini</text:p>
      <text:p text:style-name="Preformatted_20_Text">useradd -u 1000 -m piotr</text:p>
      <text:p text:style-name="Preformatted_20_Text">useradd -s /bin/false user2 <text:s text:c="4"/>*** user login to shell is non-interactive</text:p>
      <text:p text:style-name="Preformatted_20_Text">useradd -s /sbin/nologin user3 <text:s/>*** user login to shell is non-interactive</text:p>
      <text:p text:style-name="Preformatted_20_Text"/>
      <text:p text:style-name="Preformatted_20_Text">useradd -D <text:s text:c="21"/>*** specify default settings</text:p>
      <text:p text:style-name="Preformatted_20_Text">/&gt; useradd -D <text:s text:c="18"/>*** show default settings</text:p>
      <text:p text:style-name="Preformatted_20_Text"/>
      <text:p text:style-name="Preformatted_20_Text">### kasowanie usera</text:p>
      <text:p text:style-name="Preformatted_20_Text">userdel -rf &lt;user&gt;</text:p>
      <text:p text:style-name="Preformatted_20_Text"/>
      <text:p text:style-name="Preformatted_20_Text">### modyfikacja konwertowanie <text:s text:c="6"/>!!! zmiany dla usera beda widoczne po wylogowaniu i jego ponownym zalogowaniu</text:p>
      <text:p text:style-name="Preformatted_20_Text">usermod -L &lt;user&gt;---&gt; blokowanie konta rekomendowane do kont nieuzywanych</text:p>
      <text:p text:style-name="Preformatted_20_Text"><text:soft-page-break/>usermod -U &lt;user&gt;---&gt; odblokowanie</text:p>
      <text:p text:style-name="Preformatted_20_Text">usermod -aG &lt;groupname&gt; &lt;username&gt; ---&gt; dodanie grupy bez usuwania ze tej do ktorej jest juz przypisany</text:p>
      <text:p text:style-name="Preformatted_20_Text">usernod -g &lt;groupname&gt; &lt;username&gt; <text:s/>---&gt; zmienia grupe glowna (primary group)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>mrogacz:$1$gtSZaCaC$E8MnNvaWcGNnCnrhOZln..:18022:1:90:7:::</text:p>
      <text:p text:style-name="Preformatted_20_Text"><text:s text:c="2"/>$...: <text:s text:c="2"/>---&gt; zaszyfrowane haslo</text:p>
      <text:p text:style-name="Preformatted_20_Text"><text:s text:c="2"/>17913 <text:s text:c="2"/>---&gt; utworzenie hasla iboc for linux this is the beginning of time from this date linux calculate a time, [!!!] jest rozny zalezy od instalacji systemu</text:p>
      <text:p text:style-name="Preformatted_20_Text"><text:s text:c="2"/>1 <text:s text:c="6"/>---&gt; min czas zmiany hasla w dniach</text:p>
      <text:p text:style-name="Preformatted_20_Text"><text:s text:c="2"/>90 <text:s text:c="5"/>---&gt; max waznosci hasla w dniach</text:p>
      <text:p text:style-name="Preformatted_20_Text"><text:s text:c="2"/>7 <text:s text:c="6"/>---&gt; na ile dni wczesniej przypomniec o zmianie hasla </text:p>
      <text:p text:style-name="Preformatted_20_Text"/>
      <text:p text:style-name="Preformatted_20_Text">--------------------------------------------------------------------------------</text:p>
      <text:p text:style-name="Preformatted_20_Text">---&gt; group</text:p>
      <text:p text:style-name="Preformatted_20_Text">--------------------------------------------------------------------------------</text:p>
      <text:p text:style-name="Preformatted_20_Text">/etc/passwd <text:s text:c="12"/>*** manage primery group</text:p>
      <text:p text:style-name="Preformatted_20_Text">/etc/group --&gt; lista grup |or| vigr ---&gt; podobnie jak z visudo otwiera plik tmp</text:p>
      <text:p text:style-name="Preformatted_20_Text">getent group &lt;nazwagrupy&gt; ---&gt; pokazuje wpis a /etc/group</text:p>
      <text:p text:style-name="Preformatted_20_Text"/>
      <text:p text:style-name="Preformatted_20_Text"><text:s text:c="2"/>adm:x:4:mysza <text:s text:c="8"/>*** to znaczy ze dla mysza grupa adm jest 'secondary group'</text:p>
      <text:p text:style-name="Preformatted_20_Text"/>
      <text:p text:style-name="Preformatted_20_Text"><text:s text:c="4"/>example:~$ cat /etc/group | grep mysza</text:p>
      <text:p text:style-name="Preformatted_20_Text"><text:s text:c="4"/>wheel:x:10:gnome-initial-setup,mysza</text:p>
      <text:p text:style-name="Preformatted_20_Text"><text:s text:c="4"/>libvirt:x:982:mysza,qemu</text:p>
      <text:p text:style-name="Preformatted_20_Text"/>
      <text:p text:style-name="Preformatted_20_Text">groupadd -g 1234 &lt;groupname&gt; ---&gt; utworzone grupy z okreslonym ID</text:p>
      <text:p text:style-name="Preformatted_20_Text"><text:s text:c="2"/>useradd -u 1000 -m &lt;username&gt; <text:s text:c="2"/>---&gt; utworzone usera z okreslonym ID</text:p>
      <text:p text:style-name="Preformatted_20_Text"/>
      <text:p text:style-name="Preformatted_20_Text">*** jak sprawdzic grupy *****************************************************</text:p>
      <text:p text:style-name="Preformatted_20_Text">sudo lid -g &lt;groupname&gt; <text:s text:c="8"/>---&gt; wyswietla czlonkow grupy zwlaszcz w przypadku primary group</text:p>
      <text:p text:style-name="Preformatted_20_Text"/>
      <text:p text:style-name="Preformatted_20_Text"># groups linda <text:s text:c="4"/>**** pokazuje w jakich grupach jest linda</text:p>
      <text:p text:style-name="Preformatted_20_Text">linda : linda profs</text:p>
      <text:p text:style-name="Preformatted_20_Text"/>
      <text:p text:style-name="Preformatted_20_Text">## group wheel <text:s/>gives all admin righte</text:p>
      <text:p text:style-name="Preformatted_20_Text">usermod -aG wheel adam</text:p>
      <text:p text:style-name="Preformatted_20_Text"/>
      <text:p text:style-name="Preformatted_20_Text"><text:s text:c="2"/>## you should check if line is into sudoers file</text:p>
      <text:p text:style-name="Preformatted_20_Text"><text:s text:c="4"/>%wheel ALL=(ALL) ALL <text:s text:c="25"/>*** wheel groupis active</text:p>
      <text:p text:style-name="Preformatted_20_Text"><text:s text:c="4"/>linda ALL=/usr/bin/useradd, /usr/bin/passwd <text:s text:c="2"/>*** user linda can do something like roor</text:p>
      <text:p text:style-name="Preformatted_20_Text"><text:s text:c="54"/>when she is not a member of wheel group</text:p>
      <text:p text:style-name="Preformatted_20_Text"/>
      <text:p text:style-name="Preformatted_20_Text"/>
      <text:p text:style-name="Preformatted_20_Text">--------------------------------------------------------------------------------</text:p>
      <text:p text:style-name="Preformatted_20_Text">---&gt; managing passwords properities</text:p>
      <text:p text:style-name="Preformatted_20_Text">--------------------------------------------------------------------------------</text:p>
      <text:p text:style-name="Preformatted_20_Text">### checking password properities</text:p>
      <text:p text:style-name="Preformatted_20_Text">passwd -S &lt;user&gt; ---&gt; shows all current vales of user's password</text:p>
      <text:p text:style-name="Preformatted_20_Text"><text:s text:c="2"/># passwd -S student</text:p>
      <text:p text:style-name="Preformatted_20_Text"><text:s text:c="4"/>student PS 1969-12-31 0 99999 7 -1 (Password set, SHA512 crypt.)</text:p>
      <text:p text:style-name="Preformatted_20_Text"/>
      <text:p text:style-name="Preformatted_20_Text">passwd -l &lt;user&gt; <text:s/>---&gt; DISABLED PASSWORD /etc/shadow mysza:!!$6$JLyso54DemzY <text:s/>**** !! zablokowane haslo</text:p>
      <text:p text:style-name="Preformatted_20_Text">passwd -u &lt;user&gt;</text:p>
      <text:p text:style-name="Preformatted_20_Text">passwd -e &lt;user&gt;</text:p>
      <text:p text:style-name="Preformatted_20_Text"><text:soft-page-break/>passwd -d &lt;user&gt; <text:s/>---&gt; delete password</text:p>
      <text:p text:style-name="Preformatted_20_Text"/>
      <text:p text:style-name="Preformatted_20_Text">### changing password for user without confirmation</text:p>
      <text:p text:style-name="Preformatted_20_Text">### this way you will need to change password using script</text:p>
      <text:p text:style-name="Preformatted_20_Text"><text:s text:c="2"/>echo &lt;password&gt; | passwd --stdin &lt;user&gt;</text:p>
      <text:p text:style-name="Preformatted_20_Text"/>
      <text:p text:style-name="Preformatted_20_Text"><text:s text:c="4"/>example:</text:p>
      <text:p text:style-name="Preformatted_20_Text"><text:s text:c="4"/>echo password | passwd --stdin anna</text:p>
      <text:p text:style-name="Preformatted_20_Text"/>
      <text:p text:style-name="Preformatted_20_Text">### <text:s/>chaning properities of passwords</text:p>
      <text:p text:style-name="Preformatted_20_Text"><text:s text:c="2"/>chage &lt;user&gt; ---&gt; interactive mode allowing you to change password properities</text:p>
      <text:p text:style-name="Preformatted_20_Text">or</text:p>
      <text:p text:style-name="Preformatted_20_Text"><text:s/>chage -l &lt;user&gt; ---&gt; show properities</text:p>
      <text:p text:style-name="Preformatted_20_Text"><text:s text:c="6"/>Last password change <text:s text:c="37"/>: never</text:p>
      <text:p text:style-name="Preformatted_20_Text"><text:s text:c="6"/>Password expires <text:s text:c="33"/>: never</text:p>
      <text:p text:style-name="Preformatted_20_Text"><text:s text:c="6"/>Password inactive <text:s text:c="32"/>: never</text:p>
      <text:p text:style-name="Preformatted_20_Text"><text:s text:c="6"/>Account expires <text:s text:c="42"/>: never</text:p>
      <text:p text:style-name="Preformatted_20_Text"><text:s text:c="6"/>Minimum number of days between password change <text:s text:c="11"/>: 0</text:p>
      <text:p text:style-name="Preformatted_20_Text"><text:s text:c="6"/>Maximum number of days between password change <text:s text:c="11"/>: 99999</text:p>
      <text:p text:style-name="Preformatted_20_Text"><text:s text:c="6"/>Number of days of warning before password expires : 7</text:p>
      <text:p text:style-name="Preformatted_20_Text"/>
      <text:p text:style-name="Preformatted_20_Text"/>
      <text:p text:style-name="Preformatted_20_Text">*** podobnie jak z visudo otwiera plik tmp</text:p>
      <text:p text:style-name="Preformatted_20_Text"><text:s text:c="2"/>root:etc# vigr <text:s text:c="25"/>*** edycja /etc/group</text:p>
      <text:p text:style-name="Preformatted_20_Text"><text:s text:c="4"/>vipw: /etc/group is unchanged</text:p>
      <text:p text:style-name="Preformatted_20_Text"><text:s text:c="2"/>root:etc# vipw <text:s text:c="25"/>*** edycja /etc/passwd</text:p>
      <text:p text:style-name="Preformatted_20_Text"><text:s text:c="4"/>vipw: /etc/passwd is unchanged</text:p>
      <text:p text:style-name="Preformatted_20_Text"><text:s text:c="2"/>root:etc# vipw -s <text:s text:c="23"/>*** edycja /etc/shadow</text:p>
      <text:p text:style-name="Preformatted_20_Text"><text:s text:c="4"/>vipw: /etc/shadow is unchanged</text:p>
      <text:p text:style-name="Preformatted_20_Text"/>
      <text:p text:style-name="Preformatted_20_Text">--------------------------------------------------------------------------------</text:p>
      <text:p text:style-name="Preformatted_20_Text">---&gt; permissions</text:p>
      <text:p text:style-name="Preformatted_20_Text">--------------------------------------------------------------------------------</text:p>
      <text:p text:style-name="Preformatted_20_Text">/&gt;newgrp <text:s text:c="5"/>**** command is used to change the current group ID during a login session</text:p>
      <text:p text:style-name="Preformatted_20_Text"/>
      <text:p text:style-name="Preformatted_20_Text">### changing owner and group ---&gt; ugo</text:p>
      <text:p text:style-name="Preformatted_20_Text"><text:s text:c="2"/>chown &lt;owner&gt;:&lt;group&gt; /path/folder/ or file |or| chown &lt;owner&gt;.&lt;group&gt;</text:p>
      <text:p text:style-name="Preformatted_20_Text"><text:s text:c="2"/>chown :&lt;group&gt; /path/folder/ or file |or| chown .&lt;group&gt; /path/folder/</text:p>
      <text:p text:style-name="Preformatted_20_Text"/>
      <text:p text:style-name="Preformatted_20_Text"/>
      <text:p text:style-name="Preformatted_20_Text">### if folder includes folders and files you will use command with -R</text:p>
      <text:p text:style-name="Preformatted_20_Text"><text:s text:c="2"/>chown -R &lt;owner&gt;:&lt;group&gt; /path/folder/</text:p>
      <text:p text:style-name="Preformatted_20_Text"/>
      <text:p text:style-name="Preformatted_20_Text">### changing group</text:p>
      <text:p text:style-name="Preformatted_20_Text"><text:s text:c="2"/>chgrp &lt;newgroup&gt; /path/folder/</text:p>
      <text:p text:style-name="Preformatted_20_Text"><text:s text:c="2"/>chgrp -R &lt;newgroup&gt; /path/folder/ <text:s text:c="4"/>*** rowniez podkatalogow</text:p>
      <text:p text:style-name="Preformatted_20_Text"/>
      <text:p text:style-name="Preformatted_20_Text"><text:s text:c="2"/>--- or ----</text:p>
      <text:p text:style-name="Preformatted_20_Text"><text:s text:c="2"/>chown :&lt;group&gt; /path/folder/</text:p>
      <text:p text:style-name="Preformatted_20_Text"><text:s text:c="2"/>chown .&lt;group&gt; /path/folder/</text:p>
      <text:p text:style-name="Preformatted_20_Text"/>
      <text:p text:style-name="Preformatted_20_Text">Basic permissions: ----------------------</text:p>
      <text:p text:style-name="Preformatted_20_Text"><text:s text:c="8"/>| <text:s text:c="2"/>| <text:s text:c="2"/>| file <text:s text:c="6"/>| dir</text:p>
      <text:p text:style-name="Preformatted_20_Text">-----------------------------------------</text:p>
      <text:p text:style-name="Preformatted_20_Text">Read <text:s text:c="3"/>| 4 | r | open <text:s text:c="6"/>| list</text:p>
      <text:p text:style-name="Preformatted_20_Text">write <text:s text:c="2"/>| 2 | w | modify <text:s text:c="4"/>| create/delete <text:s/>files/dirs in this DIR</text:p>
      <text:p text:style-name="Preformatted_20_Text">execute | 1 | x | run <text:s text:c="7"/>| cd --- change to DIR</text:p>
      <text:p text:style-name="Preformatted_20_Text">-----------------------------------------</text:p>
      <text:p text:style-name="Preformatted_20_Text">-- rx &gt;&gt;&gt; access to read files !!!!</text:p>
      <text:p text:style-name="Preformatted_20_Text"/>
      <text:p text:style-name="Preformatted_20_Text"><text:s text:c="2"/>#example:</text:p>
      <text:p text:style-name="Preformatted_20_Text"><text:s text:c="2"/>chmod 765 /path/files</text:p>
      <text:p text:style-name="Preformatted_20_Text"><text:s text:c="2"/>--- or ---</text:p>
      <text:p text:style-name="Preformatted_20_Text"><text:soft-page-break/><text:s text:c="2"/>chmod o=rw,g-r,o+x /path/files</text:p>
      <text:p text:style-name="Preformatted_20_Text"><text:s text:c="2"/>--- or ---</text:p>
      <text:p text:style-name="Preformatted_20_Text"><text:s text:c="2"/>chmod +x /path/files</text:p>
      <text:p text:style-name="Preformatted_20_Text"/>
      <text:p text:style-name="Preformatted_20_Text">!!!!!!!!!!!!!!!!!!</text:p>
      <text:p text:style-name="Preformatted_20_Text"><text:s text:c="2"/>chmod -R o+rX /data *** The uppercase X ensures that files will not get </text:p>
      <text:p text:style-name="Preformatted_20_Text"><text:s text:c="24"/>the execute permission unless the file has already </text:p>
      <text:p text:style-name="Preformatted_20_Text"><text:s text:c="24"/>set the execute permission for some of the entities.</text:p>
      <text:p text:style-name="Preformatted_20_Text"/>
      <text:p text:style-name="Preformatted_20_Text">--------------------------------------------------------------------------------</text:p>
      <text:p text:style-name="Preformatted_20_Text">---&gt; UMASK</text:p>
      <text:p text:style-name="Preformatted_20_Text">--------------------------------------------------------------------------------</text:p>
      <text:p text:style-name="Preformatted_20_Text">/&gt;umask <text:s text:c="8"/>**** wyswietla umask dla aktualnego usera</text:p>
      <text:p text:style-name="Preformatted_20_Text">/&gt;umask 027 <text:s text:c="4"/>**** zmiana umask na nowa wartoĹ›Ä‡ <text:s/>!!!ale nie na stale konieczny wpis w: ~/.bash_profile</text:p>
      <text:p text:style-name="Preformatted_20_Text"/>
      <text:p text:style-name="Preformatted_20_Text">### default umask for:</text:p>
      <text:p text:style-name="Preformatted_20_Text">file: 666 <text:s text:c="5"/>--&gt; 022 --&gt; 644</text:p>
      <text:p text:style-name="Preformatted_20_Text"><text:s text:c="15"/>--&gt; 026 --&gt; 640</text:p>
      <text:p text:style-name="Preformatted_20_Text">directory: 777 --&gt; 022 --&gt; 755</text:p>
      <text:p text:style-name="Preformatted_20_Text"><text:s text:c="15"/>--&gt; 027 --&gt; 750</text:p>
      <text:p text:style-name="Preformatted_20_Text"/>
      <text:p text:style-name="Preformatted_20_Text">*** default umask for root is 022:</text:p>
      <text:p text:style-name="Preformatted_20_Text">files - 644 ---- permission(r=6; w=4; x=1): -rw-r--r--</text:p>
      <text:p text:style-name="Preformatted_20_Text">dir - 755 ---- permission(r=6; w=4; x=1): drwxr-xr-x</text:p>
      <text:p text:style-name="Preformatted_20_Text"/>
      <text:p text:style-name="Preformatted_20_Text">default umask for user is 002:</text:p>
      <text:p text:style-name="Preformatted_20_Text">files - 664 ---- permission(r=6; w=4; x=1): -rw-rw-r--</text:p>
      <text:p text:style-name="Preformatted_20_Text">dir - 775 ---- permission(r=6; w=4; x=1): drwxrwxr-x</text:p>
      <text:p text:style-name="Preformatted_20_Text"/>
      <text:p text:style-name="Preformatted_20_Text">### changing default umask:</text:p>
      <text:p text:style-name="Preformatted_20_Text">/etc/profile</text:p>
      <text:p text:style-name="Preformatted_20_Text">/home/&lt;user/&gt;.bash_profile --&gt; entry for example: "umask 027"</text:p>
      <text:p text:style-name="Preformatted_20_Text"/>
      <text:p text:style-name="Preformatted_20_Text">!!! zmieniasz np jesli chcesz by inni nie mieli zadnych uprawnien do plikow usera</text:p>
      <text:p text:style-name="Preformatted_20_Text">/home/&lt;user/&gt;.bash_profile</text:p>
      <text:p text:style-name="Preformatted_20_Text"><text:s text:c="2"/>umask 007</text:p>
      <text:p text:style-name="Preformatted_20_Text"/>
      <text:p text:style-name="Preformatted_20_Text">Special permissions: --------------------------------------------------------------------------------------------------------------------------------------------</text:p>
      <text:p text:style-name="Preformatted_20_Text"><text:s text:c="10"/>| <text:s text:c="2"/>| <text:s text:c="2"/>| file <text:s text:c="49"/>| dir</text:p>
      <text:p text:style-name="Preformatted_20_Text">-----------------------------------------------------------------------------------------------------------------------------------------------------------------</text:p>
      <text:p text:style-name="Preformatted_20_Text">SUID <text:s text:c="5"/>| 4 | s | User executes file with permissions of file owner. <text:s text:c="3"/>| ---</text:p>
      <text:p text:style-name="Preformatted_20_Text">SGID <text:s text:c="5"/>| 2 | s | User executes file with permissions of group owner. <text:s text:c="2"/>| files/dirs created in directory get the same group owner.</text:p>
      <text:p text:style-name="Preformatted_20_Text">stycky bit| 1 | t | ---- <text:s text:c="49"/>| only delete if you are owner of file/s or owner of directory contains this file/s</text:p>
      <text:p text:style-name="Preformatted_20_Text">-----------------------------------------------------------------------------------------------------------------------------------------------------------------</text:p>
      <text:p text:style-name="Preformatted_20_Text">*** <text:s/>adding SUID:</text:p>
      <text:p text:style-name="Preformatted_20_Text"><text:s text:c="2"/>chmod 4770 myfile</text:p>
      <text:p text:style-name="Preformatted_20_Text"><text:s text:c="2"/>chmod u+s myfile </text:p>
      <text:p text:style-name="Preformatted_20_Text"/>
      <text:p text:style-name="Preformatted_20_Text">-rw-sr--r--</text:p>
      <text:p text:style-name="Preformatted_20_Text"/>
      <text:p text:style-name="Preformatted_20_Text">*** <text:s/>adding GUID: pliki i katalogi dzedzicza grupe po katalogu z !!!</text:p>
      <text:p text:style-name="Preformatted_20_Text"><text:s text:c="2"/>chmod 2770 myfile</text:p>
      <text:p text:style-name="Preformatted_20_Text"><text:s text:c="2"/>chmod g+s myfile </text:p>
      <text:p text:style-name="Preformatted_20_Text"/>
      <text:p text:style-name="Preformatted_20_Text"><text:soft-page-break/>-rw-r--sr--</text:p>
      <text:p text:style-name="Preformatted_20_Text"/>
      <text:p text:style-name="Preformatted_20_Text">*** <text:s/>adding sticky bit : tylko katalogi</text:p>
      <text:p text:style-name="Preformatted_20_Text"><text:s text:c="2"/>chmod 1770 mydir</text:p>
      <text:p text:style-name="Preformatted_20_Text"><text:s text:c="2"/>chmod +t mydir</text:p>
      <text:p text:style-name="Preformatted_20_Text"/>
      <text:p text:style-name="Preformatted_20_Text">-rw-sr--r--T</text:p>
      <text:p text:style-name="Preformatted_20_Text"/>
      <text:p text:style-name="Preformatted_20_Text">!!! example:</text:p>
      <text:p text:style-name="Preformatted_20_Text"><text:s text:c="2"/>others nie maj mec zadnych praw --&gt; 770</text:p>
      <text:p text:style-name="Preformatted_20_Text"><text:s text:c="2"/>wlasciciele moga kasowac pliki --&gt; 2</text:p>
      <text:p text:style-name="Preformatted_20_Text"><text:s text:c="2"/>others nie maja miec praw do plikow tworzonych --&gt; 1</text:p>
      <text:p text:style-name="Preformatted_20_Text"/>
      <text:p text:style-name="Preformatted_20_Text"><text:s text:c="2"/>chmod 3770 mydir</text:p>
      <text:p text:style-name="Preformatted_20_Text"/>
      <text:p text:style-name="Preformatted_20_Text"><text:s text:c="2"/>!!!!! Trouble !!!!!</text:p>
      <text:p text:style-name="Preformatted_20_Text"># jezeli mamy file TEST to nie moze go modyfikowac inny user (brak uprawnien w)</text:p>
      <text:p text:style-name="Preformatted_20_Text">rw-r--r--. 1 root root <text:s/>370 May 20 13:02 TEST</text:p>
      <text:p text:style-name="Preformatted_20_Text"/>
      <text:p text:style-name="Preformatted_20_Text"># ale jezeli uzyje vim to vim utworzy nowy plik o tej samej nazwie i zmieni usera i grupe</text:p>
      <text:p text:style-name="Preformatted_20_Text">rw-r--r--. 1 linda linda <text:s/>370 May 20 13:02 TEST</text:p>
      <text:p text:style-name="Preformatted_20_Text"/>
      <text:p text:style-name="Preformatted_20_Text"># w takiej sytuacji linda nie moze czytac plku mimo ze o=rw bo wazniejsze jest to ze u,g= ---</text:p>
      <text:p text:style-name="Preformatted_20_Text">------rw-. 1 linda linda <text:s/>370 May 20 13:02 TEST</text:p>
      <text:p text:style-name="Preformatted_20_Text"/>
      <text:p text:style-name="Preformatted_20_Text"><text:s text:c="2"/>ale moze zmieniac uprawnienia !!!</text:p>
      <text:p text:style-name="Preformatted_20_Text"/>
      <text:p text:style-name="Preformatted_20_Text"/>
      <text:p text:style-name="Preformatted_20_Text">--------------------------------------------------------------------------------</text:p>
      <text:p text:style-name="Preformatted_20_Text">---&gt; ACLs</text:p>
      <text:p text:style-name="Preformatted_20_Text">--------------------------------------------------------------------------------</text:p>
      <text:p text:style-name="Preformatted_20_Text">### command that shows ACL for file or dir</text:p>
      <text:p text:style-name="Preformatted_20_Text">getfacl myfile or mydir</text:p>
      <text:p text:style-name="Preformatted_20_Text"/>
      <text:p text:style-name="Preformatted_20_Text">-R ---&gt; dla istniejacych files/dirs</text:p>
      <text:p text:style-name="Preformatted_20_Text">-m ---&gt; modify</text:p>
      <text:p text:style-name="Preformatted_20_Text">u: ---&gt; user</text:p>
      <text:p text:style-name="Preformatted_20_Text">g: ---&gt; group</text:p>
      <text:p text:style-name="Preformatted_20_Text">o: --&gt; others</text:p>
      <text:p text:style-name="Preformatted_20_Text">d: default</text:p>
      <text:p text:style-name="Preformatted_20_Text"/>
      <text:p text:style-name="Preformatted_20_Text">!!! we should create ALC for exist folders and default ACLs</text:p>
      <text:p text:style-name="Preformatted_20_Text">### creating ACL is possible for existing files/directories and subdirectories</text:p>
      <text:p text:style-name="Preformatted_20_Text">setfacl -R -m g:somegroup:rx /path/dir</text:p>
      <text:p text:style-name="Preformatted_20_Text"/>
      <text:p text:style-name="Preformatted_20_Text">### creating ACL is possible for files/directories that will be creating later [default settings]</text:p>
      <text:p text:style-name="Preformatted_20_Text"/>
      <text:p text:style-name="Preformatted_20_Text"><text:s/>setfacl -R -m g:somegroup:rx /path/dir <text:s/>*** jezeli sa juz pliki i podkatalogi</text:p>
      <text:p text:style-name="Preformatted_20_Text"><text:s/>setfacl -m d:g:somegroup:rx /path/dir</text:p>
      <text:p text:style-name="Preformatted_20_Text"><text:s/>&gt;&gt;&gt; rx &lt;&lt;&lt; ---- access to read</text:p>
      <text:p text:style-name="Preformatted_20_Text"><text:s/></text:p>
      <text:p text:style-name="Preformatted_20_Text"><text:s text:c="45"/></text:p>
      <text:p text:style-name="Preformatted_20_Text">*** jezeli ktos ma robic wszystko --&gt; Head-master</text:p>
      <text:p text:style-name="Preformatted_20_Text"><text:s text:c="4"/>to powinna byc ownerem np: anna</text:p>
      <text:p text:style-name="Preformatted_20_Text"/>
      <text:p text:style-name="Preformatted_20_Text">### delete permissions from ACL </text:p>
      <text:p text:style-name="Preformatted_20_Text">setfacl -m d:o::- /path/dir <text:s text:c="4"/>*** for other</text:p>
      <text:p text:style-name="Preformatted_20_Text">setfacl -m u:anna:- <text:s text:c="12"/>*** for anna</text:p>
      <text:p text:style-name="Preformatted_20_Text"/>
      <text:p text:style-name="Preformatted_20_Text">### When ACL exists command ls -l shows "+" in permissions' line</text:p>
      <text:p text:style-name="Preformatted_20_Text">[root@localhost data]# ls -l</text:p>
      <text:p text:style-name="Preformatted_20_Text"><text:soft-page-break/>razem 0</text:p>
      <text:p text:style-name="Preformatted_20_Text">drwxrwxr-x+ 2 root account 6 06-03 14:11 dir</text:p>
      <text:p text:style-name="Preformatted_20_Text"/>
      <text:p text:style-name="Preformatted_20_Text">**** BACKUP ACL and restore <text:s/>&gt;&gt;&gt;&gt;&gt;&gt; setfacl --help <text:s/>&lt;&lt;&lt;&lt;&lt;&lt;&lt;&lt;</text:p>
      <text:p text:style-name="Preformatted_20_Text"><text:s text:c="2"/>getfacl -R /directory &gt; file.acls</text:p>
      <text:p text:style-name="Preformatted_20_Text"><text:s text:c="2"/>setfacl --restore=file.acl <text:s text:c="11"/>**** to restore the settings from the backup file</text:p>
      <text:p text:style-name="Preformatted_20_Text"/>
      <text:p text:style-name="Preformatted_20_Text">!!!!!!!!!!!!!!!!!!!!!!!!!!!!!!!!!!</text:p>
      <text:p text:style-name="Preformatted_20_Text"># lsattr myfile <text:s text:c="5"/>**** enables you to check all attributes that are currently set on myfile</text:p>
      <text:p text:style-name="Preformatted_20_Text">--------------e----- myfile </text:p>
      <text:p text:style-name="Preformatted_20_Text"/>
      <text:p text:style-name="Preformatted_20_Text">!!!! work with ACL steps</text:p>
      <text:p text:style-name="Preformatted_20_Text">1. setfacl -R -m g/u:&lt;name&gt;:rwx /dir</text:p>
      <text:p text:style-name="Preformatted_20_Text">2. setfacl -m d:g/u:&lt;name&gt;:rwx /dir</text:p>
      <text:p text:style-name="Preformatted_20_Text">3. getfacl &lt;file&gt; or &lt;dir&gt;</text:p>
      <text:p text:style-name="Preformatted_20_Text"/>
      <text:p text:style-name="Preformatted_20_Text">--------------------------------------------------------------------------------</text:p>
      <text:p text:style-name="Preformatted_20_Text">---&gt; Configuring Network</text:p>
      <text:p text:style-name="Preformatted_20_Text">--------------------------------------------------------------------------------</text:p>
      <text:p text:style-name="Preformatted_20_Text">10.0.0.0/8 (a single Class A network)</text:p>
      <text:p text:style-name="Preformatted_20_Text">172.16.0.0/12 (16 Class B networks)</text:p>
      <text:p text:style-name="Preformatted_20_Text">192.168.0.0/16 (256 Class C networks)</text:p>
      <text:p text:style-name="Preformatted_20_Text"/>
      <text:p text:style-name="Preformatted_20_Text">hostnamectl set-hostname vm1.test.lan <text:s text:c="6"/>*** set hostname</text:p>
      <text:p text:style-name="Preformatted_20_Text">hostnamectl get-hostname <text:s text:c="19"/>*** check hostname</text:p>
      <text:p text:style-name="Preformatted_20_Text"/>
      <text:p text:style-name="Preformatted_20_Text">ip addr show <text:s text:c="5"/>---&gt; this commend shows network configuration </text:p>
      <text:p text:style-name="Preformatted_20_Text">ip link show <text:s text:c="5"/>---&gt; show current devices</text:p>
      <text:p text:style-name="Preformatted_20_Text">ip -s link show <text:s text:c="2"/>---&gt; show statistic</text:p>
      <text:p text:style-name="Preformatted_20_Text"/>
      <text:p text:style-name="Preformatted_20_Text">ss -lt <text:s text:c="11"/>---&gt; youâ€™ll see all listening TCP ports on the local system</text:p>
      <text:p text:style-name="Preformatted_20_Text"/>
      <text:p text:style-name="Preformatted_20_Text">*** BIOS naming:em[1-N] ---&gt; for embadded NICs</text:p>
      <text:p text:style-name="Preformatted_20_Text">eno[nn] ---&gt; for embadded NICs</text:p>
      <text:p text:style-name="Preformatted_20_Text">p&lt;slot&gt;p&lt;port&gt; ---&gt; for NICs on the PIC bus</text:p>
      <text:p text:style-name="Preformatted_20_Text"/>
      <text:p text:style-name="Preformatted_20_Text">ip link set ens3 down/up <text:s text:c="6"/>*** down interface or up !usuwa runtimowe ustawienia ***czyta /etc/sysconfig/network-scripts/ifcfg-ens3</text:p>
      <text:p text:style-name="Preformatted_20_Text"/>
      <text:p text:style-name="Preformatted_20_Text"/>
      <text:p text:style-name="Preformatted_20_Text">ip a - interface configuration</text:p>
      <text:p text:style-name="Preformatted_20_Text">ip r - tablica routingu</text:p>
      <text:p text:style-name="Preformatted_20_Text">ifup &lt;interface&gt; <text:s/>-- podniesinie interfejsu |or| ip link set &lt;interface&gt; down *** down interface or up !usuwa runtimowe ustawienia</text:p>
      <text:p text:style-name="Preformatted_20_Text"/>
      <text:p text:style-name="Preformatted_20_Text">## add/change ip address</text:p>
      <text:p text:style-name="Preformatted_20_Text">ip addr add dev ens3 192.168.10.10/24 **** dodanie adresu IP</text:p>
      <text:p text:style-name="Preformatted_20_Text"/>
      <text:p text:style-name="Preformatted_20_Text">## add/del default router</text:p>
      <text:p text:style-name="Preformatted_20_Text">ip router del default via 192.168.10.1</text:p>
      <text:p text:style-name="Preformatted_20_Text"/>
      <text:p text:style-name="Preformatted_20_Text">### persistent network configuration [trwala konfiguracja]</text:p>
      <text:p text:style-name="Preformatted_20_Text">/etc/sysconfig/network-scripts &gt; ifcfg-ens3</text:p>
      <text:p text:style-name="Preformatted_20_Text"/>
      <text:p text:style-name="Preformatted_20_Text">--------------------------------------------------------------------------------</text:p>
      <text:p text:style-name="Preformatted_20_Text">---&gt; nmcli</text:p>
      <text:p text:style-name="Preformatted_20_Text">--------------------------------------------------------------------------------</text:p>
      <text:p text:style-name="Preformatted_20_Text"/>
      <text:p text:style-name="Preformatted_20_Text">**** we need </text:p>
      <text:p text:style-name="Preformatted_20_Text"># rpm -qa | grep bash-com</text:p>
      <text:p text:style-name="Preformatted_20_Text">bash-completion-2.7-5.el8.noarch</text:p>
      <text:p text:style-name="Preformatted_20_Text"/>
      <text:p text:style-name="Preformatted_20_Text"><text:soft-page-break/>## nmcli-examples</text:p>
      <text:p text:style-name="Preformatted_20_Text">man nmcli-examples</text:p>
      <text:p text:style-name="Preformatted_20_Text"/>
      <text:p text:style-name="Preformatted_20_Text">## show connection</text:p>
      <text:p text:style-name="Preformatted_20_Text">nmcli connection show</text:p>
      <text:p text:style-name="Preformatted_20_Text"/>
      <text:p text:style-name="Preformatted_20_Text">## status dev</text:p>
      <text:p text:style-name="Preformatted_20_Text">nmcli device status</text:p>
      <text:p text:style-name="Preformatted_20_Text"/>
      <text:p text:style-name="Preformatted_20_Text">## configuration connection</text:p>
      <text:p text:style-name="Preformatted_20_Text">nmcli &lt;2x tab&gt; ---&gt; podpowiada kolejne kroki konfiguracji</text:p>
      <text:p text:style-name="Preformatted_20_Text">nmcli connection add ifname &lt;eth...&gt; type ethernet ipv4.addresses 192.168.11.11 gw4 192.168.11.2</text:p>
      <text:p text:style-name="Preformatted_20_Text"/>
      <text:p text:style-name="Preformatted_20_Text">## podniesienie interfejsu ***** active new settings !!!</text:p>
      <text:p text:style-name="Preformatted_20_Text">nmcli connection up &lt;eth..&gt;</text:p>
      <text:p text:style-name="Preformatted_20_Text">## modyfikacja interfejsu np dns'a</text:p>
      <text:p text:style-name="Preformatted_20_Text">nmcli connection modify &lt;eth...&gt; ipv4.dns 8.8.8.8</text:p>
      <text:p text:style-name="Preformatted_20_Text"/>
      <text:p text:style-name="Preformatted_20_Text">### restart serwisy sieciowego</text:p>
      <text:p text:style-name="Preformatted_20_Text">systemctl restart NetworkMenager.service <text:s/>******* jezeli nie zapisalismy konfiguracji sieci to znikna Centos8</text:p>
      <text:p text:style-name="Preformatted_20_Text">systemctl status | grep .services</text:p>
      <text:p text:style-name="Preformatted_20_Text"/>
      <text:p text:style-name="Preformatted_20_Text">### wyswietlenie listy serwisow</text:p>
      <text:p text:style-name="Preformatted_20_Text">systemctl list-units --type=service</text:p>
      <text:p text:style-name="Preformatted_20_Text"/>
      <text:p text:style-name="Preformatted_20_Text">******</text:p>
      <text:p text:style-name="Preformatted_20_Text">added secondary ip address</text:p>
      <text:p text:style-name="Preformatted_20_Text"># nmcli device modify ens3 ipv4.addresses 10.0.0.4/24</text:p>
      <text:p text:style-name="Preformatted_20_Text"/>
      <text:p text:style-name="Preformatted_20_Text"/>
      <text:p text:style-name="Preformatted_20_Text">****** Adding an ethernet connection profile in interactive editor (a)</text:p>
      <text:p text:style-name="Preformatted_20_Text">$ nmcli connection edit type ethernet [enter]</text:p>
      <text:p text:style-name="Preformatted_20_Text"/>
      <text:p text:style-name="Preformatted_20_Text"><text:s text:c="2"/>******</text:p>
      <text:p text:style-name="Preformatted_20_Text"><text:s text:c="2"/>missing default gw</text:p>
      <text:p text:style-name="Preformatted_20_Text"><text:s text:c="8"/>/&gt; nmcli connection edit &lt;interface&gt;</text:p>
      <text:p text:style-name="Preformatted_20_Text"><text:s text:c="4"/>nmcli&gt; help</text:p>
      <text:p text:style-name="Preformatted_20_Text"><text:s text:c="4"/>nmcli&gt; set ipv4.gateway &lt;ipaddress&gt;</text:p>
      <text:p text:style-name="Preformatted_20_Text"><text:s text:c="4"/>nmcli&gt; save</text:p>
      <text:p text:style-name="Preformatted_20_Text"><text:s text:c="4"/>nmcli&gt; quit</text:p>
      <text:p text:style-name="Preformatted_20_Text"><text:s text:c="6"/>/&gt; nmcli connection up &lt;interface&gt;</text:p>
      <text:p text:style-name="Preformatted_20_Text"/>
      <text:p text:style-name="Preformatted_20_Text"><text:s text:c="2"/>****** Adding i one cli line</text:p>
      <text:p text:style-name="Preformatted_20_Text"><text:s text:c="2"/>$ nmcli connection add ifname ens3 ipv4.addresses 10.10.10.10/24 ipv4.gateway 10.10.10.1 ipv4.dns 8.8.8.8 type ethernet </text:p>
      <text:p text:style-name="Preformatted_20_Text"/>
      <text:p text:style-name="Preformatted_20_Text"><text:s text:c="2"/>*** check</text:p>
      <text:p text:style-name="Preformatted_20_Text"><text:s text:c="2"/># nmcli connection show </text:p>
      <text:p text:style-name="Preformatted_20_Text"><text:s text:c="2"/>NAME <text:s text:c="10"/>UUID <text:s text:c="33"/>TYPE <text:s text:c="5"/>DEVICE </text:p>
      <text:p text:style-name="Preformatted_20_Text"><text:s text:c="2"/>ens3 <text:s text:c="10"/>0e1b817a-bef4-41db-baed-e508a2485b45 <text:s/>ethernet <text:s/>ens3 <text:s text:c="2"/></text:p>
      <text:p text:style-name="Preformatted_20_Text"><text:s text:c="2"/>virbr0 <text:s text:c="8"/>8f7e5dfd-b2a8-4478-9184-ced609e2f36d <text:s/>bridge <text:s text:c="3"/>virbr0 </text:p>
      <text:p text:style-name="Preformatted_20_Text"><text:s text:c="2"/>ethernet-ens3 <text:s/>0420ad9b-0c0d-4e60-a75b-506973c67f5b <text:s/>ethernet <text:s/>-- <text:s text:c="2"/></text:p>
      <text:p text:style-name="Preformatted_20_Text"><text:s text:c="2"/></text:p>
      <text:p text:style-name="Preformatted_20_Text"><text:s text:c="2"/>*** how activate</text:p>
      <text:p text:style-name="Preformatted_20_Text"><text:s text:c="2"/># nmcli connection up ethernet-ens3</text:p>
      <text:p text:style-name="Preformatted_20_Text"/>
      <text:p text:style-name="Preformatted_20_Text"><text:s text:c="2"/>*** change bootprot from dhcp to none</text:p>
      <text:p text:style-name="Preformatted_20_Text"><text:s text:c="2"/># nmcli connection modify ethernet-ens3 ipv4.method manual</text:p>
      <text:p text:style-name="Preformatted_20_Text"><text:s text:c="2"/></text:p>
      <text:p text:style-name="Preformatted_20_Text"><text:s text:c="2"/>*** add defaule gw</text:p>
      <text:p text:style-name="Preformatted_20_Text"><text:s text:c="2"/>nmcli connection modify ens3 ipv4.gateway 192.168.122.1</text:p>
      <text:p text:style-name="Preformatted_20_Text"/>
      <text:p text:style-name="Preformatted_20_Text"><text:soft-page-break/><text:s text:c="2"/>*** up/down </text:p>
      <text:p text:style-name="Preformatted_20_Text"><text:s text:c="2"/># nmcli connection up ethernet-ens3 <text:s/>|or| nmcli connection down ethernet-ens3</text:p>
      <text:p text:style-name="Preformatted_20_Text"/>
      <text:p text:style-name="Preformatted_20_Text"/>
      <text:p text:style-name="Preformatted_20_Text"/>
      <text:p text:style-name="Preformatted_20_Text">******</text:p>
      <text:p text:style-name="Preformatted_20_Text">!!!!examples</text:p>
      <text:p text:style-name="Preformatted_20_Text"><text:s text:c="2"/>nmcli con add con-name dhcp type ethernet ifname ens33 ipv4.method auto</text:p>
      <text:p text:style-name="Preformatted_20_Text"><text:s text:c="2"/>nmcli con add con-name static ifname ens33 autoconnect no type ethernet ip4 10.0.0.10/24 gw4 10.0.0.1 ipv4.method manual</text:p>
      <text:p text:style-name="Preformatted_20_Text"><text:s text:c="2"/>nmcli con mod static ipv4.dns 10.0.0.10</text:p>
      <text:p text:style-name="Preformatted_20_Text"/>
      <text:p text:style-name="Preformatted_20_Text"><text:s text:c="2"/>nmcli con mod static +ipv4.dns 8.8.8.8 <text:s text:c="5"/>*** add second DNS</text:p>
      <text:p text:style-name="Preformatted_20_Text"/>
      <text:p text:style-name="Preformatted_20_Text"><text:s text:c="2"/>nmcli con mod static ipv4.addresses 10.0.0.100/24 <text:s text:c="4"/>*** change static IP</text:p>
      <text:p text:style-name="Preformatted_20_Text"><text:s text:c="2"/>nmcli con mod static +ipv4.addresses 10.20.30.40/16 <text:s text:c="2"/>*** add second IP</text:p>
      <text:p text:style-name="Preformatted_20_Text"/>
      <text:p text:style-name="Preformatted_20_Text">!!!!!!!!!!!!!</text:p>
      <text:p text:style-name="Preformatted_20_Text">nmcli connection up &lt;default interface&gt; ***** command clears not saved settings or runs connection on new parameters </text:p>
      <text:p text:style-name="Preformatted_20_Text"/>
      <text:p text:style-name="Preformatted_20_Text"/>
      <text:p text:style-name="Preformatted_20_Text">--------------------------------------------------------------------------------</text:p>
      <text:p text:style-name="Preformatted_20_Text">---&gt; nmtui</text:p>
      <text:p text:style-name="Preformatted_20_Text">--------------------------------------------------------------------------------</text:p>
      <text:p text:style-name="Preformatted_20_Text">*** interfejs graficzny do konfiguracji sieci</text:p>
      <text:p text:style-name="Preformatted_20_Text">!!! mozna zmienic hostname</text:p>
      <text:p text:style-name="Preformatted_20_Text"><text:s text:c="2"/>/etc/hostname <text:s text:c="16"/>*** plik docelowy</text:p>
      <text:p text:style-name="Preformatted_20_Text"/>
      <text:p text:style-name="Preformatted_20_Text">!!! aby aktywowac nowe ustawienia trzeba deactywowac a nastepnie aktywowac interface</text:p>
      <text:p text:style-name="Preformatted_20_Text"/>
      <text:p text:style-name="Preformatted_20_Text">--------------------------------------------------------------------------------</text:p>
      <text:p text:style-name="Preformatted_20_Text">---&gt; /etc/hosts</text:p>
      <text:p text:style-name="Preformatted_20_Text">--------------------------------------------------------------------------------</text:p>
      <text:p text:style-name="Preformatted_20_Text"/>
      <text:p text:style-name="Preformatted_20_Text"><text:s text:c="2"/>[root@server2 ~]# cat /etc/hosts</text:p>
      <text:p text:style-name="Preformatted_20_Text"><text:s text:c="2"/>127.0.0.1 <text:s text:c="3"/>localhost localhost.localdomain localhost4 localhost4.</text:p>
      <text:p text:style-name="Preformatted_20_Text"><text:s text:c="4"/>localdomain4</text:p>
      <text:p text:style-name="Preformatted_20_Text"><text:s text:c="2"/>::1 <text:s text:c="9"/>localhost localhost.localdomain localhost6 localhost6.</text:p>
      <text:p text:style-name="Preformatted_20_Text"><text:s text:c="4"/>localdomain6</text:p>
      <text:p text:style-name="Preformatted_20_Text"><text:s text:c="2"/>10.0.0.10 <text:s text:c="4"/>server1.example.com server1</text:p>
      <text:p text:style-name="Preformatted_20_Text"><text:s text:c="2"/>10.0.0.20 <text:s text:c="4"/>server2.example.com server2</text:p>
      <text:p text:style-name="Preformatted_20_Text"/>
      <text:p text:style-name="Preformatted_20_Text"/>
      <text:p text:style-name="Preformatted_20_Text">--------------------------------------------------------------------------------</text:p>
      <text:p text:style-name="Preformatted_20_Text">---&gt; Testing Network</text:p>
      <text:p text:style-name="Preformatted_20_Text">--------------------------------------------------------------------------------</text:p>
      <text:p text:style-name="Preformatted_20_Text">********** Basic</text:p>
      <text:p text:style-name="Preformatted_20_Text">nc -z -v &lt;ipaddress&gt; &lt;port&gt;</text:p>
      <text:p text:style-name="Preformatted_20_Text"/>
      <text:p text:style-name="Preformatted_20_Text"><text:s text:c="3"/>kiedy ok:</text:p>
      <text:p text:style-name="Preformatted_20_Text"><text:s text:c="2"/>ee56281@xlgnuplv00 ~ $ 'nc -z -v 10.112.94.133 22'</text:p>
      <text:p text:style-name="Preformatted_20_Text"><text:s text:c="2"/>Connection to 10.112.94.133 22 port [tcp/ssh] succeeded!</text:p>
      <text:p text:style-name="Preformatted_20_Text"><text:s text:c="2"/>kiedy nok:</text:p>
      <text:p text:style-name="Preformatted_20_Text"><text:s text:c="2"/>ee56281@xlgnuplv00 ~ $ nc -z -v 10.112.94.133 7701</text:p>
      <text:p text:style-name="Preformatted_20_Text"><text:s text:c="2"/>nc: connect to 10.112.94.133 port 7701 (tcp) failed: Connection refused</text:p>
      <text:p text:style-name="Preformatted_20_Text"><text:s text:c="2"/>!!! lepsze od telnetu bo pozwala testowac porty UDP:</text:p>
      <text:p text:style-name="Preformatted_20_Text"><text:s text:c="2"/>przyklad:</text:p>
      <text:p text:style-name="Preformatted_20_Text"><text:s text:c="2"/>ee56281@xlgnuplv00 ~ $ 'nc -z -v -u 10.112.94.133 &lt;port&gt;'</text:p>
      <text:p text:style-name="Preformatted_20_Text"/>
      <text:p text:style-name="Preformatted_20_Text"/>
      <text:p text:style-name="Preformatted_20_Text">telnet &lt;ipaddress&gt; &lt;port&gt;</text:p>
      <text:p text:style-name="Preformatted_20_Text"><text:s text:c="2"/>telnet 192.168.1.12 22 <text:s text:c="17"/>**** sprawdzenie portu ale tylko TCP</text:p>
      <text:p text:style-name="Preformatted_20_Text"><text:soft-page-break/></text:p>
      <text:p text:style-name="Preformatted_20_Text"><text:s text:c="2"/>Ctrl+] <text:s/>and telnet&gt; quit *** telnet exit </text:p>
      <text:p text:style-name="Preformatted_20_Text"/>
      <text:p text:style-name="Preformatted_20_Text">********* for RHCA ******************************************************************</text:p>
      <text:p text:style-name="Preformatted_20_Text">hostname</text:p>
      <text:p text:style-name="Preformatted_20_Text">ping</text:p>
      <text:p text:style-name="Preformatted_20_Text">ping -f &lt;ip&gt; <text:s text:c="5"/>*** dobre do testowania sieci wewnetrznej, wysyla duzo pakietow</text:p>
      <text:p text:style-name="Preformatted_20_Text">traceroute</text:p>
      <text:p text:style-name="Preformatted_20_Text">dig</text:p>
      <text:p text:style-name="Preformatted_20_Text"><text:s text:c="2"/>*** status: NOERROR <text:s text:c="8"/>*** domena dziala prawidowo</text:p>
      <text:p text:style-name="Preformatted_20_Text"><text:s text:c="2"/>*** status: NXDOMAIN <text:s text:c="7"/>*** domena nie istnieje</text:p>
      <text:p text:style-name="Preformatted_20_Text"/>
      <text:p text:style-name="Preformatted_20_Text">/&gt; netstat tulnp |grep httpd</text:p>
      <text:p text:style-name="Preformatted_20_Text">/&gt; netstat -anp</text:p>
      <text:p text:style-name="Preformatted_20_Text"/>
      <text:p text:style-name="Preformatted_20_Text">/&gt; ss -lt, youâ€™ll see all listening TCP ports on the local system</text:p>
      <text:p text:style-name="Preformatted_20_Text"><text:s text:c="2"/># ss -lt</text:p>
      <text:p text:style-name="Preformatted_20_Text"><text:s text:c="4"/>State <text:s text:c="6"/>Recv-Q <text:s text:c="5"/>Send-Q <text:s text:c="12"/>Local Address:Port <text:s text:c="14"/>Peer Address:Port <text:s text:c="5"/>Process <text:s text:c="5"/></text:p>
      <text:p text:style-name="Preformatted_20_Text"><text:s text:c="4"/>LISTEN <text:s text:c="5"/>0 <text:s text:c="10"/>128 <text:s text:c="21"/>0.0.0.0:sunrpc <text:s text:c="17"/>0.0.0.0:* <text:s text:c="21"/></text:p>
      <text:p text:style-name="Preformatted_20_Text"><text:s text:c="4"/>LISTEN <text:s text:c="5"/>0 <text:s text:c="10"/>32 <text:s text:c="16"/>192.168.124.1:domain <text:s text:c="17"/>0.0.0.0:* <text:s text:c="21"/></text:p>
      <text:p text:style-name="Preformatted_20_Text"><text:s text:c="4"/>LISTEN <text:s text:c="5"/>0 <text:s text:c="10"/>128 <text:s text:c="21"/>0.0.0.0:ssh <text:s text:c="20"/>0.0.0.0:* <text:s text:c="21"/></text:p>
      <text:p text:style-name="Preformatted_20_Text"><text:s text:c="4"/>LISTEN <text:s text:c="5"/>0 <text:s text:c="10"/>5 <text:s text:c="21"/>127.0.0.1:ipp <text:s text:c="20"/>0.0.0.0:* <text:s text:c="21"/></text:p>
      <text:p text:style-name="Preformatted_20_Text"><text:s text:c="4"/>LISTEN <text:s text:c="5"/>0 <text:s text:c="10"/>128 <text:s text:c="24"/>[::]:sunrpc <text:s text:c="20"/>[::]:* <text:s text:c="21"/></text:p>
      <text:p text:style-name="Preformatted_20_Text"><text:s text:c="4"/>LISTEN <text:s text:c="5"/>0 <text:s text:c="10"/>128 <text:s text:c="24"/>[::]:ssh <text:s text:c="23"/>[::]:* <text:s text:c="21"/></text:p>
      <text:p text:style-name="Preformatted_20_Text"><text:s text:c="4"/>LISTEN <text:s text:c="5"/>0 <text:s text:c="10"/>5 <text:s text:c="25"/>[::1]:ipp <text:s text:c="23"/>[::]:* </text:p>
      <text:p text:style-name="Preformatted_20_Text">/&gt; ss -tul <text:s text:c="12"/>***** Youâ€™ll now see a list of all UDP and TCP ports </text:p>
      <text:p text:style-name="Preformatted_20_Text"><text:s text:c="32"/>that are listening on your server</text:p>
      <text:p text:style-name="Preformatted_20_Text">/&gt; ss -tuna <text:s text:c="12"/>***** show all opened ports</text:p>
      <text:p text:style-name="Preformatted_20_Text"><text:s text:c="4"/># ss -tuna</text:p>
      <text:p text:style-name="Preformatted_20_Text"><text:s text:c="6"/>Netid <text:s text:c="3"/>State <text:s text:c="8"/>Recv-Q <text:s text:c="3"/>Send-Q <text:s text:c="14"/>Local Address:Port <text:s text:c="8"/>Peer Address:Port <text:s text:c="3"/>Process <text:s text:c="2"/></text:p>
      <text:p text:style-name="Preformatted_20_Text"><text:s text:c="6"/>udp <text:s text:c="5"/>UNCONN <text:s text:c="7"/>0 <text:s text:c="8"/>0 <text:s text:c="25"/>0.0.0.0:39539 <text:s text:c="12"/>0.0.0.0:* <text:s text:c="16"/></text:p>
      <text:p text:style-name="Preformatted_20_Text"><text:s text:c="6"/>udp <text:s text:c="5"/>UNCONN <text:s text:c="7"/>0 <text:s text:c="8"/>0 <text:s text:c="19"/>192.168.124.1:53 <text:s text:c="15"/>0.0.0.0:* <text:s text:c="16"/></text:p>
      <text:p text:style-name="Preformatted_20_Text"><text:s text:c="6"/>udp <text:s text:c="5"/>UNCONN <text:s text:c="7"/>0 <text:s text:c="8"/>0 <text:s text:c="18"/>0.0.0.0%virbr0:67 <text:s text:c="15"/>0.0.0.0:* <text:s text:c="16"/></text:p>
      <text:p text:style-name="Preformatted_20_Text"><text:s text:c="6"/>udp <text:s text:c="5"/>ESTAB <text:s text:c="8"/>0 <text:s text:c="8"/>0 <text:s text:c="11"/>192.168.122.34%enp1s0:68 <text:s text:c="9"/>192.168.122.1:67 <text:s text:c="15"/></text:p>
      <text:p text:style-name="Preformatted_20_Text"><text:s text:c="6"/>udp <text:s text:c="5"/>UNCONN <text:s text:c="7"/>0 <text:s text:c="8"/>0 <text:s text:c="25"/>0.0.0.0:111 <text:s text:c="14"/>0.0.0.0:* <text:s text:c="16"/></text:p>
      <text:p text:style-name="Preformatted_20_Text"><text:s text:c="6"/>udp <text:s text:c="5"/>UNCONN <text:s text:c="7"/>0 <text:s text:c="8"/>0 <text:s text:c="25"/>0.0.0.0:5353 <text:s text:c="13"/>0.0.0.0:* <text:s text:c="16"/></text:p>
      <text:p text:style-name="Preformatted_20_Text"><text:s text:c="6"/>udp <text:s text:c="5"/>UNCONN <text:s text:c="7"/>0 <text:s text:c="8"/>0 <text:s text:c="28"/>[::]:111 <text:s text:c="17"/>[::]:* <text:s text:c="16"/></text:p>
      <text:p text:style-name="Preformatted_20_Text"><text:s text:c="6"/>udp <text:s text:c="5"/>UNCONN <text:s text:c="7"/>0 <text:s text:c="8"/>0 <text:s text:c="28"/>[::]:5353 <text:s text:c="16"/>[::]:* <text:s text:c="16"/></text:p>
      <text:p text:style-name="Preformatted_20_Text"><text:s text:c="6"/>udp <text:s text:c="5"/>UNCONN <text:s text:c="7"/>0 <text:s text:c="8"/>0 <text:s text:c="28"/>[::]:56639 <text:s text:c="15"/>[::]:* <text:s text:c="16"/></text:p>
      <text:p text:style-name="Preformatted_20_Text"><text:s text:c="6"/>tcp <text:s text:c="5"/>LISTEN <text:s text:c="7"/>0 <text:s text:c="8"/>32 <text:s text:c="18"/>192.168.124.1:53 <text:s text:c="15"/>0.0.0.0:* <text:s text:c="15"/></text:p>
      <text:p text:style-name="Preformatted_20_Text"/>
      <text:p text:style-name="Preformatted_20_Text">/&gt; grep &lt;port&gt; <text:s/>/etc/services <text:s text:c="10"/>*** you can check service</text:p>
      <text:p text:style-name="Preformatted_20_Text"/>
      <text:p text:style-name="Preformatted_20_Text"><text:soft-page-break/></text:p>
      <text:p text:style-name="Preformatted_20_Text">/&gt; nmap &lt;ip&gt; <text:s text:c="26"/>to test on your server, to firewall testing for example</text:p>
      <text:p text:style-name="Preformatted_20_Text"/>
      <text:p text:style-name="Preformatted_20_Text">ip</text:p>
      <text:p text:style-name="Preformatted_20_Text"><text:s text:c="2"/>ip address show</text:p>
      <text:p text:style-name="Preformatted_20_Text"><text:s text:c="2"/>ip route show</text:p>
      <text:p text:style-name="Preformatted_20_Text"/>
      <text:p text:style-name="Preformatted_20_Text">cat /etc/resolv.conf</text:p>
      <text:p text:style-name="Preformatted_20_Text"/>
      <text:p text:style-name="Preformatted_20_Text">******</text:p>
      <text:p text:style-name="Preformatted_20_Text">hostnamectl -help</text:p>
      <text:p text:style-name="Preformatted_20_Text">hostnamectl set-hostname &lt;name&gt;</text:p>
      <text:p text:style-name="Preformatted_20_Text"/>
      <text:p text:style-name="Preformatted_20_Text">--------------------------------------------------------------------------------</text:p>
      <text:p text:style-name="Preformatted_20_Text">---&gt; Jobs/Proccesses</text:p>
      <text:p text:style-name="Preformatted_20_Text">--------------------------------------------------------------------------------</text:p>
      <text:p text:style-name="Preformatted_20_Text">*** A thread is a task started by a process and that a dedicated CPU can service. </text:p>
      <text:p text:style-name="Preformatted_20_Text"><text:s text:c="4"/>The Linux shell does not offer tools to manage individual threads. </text:p>
      <text:p text:style-name="Preformatted_20_Text"><text:s text:c="4"/>Thread management should be taken care of from within the command.</text:p>
      <text:p text:style-name="Preformatted_20_Text"/>
      <text:p text:style-name="Preformatted_20_Text">Ctrl-Z ---&gt; Stops the job temporarily so that it can be managed. For instance, it can be moved to the background.</text:p>
      <text:p text:style-name="Preformatted_20_Text">Ctrl-D ---&gt; Sends the End Of File (EOF) character to the current job to indicate that it should stop waiting for further input.</text:p>
      <text:p text:style-name="Preformatted_20_Text">Ctrl-C ---&gt; Can be used to cancel the current interactive job.</text:p>
      <text:p text:style-name="Preformatted_20_Text"/>
      <text:p text:style-name="Preformatted_20_Text">/&gt; command &amp; ***** uruchomienie polecenia w tle - background</text:p>
      <text:p text:style-name="Preformatted_20_Text"/>
      <text:p text:style-name="Preformatted_20_Text"><text:s text:c="2"/>lub </text:p>
      <text:p text:style-name="Preformatted_20_Text"><text:s text:c="6"/>/&gt; commend</text:p>
      <text:p text:style-name="Preformatted_20_Text"><text:s text:c="6"/>/&gt; ctrl + z ***** nie przerywa jonbu w odruĹĽnieniu od Ctrl+c</text:p>
      <text:p text:style-name="Preformatted_20_Text"><text:s text:c="6"/>/&gt; bg</text:p>
      <text:p text:style-name="Preformatted_20_Text"/>
      <text:p text:style-name="Preformatted_20_Text">/&gt; jobs ***** wyswietla tzw. joby</text:p>
      <text:p text:style-name="Preformatted_20_Text"/>
      <text:p text:style-name="Preformatted_20_Text">example command that works all time</text:p>
      <text:p text:style-name="Preformatted_20_Text"><text:s text:c="2"/>dd if=/dev/zero of=/dev/null <text:s text:c="7"/></text:p>
      <text:p text:style-name="Preformatted_20_Text"/>
      <text:p text:style-name="Preformatted_20_Text">/&gt; dd if=/dev/zero of=/dev/null &amp; <text:s text:c="10"/>**** move to bg</text:p>
      <text:p text:style-name="Preformatted_20_Text"><text:s text:c="2"/>[root@server1 ~]# killall dd</text:p>
      <text:p text:style-name="Preformatted_20_Text"><text:s text:c="2"/>[4]- <text:s/>Terminated <text:s text:c="13"/>dd if=/dev/zero of=/dev/null</text:p>
      <text:p text:style-name="Preformatted_20_Text"><text:s text:c="2"/>[3]- <text:s/>Terminated <text:s text:c="13"/>dd if=/dev/zero of=/dev/null</text:p>
      <text:p text:style-name="Preformatted_20_Text"><text:s text:c="2"/>[5]+ <text:s/>Terminated <text:s text:c="13"/>dd if=/dev/zero of=/dev/null</text:p>
      <text:p text:style-name="Preformatted_20_Text"/>
      <text:p text:style-name="Preformatted_20_Text"/>
      <text:p text:style-name="Preformatted_20_Text"/>
      <text:p text:style-name="Preformatted_20_Text">/&gt; fg [n] ***** uruchomienie polecenia na pierwszym planie - foreground</text:p>
      <text:p text:style-name="Preformatted_20_Text"/>
      <text:p text:style-name="Preformatted_20_Text">**** ps command *****</text:p>
      <text:p text:style-name="Preformatted_20_Text">ps aux --&gt; If you are looking for a short summary of the active processes</text:p>
      <text:p text:style-name="Preformatted_20_Text">ps -ef --&gt; If you are looking for not only the name of the process but also the exact command that was used to start the process</text:p>
      <text:p text:style-name="Preformatted_20_Text">ps fax --&gt; shows hierarchical relationships between parent and child processes</text:p>
      <text:p text:style-name="Preformatted_20_Text"/>
      <text:p text:style-name="Preformatted_20_Text"><text:s text:c="2"/>exampel:</text:p>
      <text:p text:style-name="Preformatted_20_Text"><text:s text:c="2"/>640 ? <text:s text:c="7"/>S&lt;sl <text:s text:c="2"/>0:00 <text:s/>\_ /sbin/audispd LANG=pl_PL.UTF-8 PATH=/usr/local/sbin:/usr/local/bin:/usr/sbin:/usr/bin</text:p>
      <text:p text:style-name="Preformatted_20_Text"><text:s text:c="4"/>642 ? <text:s text:c="7"/>S&lt; <text:s text:c="4"/>0:00 <text:s text:c="5"/>\_ /usr/sbin/sedispatch</text:p>
      <text:p text:style-name="Preformatted_20_Text"/>
      <text:p text:style-name="Preformatted_20_Text">ps L <text:s text:c="25"/>**** show format specifier</text:p>
      <text:p text:style-name="Preformatted_20_Text">ps -eo pid,%cpu,ppid,user,cmd **** own format of ps command based on "ps L"</text:p>
      <text:p text:style-name="Preformatted_20_Text"/>
      <text:p text:style-name="Preformatted_20_Text"><text:soft-page-break/>ps -fU linda <text:s/>***** will show all processes run by linda <text:s/>|or| ps -aux | grep mysza</text:p>
      <text:p text:style-name="Preformatted_20_Text"/>
      <text:p text:style-name="Preformatted_20_Text">!!!! show process tree for specific process ---SSH---</text:p>
      <text:p text:style-name="Preformatted_20_Text">ps -f --forest -C sshd</text:p>
      <text:p text:style-name="Preformatted_20_Text">UID <text:s text:c="9"/>PID <text:s text:c="3"/>PPID <text:s/>C STIME TTY <text:s text:c="9"/>TIME CMD</text:p>
      <text:p text:style-name="Preformatted_20_Text">root <text:s text:c="8"/>987 <text:s text:c="6"/>1 <text:s/>0 15:34 ? <text:s text:c="7"/>00:00:00 /usr/sbin/sshd -D -oCiphers=aes256-gcm@openssh.com,chacha20-</text:p>
      <text:p text:style-name="Preformatted_20_Text">root <text:s text:c="7"/>3151 <text:s text:c="4"/>987 <text:s/>0 15:42 ? <text:s text:c="7"/>00:00:00 <text:s/>\_ sshd: mysza [priv]</text:p>
      <text:p text:style-name="Preformatted_20_Text">mysza <text:s text:c="6"/>3157 <text:s text:c="3"/>3151 <text:s/>0 15:42 ? <text:s text:c="7"/>00:00:00 <text:s text:c="5"/>\_ sshd: mysza@pts/1</text:p>
      <text:p text:style-name="Preformatted_20_Text"/>
      <text:p text:style-name="Preformatted_20_Text">--------------------------------------------------------------------------------</text:p>
      <text:p text:style-name="Preformatted_20_Text">---&gt; SYSTEM Monitoring:</text:p>
      <text:p text:style-name="Preformatted_20_Text">--------------------------------------------------------------------------------</text:p>
      <text:p text:style-name="Preformatted_20_Text">*** <text:s/>Memory:</text:p>
      <text:p text:style-name="Preformatted_20_Text"/>
      <text:p text:style-name="Preformatted_20_Text"><text:s text:c="2"/># free -m</text:p>
      <text:p text:style-name="Preformatted_20_Text"><text:s text:c="16"/>total <text:s text:c="7"/>used <text:s text:c="7"/>free <text:s text:c="5"/>shared <text:s/>buff/cache <text:s text:c="2"/>available</text:p>
      <text:p text:style-name="Preformatted_20_Text"><text:s text:c="2"/>Mem: <text:s text:c="10"/>1817 <text:s text:c="8"/>875 <text:s text:c="8"/>117 <text:s text:c="9"/>18 <text:s text:c="8"/>824 <text:s text:c="8"/>775</text:p>
      <text:p text:style-name="Preformatted_20_Text"><text:s text:c="2"/>Swap: <text:s text:c="9"/>2047 <text:s text:c="10"/>2 <text:s text:c="7"/>2045</text:p>
      <text:p text:style-name="Preformatted_20_Text"/>
      <text:p text:style-name="Preformatted_20_Text"><text:s text:c="2"/>/&gt; grep ctive /proc/meminfo</text:p>
      <text:p text:style-name="Preformatted_20_Text"><text:s text:c="4"/>example:</text:p>
      <text:p text:style-name="Preformatted_20_Text"><text:s text:c="4"/>[root@lab2111 ~]# grep ctive /proc/meminfo</text:p>
      <text:p text:style-name="Preformatted_20_Text"><text:s text:c="4"/>Active: <text:s text:c="10"/>706392 kB</text:p>
      <text:p text:style-name="Preformatted_20_Text"><text:s text:c="4"/>Inactive: <text:s text:c="8"/>408616 kB</text:p>
      <text:p text:style-name="Preformatted_20_Text"><text:s text:c="4"/>Active(anon): <text:s text:c="4"/>612692 kB ***** anon - programy,procesy</text:p>
      <text:p text:style-name="Preformatted_20_Text"><text:s text:c="4"/>Inactive(anon): <text:s text:c="3"/>11648 kB ***** swap na HDD</text:p>
      <text:p text:style-name="Preformatted_20_Text"><text:s text:c="4"/>Active(file): <text:s text:c="5"/>93700 kB ***** file - cash</text:p>
      <text:p text:style-name="Preformatted_20_Text"><text:s text:c="4"/>Inactive(file): <text:s text:c="2"/>396968 kB ***** swap na HDD</text:p>
      <text:p text:style-name="Preformatted_20_Text"><text:s text:c="2"/></text:p>
      <text:p text:style-name="Preformatted_20_Text"><text:s text:c="2"/>root@usqeaqs01:~# echo "::memstat" | mdb -k</text:p>
      <text:p text:style-name="Preformatted_20_Text"><text:s text:c="8"/>Page Summary <text:s text:c="15"/>Pages <text:s text:c="15"/>MB <text:s/>%Tot</text:p>
      <text:p text:style-name="Preformatted_20_Text"><text:s text:c="8"/>------------ <text:s text:c="4"/>---------------- <text:s/>---------------- <text:s/>----</text:p>
      <text:p text:style-name="Preformatted_20_Text"><text:s text:c="8"/>Kernel <text:s text:c="20"/>302368 <text:s text:c="13"/>2362 <text:s text:c="3"/>7%</text:p>
      <text:p text:style-name="Preformatted_20_Text"><text:s text:c="8"/>ZFS File Data <text:s text:c="14"/>50674 <text:s text:c="14"/>395 <text:s text:c="3"/>1%</text:p>
      <text:p text:style-name="Preformatted_20_Text"><text:s text:c="8"/>Anon <text:s text:c="21"/>2693630 <text:s text:c="12"/>21043 <text:s text:c="2"/>64%</text:p>
      <text:p text:style-name="Preformatted_20_Text"><text:s text:c="8"/>Exec and libs <text:s text:c="14"/>27005 <text:s text:c="14"/>210 <text:s text:c="3"/>1%</text:p>
      <text:p text:style-name="Preformatted_20_Text"><text:s text:c="8"/>Page cache <text:s text:c="19"/>341 <text:s text:c="16"/>2 <text:s text:c="3"/>0%</text:p>
      <text:p text:style-name="Preformatted_20_Text"><text:s text:c="8"/>Free (cachelist) <text:s text:c="11"/>66163 <text:s text:c="14"/>516 <text:s text:c="3"/>2%</text:p>
      <text:p text:style-name="Preformatted_20_Text"><text:s text:c="8"/>Free (freelist) <text:s text:c="10"/>1054123 <text:s text:c="13"/>8235 <text:s text:c="2"/>25%</text:p>
      <text:p text:style-name="Preformatted_20_Text"><text:s text:c="8"/>Total <text:s text:c="19"/>4194304 <text:s text:c="12"/>32768</text:p>
      <text:p text:style-name="Preformatted_20_Text"/>
      <text:p text:style-name="Preformatted_20_Text"># uptime <text:s text:c="15"/>***** czas ostatniego restartu + sredni czas zaladowania</text:p>
      <text:p text:style-name="Preformatted_20_Text"><text:s text:c="2"/>[root@lab2111 ~]# uptime</text:p>
      <text:p text:style-name="Preformatted_20_Text"><text:s text:c="3"/>09:12:49 up 1 min, <text:s/>2 users, <text:s/>load average: 2,04, 0,81, 0,29 <text:s text:c="4"/>****avg last: 5min | 10min | 15min </text:p>
      <text:p text:style-name="Preformatted_20_Text"><text:s text:c="2"/></text:p>
      <text:p text:style-name="Preformatted_20_Text"><text:s text:c="2"/>or</text:p>
      <text:p text:style-name="Preformatted_20_Text"/>
      <text:p text:style-name="Preformatted_20_Text"><text:s text:c="2"/># who -b</text:p>
      <text:p text:style-name="Preformatted_20_Text"/>
      <text:p text:style-name="Preformatted_20_Text"># watch uptime <text:s text:c="7"/>***** command uptime but running in realtime</text:p>
      <text:p text:style-name="Preformatted_20_Text"/>
      <text:p text:style-name="Preformatted_20_Text"><text:s/># lscpu | less <text:s text:c="9"/>***** ilosc procesorow itp</text:p>
      <text:p text:style-name="Preformatted_20_Text"><text:s/># lscpu | grep CPU\(s\):</text:p>
      <text:p text:style-name="Preformatted_20_Text"/>
      <text:p text:style-name="Preformatted_20_Text"><text:s text:c="2"/>/&gt; nproc <text:s text:c="37"/>**** ilosc cpu</text:p>
      <text:p text:style-name="Preformatted_20_Text"><text:s text:c="2"/>/&gt; sudo 'mpstat -P ALL 1 15' <text:s text:c="19"/>**** odswieza co 1sek 60x</text:p>
      <text:p text:style-name="Preformatted_20_Text"/>
      <text:p text:style-name="Preformatted_20_Text"><text:s/>***** system dashboard *******</text:p>
      <text:p text:style-name="Preformatted_20_Text"/>
      <text:p text:style-name="Preformatted_20_Text"><text:soft-page-break/><text:s text:c="2"/>man 7 signal <text:s text:c="3"/>***** do zapoznanai</text:p>
      <text:p text:style-name="Preformatted_20_Text"/>
      <text:p text:style-name="Preformatted_20_Text">/&gt; top</text:p>
      <text:p text:style-name="Preformatted_20_Text"><text:s text:c="2"/>press [1] - show all CPU</text:p>
      <text:p text:style-name="Preformatted_20_Text"><text:s text:c="2"/>press [2] - show nods</text:p>
      <text:p text:style-name="Preformatted_20_Text"><text:s text:c="2"/>press [f] - jakie kolumny chcemy widziec w poleceniu TOP</text:p>
      <text:p text:style-name="Preformatted_20_Text"><text:s text:c="2"/>press [M] - filter on memory usage</text:p>
      <text:p text:style-name="Preformatted_20_Text"><text:s text:c="2"/>press [W] - to save new display settings</text:p>
      <text:p text:style-name="Preformatted_20_Text"><text:s text:c="2"/>press [k] - to let send command to process</text:p>
      <text:p text:style-name="Preformatted_20_Text"><text:s text:c="2"/>press [A] - zmiana widoku </text:p>
      <text:p text:style-name="Preformatted_20_Text"/>
      <text:p text:style-name="Preformatted_20_Text"><text:s text:c="3"/>/&gt; top and press [k]</text:p>
      <text:p text:style-name="Preformatted_20_Text"><text:s text:c="4"/>1. &lt;pid&gt; [enter]</text:p>
      <text:p text:style-name="Preformatted_20_Text"><text:s text:c="4"/>2. <text:s/>[enter] &lt;defaule signal is 15&gt;</text:p>
      <text:p text:style-name="Preformatted_20_Text"/>
      <text:p text:style-name="Preformatted_20_Text"><text:s text:c="4"/>or</text:p>
      <text:p text:style-name="Preformatted_20_Text"/>
      <text:p text:style-name="Preformatted_20_Text"><text:s text:c="4"/>/&gt; top and press [k]</text:p>
      <text:p text:style-name="Preformatted_20_Text"><text:s text:c="4"/>1. &lt;pid&gt; [enter]</text:p>
      <text:p text:style-name="Preformatted_20_Text"><text:s text:c="4"/>2. 9 [enter] <text:s text:c="15"/>*** 15 [kill] gives process the chance to save it's work,</text:p>
      <text:p text:style-name="Preformatted_20_Text"><text:s text:c="32"/>*** 9 [kill -9] doesn't give that chance </text:p>
      <text:p text:style-name="Preformatted_20_Text"/>
      <text:p text:style-name="Preformatted_20_Text"><text:s text:c="2"/>pross [r] - change priorities of processes</text:p>
      <text:p text:style-name="Preformatted_20_Text"/>
      <text:p text:style-name="Preformatted_20_Text"/>
      <text:p text:style-name="Preformatted_20_Text"><text:s text:c="2"/>|description|&gt;&gt;&gt;&gt;&gt;&gt;&gt;&gt;&gt;&gt;&gt;</text:p>
      <text:p text:style-name="Preformatted_20_Text"/>
      <text:p text:style-name="Preformatted_20_Text"><text:s text:c="6"/>Running (R) -- The process is currently active and using CPU time, or in the queue of runnable processes waiting to get services.</text:p>
      <text:p text:style-name="Preformatted_20_Text"><text:s text:c="6"/>Sleeping (S) -- The process is waiting for an event to complete.</text:p>
      <text:p text:style-name="Preformatted_20_Text"><text:s text:c="6"/>Uninterruptable sleep (D) -- The process is in a sleep state that cannot be stopped. This usually happens while a process is waiting for I/O.</text:p>
      <text:p text:style-name="Preformatted_20_Text"><text:s text:c="6"/>Stopped (T) -- The process has been stopped, which typically has happened to an interactive shell process, using the Ctrl-Z key sequence.</text:p>
      <text:p text:style-name="Preformatted_20_Text"><text:s text:c="6"/>Zombie (Z) -- The process has been stopped but could not be removed by its parent, which has put it in an unmanageable state.</text:p>
      <text:p text:style-name="Preformatted_20_Text"/>
      <text:p text:style-name="Preformatted_20_Text"><text:s text:c="2"/>- CPU(s): what cpu doing</text:p>
      <text:p text:style-name="Preformatted_20_Text"><text:s text:c="4"/>us - software</text:p>
      <text:p text:style-name="Preformatted_20_Text"><text:s text:c="4"/>sy - hardware access, kernel operations</text:p>
      <text:p text:style-name="Preformatted_20_Text"><text:s text:c="4"/>ni - process which priority was changed</text:p>
      <text:p text:style-name="Preformatted_20_Text"><text:s text:c="4"/>id - time when this cpu do nothing</text:p>
      <text:p text:style-name="Preformatted_20_Text"><text:s text:c="4"/>wa - waiting time &gt; 20% problem on storage line (slow disk,file system)</text:p>
      <text:p text:style-name="Preformatted_20_Text"><text:s text:c="2"/>- Memory:</text:p>
      <text:p text:style-name="Preformatted_20_Text"><text:s text:c="4"/>VIRT - virtual</text:p>
      <text:p text:style-name="Preformatted_20_Text"><text:s text:c="4"/>RES - resident</text:p>
      <text:p text:style-name="Preformatted_20_Text"><text:s text:c="4"/>SHR - shared</text:p>
      <text:p text:style-name="Preformatted_20_Text"><text:s text:c="4"/></text:p>
      <text:p text:style-name="Preformatted_20_Text"><text:s text:c="4"/>PID 1 in RH is always "systemd" </text:p>
      <text:p text:style-name="Preformatted_20_Text"><text:s text:c="4"/>VSZ - virtual memory claimed by process</text:p>
      <text:p text:style-name="Preformatted_20_Text"><text:s text:c="4"/>RSS - realy used from phisica memory</text:p>
      <text:p text:style-name="Preformatted_20_Text"><text:s text:c="4"/>S - S - process is sleeping R - running</text:p>
      <text:p text:style-name="Preformatted_20_Text"><text:s text:c="4"/>START - start time</text:p>
      <text:p text:style-name="Preformatted_20_Text"><text:s text:c="4"/>TIME - how long has it been active</text:p>
      <text:p text:style-name="Preformatted_20_Text"/>
      <text:p text:style-name="Preformatted_20_Text"/>
      <text:p text:style-name="Preformatted_20_Text">**** others commands</text:p>
      <text:p text:style-name="Preformatted_20_Text"><text:s/>/&gt; kill -l <text:s text:c="4"/>**** show signal list </text:p>
      <text:p text:style-name="Preformatted_20_Text"><text:s/>/&gt; kill</text:p>
      <text:p text:style-name="Preformatted_20_Text"><text:s/>/&gt; pkill <text:s/>- znajduje pid procesu o okreslonej nazwie np systemd</text:p>
      <text:p text:style-name="Preformatted_20_Text"><text:s/>/&gt; killall <text:s/>- zabija procesy po nazwie wiec mozna zabijac je grupowi </text:p>
      <text:p text:style-name="Preformatted_20_Text"/>
      <text:p text:style-name="Preformatted_20_Text"><text:s text:c="2"/>The signal SIGTERM (15) is used to ask a process to stop.</text:p>
      <text:p text:style-name="Preformatted_20_Text"><text:soft-page-break/><text:s text:c="2"/>The signal SIGKILL (9) is used to force a process to stop.</text:p>
      <text:p text:style-name="Preformatted_20_Text"><text:s text:c="2"/>The SIGHUP (1) signal is used to hang up a process. The effect is </text:p>
      <text:p text:style-name="Preformatted_20_Text"><text:s text:c="18"/>that the process will reread its configuration files, </text:p>
      <text:p text:style-name="Preformatted_20_Text"><text:s text:c="18"/>which makes this a useful signal to use after making modifications to a process configuration file.</text:p>
      <text:p text:style-name="Preformatted_20_Text"/>
      <text:p text:style-name="Preformatted_20_Text"/>
      <text:p text:style-name="Preformatted_20_Text">--------------------------------------------------------------------------------</text:p>
      <text:p text:style-name="Preformatted_20_Text">---&gt; Priorities and Niceness:</text:p>
      <text:p text:style-name="Preformatted_20_Text">--------------------------------------------------------------------------------</text:p>
      <text:p text:style-name="Preformatted_20_Text">## command to change Priorities</text:p>
      <text:p text:style-name="Preformatted_20_Text">/&gt; nice</text:p>
      <text:p text:style-name="Preformatted_20_Text">/&gt; renice</text:p>
      <text:p text:style-name="Preformatted_20_Text"><text:s text:c="2"/></text:p>
      <text:p text:style-name="Preformatted_20_Text"><text:s text:c="2"/>example: value of nice/renice &lt;-20,19&gt; so PR=&lt;0,39&gt; <text:s text:c="3"/></text:p>
      <text:p text:style-name="Preformatted_20_Text"><text:s text:c="2"/>/&gt; nice -n -1 &lt;nazwa procesu&gt; *** zmiana prioryteto na [aktualna wartosc] -1 np: 20-1=19</text:p>
      <text:p text:style-name="Preformatted_20_Text"><text:s text:c="2"/>/&gt; renice -n 5 -p &lt;nr.procesu&gt; *** zmiana prioryteto na +5 od wartosci domyslnej np: 20 <text:s/>|or| renice 5 -p &lt;nr.procesu&gt;</text:p>
      <text:p text:style-name="Preformatted_20_Text"/>
      <text:p text:style-name="Preformatted_20_Text">nice values is between -20 and 19</text:p>
      <text:p text:style-name="Preformatted_20_Text">nice changes we see when we use command TOP:</text:p>
      <text:p text:style-name="Preformatted_20_Text"/>
      <text:p text:style-name="Preformatted_20_Text"><text:s text:c="6"/>PID USER <text:s text:c="6"/>PR <text:s text:c="2"/>NI <text:s text:c="3"/>VIRT <text:s text:c="3"/>RES <text:s text:c="3"/>SHR S <text:s/>%CPU <text:s/>%MEM <text:s text:c="4"/>TIME+ COMMAND <text:s text:c="33"/></text:p>
      <text:p text:style-name="Preformatted_20_Text"><text:s text:c="8"/>2156 mysza <text:s text:c="2"/>20 <text:s text:c="2"/>0 <text:s/>3681380 288932 11552 S <text:s text:c="2"/>0.7 <text:s/>15.5 <text:s text:c="2"/>0:48.85 gnome-shell <text:s text:c="29"/></text:p>
      <text:p text:style-name="Preformatted_20_Text"><text:s text:c="10"/>1 root <text:s text:c="5"/>20 <text:s text:c="2"/>0 <text:s/>252424 <text:s/>14820 <text:s text:c="2"/>9848 S <text:s text:c="2"/>0.0 <text:s text:c="2"/>0.8 <text:s text:c="2"/>0:02.27 systemd <text:s text:c="2"/></text:p>
      <text:p text:style-name="Preformatted_20_Text"><text:s text:c="12"/></text:p>
      <text:p text:style-name="Preformatted_20_Text"><text:s text:c="6"/>*** NI -- column --- process which priority was changed</text:p>
      <text:p text:style-name="Preformatted_20_Text"/>
      <text:p text:style-name="Preformatted_20_Text">*** change priorities</text:p>
      <text:p text:style-name="Preformatted_20_Text"><text:s text:c="2"/>/&gt; top and press [r] (-19 or 5 *zwiekszenie priorytetu lub zmniejszenie)</text:p>
      <text:p text:style-name="Preformatted_20_Text"><text:s/></text:p>
      <text:p text:style-name="Preformatted_20_Text"><text:s/>!!! if value in PR column is clouser O priority is higher </text:p>
      <text:p text:style-name="Preformatted_20_Text"><text:s/>0 --&gt; process that is done in realtime</text:p>
      <text:p text:style-name="Preformatted_20_Text"/>
      <text:p text:style-name="Preformatted_20_Text">--------------------------------------------------------------------------------</text:p>
      <text:p text:style-name="Preformatted_20_Text">---&gt; tuned:</text:p>
      <text:p text:style-name="Preformatted_20_Text">--------------------------------------------------------------------------------</text:p>
      <text:p text:style-name="Preformatted_20_Text">To offer the best possible performance right from the start, RHEL 8 comes with tuned. </text:p>
      <text:p text:style-name="Preformatted_20_Text">It offers a daemon that monitors system activity and provides some profiles. In the profiles, </text:p>
      <text:p text:style-name="Preformatted_20_Text">an administrator can automatically tune a system for best possible latency, throughput, or power consumption.</text:p>
      <text:p text:style-name="Preformatted_20_Text"/>
      <text:p text:style-name="Preformatted_20_Text">### command</text:p>
      <text:p text:style-name="Preformatted_20_Text">tuned-adm list <text:s text:c="5"/>*** shows list of profiles</text:p>
      <text:p text:style-name="Preformatted_20_Text">tuned-adm profile &lt;name&gt;</text:p>
      <text:p text:style-name="Preformatted_20_Text">tuned-adm active </text:p>
      <text:p text:style-name="Preformatted_20_Text"/>
      <text:p text:style-name="Preformatted_20_Text">example:</text:p>
      <text:p text:style-name="Preformatted_20_Text">$ tuned-adm profile desktop</text:p>
      <text:p text:style-name="Preformatted_20_Text"/>
      <text:p text:style-name="Preformatted_20_Text"><text:s text:c="4"/>Profile <text:s text:c="26"/>| Use</text:p>
      <text:p text:style-name="Preformatted_20_Text"><text:s text:c="4"/>-------------------------------------------------------------------------------------------------</text:p>
      <text:p text:style-name="Preformatted_20_Text"><text:s text:c="4"/>balanced <text:s text:c="25"/>| The best compromise between power usage and performance</text:p>
      <text:p text:style-name="Preformatted_20_Text"><text:s text:c="4"/>desktop <text:s text:c="26"/>| Based on the balanced profile, but tuned for better response to interactive applications</text:p>
      <text:p text:style-name="Preformatted_20_Text"><text:soft-page-break/><text:s text:c="4"/>latency-performance <text:s text:c="14"/>| Tuned for maximum throughput</text:p>
      <text:p text:style-name="Preformatted_20_Text"><text:s text:c="4"/>network-latency <text:s text:c="18"/>| Based on latency-performance, but with additional options to reduce network latency</text:p>
      <text:p text:style-name="Preformatted_20_Text"><text:s text:c="4"/>network-throughput <text:s text:c="15"/>| Based on throughput-performance, optimizes older CPUs for streaming content</text:p>
      <text:p text:style-name="Preformatted_20_Text"><text:s text:c="4"/>powersave <text:s text:c="24"/>| Tunes for maximum power saving</text:p>
      <text:p text:style-name="Preformatted_20_Text"><text:s text:c="4"/>throughput-performance <text:s text:c="11"/>| Tunes for maximum throughput</text:p>
      <text:p text:style-name="Preformatted_20_Text"><text:s text:c="4"/>virtual-guest <text:s text:c="20"/>| Optimizes Linux for running as a virtual machine</text:p>
      <text:p text:style-name="Preformatted_20_Text"><text:s text:c="4"/>virtual-host <text:s text:c="21"/>| Optimizes Linux for use as a KVM host</text:p>
      <text:p text:style-name="Preformatted_20_Text"/>
      <text:p text:style-name="Preformatted_20_Text">Using tuned</text:p>
      <text:p text:style-name="Preformatted_20_Text"><text:s text:c="2"/>1.Use yum -y install tuned to ensure that tuned is installed. (It probably already is.)</text:p>
      <text:p text:style-name="Preformatted_20_Text"><text:s text:c="2"/>2.Type systemctl status tuned to check whether tuned currently is running. If it is not, use systemctl enable --now tuned.</text:p>
      <text:p text:style-name="Preformatted_20_Text"><text:s text:c="2"/>3.Type tuned-adm active to see which profile currently is used.</text:p>
      <text:p text:style-name="Preformatted_20_Text"><text:s text:c="2"/>4.Type tuned-adm recommend to see which tuned profile is recommended.</text:p>
      <text:p text:style-name="Preformatted_20_Text"><text:s text:c="2"/>5.To select and activate the throughput-performance profile, type tuned-adm profile throughput-performance.</text:p>
      <text:p text:style-name="Preformatted_20_Text"/>
      <text:p text:style-name="Preformatted_20_Text">--------------------------------------------------------------------------------</text:p>
      <text:p text:style-name="Preformatted_20_Text">---&gt; YUM - Packages/dependency:</text:p>
      <text:p text:style-name="Preformatted_20_Text">--------------------------------------------------------------------------------</text:p>
      <text:p text:style-name="Preformatted_20_Text"><text:s text:c="2"/>yum -&gt; Meta Package Handlers</text:p>
      <text:p text:style-name="Preformatted_20_Text"><text:s text:c="2"/>/&gt; man yum.conf</text:p>
      <text:p text:style-name="Preformatted_20_Text"><text:s text:c="2"/>/&gt; man yum</text:p>
      <text:p text:style-name="Preformatted_20_Text"/>
      <text:p text:style-name="Preformatted_20_Text"><text:s text:c="2"/>------------</text:p>
      <text:p text:style-name="Preformatted_20_Text"><text:s text:c="2"/>yum install -y yum-config-manager <text:s/>*** manger do zarzÄ…dzania repo </text:p>
      <text:p text:style-name="Preformatted_20_Text"><text:s text:c="4"/>yum-config-manager --add-repo /repo <text:s text:c="4"/>**** dodaje file.repo to /etc/yum.repos.d </text:p>
      <text:p text:style-name="Preformatted_20_Text"><text:s text:c="4"/>yum-config-manager --set-disable repo <text:s text:c="4"/>**** ustawia enable=0 w pliku konfiguracyjnym </text:p>
      <text:p text:style-name="Preformatted_20_Text"><text:s text:c="4"/>yum-config-manager --set-enable &lt;repoID&gt; <text:s text:c="4"/>**** ustawia enable=0 w pliku konfiguracyjnym</text:p>
      <text:p text:style-name="Preformatted_20_Text"/>
      <text:p text:style-name="Preformatted_20_Text"><text:s text:c="2"/>********* yum using repositories *******************************************</text:p>
      <text:p text:style-name="Preformatted_20_Text"><text:s text:c="4"/>/&gt; yum repolist <text:s text:c="19"/>*** wyswietla liste repositories</text:p>
      <text:p text:style-name="Preformatted_20_Text"/>
      <text:p text:style-name="Preformatted_20_Text"><text:s text:c="2"/>*** create own repository *********</text:p>
      <text:p text:style-name="Preformatted_20_Text"><text:s text:c="4"/>1. create ISO file from cdrom</text:p>
      <text:p text:style-name="Preformatted_20_Text"><text:s text:c="6"/>dd if=/dev/sr0 of=/rhel8.iso bs=1M</text:p>
      <text:p text:style-name="Preformatted_20_Text"><text:s text:c="4"/>2. create dir for repo</text:p>
      <text:p text:style-name="Preformatted_20_Text"><text:s text:c="6"/>mkdir /repo</text:p>
      <text:p text:style-name="Preformatted_20_Text"><text:s text:c="4"/>3. mount iso file as dir: /repo </text:p>
      <text:p text:style-name="Preformatted_20_Text"><text:s text:c="6"/>add to /etc/fstab</text:p>
      <text:p text:style-name="Preformatted_20_Text"><text:s text:c="6"/>/rhel8.iso <text:s text:c="4"/>/repo <text:s text:c="10"/>iso9660 <text:s text:c="3"/>defaults <text:s text:c="7"/>0 0</text:p>
      <text:p text:style-name="Preformatted_20_Text"><text:s text:c="4"/>4. check if entry in fstab is ok</text:p>
      <text:p text:style-name="Preformatted_20_Text"><text:s text:c="6"/># mount -a</text:p>
      <text:p text:style-name="Preformatted_20_Text"><text:s text:c="6"/># systemctl daemon-reload</text:p>
      <text:p text:style-name="Preformatted_20_Text"/>
      <text:p text:style-name="Preformatted_20_Text"><text:s text:c="4"/>5. We have to create 2x dirs because rhel8 works with two repositories BaseOS and AppStream</text:p>
      <text:p text:style-name="Preformatted_20_Text"><text:s text:c="8"/>dr-xr-xr-x. 4 mysza mysza <text:s/>2048 Nov 18 <text:s/>2020 AppStream</text:p>
      <text:p text:style-name="Preformatted_20_Text"><text:s text:c="8"/>dr-xr-xr-x. 4 mysza mysza <text:s/>2048 Nov 18 <text:s/>2020 BaseOS</text:p>
      <text:p text:style-name="Preformatted_20_Text"><text:s text:c="4"/>6. create configs for both of them</text:p>
      <text:p text:style-name="Preformatted_20_Text"/>
      <text:p text:style-name="Preformatted_20_Text"><text:s text:c="8"/>/etc/yum.repos.d/&lt;filename&gt;.repo: <text:s text:c="14"/>*** repositories' files &lt;name&gt;.repo is needed</text:p>
      <text:p text:style-name="Preformatted_20_Text"/>
      <text:p text:style-name="Preformatted_20_Text"><text:s text:c="8"/>---------------------------------------------------------</text:p>
      <text:p text:style-name="Preformatted_20_Text"><text:s text:c="8"/>Example: </text:p>
      <text:p text:style-name="Preformatted_20_Text"><text:s text:c="10"/>/etc/yum.repos.d/appstream.repo</text:p>
      <text:p text:style-name="Preformatted_20_Text"><text:soft-page-break/><text:s text:c="10"/>[AppStream] <text:s text:c="9"/>*** we need 3 lines</text:p>
      <text:p text:style-name="Preformatted_20_Text"><text:s text:c="10"/>name=appstream</text:p>
      <text:p text:style-name="Preformatted_20_Text"><text:s text:c="10"/>baseurl=file:///repo/AppStream</text:p>
      <text:p text:style-name="Preformatted_20_Text"><text:s text:c="10"/>gpgcheck=0</text:p>
      <text:p text:style-name="Preformatted_20_Text"><text:s text:c="10"/></text:p>
      <text:p text:style-name="Preformatted_20_Text"><text:s text:c="10"/>/etc/yum.repos.d/baseos.repo</text:p>
      <text:p text:style-name="Preformatted_20_Text"><text:s text:c="10"/>[BaseOS] <text:s text:c="9"/>*** we need 3 lines</text:p>
      <text:p text:style-name="Preformatted_20_Text"><text:s text:c="10"/>name=baseos</text:p>
      <text:p text:style-name="Preformatted_20_Text"><text:s text:c="10"/>baseurl=file:///repo/BaseOS</text:p>
      <text:p text:style-name="Preformatted_20_Text"><text:s text:c="10"/>gpgcheck=0</text:p>
      <text:p text:style-name="Preformatted_20_Text"><text:s text:c="8"/>---------------------------------------------------------</text:p>
      <text:p text:style-name="Preformatted_20_Text"><text:s text:c="2"/>/&gt; yum repolist <text:s text:c="16"/>***** we should see our repositories</text:p>
      <text:p text:style-name="Preformatted_20_Text"/>
      <text:p text:style-name="Preformatted_20_Text"><text:s text:c="6"/>Loaded plugins: fastestmirror</text:p>
      <text:p text:style-name="Preformatted_20_Text"><text:s text:c="6"/>Loading mirror speeds from cached hostfile</text:p>
      <text:p text:style-name="Preformatted_20_Text"><text:s text:c="6"/>* base: ftp.agh.edu.pl</text:p>
      <text:p text:style-name="Preformatted_20_Text"><text:s text:c="6"/>* extras: ftp.icm.edu.pl</text:p>
      <text:p text:style-name="Preformatted_20_Text"><text:s text:c="6"/>* updates: ftp.agh.edu.pl</text:p>
      <text:p text:style-name="Preformatted_20_Text"><text:s text:c="6"/>myrepo <text:s text:c="50"/>| 2.9 kB <text:s text:c="4"/>00:00 <text:s text:c="4"/></text:p>
      <text:p text:style-name="Preformatted_20_Text"><text:s text:c="6"/>myrepo/primary_db <text:s text:c="41"/>| 1.1 kB <text:s text:c="2"/>00:00 <text:s text:c="4"/></text:p>
      <text:p text:style-name="Preformatted_20_Text"><text:s text:c="6"/>repo id <text:s text:c="28"/>repo name <text:s text:c="28"/>status</text:p>
      <text:p text:style-name="Preformatted_20_Text"><text:s text:c="6"/>base/7/x86_64 <text:s text:c="22"/>CentOS-7 - Base <text:s text:c="22"/>10,097</text:p>
      <text:p text:style-name="Preformatted_20_Text"><text:s text:c="6"/>extras/7/x86_64 <text:s text:c="20"/>CentOS-7 - Extras <text:s text:c="23"/>341</text:p>
      <text:p text:style-name="Preformatted_20_Text"><text:s text:c="6"/>myrepo <text:s text:c="29"/>my demo repository <text:s text:c="24"/>0 <text:s/>***my repo</text:p>
      <text:p text:style-name="Preformatted_20_Text"><text:s text:c="6"/>updates/7/x86_64 <text:s text:c="19"/>CentOS-7 - Updates <text:s text:c="20"/>1,787</text:p>
      <text:p text:style-name="Preformatted_20_Text"><text:s text:c="6"/>repolist: 12,225</text:p>
      <text:p text:style-name="Preformatted_20_Text"/>
      <text:p text:style-name="Preformatted_20_Text">--------------------------------------------------------------------------------</text:p>
      <text:p text:style-name="Preformatted_20_Text">---&gt; YUM - command:</text:p>
      <text:p text:style-name="Preformatted_20_Text">--------------------------------------------------------------------------------</text:p>
      <text:p text:style-name="Preformatted_20_Text"/>
      <text:p text:style-name="Preformatted_20_Text">Item <text:s text:c="29"/>| Explanation</text:p>
      <text:p text:style-name="Preformatted_20_Text">------------------------------------------------------------------------------------------------------------------------------------------------</text:p>
      <text:p text:style-name="Preformatted_20_Text">RPM <text:s text:c="30"/>| The default package format. Contains files, as well as metadata that describes how to install the files. </text:p>
      <text:p text:style-name="Preformatted_20_Text"><text:s text:c="34"/>| <text:s text:c="3"/>Optionally may contain pre- and post-installation scripts as well.</text:p>
      <text:p text:style-name="Preformatted_20_Text">Module <text:s text:c="27"/>| A delivery mechanism to install RPM packages. In a module different versions and profiles can be provided.</text:p>
      <text:p text:style-name="Preformatted_20_Text">Application stream <text:s text:c="15"/>| A specific version of the module.</text:p>
      <text:p text:style-name="Preformatted_20_Text">Profile <text:s text:c="26"/>| A collection of packages that are installed together for a particular use case.</text:p>
      <text:p text:style-name="Preformatted_20_Text"/>
      <text:p text:style-name="Preformatted_20_Text"><text:s text:c="2"/>/&gt; yum clean all --- czysci cash</text:p>
      <text:p text:style-name="Preformatted_20_Text"><text:s text:c="2"/>/&gt; yum distro-sync **** to ensure that all dependent packages are updated as well</text:p>
      <text:p text:style-name="Preformatted_20_Text"/>
      <text:p text:style-name="Preformatted_20_Text"><text:s text:c="2"/>yum search &lt;phrase&gt; <text:s text:c="14"/>*** search phrase in the package description no in content</text:p>
      <text:p text:style-name="Preformatted_20_Text"><text:s text:c="2"/>yum provides */&lt;phrase&gt; <text:s text:c="10"/>*** search phrase in content</text:p>
      <text:p text:style-name="Preformatted_20_Text"/>
      <text:p text:style-name="Preformatted_20_Text"><text:s text:c="2"/>yum install &lt;package-name&gt;</text:p>
      <text:p text:style-name="Preformatted_20_Text"><text:s text:c="2"/>yum install &lt;package-name&gt; -y <text:s text:c="4"/>*** install packages with answer "Yes"</text:p>
      <text:p text:style-name="Preformatted_20_Text"><text:s text:c="2"/>yum remove &lt;package-name&gt;</text:p>
      <text:p text:style-name="Preformatted_20_Text"><text:s text:c="2"/>yum repolist <text:s text:c="21"/>*** wyswietla liste repo</text:p>
      <text:p text:style-name="Preformatted_20_Text"><text:s text:c="2"/>yum deplist <text:s text:c="22"/>*** wyswietla liste dependencies</text:p>
      <text:p text:style-name="Preformatted_20_Text"><text:soft-page-break/><text:s text:c="2"/>yum list</text:p>
      <text:p text:style-name="Preformatted_20_Text"><text:s text:c="2"/>yum list all <text:s text:c="21"/>*** show all packages</text:p>
      <text:p text:style-name="Preformatted_20_Text"><text:s text:c="2"/>yum list installed <text:s text:c="15"/>*** show installed packages</text:p>
      <text:p text:style-name="Preformatted_20_Text"><text:s text:c="2"/>yum list | grep &lt;phrase&gt;</text:p>
      <text:p text:style-name="Preformatted_20_Text"><text:s text:c="2"/></text:p>
      <text:p text:style-name="Preformatted_20_Text"/>
      <text:p text:style-name="Preformatted_20_Text"><text:s text:c="2"/>yum list kernel <text:s text:c="18"/>*** show installed kernel versions</text:p>
      <text:p text:style-name="Preformatted_20_Text"/>
      <text:p text:style-name="Preformatted_20_Text">--------------------------------------------------------------------------------</text:p>
      <text:p text:style-name="Preformatted_20_Text">---&gt; YUM - module:</text:p>
      <text:p text:style-name="Preformatted_20_Text">--------------------------------------------------------------------------------</text:p>
      <text:p text:style-name="Preformatted_20_Text">!!! nie dzial TAB 'module' trzeba wpisac z palca po 'yum' !!!!</text:p>
      <text:p text:style-name="Preformatted_20_Text"/>
      <text:p text:style-name="Preformatted_20_Text">yum distro-sync |or | dsync <text:s/>**** to ensure that all dependent packages are updated as well</text:p>
      <text:p text:style-name="Preformatted_20_Text"/>
      <text:p text:style-name="Preformatted_20_Text"><text:s/>/&gt; yum module <text:s text:c="12"/>**** use to manage module properities </text:p>
      <text:p text:style-name="Preformatted_20_Text"><text:s/>/&gt; yum module list</text:p>
      <text:p text:style-name="Preformatted_20_Text"/>
      <text:p text:style-name="Preformatted_20_Text"><text:s/>/&gt; yum module provides &lt;phrase&gt; <text:s text:c="3"/>*** to search anything</text:p>
      <text:p text:style-name="Preformatted_20_Text"><text:s/>/&gt; yum module info php <text:s text:c="12"/>*** show info about module</text:p>
      <text:p text:style-name="Preformatted_20_Text"><text:s/>/&gt; yum module info --profile php <text:s text:c="2"/>*** show profile of module</text:p>
      <text:p text:style-name="Preformatted_20_Text"><text:s/>/&gt; yum module install php:7.1 <text:s/>or yum install @php</text:p>
      <text:p text:style-name="Preformatted_20_Text"><text:s/>/&gt; yum module install php:7.1/devel <text:s/>*** install specific profile</text:p>
      <text:p text:style-name="Preformatted_20_Text"/>
      <text:p text:style-name="Preformatted_20_Text"><text:s/>/&gt; yum module enable php:7.1 <text:s text:c="6"/>*** enable modul but doesn't install anything yet</text:p>
      <text:p text:style-name="Preformatted_20_Text"><text:s/>/&gt; yum module install php:7.1 <text:s text:c="5"/>*** install modul and enable it also</text:p>
      <text:p text:style-name="Preformatted_20_Text"/>
      <text:p text:style-name="Preformatted_20_Text">*** work with module</text:p>
      <text:p text:style-name="Preformatted_20_Text"><text:s text:c="2"/>1 .To investigate packages in the application stream for PHP 7.1 &gt;&gt;&gt;&gt; type yum module </text:p>
      <text:p text:style-name="Preformatted_20_Text"><text:s text:c="6"/>info --profile 7.1.</text:p>
      <text:p text:style-name="Preformatted_20_Text"><text:s text:c="2"/>2. Type yum module install php:7.1/devel. This will install PHP from the PHP 7.1 </text:p>
      <text:p text:style-name="Preformatted_20_Text"><text:s text:c="4"/>application stream, using the developer profile. </text:p>
      <text:p text:style-name="Preformatted_20_Text"><text:s text:c="4"/>Notice that by installing it from this specific stream, youâ€™ll also enable the 7.1 </text:p>
      <text:p text:style-name="Preformatted_20_Text"><text:s text:c="4"/>application stream.</text:p>
      <text:p text:style-name="Preformatted_20_Text"><text:s text:c="2"/>3. Type yum module install php:7.2 to switch to the newer version of the PHP module </text:p>
      <text:p text:style-name="Preformatted_20_Text"><text:s text:c="4"/>***command install and enable PHP 7.2</text:p>
      <text:p text:style-name="Preformatted_20_Text"><text:s text:c="2"/>4. To ensure that all dependent packages are updated as well, type </text:p>
      <text:p text:style-name="Preformatted_20_Text"><text:s text:c="12"/>&gt;&gt;&gt; yum distro-sync |or| dsync &lt;&lt;&lt;&lt;</text:p>
      <text:p text:style-name="Preformatted_20_Text"/>
      <text:p text:style-name="Preformatted_20_Text"/>
      <text:p text:style-name="Preformatted_20_Text">--------------------------------------------------------------------------------</text:p>
      <text:p text:style-name="Preformatted_20_Text">---&gt; YUM - groups:</text:p>
      <text:p text:style-name="Preformatted_20_Text">--------------------------------------------------------------------------------</text:p>
      <text:p text:style-name="Preformatted_20_Text"/>
      <text:p text:style-name="Preformatted_20_Text"><text:s text:c="2"/>yum groupslist <text:s text:c="18"/>*** list of packages groups</text:p>
      <text:p text:style-name="Preformatted_20_Text"><text:s text:c="2"/>yum groupslist --hidden <text:s text:c="11"/>*** list of packages groups + hidden</text:p>
      <text:p text:style-name="Preformatted_20_Text"/>
      <text:p text:style-name="Preformatted_20_Text"><text:s text:c="2"/>yum groups info "&lt;group_name&gt;" <text:s text:c="5"/>*** info about packages group</text:p>
      <text:p text:style-name="Preformatted_20_Text"><text:s text:c="4"/>example:</text:p>
      <text:p text:style-name="Preformatted_20_Text"><text:s text:c="4"/># yum groups info "Printing Client"</text:p>
      <text:p text:style-name="Preformatted_20_Text"/>
      <text:p text:style-name="Preformatted_20_Text"><text:s text:c="2"/>yum groups install "&lt;group_name&gt;" <text:s text:c="2"/>*** install packages group</text:p>
      <text:p text:style-name="Preformatted_20_Text"/>
      <text:p text:style-name="Preformatted_20_Text"><text:s text:c="4"/>example:</text:p>
      <text:p text:style-name="Preformatted_20_Text"><text:s text:c="4"/>yum groupsinstall --with-optional "Printing Client"</text:p>
      <text:p text:style-name="Preformatted_20_Text"><text:s text:c="2"/>or</text:p>
      <text:p text:style-name="Preformatted_20_Text"><text:s text:c="4"/>yum groupsremove --with-optional "Printing Client"</text:p>
      <text:p text:style-name="Preformatted_20_Text"/>
      <text:p text:style-name="Preformatted_20_Text"><text:soft-page-break/><text:s text:c="2"/>yum groups help <text:s text:c="18"/>*** show all commands related to yum groups</text:p>
      <text:p text:style-name="Preformatted_20_Text"/>
      <text:p text:style-name="Preformatted_20_Text">--------------------------------------------------------------------------------</text:p>
      <text:p text:style-name="Preformatted_20_Text">---&gt; YUM - update and history:</text:p>
      <text:p text:style-name="Preformatted_20_Text">--------------------------------------------------------------------------------</text:p>
      <text:p text:style-name="Preformatted_20_Text"><text:s text:c="2"/>yum history <text:s text:c="22"/>*** show what happened what was installed</text:p>
      <text:p text:style-name="Preformatted_20_Text"><text:s text:c="2"/>yum history undo &lt;ID&gt;</text:p>
      <text:p text:style-name="Preformatted_20_Text"/>
      <text:p text:style-name="Preformatted_20_Text"><text:s text:c="2"/>yum update &lt;package-name&gt; <text:s text:c="8"/>*** update packages that we need</text:p>
      <text:p text:style-name="Preformatted_20_Text"><text:s text:c="2"/>yum update <text:s text:c="23"/>*** update all packages</text:p>
      <text:p text:style-name="Preformatted_20_Text"/>
      <text:p text:style-name="Preformatted_20_Text"/>
      <text:p text:style-name="Preformatted_20_Text">*** dodanie epel repositories [extra packages, everything from epel aren't supported by RH]</text:p>
      <text:p text:style-name="Preformatted_20_Text"><text:s text:c="4"/>You can search for example drivers when you cannot find in standard repositories</text:p>
      <text:p text:style-name="Preformatted_20_Text"/>
      <text:p text:style-name="Preformatted_20_Text"><text:s text:c="2"/>yum install epel-release</text:p>
      <text:p text:style-name="Preformatted_20_Text"/>
      <text:p text:style-name="Preformatted_20_Text">--------------------------------------------------------------------------------</text:p>
      <text:p text:style-name="Preformatted_20_Text">---&gt; RPMs - Packages/dependency:</text:p>
      <text:p text:style-name="Preformatted_20_Text">--------------------------------------------------------------------------------</text:p>
      <text:p text:style-name="Preformatted_20_Text">rpm -q</text:p>
      <text:p text:style-name="Preformatted_20_Text"/>
      <text:p text:style-name="Preformatted_20_Text">rpm -qa | grep &lt;rpm-name&gt; <text:s text:c="10"/>*** searchs is package installed</text:p>
      <text:p text:style-name="Preformatted_20_Text">rpm -qf /etc/host <text:s text:c="17"/>*** searchs with which package this file is connected for example /etc/host</text:p>
      <text:p text:style-name="Preformatted_20_Text">rpm -qf /etc/passwd <text:s text:c="16"/>*** searchs with which package this file is connected for example /etc/passwd</text:p>
      <text:p text:style-name="Preformatted_20_Text"/>
      <text:p text:style-name="Preformatted_20_Text"/>
      <text:p text:style-name="Preformatted_20_Text">rpm -ql &lt;rpm-name&gt; <text:s text:c="17"/>*** shows files connected with this package</text:p>
      <text:p text:style-name="Preformatted_20_Text">rpm -qc &lt;rpm-name&gt; <text:s text:c="17"/>*** shows configuration files connected with this package</text:p>
      <text:p text:style-name="Preformatted_20_Text">rpm -qd &lt;rpm-name&gt; <text:s text:c="17"/>*** shows only documentation files connected with this package</text:p>
      <text:p text:style-name="Preformatted_20_Text"><text:s text:c="13"/></text:p>
      <text:p text:style-name="Preformatted_20_Text">rpm -qa --last | grep -i vts 'kiedy instalowany pakiet'</text:p>
      <text:p text:style-name="Preformatted_20_Text"/>
      <text:p text:style-name="Preformatted_20_Text">rpm -qp &lt;pkg&gt; <text:s text:c="15"/>*** usee -p option is used with all the previously listed options to query individual RPM package files instead of the RPM package database. </text:p>
      <text:p text:style-name="Preformatted_20_Text"><text:s text:c="32"/>Using this option before installation helps you find out what is actually in the package before it is installed.</text:p>
      <text:p text:style-name="Preformatted_20_Text"/>
      <text:p text:style-name="Preformatted_20_Text">!!! rpm -qp --scripts &lt;package.rpm&gt; <text:s text:c="3"/>*** pokazuje scrypt/y jaki/e zostana wykonana podczas instalacji paczki.</text:p>
      <text:p text:style-name="Preformatted_20_Text"><text:s text:c="40"/>Pozwala to na analize tego co sie stanie kiedy paczka zostanie zainstalowana</text:p>
      <text:p text:style-name="Preformatted_20_Text"><text:s text:c="40"/>Nalezy sprawdziÄ‡ plik paczki</text:p>
      <text:p text:style-name="Preformatted_20_Text"/>
      <text:p text:style-name="Preformatted_20_Text">rpm -qR <text:s text:c="21"/>*** Shows dependencies for a specific package.</text:p>
      <text:p text:style-name="Preformatted_20_Text"/>
      <text:p text:style-name="Preformatted_20_Text">/&gt; ldd /user/bin/password <text:s text:c="5"/>*** show all dependencies/ liblries ttah are needed</text:p>
      <text:p text:style-name="Preformatted_20_Text"/>
      <text:p text:style-name="Preformatted_20_Text"/>
      <text:p text:style-name="Preformatted_20_Text">rpm -V &lt;package.rpm&gt; <text:s text:c="8"/>*** Shows which parts of a specific package have been changed since installation.</text:p>
      <text:p text:style-name="Preformatted_20_Text"/>
      <text:p text:style-name="Preformatted_20_Text">rpm -Va &lt;package.rpm&gt; <text:s text:c="7"/>*** Verifies all installed packages and shows which parts of the package have been changed since installation. </text:p>
      <text:p text:style-name="Preformatted_20_Text"><text:s text:c="34"/>This is an easy and convenient way to do a package integrity check</text:p>
      <text:p text:style-name="Preformatted_20_Text"><text:soft-page-break/></text:p>
      <text:p text:style-name="Preformatted_20_Text">/&gt; yumdownloader httpd <text:s text:c="7"/>*** command for download rpm on HDD *** mast install "yum-utils"</text:p>
      <text:p text:style-name="Preformatted_20_Text"/>
      <text:p text:style-name="Preformatted_20_Text">--------------------------------------------------------------------------------</text:p>
      <text:p text:style-name="Preformatted_20_Text">---&gt; repoquery - information about packages in repositories:</text:p>
      <text:p text:style-name="Preformatted_20_Text">--------------------------------------------------------------------------------</text:p>
      <text:p text:style-name="Preformatted_20_Text">repoquery &lt;phrase&gt; <text:s text:c="15"/>*** show full name of package </text:p>
      <text:p text:style-name="Preformatted_20_Text">repoquery -i &lt;package_name&gt; <text:s text:c="6"/>*** show details of package</text:p>
      <text:p text:style-name="Preformatted_20_Text">repoquery -l &lt;package_name&gt; <text:s text:c="6"/>*** show list of directories in package</text:p>
      <text:p text:style-name="Preformatted_20_Text">repoquery --deplist &lt;package_name&gt; <text:s/>== yum deplist &lt;package_name&gt;</text:p>
      <text:p text:style-name="Preformatted_20_Text"/>
      <text:p text:style-name="Preformatted_20_Text">-------------------------------------------------------------------------------</text:p>
      <text:p text:style-name="Preformatted_20_Text">---&gt; RedHat Subscription Manager:</text:p>
      <text:p text:style-name="Preformatted_20_Text">--------------------------------------------------------------------------------</text:p>
      <text:p text:style-name="Preformatted_20_Text"><text:s text:c="2"/>/&gt; subscription-manager register</text:p>
      <text:p text:style-name="Preformatted_20_Text"><text:s text:c="4"/>!username must be the same like RH account username</text:p>
      <text:p text:style-name="Preformatted_20_Text"><text:s text:c="4"/>!! password is a associated password</text:p>
      <text:p text:style-name="Preformatted_20_Text"/>
      <text:p text:style-name="Preformatted_20_Text"><text:s text:c="2"/>/&gt; subscription-manager attach --auto</text:p>
      <text:p text:style-name="Preformatted_20_Text"/>
      <text:p text:style-name="Preformatted_20_Text"><text:s text:c="6"/>You can manage subscriptions either from the GNOME graphical interface or from the command line. </text:p>
      <text:p text:style-name="Preformatted_20_Text"><text:s text:c="6"/>The subscription-manager tool is used for managing subscriptions from the command line. </text:p>
      <text:p text:style-name="Preformatted_20_Text"><text:s text:c="6"/>You can use it in the following ways:</text:p>
      <text:p text:style-name="Preformatted_20_Text"/>
      <text:p text:style-name="Preformatted_20_Text"><text:s text:c="8"/>Register a system: <text:s/>Type subscription-manager register to register. It will prompt for </text:p>
      <text:p text:style-name="Preformatted_20_Text"><text:s text:c="28"/>the name of your Red Hat user account as well as your password, and </text:p>
      <text:p text:style-name="Preformatted_20_Text"><text:s text:c="28"/>after entering these, your RHEL server will be registered.</text:p>
      <text:p text:style-name="Preformatted_20_Text"/>
      <text:p text:style-name="Preformatted_20_Text"><text:s text:c="8"/>List available subscriptions: Each account has access to specific subscriptions. </text:p>
      <text:p text:style-name="Preformatted_20_Text"><text:s text:c="38"/>Type subscription-manager list --available to see what </text:p>
      <text:p text:style-name="Preformatted_20_Text"><text:s text:c="38"/>your account is entitled to.</text:p>
      <text:p text:style-name="Preformatted_20_Text"/>
      <text:p text:style-name="Preformatted_20_Text"><text:s text:c="8"/>Automatically attach a subscription: Registering a server is not enough to get access to </text:p>
      <text:p text:style-name="Preformatted_20_Text"><text:s text:c="46"/>the repositories. Use subscription-manager attach </text:p>
      <text:p text:style-name="Preformatted_20_Text"><text:s text:c="46"/>--auto to automatically attach your subscription to </text:p>
      <text:p text:style-name="Preformatted_20_Text"><text:s text:c="46"/>the repositories that are available.</text:p>
      <text:p text:style-name="Preformatted_20_Text"/>
      <text:p text:style-name="Preformatted_20_Text"><text:s text:c="8"/>Get an overview: To see which subscriptions youâ€™re currently using, type subscription-manager </text:p>
      <text:p text:style-name="Preformatted_20_Text"><text:s text:c="26"/>--consumed.</text:p>
      <text:p text:style-name="Preformatted_20_Text"/>
      <text:p text:style-name="Preformatted_20_Text"><text:s text:c="8"/>Unregister: If youâ€™re going to deprovision a system, use subscription-manager unregister. </text:p>
      <text:p text:style-name="Preformatted_20_Text"><text:s text:c="20"/>If you have access to a limited number of registered systems only, </text:p>
      <text:p text:style-name="Preformatted_20_Text"><text:s text:c="20"/>unregistering is important to ensure that you donâ€™t run out of available licenses.</text:p>
      <text:p text:style-name="Preformatted_20_Text"/>
      <text:p text:style-name="Preformatted_20_Text">--------------------------------------------------------------------------------</text:p>
      <text:p text:style-name="Preformatted_20_Text">---&gt; Systemd</text:p>
      <text:p text:style-name="Preformatted_20_Text">--------------------------------------------------------------------------------</text:p>
      <text:p text:style-name="Preformatted_20_Text">&gt;&gt;&gt; man 5 systemd.service &lt;&lt;&lt;</text:p>
      <text:p text:style-name="Preformatted_20_Text"><text:soft-page-break/></text:p>
      <text:p text:style-name="Preformatted_20_Text"><text:s text:c="2"/>*** systemd is a manager of everything after start of the linux kernel</text:p>
      <text:p text:style-name="Preformatted_20_Text"><text:s text:c="4"/>-- units</text:p>
      <text:p text:style-name="Preformatted_20_Text"><text:s text:c="4"/>-- different unit tipe:</text:p>
      <text:p text:style-name="Preformatted_20_Text"><text:s text:c="6"/>- mount</text:p>
      <text:p text:style-name="Preformatted_20_Text"><text:s text:c="6"/>- device</text:p>
      <text:p text:style-name="Preformatted_20_Text"><text:s text:c="6"/>- timers</text:p>
      <text:p text:style-name="Preformatted_20_Text"><text:s text:c="6"/>- and many more</text:p>
      <text:p text:style-name="Preformatted_20_Text"/>
      <text:p text:style-name="Preformatted_20_Text"><text:s text:c="2"/>/&gt; systemctl -t help <text:s text:c="22"/>*** show Available unit types <text:s/></text:p>
      <text:p text:style-name="Preformatted_20_Text"><text:s text:c="2"/>/&gt; systemctl --type=service |or| -t service <text:s/>*** show active/loaded unit type=service </text:p>
      <text:p text:style-name="Preformatted_20_Text"><text:s text:c="2"/>/&gt; systemctl -t service --all</text:p>
      <text:p text:style-name="Preformatted_20_Text"/>
      <text:p text:style-name="Preformatted_20_Text">-----------------------------------------------------------</text:p>
      <text:p text:style-name="Preformatted_20_Text"><text:s text:c="4"/>/usr/lib/systemd/system/vsftpd.service <text:s text:c="5"/>*** never NOT modifie these files</text:p>
      <text:p text:style-name="Preformatted_20_Text"><text:s text:c="32"/>|</text:p>
      <text:p text:style-name="Preformatted_20_Text"><text:s text:c="26"/>in RHEL8 when use command systemctl enabel &lt;service&gt; symlink to this service [vsftpd.service] file is created in</text:p>
      <text:p text:style-name="Preformatted_20_Text"><text:s text:c="32"/>| <text:s text:c="31"/>|</text:p>
      <text:p text:style-name="Preformatted_20_Text"><text:s text:c="32"/>\/</text:p>
      <text:p text:style-name="Preformatted_20_Text"><text:s text:c="4"/>/etc/systemd/system/multi-user.target.wants</text:p>
      <text:p text:style-name="Preformatted_20_Text"/>
      <text:p text:style-name="Preformatted_20_Text"/>
      <text:p text:style-name="Preformatted_20_Text"><text:s text:c="2"/>!!! for own konfiguration </text:p>
      <text:p text:style-name="Preformatted_20_Text"><text:s text:c="3"/>/etc/systemd/system/ <text:s text:c="23"/>*** if you want to modifie unit file copy it form: /usr/lib/systemd/system/ &gt;&gt;&gt;&gt; /etc/systemd/system/ and modifie</text:p>
      <text:p text:style-name="Preformatted_20_Text"><text:s text:c="2"/>/&gt; systemctl edit &lt;unit.service&gt; <text:s text:c="15"/>*** better then copy use this utility</text:p>
      <text:p text:style-name="Preformatted_20_Text"/>
      <text:p text:style-name="Preformatted_20_Text"><text:s text:c="2"/>/run/systemd/ <text:s text:c="31"/>*** run-time automatically generated unit files here [if service is in status running we see unit file]</text:p>
      <text:p text:style-name="Preformatted_20_Text">-----------------------------------------------------------</text:p>
      <text:p text:style-name="Preformatted_20_Text"/>
      <text:p text:style-name="Preformatted_20_Text"><text:s text:c="4"/>Status <text:s text:c="13"/>| Description</text:p>
      <text:p text:style-name="Preformatted_20_Text"><text:s text:c="4"/>--------------------------------------------------------------------------------------------------------------</text:p>
      <text:p text:style-name="Preformatted_20_Text"><text:s text:c="4"/>Loaded <text:s text:c="13"/>| The unit file has been processed and the unit is active.</text:p>
      <text:p text:style-name="Preformatted_20_Text"><text:s text:c="4"/>Active(running) <text:s text:c="4"/>| The unit is running with one or more active processes.</text:p>
      <text:p text:style-name="Preformatted_20_Text"><text:s text:c="4"/>Active(exited) <text:s text:c="5"/>| The unit has successfully completed a one-time run.</text:p>
      <text:p text:style-name="Preformatted_20_Text"><text:s text:c="4"/>Active(waiting) <text:s text:c="4"/>| The unit is running and waiting for an event.</text:p>
      <text:p text:style-name="Preformatted_20_Text"><text:s text:c="4"/>Inactive(dead) <text:s text:c="5"/>| The unit is not running.</text:p>
      <text:p text:style-name="Preformatted_20_Text"><text:s text:c="4"/>Enabled <text:s text:c="12"/>| The unit will be started at boot time.</text:p>
      <text:p text:style-name="Preformatted_20_Text"><text:s text:c="4"/>Disabled <text:s text:c="11"/>| The unit will not be started at boot time.</text:p>
      <text:p text:style-name="Preformatted_20_Text"><text:s text:c="4"/>Static <text:s text:c="13"/>| The unit cannot be enabled but may be started by another unit automatically.</text:p>
      <text:p text:style-name="Preformatted_20_Text"/>
      <text:p text:style-name="Preformatted_20_Text"><text:s text:c="2"/>***** systemctl is management interface to work with systemd</text:p>
      <text:p text:style-name="Preformatted_20_Text"><text:s text:c="4"/>/&gt; systemctl [Enter] <text:s text:c="22"/>*** <text:s/>show all parameters</text:p>
      <text:p text:style-name="Preformatted_20_Text"><text:s text:c="4"/>/&gt; systemctl -t help <text:s text:c="22"/>*** show Available unit types</text:p>
      <text:p text:style-name="Preformatted_20_Text"><text:s text:c="4"/></text:p>
      <text:p text:style-name="Preformatted_20_Text"/>
      <text:p text:style-name="Preformatted_20_Text"><text:s text:c="4"/>/&gt; systemctl list-unit-files</text:p>
      <text:p text:style-name="Preformatted_20_Text"><text:s text:c="4"/></text:p>
      <text:p text:style-name="Preformatted_20_Text"><text:s text:c="4"/>/&gt; systemctl --type=service <text:s/>|or| systemctl -t service <text:s text:c="4"/>*** Shows only service units</text:p>
      <text:p text:style-name="Preformatted_20_Text"><text:s text:c="4"/>/&gt; systemctl list-unit <text:s text:c="36"/>*** all running units</text:p>
      <text:p text:style-name="Preformatted_20_Text"><text:s text:c="4"/>/&gt; systemctl list-units --type=service <text:s text:c="20"/>*** Shows all active service units (same result as the previous command)</text:p>
      <text:p text:style-name="Preformatted_20_Text"><text:soft-page-break/><text:s text:c="4"/>/&gt; systemctl list-units --type=service --all <text:s text:c="14"/>*** shows inactive service units as well as active service units</text:p>
      <text:p text:style-name="Preformatted_20_Text"><text:s text:c="4"/></text:p>
      <text:p text:style-name="Preformatted_20_Text"/>
      <text:p text:style-name="Preformatted_20_Text"><text:s text:c="4"/>/&gt; systemctl list-dependencies &lt;unit.service&gt; <text:s text:c="13"/>*** it shows all dependencies needed to run service</text:p>
      <text:p text:style-name="Preformatted_20_Text"/>
      <text:p text:style-name="Preformatted_20_Text"/>
      <text:p text:style-name="Preformatted_20_Text"><text:s text:c="4"/>/&gt; systemctl --failed <text:s text:c="37"/>*** show services that failed</text:p>
      <text:p text:style-name="Preformatted_20_Text"><text:s text:c="4"/>/&gt; systemctl --failed --type=service <text:s text:c="22"/>*** Shows all services that have failed</text:p>
      <text:p text:style-name="Preformatted_20_Text"><text:s text:c="4"/>/&gt; systemctl status -l unit.service <text:s text:c="23"/>*** Shows detailed status information about services</text:p>
      <text:p text:style-name="Preformatted_20_Text"><text:s text:c="4"/></text:p>
      <text:p text:style-name="Preformatted_20_Text"><text:s text:c="4"/>/&gt; systemctl mask/umask vftpd <text:s text:c="29"/>*** disabled - service cannot be started autamaticaly</text:p>
      <text:p text:style-name="Preformatted_20_Text"><text:s text:c="73"/>!!! mask - service cannot be started</text:p>
      <text:p text:style-name="Preformatted_20_Text"><text:s text:c="4"/>/&gt; systemctl show &lt;unit.service&gt; <text:s text:c="9"/>**** show paramerers for &lt;unit.service&gt;</text:p>
      <text:p text:style-name="Preformatted_20_Text"><text:s text:c="4"/>/&gt; systemctl systemctl daemon-reload <text:s text:c="5"/>**** wczytanie zmian</text:p>
      <text:p text:style-name="Preformatted_20_Text"><text:s text:c="4"/></text:p>
      <text:p text:style-name="Preformatted_20_Text">*** <text:s/>jak znalezc servisy</text:p>
      <text:p text:style-name="Preformatted_20_Text">systemctl status | less ---&gt; wyswietlenie drzewa services</text:p>
      <text:p text:style-name="Preformatted_20_Text">systemctl status | grep .service</text:p>
      <text:p text:style-name="Preformatted_20_Text"/>
      <text:p text:style-name="Preformatted_20_Text">/&gt; systemctl start/stop/status/enable/disable &lt;service&gt;</text:p>
      <text:p text:style-name="Preformatted_20_Text"><text:s text:c="2"/></text:p>
      <text:p text:style-name="Preformatted_20_Text"/>
      <text:p text:style-name="Preformatted_20_Text">!!!! export SYSTEMD_EDITOR="/bin/vim" <text:s text:c="8"/>***** how change editor for systemctl</text:p>
      <text:p text:style-name="Preformatted_20_Text"/>
      <text:p text:style-name="Preformatted_20_Text"><text:s text:c="2"/>example</text:p>
      <text:p text:style-name="Preformatted_20_Text"><text:s text:c="2"/>/&gt; yum install vsftpd -y</text:p>
      <text:p text:style-name="Preformatted_20_Text"><text:s text:c="2"/>/&gt; systemctl status vsftpd</text:p>
      <text:p text:style-name="Preformatted_20_Text"><text:s text:c="2"/>/&gt; systelctl start vsftpd</text:p>
      <text:p text:style-name="Preformatted_20_Text"><text:s text:c="2"/>/&gt; systelctl enable vsftpd <text:s text:c="5"/>*** only after that service will start automatically after linux reboot</text:p>
      <text:p text:style-name="Preformatted_20_Text"><text:s text:c="2"/>/&gt; systelctl enable --now vsftpd</text:p>
      <text:p text:style-name="Preformatted_20_Text"/>
      <text:p text:style-name="Preformatted_20_Text"><text:s text:c="2"/>example &gt;&gt;&gt; work with OWN service configuration </text:p>
      <text:p text:style-name="Preformatted_20_Text"><text:s text:c="3"/>yum install vsftpd -y</text:p>
      <text:p text:style-name="Preformatted_20_Text"><text:s text:c="2"/>/&gt; systemctl cat vsftpd <text:s text:c="16"/>*** cat config file &lt;unit.service&gt;</text:p>
      <text:p text:style-name="Preformatted_20_Text"><text:s text:c="2"/>/&gt; systemctl show &lt;unit.service&gt;</text:p>
      <text:p text:style-name="Preformatted_20_Text"><text:s text:c="2"/>/&gt; systemctl edit vsftpd.service <text:s text:c="7"/>*** you have to prepare own config that will created &gt;&gt;&gt; /etc/systemd/system/</text:p>
      <text:p text:style-name="Preformatted_20_Text"><text:s text:c="2"/>/&gt; systemctl daemon-reload</text:p>
      <text:p text:style-name="Preformatted_20_Text"><text:s text:c="2"/>/&gt; systemctl status vsftpd.service</text:p>
      <text:p text:style-name="Preformatted_20_Text"><text:s text:c="2"/>/&gt; systelctl start vsftpd.service</text:p>
      <text:p text:style-name="Preformatted_20_Text"><text:s text:c="2"/>/&gt; systelctl enable vsftpd.service <text:s text:c="5"/>*** only after that service will start automatically after linux reboot</text:p>
      <text:p text:style-name="Preformatted_20_Text"><text:s text:c="2"/>/&gt; systelctl enable --now vsftpd.service</text:p>
      <text:p text:style-name="Preformatted_20_Text"><text:s text:c="2"/>/&gt; systemctl status vsftpd.service</text:p>
      <text:p text:style-name="Preformatted_20_Text"><text:s text:c="7"/></text:p>
      <text:p text:style-name="Preformatted_20_Text"/>
      <text:p text:style-name="Preformatted_20_Text"><text:s text:c="2"/>**** auto start po crash'u unite.service i powiazanie startu z innym servisem</text:p>
      <text:p text:style-name="Preformatted_20_Text"><text:s text:c="2"/>/&gt; systemctl edit httpd.service </text:p>
      <text:p text:style-name="Preformatted_20_Text"><text:s text:c="7"/>[unit]</text:p>
      <text:p text:style-name="Preformatted_20_Text"><text:s text:c="8"/>Requires=vsftpd.service <text:s text:c="4"/>*** start httpd bedzie powodowal start vsftpd !!!!</text:p>
      <text:p text:style-name="Preformatted_20_Text"><text:s text:c="7"/>[Service]</text:p>
      <text:p text:style-name="Preformatted_20_Text"><text:s text:c="8"/>Restart=always</text:p>
      <text:p text:style-name="Preformatted_20_Text"><text:s text:c="8"/>RestartSec=60s</text:p>
      <text:p text:style-name="Preformatted_20_Text"><text:soft-page-break/><text:s text:c="2"/>/&gt; systemctl daemon-reload </text:p>
      <text:p text:style-name="Preformatted_20_Text"/>
      <text:p text:style-name="Preformatted_20_Text"><text:s text:c="2"/>systemctl list-dependencies --reverse <text:s text:c="6"/>*** if you want to find out which other Systemd units have dependencies to a specific unit</text:p>
      <text:p text:style-name="Preformatted_20_Text"/>
      <text:p text:style-name="Preformatted_20_Text">--------------------------------------------------------------------------------</text:p>
      <text:p text:style-name="Preformatted_20_Text">---&gt; Scheduling Tasks <text:s/>- Cron</text:p>
      <text:p text:style-name="Preformatted_20_Text">--------------------------------------------------------------------------------</text:p>
      <text:p text:style-name="Preformatted_20_Text">*******************************************************************************</text:p>
      <text:p text:style-name="Preformatted_20_Text">***** tools ****** cykliczna praca scrypts ************************************</text:p>
      <text:p text:style-name="Preformatted_20_Text"/>
      <text:p text:style-name="Preformatted_20_Text">/etc/cron.d/ <text:s text:c="13"/>*** lokalizacja scryptow</text:p>
      <text:p text:style-name="Preformatted_20_Text">/etc/cron.deny <text:s text:c="11"/>*** users from this file cannot use crontab command <text:s/></text:p>
      <text:p text:style-name="Preformatted_20_Text"><text:s text:c="2"/>/etc/cron.allow <text:s text:c="3"/></text:p>
      <text:p text:style-name="Preformatted_20_Text"><text:s text:c="4"/>If the cron.allow file exists, a user must be listed in it to be allowed to use Cron. </text:p>
      <text:p text:style-name="Preformatted_20_Text"><text:s text:c="4"/>If the /etc/cron.deny file exists, a user must not be listed in it to be allowed to set up Cron jobs. </text:p>
      <text:p text:style-name="Preformatted_20_Text"><text:s text:c="4"/>Both files should not exist on the same system at the same time !!!!</text:p>
      <text:p text:style-name="Preformatted_20_Text"><text:s text:c="4"/>Only root can use Cron if neither file exists !!!!</text:p>
      <text:p text:style-name="Preformatted_20_Text"/>
      <text:p text:style-name="Preformatted_20_Text"/>
      <text:p text:style-name="Preformatted_20_Text">/&gt; man 5 crontab <text:s text:c="9"/>**** examples !!!</text:p>
      <text:p text:style-name="Preformatted_20_Text"/>
      <text:p text:style-name="Preformatted_20_Text">***** skrypt do czyszczenia logow *****</text:p>
      <text:p text:style-name="Preformatted_20_Text">./drop_logfiles.pl -m 30 -n <text:s text:c="2"/>*** opcja -n skrypt pokazuje co usuwa ale nie usuwania</text:p>
      <text:p text:style-name="Preformatted_20_Text">./drop_logfiles.pl -m 30 <text:s text:c="5"/>*** teraz sprzata</text:p>
      <text:p text:style-name="Preformatted_20_Text"/>
      <text:p text:style-name="Preformatted_20_Text">###dzialania cykliczne najkrotsze co 1 min</text:p>
      <text:p text:style-name="Preformatted_20_Text">systemctl status crond <text:s text:c="9"/>*** weryfikacja czy dziala</text:p>
      <text:p text:style-name="Preformatted_20_Text">crontab -l <text:s text:c="21"/>*** sprawdzenie listy zadan</text:p>
      <text:p text:style-name="Preformatted_20_Text">crontab -e <text:s text:c="21"/>*** edycja listy crontaba</text:p>
      <text:p text:style-name="Preformatted_20_Text"/>
      <text:p text:style-name="Preformatted_20_Text">### budowa crontab</text:p>
      <text:p text:style-name="Preformatted_20_Text"># m h dom mon dow command</text:p>
      <text:p text:style-name="Preformatted_20_Text">01 0 * * 0 ---&gt; 0:01 dow=0=niedziele</text:p>
      <text:p text:style-name="Preformatted_20_Text">*/1 * * * * ---&gt; co minutre</text:p>
      <text:p text:style-name="Preformatted_20_Text">*/15 * * * * ---&gt; co 15 minut</text:p>
      <text:p text:style-name="Preformatted_20_Text">*/15 * 1 * 1 ---&gt; co 15 minut ale tylko w pn jezeli jest 1 dniem miesiaca</text:p>
      <text:p text:style-name="Preformatted_20_Text">15 20 * */24 * ---&gt; co 24 m-c o 20:15</text:p>
      <text:p text:style-name="Preformatted_20_Text"/>
      <text:p text:style-name="Preformatted_20_Text"># m- minuty <text:s text:c="14"/>&gt;&gt;&gt; 0-59</text:p>
      <text:p text:style-name="Preformatted_20_Text"># h- godz <text:s text:c="16"/>&gt;&gt;&gt; 0-23</text:p>
      <text:p text:style-name="Preformatted_20_Text"># dom- dzien miesiaca <text:s text:c="4"/>&gt;&gt;&gt; 1-31</text:p>
      <text:p text:style-name="Preformatted_20_Text"># mon- miesiac <text:s text:c="11"/>&gt;&gt;&gt; 1-12 (or names, see below)</text:p>
      <text:p text:style-name="Preformatted_20_Text"># dow- dzien tygodnia <text:s text:c="4"/>&gt;&gt;&gt; 0-7 (1-5 &gt; Monday-Friday, or use names)</text:p>
      <text:p text:style-name="Preformatted_20_Text"># command- sciezka bezwzgledna do skryptu</text:p>
      <text:p text:style-name="Preformatted_20_Text"/>
      <text:p text:style-name="Preformatted_20_Text"><text:s text:c="2"/>examples:</text:p>
      <text:p text:style-name="Preformatted_20_Text"><text:s text:c="2"/>* 11 * * * <text:s text:c="7"/>Every minute between 11:00 and 11:59 (probably not what you want)</text:p>
      <text:p text:style-name="Preformatted_20_Text"><text:s text:c="2"/>0 11 * * 1-5 <text:s text:c="5"/>Every day at 11 a.m. on weekdays only</text:p>
      <text:p text:style-name="Preformatted_20_Text"><text:s text:c="2"/>0 11 * * 1,3,5 <text:s text:c="3"/>Mon,Wed,Fri at 11 a.m. on weekdays only</text:p>
      <text:p text:style-name="Preformatted_20_Text"><text:s text:c="2"/>0 7-18 * * 1-5 <text:s text:c="3"/>Every hour at the top of the hour between 7 a.m. and 6 p.m. on weekdays</text:p>
      <text:p text:style-name="Preformatted_20_Text"><text:s text:c="2"/>0 */2 2 12 5 <text:s text:c="5"/>Every 2 hours on the hour on December 2 and every Friday in December</text:p>
      <text:p text:style-name="Preformatted_20_Text"><text:s text:c="2"/>0 2 1,15 * * <text:s text:c="5"/>Every 2pm, first and 15th day of month</text:p>
      <text:p text:style-name="Preformatted_20_Text"><text:s text:c="2"/>0-59/2 * * * 1-7 <text:s/>Every 2 min every day from Monday to Friday</text:p>
      <text:p text:style-name="Preformatted_20_Text"><text:s text:c="6"/>|or| <text:s/>*/2 * * * 1-7 <text:s/>Every 2 min every day from Monday to Friday</text:p>
      <text:p text:style-name="Preformatted_20_Text"><text:s/></text:p>
      <text:p text:style-name="Preformatted_20_Text"><text:s text:c="2"/>*** w skrypcie sciezki bezwzgledne do powlok itp</text:p>
      <text:p text:style-name="Preformatted_20_Text">SHELL=/bin/bash</text:p>
      <text:p text:style-name="Preformatted_20_Text"><text:soft-page-break/>PATH=/usr/local/sbin:/usr/local/bin:/usr/sbin:/usr/bin:/sbin:/bin</text:p>
      <text:p text:style-name="Preformatted_20_Text"/>
      <text:p text:style-name="Preformatted_20_Text">### testowanie cona i anacron</text:p>
      <text:p text:style-name="Preformatted_20_Text"><text:s text:c="2"/>echo "Hi" | logger <text:s text:c="9"/>--- przesylanie do loggera czyli do logow sys</text:p>
      <text:p text:style-name="Preformatted_20_Text"><text:s text:c="4"/>or</text:p>
      <text:p text:style-name="Preformatted_20_Text"><text:s text:c="2"/>logger Hello</text:p>
      <text:p text:style-name="Preformatted_20_Text"/>
      <text:p text:style-name="Preformatted_20_Text"><text:s text:c="2"/>!!! witk priority notice !!!</text:p>
      <text:p text:style-name="Preformatted_20_Text">echo "Hi" | logger <text:s text:c="9"/>--- przesylanie do loggera czyli do logow sys</text:p>
      <text:p text:style-name="Preformatted_20_Text"><text:s text:c="4"/>or</text:p>
      <text:p text:style-name="Preformatted_20_Text"><text:s text:c="2"/>logger -p notice Hello <text:s text:c="3"/>--- z prriorytetem</text:p>
      <text:p text:style-name="Preformatted_20_Text"/>
      <text:p text:style-name="Preformatted_20_Text"/>
      <text:p text:style-name="Preformatted_20_Text">forexample:</text:p>
      <text:p text:style-name="Preformatted_20_Text">tail -f /var/log/maillog</text:p>
      <text:p text:style-name="Preformatted_20_Text"/>
      <text:p text:style-name="Preformatted_20_Text">--------------------------------------------------------------------------------</text:p>
      <text:p text:style-name="Preformatted_20_Text">---&gt; Scheduling Tasks <text:s/>- anacron</text:p>
      <text:p text:style-name="Preformatted_20_Text">--------------------------------------------------------------------------------</text:p>
      <text:p text:style-name="Preformatted_20_Text">/&gt; man 5 anacrontab </text:p>
      <text:p text:style-name="Preformatted_20_Text"><text:s text:c="2"/>example: <text:s text:c="2"/></text:p>
      <text:p text:style-name="Preformatted_20_Text"><text:s text:c="5"/># environment variables</text:p>
      <text:p text:style-name="Preformatted_20_Text"><text:s text:c="7"/>SHELL=/bin/sh</text:p>
      <text:p text:style-name="Preformatted_20_Text"><text:s text:c="7"/>PATH=/sbin:/bin:/usr/sbin:/usr/bin</text:p>
      <text:p text:style-name="Preformatted_20_Text"><text:s text:c="7"/>MAILTO=root</text:p>
      <text:p text:style-name="Preformatted_20_Text"><text:s text:c="7"/>RANDOM_DELAY=30</text:p>
      <text:p text:style-name="Preformatted_20_Text"><text:s text:c="7"/># Anacron jobs will start between 6am and 8am.</text:p>
      <text:p text:style-name="Preformatted_20_Text"><text:s text:c="7"/>START_HOURS_RANGE=6-8</text:p>
      <text:p text:style-name="Preformatted_20_Text"><text:s text:c="7"/># delay will be 5 minutes + RANDOM_DELAY for cron.daily</text:p>
      <text:p text:style-name="Preformatted_20_Text"><text:s text:c="7"/>1 <text:s text:c="8"/>5 <text:s text:c="3"/>cron.daily <text:s text:c="9"/>nice run-parts /etc/cron.daily</text:p>
      <text:p text:style-name="Preformatted_20_Text"><text:s text:c="7"/>7 <text:s text:c="8"/>0 <text:s text:c="3"/>cron.weekly <text:s text:c="8"/>nice run-parts /etc/cron.weekly</text:p>
      <text:p text:style-name="Preformatted_20_Text"><text:s text:c="7"/>@monthly <text:s/>0 <text:s text:c="3"/>cron.monthly <text:s text:c="7"/>nice run-parts /etc/cron.monthly</text:p>
      <text:p text:style-name="Preformatted_20_Text"/>
      <text:p text:style-name="Preformatted_20_Text">--------------------------------------------------------------------------------</text:p>
      <text:p text:style-name="Preformatted_20_Text">---&gt; Scheduling Tasks <text:s/>- AT</text:p>
      <text:p text:style-name="Preformatted_20_Text">--------------------------------------------------------------------------------</text:p>
      <text:p text:style-name="Preformatted_20_Text">****** niecykliczna praca scrypts *********************************</text:p>
      <text:p text:style-name="Preformatted_20_Text"/>
      <text:p text:style-name="Preformatted_20_Text">## instalacja</text:p>
      <text:p text:style-name="Preformatted_20_Text">/&gt; yum install at-sysvinit</text:p>
      <text:p text:style-name="Preformatted_20_Text"/>
      <text:p text:style-name="Preformatted_20_Text">## czy zainstalowany at i aktywne</text:p>
      <text:p text:style-name="Preformatted_20_Text">/&gt; systemctl status atd</text:p>
      <text:p text:style-name="Preformatted_20_Text"><text:s text:c="2"/></text:p>
      <text:p text:style-name="Preformatted_20_Text">## start demon atd</text:p>
      <text:p text:style-name="Preformatted_20_Text">/&gt; systemctl enable atd</text:p>
      <text:p text:style-name="Preformatted_20_Text">/&gt; systemctl start atd </text:p>
      <text:p text:style-name="Preformatted_20_Text"/>
      <text:p text:style-name="Preformatted_20_Text">## dodanie komendy</text:p>
      <text:p text:style-name="Preformatted_20_Text"><text:s text:c="2"/>at HH:MM [enter]</text:p>
      <text:p text:style-name="Preformatted_20_Text"><text:s text:c="2"/>&lt;komendy&gt;</text:p>
      <text:p text:style-name="Preformatted_20_Text"><text:s text:c="2"/>ctrl-d</text:p>
      <text:p text:style-name="Preformatted_20_Text"/>
      <text:p text:style-name="Preformatted_20_Text">echo "test" | wall <text:s/>--- wall wyswietla na wszystkich konsolach</text:p>
      <text:p text:style-name="Preformatted_20_Text"/>
      <text:p text:style-name="Preformatted_20_Text">atq -- czy sa jakis zakladania</text:p>
      <text:p text:style-name="Preformatted_20_Text">atrm &lt;nr zadania do usuniecia&gt;</text:p>
      <text:p text:style-name="Preformatted_20_Text"/>
      <text:p text:style-name="Preformatted_20_Text"><text:s text:c="2"/>at 12:00 --&gt; o 12</text:p>
      <text:p text:style-name="Preformatted_20_Text"><text:s text:c="2"/>at now +15 min --&gt; za 15min</text:p>
      <text:p text:style-name="Preformatted_20_Text"><text:s text:c="2"/>at 12:12 12/12/2019 --&gt; okreslona godzina i dzien</text:p>
      <text:p text:style-name="Preformatted_20_Text"/>
      <text:p text:style-name="Preformatted_20_Text">--------------------------------------------------------------------------------</text:p>
      <text:p text:style-name="Preformatted_20_Text">---&gt; Scheduling Tasks <text:s/>- systemd Timer <text:s text:c="2"/>&gt;&gt;&gt;&gt; NOT FOR test Exam</text:p>
      <text:p text:style-name="Preformatted_20_Text"><text:soft-page-break/>--------------------------------------------------------------------------------</text:p>
      <text:p text:style-name="Preformatted_20_Text">man tmpfiles.d</text:p>
      <text:p text:style-name="Preformatted_20_Text">man 7 systemd-timer</text:p>
      <text:p text:style-name="Preformatted_20_Text">man 5 systemd-time</text:p>
      <text:p text:style-name="Preformatted_20_Text"/>
      <text:p text:style-name="Preformatted_20_Text">&gt;/ systemctl cat systemd-tmpfiles-clean.timer</text:p>
      <text:p text:style-name="Preformatted_20_Text">&gt;/ systemctl edit systemd-tmpfiles-clean.timer</text:p>
      <text:p text:style-name="Preformatted_20_Text"><text:s text:c="2"/>*** example</text:p>
      <text:p text:style-name="Preformatted_20_Text"><text:s text:c="4"/>OnBootSec=15min <text:s/>---- 15min po boot systemu</text:p>
      <text:p text:style-name="Preformatted_20_Text"><text:s text:c="4"/>OnUnitActiveSec=15min ----pozniej co 15min</text:p>
      <text:p text:style-name="Preformatted_20_Text"/>
      <text:p text:style-name="Preformatted_20_Text"><text:s text:c="2"/>*** example</text:p>
      <text:p text:style-name="Preformatted_20_Text"><text:s text:c="4"/>OnCalendar=*:00,15,30,45 <text:s/>--- co 15min</text:p>
      <text:p text:style-name="Preformatted_20_Text"/>
      <text:p text:style-name="Preformatted_20_Text"><text:s text:c="2"/>*** example</text:p>
      <text:p text:style-name="Preformatted_20_Text"><text:s text:c="2"/>OnCalendar=weekly | daily</text:p>
      <text:p text:style-name="Preformatted_20_Text"><text:s text:c="2"/>AccuracySec=1h | 10min</text:p>
      <text:p text:style-name="Preformatted_20_Text"><text:s text:c="2"/>Persistent=true</text:p>
      <text:p text:style-name="Preformatted_20_Text"/>
      <text:p text:style-name="Preformatted_20_Text">&gt;/ systemctl enable --now systemd-tmpfiles-clean.timer</text:p>
      <text:p text:style-name="Preformatted_20_Text"/>
      <text:p text:style-name="Preformatted_20_Text">systemd-tmpfiles --clean</text:p>
      <text:p text:style-name="Preformatted_20_Text">/usr/lib/tmpfiles.d/tmp.conf <text:s text:c="4"/>---- file contains settings for the automatic tmp file cleanup</text:p>
      <text:p text:style-name="Preformatted_20_Text"/>
      <text:p text:style-name="Preformatted_20_Text">if you make modifications copy the file to /etc/tmpfiles.d</text:p>
      <text:p text:style-name="Preformatted_20_Text"/>
      <text:p text:style-name="Preformatted_20_Text">After that use </text:p>
      <text:p text:style-name="Preformatted_20_Text">/&gt; systemd-tmpfiles --clean /etc/tmpfiles.d </text:p>
      <text:p text:style-name="Preformatted_20_Text">to ensure file doesn't contain errors</text:p>
      <text:p text:style-name="Preformatted_20_Text"/>
      <text:p text:style-name="Preformatted_20_Text"/>
      <text:p text:style-name="Preformatted_20_Text">--------------------------------------------------------------------------------</text:p>
      <text:p text:style-name="Preformatted_20_Text">---&gt; Configuring Logging [SysLog]</text:p>
      <text:p text:style-name="Preformatted_20_Text">--------------------------------------------------------------------------------</text:p>
      <text:p text:style-name="Preformatted_20_Text">systemd</text:p>
      <text:p text:style-name="Preformatted_20_Text">systemd-journald <text:s text:c="3"/>---&gt; managed by systemctl</text:p>
      <text:p text:style-name="Preformatted_20_Text"><text:s text:c="8"/>|</text:p>
      <text:p text:style-name="Preformatted_20_Text"><text:s text:c="8"/>\/</text:p>
      <text:p text:style-name="Preformatted_20_Text"><text:s text:c="6"/>/dev/log <text:s/>--&gt; rsyslogd</text:p>
      <text:p text:style-name="Preformatted_20_Text"><text:s text:c="9"/>| <text:s text:c="14"/>|</text:p>
      <text:p text:style-name="Preformatted_20_Text"><text:s text:c="9"/>\/ <text:s text:c="13"/>\/</text:p>
      <text:p text:style-name="Preformatted_20_Text"><text:s text:c="2"/>/var/journal <text:s text:c="6"/>/var/log ...</text:p>
      <text:p text:style-name="Preformatted_20_Text"/>
      <text:p text:style-name="Preformatted_20_Text"/>
      <text:p text:style-name="Preformatted_20_Text">-------------------- Rsyslog <text:s/>-------------------------------</text:p>
      <text:p text:style-name="Preformatted_20_Text"><text:s text:c="2"/>rsyslogd <text:s text:c="4"/>!!! must be run</text:p>
      <text:p text:style-name="Preformatted_20_Text"><text:s text:c="4"/>/&gt; systemctl status rsyslog.service</text:p>
      <text:p text:style-name="Preformatted_20_Text"/>
      <text:p text:style-name="Preformatted_20_Text"><text:s text:c="2"/>/etc/rsyslog.d <text:s text:c="9"/>*** locate of logs that are configured in rsyslog.conf</text:p>
      <text:p text:style-name="Preformatted_20_Text"><text:s text:c="2"/>/etc/rsyslog.conf <text:s text:c="6"/>*** configuration of rsyslog</text:p>
      <text:p text:style-name="Preformatted_20_Text"/>
      <text:p text:style-name="Preformatted_20_Text"><text:s text:c="4"/>each logger has to contain:</text:p>
      <text:p text:style-name="Preformatted_20_Text"/>
      <text:p text:style-name="Preformatted_20_Text"><text:s text:c="4"/>* facility &gt;&gt; specifies a category of information that is logged. rsyslogd uses a fixed list of facilities, which cannot be extended. </text:p>
      <text:p text:style-name="Preformatted_20_Text"><text:s text:c="6"/>This is because of backward compatibility with the legacy syslog service.</text:p>
      <text:p text:style-name="Preformatted_20_Text"><text:s text:c="4"/>* priority &gt;&gt; is used to define the severity of the message that needs to be logged. When specifying a priority, by default all messages </text:p>
      <text:p text:style-name="Preformatted_20_Text"><text:s text:c="6"/>with that priority and all higher priorities are logged.</text:p>
      <text:p text:style-name="Preformatted_20_Text"><text:s text:c="4"/>* destination &gt;&gt; defines where the message should be written. Typical destinations are files, but rsyslog modules can be used as a destination as well, </text:p>
      <text:p text:style-name="Preformatted_20_Text"><text:s text:c="6"/>to allow further processing through a rsyslogd module.</text:p>
      <text:p text:style-name="Preformatted_20_Text"><text:soft-page-break/><text:s text:c="2"/></text:p>
      <text:p text:style-name="Preformatted_20_Text"/>
      <text:p text:style-name="Preformatted_20_Text">Facility <text:s text:c="11"/>| Used by</text:p>
      <text:p text:style-name="Preformatted_20_Text">----------------------------------------------------------------------------</text:p>
      <text:p text:style-name="Preformatted_20_Text">auth/authpriv <text:s text:c="6"/>| Messages related to authentication.</text:p>
      <text:p text:style-name="Preformatted_20_Text">cron <text:s text:c="15"/>| Messages generated by the crond service.</text:p>
      <text:p text:style-name="Preformatted_20_Text">daemon <text:s text:c="13"/>| Generic facility that can be used for nonspecified daemons.</text:p>
      <text:p text:style-name="Preformatted_20_Text">kern <text:s text:c="15"/>| Kernel messages.</text:p>
      <text:p text:style-name="Preformatted_20_Text">lpr <text:s text:c="16"/>| Messages generated through the legacy lpd print system.</text:p>
      <text:p text:style-name="Preformatted_20_Text">mail <text:s text:c="15"/>| Email-related messages.</text:p>
      <text:p text:style-name="Preformatted_20_Text">mark <text:s text:c="15"/>| Special facility that can be used to write a marker periodically.</text:p>
      <text:p text:style-name="Preformatted_20_Text">news <text:s text:c="15"/>| Messages generated by the NNTP news system.</text:p>
      <text:p text:style-name="Preformatted_20_Text">security <text:s text:c="11"/>| Same as auth/authpriv. Should not be used anymore.</text:p>
      <text:p text:style-name="Preformatted_20_Text">syslog <text:s text:c="13"/>| Messages generated by the syslog system.</text:p>
      <text:p text:style-name="Preformatted_20_Text">user <text:s text:c="15"/>| Messages generated in user space.</text:p>
      <text:p text:style-name="Preformatted_20_Text">uucp <text:s text:c="15"/>| Messages generated by the legacy UUCP system.</text:p>
      <text:p text:style-name="Preformatted_20_Text">local0-7 <text:s text:c="11"/>| Messages generated by services that are configured by any of the local0 through local7 facilities</text:p>
      <text:p text:style-name="Preformatted_20_Text"/>
      <text:p text:style-name="Preformatted_20_Text">!!! local0-7 <text:s text:c="5"/>***used by services that don't have own facility</text:p>
      <text:p text:style-name="Preformatted_20_Text"/>
      <text:p text:style-name="Preformatted_20_Text">Priority <text:s text:c="7"/>| Description</text:p>
      <text:p text:style-name="Preformatted_20_Text">-----------------------------------------------------------</text:p>
      <text:p text:style-name="Preformatted_20_Text">debug <text:s text:c="10"/>| Debug messages that will give as much information as possible about service operation.</text:p>
      <text:p text:style-name="Preformatted_20_Text">info <text:s text:c="11"/>| Informational messages about normal service operation.</text:p>
      <text:p text:style-name="Preformatted_20_Text">notice <text:s text:c="9"/>| Informational messages about items that might become an issue later.</text:p>
      <text:p text:style-name="Preformatted_20_Text">warning / warn <text:s/>| Something is suboptimal, but there is no real error yet.</text:p>
      <text:p text:style-name="Preformatted_20_Text">err /error <text:s text:c="5"/>| A noncritical error has occurred.</text:p>
      <text:p text:style-name="Preformatted_20_Text">crit <text:s text:c="11"/>| A critical error has occurred.</text:p>
      <text:p text:style-name="Preformatted_20_Text">alert <text:s text:c="10"/>| Used when the availability of the service is about to be discontinued.</text:p>
      <text:p text:style-name="Preformatted_20_Text">emerg/panic <text:s text:c="4"/>| Message generated when the availability of the service is discontinued.</text:p>
      <text:p text:style-name="Preformatted_20_Text"/>
      <text:p text:style-name="Preformatted_20_Text"/>
      <text:p text:style-name="Preformatted_20_Text"><text:s text:c="4"/>**** /&gt; man 5 rsyslog.conf</text:p>
      <text:p text:style-name="Preformatted_20_Text"/>
      <text:p text:style-name="Preformatted_20_Text">/&gt; logger &lt;text&gt; <text:s text:c="26"/>*** wysyla do logow &lt;text&gt; !!! pozwala przetestowac dzialanie systemu logow </text:p>
      <text:p text:style-name="Preformatted_20_Text">local0-7 <text:s text:c="5"/>***used by services that don't have own facility</text:p>
      <text:p text:style-name="Preformatted_20_Text"/>
      <text:p text:style-name="Preformatted_20_Text">*** how configure </text:p>
      <text:p text:style-name="Preformatted_20_Text">vi /etc/rsyslog.conf</text:p>
      <text:p text:style-name="Preformatted_20_Text"><text:s text:c="2"/>-/var/log/maillog <text:s text:c="16"/>*** oznacza ze logi beda wpisywane z buffora wszystkie naraz nie w realtime</text:p>
      <text:p text:style-name="Preformatted_20_Text"><text:s text:c="2"/>:omusrmsg:* <text:s text:c="22"/>*** the following destinations refers to a specific rsyslogd module</text:p>
      <text:p text:style-name="Preformatted_20_Text"/>
      <text:p text:style-name="Preformatted_20_Text"><text:s/>----------- systemd-journald -------------------------</text:p>
      <text:p text:style-name="Preformatted_20_Text"/>
      <text:p text:style-name="Preformatted_20_Text"><text:s text:c="4"/>*** check status</text:p>
      <text:p text:style-name="Preformatted_20_Text"><text:s text:c="4"/>/&gt; systemctl status systemd-journald.service</text:p>
      <text:p text:style-name="Preformatted_20_Text"/>
      <text:p text:style-name="Preformatted_20_Text"><text:s text:c="4"/>*** after configuration don't forget</text:p>
      <text:p text:style-name="Preformatted_20_Text"><text:s text:c="4"/>*** check status</text:p>
      <text:p text:style-name="Preformatted_20_Text"><text:s text:c="4"/>/&gt; systemctl restart systemd-journald.service</text:p>
      <text:p text:style-name="Preformatted_20_Text"/>
      <text:p text:style-name="Preformatted_20_Text">*** configuration journald</text:p>
      <text:p text:style-name="Preformatted_20_Text"><text:s text:c="4"/>/&gt; vi /etc/systemd/journald.conf</text:p>
      <text:p text:style-name="Preformatted_20_Text"/>
      <text:p text:style-name="Preformatted_20_Text"><text:soft-page-break/><text:s text:c="4"/>/&gt; journalctl <text:s text:c="29"/>*** you get journal</text:p>
      <text:p text:style-name="Preformatted_20_Text"><text:s text:c="4"/>/&gt; journalctl -b <text:s text:c="26"/>*** you get journal - bootlog</text:p>
      <text:p text:style-name="Preformatted_20_Text"><text:s text:c="4"/>/&gt; journalctl -f <text:s text:c="26"/>*** you get journal - freshon</text:p>
      <text:p text:style-name="Preformatted_20_Text"><text:s text:c="4"/>/&gt; journalctl -n 20 <text:s text:c="23"/>*** 20 lini</text:p>
      <text:p text:style-name="Preformatted_20_Text"><text:s text:c="4"/>/&gt; journalctl -p err <text:s text:c="22"/>*** show only errors</text:p>
      <text:p text:style-name="Preformatted_20_Text"><text:s text:c="4"/>/&gt; journalctl --since=yesterday <text:s text:c="11"/>*** you get yesterday journal</text:p>
      <text:p text:style-name="Preformatted_20_Text"><text:s text:c="4"/>/&gt; journalctl --dmesg <text:s text:c="21"/>*** dmesg</text:p>
      <text:p text:style-name="Preformatted_20_Text"/>
      <text:p text:style-name="Preformatted_20_Text"><text:s text:c="4"/>----- UNITS -----------------</text:p>
      <text:p text:style-name="Preformatted_20_Text"><text:s text:c="4"/>/&gt; journalctl -u <text:s text:c="21"/>*** show all units</text:p>
      <text:p text:style-name="Preformatted_20_Text"><text:s text:c="4"/>/&gt; journalctl -u=cron <text:s text:c="21"/>*** you get journal for specific unit</text:p>
      <text:p text:style-name="Preformatted_20_Text"><text:s text:c="4"/>/&gt; journalctl -u=cron --since yesterday -p <text:s/>info **** p - priority</text:p>
      <text:p text:style-name="Preformatted_20_Text"/>
      <text:p text:style-name="Preformatted_20_Text"><text:s text:c="4"/>----- SERVICES -----------------</text:p>
      <text:p text:style-name="Preformatted_20_Text"><text:s text:c="2"/>/&gt; journalctl -S "2021-08-07 12:45:00" -U "2021-08-07 13:00:00" _PID=1 <text:s/>*** between 12:45-13:00 for PID 1 </text:p>
      <text:p text:style-name="Preformatted_20_Text"><text:s text:c="2"/>/&gt; journalctl _SYSTEMD_UNIT=sshd.service</text:p>
      <text:p text:style-name="Preformatted_20_Text"/>
      <text:p text:style-name="Preformatted_20_Text"><text:s text:c="4"/>*** how to save journal to local directory you must </text:p>
      <text:p text:style-name="Preformatted_20_Text"><text:s text:c="4"/>1. mkdir /var/log/journal</text:p>
      <text:p text:style-name="Preformatted_20_Text"><text:s text:c="4"/>2. ls /var/log/journal <text:s text:c="23"/>*** you have to see something</text:p>
      <text:p text:style-name="Preformatted_20_Text"/>
      <text:p text:style-name="Preformatted_20_Text">!!! journal is written to /run/log/journal</text:p>
      <text:p text:style-name="Preformatted_20_Text"><text:s text:c="2"/>if you want journal logs to stay after reboor yo have to change </text:p>
      <text:p text:style-name="Preformatted_20_Text"><text:s text:c="2"/>/&gt; </text:p>
      <text:p text:style-name="Preformatted_20_Text"/>
      <text:p text:style-name="Preformatted_20_Text">3x parameters of Storge:</text:p>
      <text:p text:style-name="Preformatted_20_Text"><text:s text:c="2"/>Storage=auto The journal will be written on disk if the directory /var/log/journal exists.</text:p>
      <text:p text:style-name="Preformatted_20_Text"><text:s text:c="2"/>Storage=volatile The journal will be stored only in the /run/log/journal directory.</text:p>
      <text:p text:style-name="Preformatted_20_Text"><text:s text:c="2"/>Storage=persistent The journal will be stored on disk in the directory /var/log/journal. This directory will be created automatically if it doesnâ€™t exist.</text:p>
      <text:p text:style-name="Preformatted_20_Text"><text:s text:c="2"/>Storage=none No data will be stored, but forwarding to other targets such as the kernel log buffer or syslog will still work.</text:p>
      <text:p text:style-name="Preformatted_20_Text"/>
      <text:p text:style-name="Preformatted_20_Text"/>
      <text:p text:style-name="Preformatted_20_Text">Exercise 13-4 Making the journald Journal Permanent</text:p>
      <text:p text:style-name="Preformatted_20_Text"/>
      <text:p text:style-name="Preformatted_20_Text"><text:s text:c="2"/>1.Open a root shell and type mkdir /var/log/journal.</text:p>
      <text:p text:style-name="Preformatted_20_Text"><text:s text:c="2"/>2. Before journald can write the journal to this directory, you have to set ownership. </text:p>
      <text:p text:style-name="Preformatted_20_Text"><text:s text:c="6"/>Type chown root:systemd-journal /var/log/journal, </text:p>
      <text:p text:style-name="Preformatted_20_Text"><text:s text:c="6"/>followed by chmod 2755 /var/log/journal.</text:p>
      <text:p text:style-name="Preformatted_20_Text"/>
      <text:p text:style-name="Preformatted_20_Text">------------------------------------------------------------------</text:p>
      <text:p text:style-name="Preformatted_20_Text"><text:s text:c="2"/>*** man 8 systemd-journald</text:p>
      <text:p text:style-name="Preformatted_20_Text"><text:s text:c="2"/>*** man 5 systemd-journald</text:p>
      <text:p text:style-name="Preformatted_20_Text"/>
      <text:p text:style-name="Preformatted_20_Text"><text:s text:c="4"/>vi /etc/systemd/journald.conf</text:p>
      <text:p text:style-name="Preformatted_20_Text"><text:s text:c="4"/>mkdir -p /var/log/journal</text:p>
      <text:p text:style-name="Preformatted_20_Text"><text:s text:c="4"/>systemd-tmpfiles --create --prefix /var/log/journal</text:p>
      <text:p text:style-name="Preformatted_20_Text">------------------------------------------------------------------</text:p>
      <text:p text:style-name="Preformatted_20_Text"/>
      <text:p text:style-name="Preformatted_20_Text"><text:s text:c="2"/>3. Next, you can either reboot your system (restarting </text:p>
      <text:p text:style-name="Preformatted_20_Text"><text:s text:c="6"/>the systemd-journald service is not enough) or use the killall -USR1 systemd-journald command.</text:p>
      <text:p text:style-name="Preformatted_20_Text"><text:s text:c="2"/>4. The Systemd journal is now persistent across reboots. </text:p>
      <text:p text:style-name="Preformatted_20_Text"><text:s text:c="4"/>If you want to see the log messages since the last reboot, use journalctl -b.</text:p>
      <text:p text:style-name="Preformatted_20_Text"/>
      <text:p text:style-name="Preformatted_20_Text">!!!</text:p>
      <text:p text:style-name="Preformatted_20_Text"><text:soft-page-break/>* rotation for journal logs is 1 month</text:p>
      <text:p text:style-name="Preformatted_20_Text">* can not grow bayon 10% of file system</text:p>
      <text:p text:style-name="Preformatted_20_Text">!!!</text:p>
      <text:p text:style-name="Preformatted_20_Text">that SELinux, for instance, logs detailed messages to the auditd service</text:p>
      <text:p text:style-name="Preformatted_20_Text"/>
      <text:p text:style-name="Preformatted_20_Text"><text:s text:c="2"/>Log File <text:s text:c="15"/>| Explanation</text:p>
      <text:p text:style-name="Preformatted_20_Text"><text:s text:c="2"/>-------------------------------------------------------------------------------</text:p>
      <text:p text:style-name="Preformatted_20_Text"><text:s text:c="2"/>/var/log/messages <text:s text:c="6"/>| The most commonly used log file, it is the generic log file where most messages are written to.</text:p>
      <text:p text:style-name="Preformatted_20_Text"><text:s text:c="2"/>/var/log/dmesg <text:s text:c="9"/>| Contains kernel log messages.</text:p>
      <text:p text:style-name="Preformatted_20_Text"><text:s text:c="2"/>/var/log/secure <text:s text:c="8"/>| Contains authentication-related messages. Look here to see which authentication errors have occurred on a server.</text:p>
      <text:p text:style-name="Preformatted_20_Text"><text:s text:c="2"/>/var/log/boot.log <text:s text:c="6"/>| Look here for messages that are related to system startup.</text:p>
      <text:p text:style-name="Preformatted_20_Text"><text:s text:c="2"/>/var/log/audit/audit.log| Contains audit messages. SELinux writes to this file.</text:p>
      <text:p text:style-name="Preformatted_20_Text"><text:s text:c="2"/>/var/log/maillog <text:s text:c="7"/>| Look here for mail-related messages.</text:p>
      <text:p text:style-name="Preformatted_20_Text"><text:s text:c="2"/>/var/log/samba <text:s text:c="9"/>| Provides log files for the Samba service. Notice that Samba by default is not managed through rsyslog, but writes directly to the /var/log directory.</text:p>
      <text:p text:style-name="Preformatted_20_Text"><text:s text:c="2"/>/var/log/sssd <text:s text:c="10"/>| Contains messages that have been written by the sssd service, which plays an important role in the authentication process.</text:p>
      <text:p text:style-name="Preformatted_20_Text"><text:s text:c="2"/>/var/log/cups <text:s text:c="10"/>| Contains log messages that were generated by the print service CUPS.</text:p>
      <text:p text:style-name="Preformatted_20_Text"><text:s text:c="2"/>/var/log/httpd/ <text:s text:c="8"/>| Directory that contains log files that are written by the Apache web server. Notice that Apache writes messages to these files directly and not through rsyslog.</text:p>
      <text:p text:style-name="Preformatted_20_Text"/>
      <text:p text:style-name="Preformatted_20_Text"/>
      <text:p text:style-name="Preformatted_20_Text">--------------------------------------------------------------------------------</text:p>
      <text:p text:style-name="Preformatted_20_Text">---&gt; Logrotate: <text:s text:c="6"/>*** powala by logi nie urosly za bardzo</text:p>
      <text:p text:style-name="Preformatted_20_Text">--------------------------------------------------------------------------------</text:p>
      <text:p text:style-name="Preformatted_20_Text"><text:s text:c="2"/>*** configuration</text:p>
      <text:p text:style-name="Preformatted_20_Text"><text:s text:c="4"/>/&gt; vi /etc/logrotate.conf <text:s text:c="12"/>**** configuration of logrotate`</text:p>
      <text:p text:style-name="Preformatted_20_Text"/>
      <text:p text:style-name="Preformatted_20_Text"><text:s text:c="4"/>/&gt; /etc/logrotate.d/ <text:s text:c="17"/>*** lokalizacja konfigyracji dla samby, httpd itd</text:p>
      <text:p text:style-name="Preformatted_20_Text"><text:s text:c="20"/>.../syslog</text:p>
      <text:p text:style-name="Preformatted_20_Text"><text:s text:c="20"/>.../httpd</text:p>
      <text:p text:style-name="Preformatted_20_Text"/>
      <text:p text:style-name="Preformatted_20_Text">*** if you want to bild own configuration you should base on </text:p>
      <text:p text:style-name="Preformatted_20_Text">/etc/logrotate.d/syslog</text:p>
      <text:p text:style-name="Preformatted_20_Text">vi errors</text:p>
      <text:p text:style-name="Preformatted_20_Text"/>
      <text:p text:style-name="Preformatted_20_Text"><text:s text:c="4"/>/var/log/errors {</text:p>
      <text:p text:style-name="Preformatted_20_Text"><text:s text:c="8"/>monthly </text:p>
      <text:p text:style-name="Preformatted_20_Text"><text:s text:c="8"/>rotate 12</text:p>
      <text:p text:style-name="Preformatted_20_Text"><text:s text:c="8"/>create</text:p>
      <text:p text:style-name="Preformatted_20_Text"><text:s text:c="4"/>}</text:p>
      <text:p text:style-name="Preformatted_20_Text"/>
      <text:p text:style-name="Preformatted_20_Text">--------------------------------------------------------------------------------</text:p>
      <text:p text:style-name="Preformatted_20_Text">---&gt; Partitions and MBR:</text:p>
      <text:p text:style-name="Preformatted_20_Text">--------------------------------------------------------------------------------</text:p>
      <text:p text:style-name="Preformatted_20_Text"><text:s text:c="2"/>------------------------------------------------------ </text:p>
      <text:p text:style-name="Preformatted_20_Text"><text:s text:c="4"/>BIOS</text:p>
      <text:p text:style-name="Preformatted_20_Text"><text:s text:c="4"/>|</text:p>
      <text:p text:style-name="Preformatted_20_Text"><text:s text:c="4"/>MBR [512 bytes to store boot information]</text:p>
      <text:p text:style-name="Preformatted_20_Text"><text:s text:c="8"/>[64 bytes to store partition]</text:p>
      <text:p text:style-name="Preformatted_20_Text"><text:s text:c="8"/>[only 4 partitions max 2TB]</text:p>
      <text:p text:style-name="Preformatted_20_Text"><text:s text:c="4"/>- bootloader</text:p>
      <text:p text:style-name="Preformatted_20_Text"><text:s text:c="4"/>- partitiontable</text:p>
      <text:p text:style-name="Preformatted_20_Text"><text:s text:c="4"/></text:p>
      <text:p text:style-name="Preformatted_20_Text"/>
      <text:p text:style-name="Preformatted_20_Text"><text:soft-page-break/><text:s text:c="4"/>-- primary <text:s text:c="7"/>--|</text:p>
      <text:p text:style-name="Preformatted_20_Text"><text:s text:c="4"/>-- extended <text:s text:c="8"/>|</text:p>
      <text:p text:style-name="Preformatted_20_Text"><text:s text:c="8"/>| <text:s text:c="14"/>|---- SUMA = 15 partitions max</text:p>
      <text:p text:style-name="Preformatted_20_Text"><text:s text:c="8"/>|-logical1 <text:s text:c="5"/>|</text:p>
      <text:p text:style-name="Preformatted_20_Text"><text:s text:c="8"/>|-logical2 <text:s text:c="5"/>|</text:p>
      <text:p text:style-name="Preformatted_20_Text"><text:s text:c="8"/>|-logical3 <text:s text:c="5"/>|</text:p>
      <text:p text:style-name="Preformatted_20_Text"><text:s text:c="8"/>|-logical4 <text:s text:c="3"/>--| <text:s text:c="4"/></text:p>
      <text:p text:style-name="Preformatted_20_Text"/>
      <text:p text:style-name="Preformatted_20_Text"><text:s text:c="2"/>*** to manage partitions you use !!! &gt;&gt;&gt; fdisk &gt;&gt;&gt;</text:p>
      <text:p text:style-name="Preformatted_20_Text"><text:s text:c="2"/>----------------------------------------------------------</text:p>
      <text:p text:style-name="Preformatted_20_Text"><text:s text:c="4"/>UEFI</text:p>
      <text:p text:style-name="Preformatted_20_Text"><text:s text:c="4"/>|</text:p>
      <text:p text:style-name="Preformatted_20_Text"><text:s text:c="4"/>GPT [!!!don't use or tray to use GPT on disk with MBR!!!]</text:p>
      <text:p text:style-name="Preformatted_20_Text"><text:s text:c="8"/>[partition space &gt; 2TB]</text:p>
      <text:p text:style-name="Preformatted_20_Text"><text:s text:c="8"/>[128 partitions max 2TB] </text:p>
      <text:p text:style-name="Preformatted_20_Text"><text:s text:c="4"/>- bootloader</text:p>
      <text:p text:style-name="Preformatted_20_Text"><text:s text:c="4"/>- partitiontable</text:p>
      <text:p text:style-name="Preformatted_20_Text"><text:s text:c="2"/></text:p>
      <text:p text:style-name="Preformatted_20_Text"><text:s text:c="2"/>***to manage partitions you use !!! &gt;&gt;&gt; gdisk &gt;&gt;&gt;</text:p>
      <text:p text:style-name="Preformatted_20_Text"><text:s text:c="2"/>-----------------------------------------------------------</text:p>
      <text:p text:style-name="Preformatted_20_Text"><text:s text:c="2"/></text:p>
      <text:p text:style-name="Preformatted_20_Text">*** check partitions in linux</text:p>
      <text:p text:style-name="Preformatted_20_Text"><text:s text:c="2"/>/&gt; udevadm settle</text:p>
      <text:p text:style-name="Preformatted_20_Text"><text:s text:c="2"/>/&gt; cat /proc/partitions <text:s text:c="6"/>*** from <text:s/>kernel perspective</text:p>
      <text:p text:style-name="Preformatted_20_Text"><text:s text:c="4"/>major minor <text:s/>#blocks <text:s/>name</text:p>
      <text:p text:style-name="Preformatted_20_Text"/>
      <text:p text:style-name="Preformatted_20_Text"><text:s text:c="4"/>252 <text:s text:c="7"/>0 <text:s text:c="2"/>20971520 vda</text:p>
      <text:p text:style-name="Preformatted_20_Text"><text:s text:c="4"/>252 <text:s text:c="7"/>1 <text:s text:c="4"/>512000 vda1</text:p>
      <text:p text:style-name="Preformatted_20_Text"><text:s text:c="4"/>252 <text:s text:c="7"/>2 <text:s text:c="2"/>11542528 vda2</text:p>
      <text:p text:style-name="Preformatted_20_Text"><text:s text:c="5"/>11 <text:s text:c="7"/>0 <text:s text:c="3"/>1048575 sr0</text:p>
      <text:p text:style-name="Preformatted_20_Text"><text:s text:c="4"/>253 <text:s text:c="7"/>0 <text:s text:c="2"/>10485760 dm-0</text:p>
      <text:p text:style-name="Preformatted_20_Text"><text:s text:c="4"/>253 <text:s text:c="7"/>1 <text:s text:c="3"/>1048576 dm-1</text:p>
      <text:p text:style-name="Preformatted_20_Text"/>
      <text:p text:style-name="Preformatted_20_Text"><text:s text:c="2"/>/&gt; cd /dev/ | ls -al vd*</text:p>
      <text:p text:style-name="Preformatted_20_Text"><text:s text:c="4"/>brw-rw----. 1 root disk 252, 0 Jul 14 22:02 vda</text:p>
      <text:p text:style-name="Preformatted_20_Text"><text:s text:c="4"/>brw-rw----. 1 root disk 252, 1 Jul 14 22:02 vda1</text:p>
      <text:p text:style-name="Preformatted_20_Text"><text:s text:c="4"/>brw-rw----. 1 root disk 252, 2 Jul 14 22:02 vda2</text:p>
      <text:p text:style-name="Preformatted_20_Text"/>
      <text:p text:style-name="Preformatted_20_Text"><text:s text:c="2"/>/&gt; lsblk</text:p>
      <text:p text:style-name="Preformatted_20_Text"><text:s text:c="2"/>/&gt; df -hT</text:p>
      <text:p text:style-name="Preformatted_20_Text"><text:s text:c="2"/>/&gt; mount | grep ^/</text:p>
      <text:p text:style-name="Preformatted_20_Text"><text:s text:c="2"/>/&gt; cat /proc/parameters</text:p>
      <text:p text:style-name="Preformatted_20_Text"/>
      <text:p text:style-name="Preformatted_20_Text"><text:s text:c="4"/>---------------------------------------</text:p>
      <text:p text:style-name="Preformatted_20_Text"><text:s text:c="2"/>**| tools to manage partitions:: parted</text:p>
      <text:p text:style-name="Preformatted_20_Text"><text:s text:c="4"/>---------------------------------------</text:p>
      <text:p text:style-name="Preformatted_20_Text"><text:s text:c="4"/>!!! NOT created sysem file automatically </text:p>
      <text:p text:style-name="Preformatted_20_Text"/>
      <text:p text:style-name="Preformatted_20_Text"><text:s text:c="4"/>parted -l <text:s text:c="8"/>*** show info</text:p>
      <text:p text:style-name="Preformatted_20_Text"/>
      <text:p text:style-name="Preformatted_20_Text"><text:s text:c="4"/>parted /dev/vda</text:p>
      <text:p text:style-name="Preformatted_20_Text"><text:s text:c="6"/>|</text:p>
      <text:p text:style-name="Preformatted_20_Text"><text:s text:c="6"/>-- print <text:s text:c="12"/>*** show info but you are in parted</text:p>
      <text:p text:style-name="Preformatted_20_Text"><text:s text:c="6"/>-- print free <text:s text:c="7"/>*** like print but shows free space</text:p>
      <text:p text:style-name="Preformatted_20_Text"/>
      <text:p text:style-name="Preformatted_20_Text"><text:s text:c="6"/>-- mkpart [Enter] <text:s text:c="6"/>**** interactive mode</text:p>
      <text:p text:style-name="Preformatted_20_Text"><text:s text:c="6"/>-- mklab msdos/gpt <text:s text:c="5"/>*** MBR or GPT</text:p>
      <text:p text:style-name="Preformatted_20_Text"><text:s text:c="6"/>-- mkpart part-type name fs-type start end</text:p>
      <text:p text:style-name="Preformatted_20_Text"><text:s text:c="10"/>* part-type::: applies for MBR only and sets: primary, logical, extended partition</text:p>
      <text:p text:style-name="Preformatted_20_Text"><text:s text:c="10"/>* name::: arbitrary name required for GPT</text:p>
      <text:p text:style-name="Preformatted_20_Text"><text:s text:c="10"/>* fs-type::: doesn't modify teh file system</text:p>
      <text:p text:style-name="Preformatted_20_Text"><text:s text:c="10"/>* start end::: counting from the beginning of the disk</text:p>
      <text:p text:style-name="Preformatted_20_Text"/>
      <text:p text:style-name="Preformatted_20_Text"><text:soft-page-break/><text:s text:c="6"/>example</text:p>
      <text:p text:style-name="Preformatted_20_Text"><text:s text:c="8"/>(parted) mkpart primary 1024MiB 2048MiB</text:p>
      <text:p text:style-name="Preformatted_20_Text"><text:s text:c="8"/>(parted) mkpart primary 12.3GB 20GB <text:s text:c="8"/>|or| (parted) mkpart primary 12.3GiB 20GiB</text:p>
      <text:p text:style-name="Preformatted_20_Text"/>
      <text:p text:style-name="Preformatted_20_Text"><text:s text:c="14"/>(parted) print <text:s text:c="59"/></text:p>
      <text:p text:style-name="Preformatted_20_Text"><text:s text:c="20"/>Model: Virtio Block Device (virtblk)</text:p>
      <text:p text:style-name="Preformatted_20_Text"><text:s text:c="20"/>Disk /dev/vda: 21.5GB</text:p>
      <text:p text:style-name="Preformatted_20_Text"><text:s text:c="20"/>Sector size (logical/physical): 512B/512B</text:p>
      <text:p text:style-name="Preformatted_20_Text"><text:s text:c="20"/>Partition Table: msdos</text:p>
      <text:p text:style-name="Preformatted_20_Text"><text:s text:c="20"/>Disk Flags: </text:p>
      <text:p text:style-name="Preformatted_20_Text"/>
      <text:p text:style-name="Preformatted_20_Text"><text:s text:c="20"/>Number <text:s/>Start <text:s text:c="2"/>End <text:s text:c="4"/>Size <text:s text:c="3"/>Type <text:s text:c="4"/>File system <text:s/>Flags</text:p>
      <text:p text:style-name="Preformatted_20_Text"><text:s text:c="20"/>1 <text:s text:c="5"/>1049kB <text:s/>525MB <text:s text:c="2"/>524MB <text:s text:c="2"/>primary <text:s/>ext4 <text:s text:c="8"/>boot</text:p>
      <text:p text:style-name="Preformatted_20_Text"><text:s text:c="20"/>2 <text:s text:c="5"/>525MB <text:s text:c="2"/>12.3GB <text:s/>11.8GB <text:s/>primary <text:s text:c="14"/>lvm</text:p>
      <text:p text:style-name="Preformatted_20_Text"><text:s text:c="20"/>3 <text:s text:c="5"/>12.3GB <text:s/>20.0GB <text:s/>7655MB <text:s/>primary</text:p>
      <text:p text:style-name="Preformatted_20_Text"/>
      <text:p text:style-name="Preformatted_20_Text"/>
      <text:p text:style-name="Preformatted_20_Text"><text:s text:c="6"/>example</text:p>
      <text:p text:style-name="Preformatted_20_Text"><text:s text:c="8"/>(parted) mkpart extended 12.3GB 15GB</text:p>
      <text:p text:style-name="Preformatted_20_Text"><text:s text:c="10"/>(parted) mkpart logical 12.3GB 14GB</text:p>
      <text:p text:style-name="Preformatted_20_Text"><text:s text:c="10"/>(parted) mkpart logical 14GB 15GB</text:p>
      <text:p text:style-name="Preformatted_20_Text"/>
      <text:p text:style-name="Preformatted_20_Text"><text:s text:c="14"/>(parted) print <text:s text:c="59"/></text:p>
      <text:p text:style-name="Preformatted_20_Text"><text:s text:c="20"/>Model: Virtio Block Device (virtblk)</text:p>
      <text:p text:style-name="Preformatted_20_Text"><text:s text:c="20"/>Disk /dev/vda: 21.5GB</text:p>
      <text:p text:style-name="Preformatted_20_Text"><text:s text:c="20"/>Sector size (logical/physical): 512B/512B</text:p>
      <text:p text:style-name="Preformatted_20_Text"><text:s text:c="20"/>Partition Table: msdos</text:p>
      <text:p text:style-name="Preformatted_20_Text"><text:s text:c="20"/>Disk Flags: </text:p>
      <text:p text:style-name="Preformatted_20_Text"/>
      <text:p text:style-name="Preformatted_20_Text"><text:s text:c="20"/>Number <text:s/>Start <text:s text:c="2"/>End <text:s text:c="4"/>Size <text:s text:c="3"/>Type <text:s text:c="5"/>File system <text:s/>Flags</text:p>
      <text:p text:style-name="Preformatted_20_Text"><text:s text:c="20"/>1 <text:s text:c="5"/>1049kB <text:s/>525MB <text:s text:c="2"/>524MB <text:s text:c="2"/>primary <text:s text:c="2"/>ext4part <text:s text:c="9"/>boot</text:p>
      <text:p text:style-name="Preformatted_20_Text"><text:s text:c="20"/>2 <text:s text:c="5"/>525MB <text:s text:c="2"/>12.3GB <text:s/>11.8GB <text:s/>primary <text:s text:c="15"/>lvm</text:p>
      <text:p text:style-name="Preformatted_20_Text"><text:s text:c="20"/>3 <text:s text:c="5"/>12.3GB <text:s/>15.0GB <text:s/>2655MB <text:s/>extended <text:s text:c="14"/>lba</text:p>
      <text:p text:style-name="Preformatted_20_Text"><text:s text:c="20"/>5 <text:s text:c="5"/>12.3GB <text:s/>14.0GB <text:s/>1654MB <text:s/>logical <text:s text:c="15"/>lba</text:p>
      <text:p text:style-name="Preformatted_20_Text"><text:s text:c="20"/>6 <text:s text:c="5"/>14.0GB <text:s/>15.0GB <text:s/>999MB <text:s text:c="2"/>logical <text:s text:c="15"/>lba</text:p>
      <text:p text:style-name="Preformatted_20_Text"/>
      <text:p text:style-name="Preformatted_20_Text"><text:s text:c="6"/>/&gt; udevadm settle <text:s text:c="16"/>*** to ensure that new partition is created</text:p>
      <text:p text:style-name="Preformatted_20_Text"/>
      <text:p text:style-name="Preformatted_20_Text"><text:s text:c="2"/>---------------------------------------</text:p>
      <text:p text:style-name="Preformatted_20_Text"><text:s text:c="2"/>**| tools to manage partitions:: fdisk</text:p>
      <text:p text:style-name="Preformatted_20_Text"><text:s text:c="2"/>---------------------------------------</text:p>
      <text:p text:style-name="Preformatted_20_Text"/>
      <text:p text:style-name="Preformatted_20_Text"/>
      <text:p text:style-name="Preformatted_20_Text"><text:s text:c="2"/>*** sometime fdisk show information that partition is busy, in this case you should use command:</text:p>
      <text:p text:style-name="Preformatted_20_Text"><text:s text:c="2"/>/&gt; partprobe</text:p>
      <text:p text:style-name="Preformatted_20_Text"><text:s text:c="2"/>/&gt; partprobe /dev/sda</text:p>
      <text:p text:style-name="Preformatted_20_Text"/>
      <text:p text:style-name="Preformatted_20_Text"><text:s text:c="2"/>---------------------------------------</text:p>
      <text:p text:style-name="Preformatted_20_Text"><text:s text:c="2"/>**| how create system file:; mkfs</text:p>
      <text:p text:style-name="Preformatted_20_Text"><text:s text:c="2"/>---------------------------------------</text:p>
      <text:p text:style-name="Preformatted_20_Text"><text:s text:c="4"/>mkfs <text:s text:c="4"/>*** tworzenie systemu plikow</text:p>
      <text:p text:style-name="Preformatted_20_Text"><text:s text:c="4"/>XFS <text:s text:c="5"/>*** default file system /fast and scalable/can be increased, not decreased/</text:p>
      <text:p text:style-name="Preformatted_20_Text"><text:s text:c="4"/>Ext4 <text:s text:c="4"/>*** still in use /use journal/can be increased, and decreased/</text:p>
      <text:p text:style-name="Preformatted_20_Text"/>
      <text:p text:style-name="Preformatted_20_Text"/>
      <text:p text:style-name="Preformatted_20_Text"><text:s text:c="4"/>mkfs.xfs -L &lt;label&gt; /dev/sda2 <text:s text:c="8"/>*** nadawanie etykiety przy tworzeniu systemu plikow</text:p>
      <text:p text:style-name="Preformatted_20_Text"><text:s text:c="4"/>mkfs.ext4 -L &lt;label&gt; /dev/sda2 <text:s text:c="8"/>*** nadawanie etykiety przy tworzeniu systemu plikow</text:p>
      <text:p text:style-name="Preformatted_20_Text"><text:soft-page-break/></text:p>
      <text:p text:style-name="Preformatted_20_Text"><text:s text:c="4"/>## rozmiar partycji przy ich tworzeniu [partitions]</text:p>
      <text:p text:style-name="Preformatted_20_Text"/>
      <text:p text:style-name="Preformatted_20_Text"><text:s text:c="4"/>500MB &lt;&gt; 500MiB = 476MiB</text:p>
      <text:p text:style-name="Preformatted_20_Text"/>
      <text:p text:style-name="Preformatted_20_Text">--------------------------------------------------------------------------------</text:p>
      <text:p text:style-name="Preformatted_20_Text">---&gt; Mount / fstab</text:p>
      <text:p text:style-name="Preformatted_20_Text">--------------------------------------------------------------------------------</text:p>
      <text:p text:style-name="Preformatted_20_Text"><text:s text:c="2"/>Mount </text:p>
      <text:p text:style-name="Preformatted_20_Text"><text:s text:c="4"/>- device</text:p>
      <text:p text:style-name="Preformatted_20_Text"><text:s text:c="4"/>- directory</text:p>
      <text:p text:style-name="Preformatted_20_Text"><text:s text:c="4"/>- file system [you can specify but usually is detected automatically]</text:p>
      <text:p text:style-name="Preformatted_20_Text"/>
      <text:p text:style-name="Preformatted_20_Text"><text:s text:c="4"/>*** Device's: <text:s text:c="2"/>UID, UUID <text:s/>--- automatically generated for each device</text:p>
      <text:p text:style-name="Preformatted_20_Text"><text:s text:c="20"/>LABEL <text:s text:c="5"/>--- can be created during creating file system: mkfs.ext4 -L &lt;label&gt; /dev/vda5</text:p>
      <text:p text:style-name="Preformatted_20_Text"><text:s text:c="22"/>*** How add LABEL after partiton was created</text:p>
      <text:p text:style-name="Preformatted_20_Text"><text:s text:c="26"/>/&gt; xfs_admin -L &lt;label&gt; /dev/vda3</text:p>
      <text:p text:style-name="Preformatted_20_Text"><text:s text:c="26"/>/&gt; tune2fs -L &lt;label&gt; /dev/vda3 <text:s text:c="10"/>**** for ext4</text:p>
      <text:p text:style-name="Preformatted_20_Text"><text:s text:c="20"/>unique device names are created in /dev/disk</text:p>
      <text:p text:style-name="Preformatted_20_Text"/>
      <text:p text:style-name="Preformatted_20_Text"><text:s text:c="2"/>1. montowanie</text:p>
      <text:p text:style-name="Preformatted_20_Text"><text:s text:c="4"/>mount /dev/sda1 /mnt/ <text:s text:c="4"/>-- montowanie HDD</text:p>
      <text:p text:style-name="Preformatted_20_Text"><text:s text:c="4"/>mount LABEL=&lt;label&gt; /mnt/ -- montowanie po etykiecie HDD</text:p>
      <text:p text:style-name="Preformatted_20_Text"><text:s text:c="4"/>mount <text:s text:c="20"/>-- weryfikacja czy sie zamontowal</text:p>
      <text:p text:style-name="Preformatted_20_Text"><text:s text:c="4"/>/&gt; mount | grep '^\/' <text:s text:c="7"/>-- tylko ciagi zaczynajace sie od '/'</text:p>
      <text:p text:style-name="Preformatted_20_Text"><text:s text:c="4"/>/&gt; df -hT <text:s text:c="19"/>-- weryfikacja czy sie zamontowal</text:p>
      <text:p text:style-name="Preformatted_20_Text"><text:s text:c="4"/>/&gt; lsblk <text:s text:c="13"/>*** show blk devices</text:p>
      <text:p text:style-name="Preformatted_20_Text"><text:s text:c="4"/>/&gt; blkid <text:s text:c="13"/>*** show UUID devices and LABEL</text:p>
      <text:p text:style-name="Preformatted_20_Text"/>
      <text:p text:style-name="Preformatted_20_Text"/>
      <text:p text:style-name="Preformatted_20_Text"><text:s text:c="4"/>umount /mnt/ <text:s text:c="13"/>-- odmontowanie HDD</text:p>
      <text:p text:style-name="Preformatted_20_Text"/>
      <text:p text:style-name="Preformatted_20_Text"><text:s text:c="2"/>2. /etc/fstab</text:p>
      <text:p text:style-name="Preformatted_20_Text"><text:s text:c="4"/>vi /etc/fstab <text:s text:c="12"/>-- permamentne montowanie</text:p>
      <text:p text:style-name="Preformatted_20_Text"><text:s text:c="4"/>/dev/sda1 /mountpoint ext4 <text:s/>defaults 0 0 <text:s text:c="10"/>!!!mountpoint= /, /boot, itp</text:p>
      <text:p text:style-name="Preformatted_20_Text"><text:s text:c="4"/>/dev/... <text:s/>none <text:s text:c="7"/>swap <text:s/>defaults 0 0 <text:s text:c="10"/>!!!mountpoint= for swap = none</text:p>
      <text:p text:style-name="Preformatted_20_Text"/>
      <text:p text:style-name="Preformatted_20_Text"><text:s text:c="2"/>3. test</text:p>
      <text:p text:style-name="Preformatted_20_Text"><text:s text:c="4"/># systemctl daemon-reload </text:p>
      <text:p text:style-name="Preformatted_20_Text"><text:s text:c="4"/># mount -a <text:s/>-- test montowania jezeli bez bledow to mozna zrobic reboot</text:p>
      <text:p text:style-name="Preformatted_20_Text"/>
      <text:p text:style-name="Preformatted_20_Text"/>
      <text:p text:style-name="Preformatted_20_Text"/>
      <text:p text:style-name="Preformatted_20_Text"><text:s text:c="4"/>Option of mount point <text:s/>| <text:s text:c="4"/>Use</text:p>
      <text:p text:style-name="Preformatted_20_Text"><text:s text:c="4"/>---------------------------------------------------------------------</text:p>
      <text:p text:style-name="Preformatted_20_Text"><text:s text:c="4"/>auto/ noauto <text:s text:c="9"/>| The file system will [not] be mounted automatically.</text:p>
      <text:p text:style-name="Preformatted_20_Text"><text:s text:c="4"/>acl <text:s text:c="18"/>| Adds support for file system access control lists (see Chapter 7, â€śPermissions Managementâ€ť).</text:p>
      <text:p text:style-name="Preformatted_20_Text"><text:s text:c="4"/>user_xattr <text:s text:c="11"/>| Adds support for user-extended attributes (see Chapter 7).</text:p>
      <text:p text:style-name="Preformatted_20_Text"><text:s text:c="4"/>ro <text:s text:c="19"/>| Mounts the file system in read-only mode.</text:p>
      <text:p text:style-name="Preformatted_20_Text"><text:s text:c="4"/>atime / noatime <text:s text:c="6"/>| Disables or enables access time modifications.</text:p>
      <text:p text:style-name="Preformatted_20_Text"><text:s text:c="4"/>noexec / exec <text:s text:c="8"/>| Denies or allows execution of program files from the file system.</text:p>
      <text:p text:style-name="Preformatted_20_Text"><text:s text:c="4"/>_netdev <text:s text:c="14"/>| Use this to mount a network file system. This tells fstab to wait until the network is available before mounting this file system.</text:p>
      <text:p text:style-name="Preformatted_20_Text"/>
      <text:p text:style-name="Preformatted_20_Text"><text:s text:c="4"/>*** defaults <text:s text:c="2"/>0 0 <text:s text:c="2"/>&gt;&gt;&gt;&gt;&gt;&gt;&gt;&gt;</text:p>
      <text:p text:style-name="Preformatted_20_Text"/>
      <text:p text:style-name="Preformatted_20_Text"><text:soft-page-break/><text:s text:c="4"/>The last column indicates if the file system integrity needs to be checked while booting.</text:p>
      <text:p text:style-name="Preformatted_20_Text"><text:s text:c="4"/>0 &gt;&gt; if you do not want to check the file system at all,</text:p>
      <text:p text:style-name="Preformatted_20_Text"><text:s text:c="4"/>1 &gt;&gt; if this is the root file system that needs to be checked before anything else </text:p>
      <text:p text:style-name="Preformatted_20_Text"><text:s text:c="4"/>2 &gt;&gt; if this is a nonroot file system that needs to be checked while booting.</text:p>
      <text:p text:style-name="Preformatted_20_Text"/>
      <text:p text:style-name="Preformatted_20_Text"/>
      <text:p text:style-name="Preformatted_20_Text">--------------------------------------------------------------------------------</text:p>
      <text:p text:style-name="Preformatted_20_Text">---&gt; systemd .mount</text:p>
      <text:p text:style-name="Preformatted_20_Text">--------------------------------------------------------------------------------</text:p>
      <text:p text:style-name="Preformatted_20_Text"><text:s text:c="2"/>/&gt; systemctl cat tmp.mount <text:s text:c="11"/>*** checking congig file you can see where it is</text:p>
      <text:p text:style-name="Preformatted_20_Text"><text:s text:c="2"/>/&gt; systemctl status tmp.mount</text:p>
      <text:p text:style-name="Preformatted_20_Text"><text:s text:c="2"/>/&gt; systemctl enable --now tmp.mount <text:s text:c="2"/>*** enable and start</text:p>
      <text:p text:style-name="Preformatted_20_Text"/>
      <text:p text:style-name="Preformatted_20_Text">example</text:p>
      <text:p text:style-name="Preformatted_20_Text"><text:s text:c="2"/>** how mount /dev/vda6 in /mnt/ext4 via Systemd</text:p>
      <text:p text:style-name="Preformatted_20_Text"><text:s text:c="2"/>1. cp /usr/lib/systemd/system/tmp.mount /etc/systemd/system/mnt-ext4.mount</text:p>
      <text:p text:style-name="Preformatted_20_Text"><text:s text:c="2"/>2. vi /etc/systemd/system/mnt-ext4.mount</text:p>
      <text:p text:style-name="Preformatted_20_Text"><text:s text:c="2"/>3. systemctl cat mnt-ext4.mount</text:p>
      <text:p text:style-name="Preformatted_20_Text"><text:s text:c="2"/></text:p>
      <text:p text:style-name="Preformatted_20_Text"><text:s text:c="8"/>[Unit]</text:p>
      <text:p text:style-name="Preformatted_20_Text"><text:s text:c="8"/>Description=mnt_ext4</text:p>
      <text:p text:style-name="Preformatted_20_Text"><text:s text:c="8"/>Documentation=man:hier(7)</text:p>
      <text:p text:style-name="Preformatted_20_Text"><text:s text:c="8"/>Conflicts=umount.target</text:p>
      <text:p text:style-name="Preformatted_20_Text"><text:s text:c="8"/>Before=local-fs.target umount.target</text:p>
      <text:p text:style-name="Preformatted_20_Text"/>
      <text:p text:style-name="Preformatted_20_Text"><text:s text:c="8"/>[Mount]</text:p>
      <text:p text:style-name="Preformatted_20_Text"><text:s text:c="8"/>What=UUID="22743354-9438-4438-932e-ac27f143f844" <text:s text:c="3"/>|or| <text:s text:c="2"/>What=LABEL="szesc6"</text:p>
      <text:p text:style-name="Preformatted_20_Text"><text:s text:c="8"/>Where=/mnt/ext4</text:p>
      <text:p text:style-name="Preformatted_20_Text"><text:s text:c="8"/>Type=ext4</text:p>
      <text:p text:style-name="Preformatted_20_Text"><text:s text:c="8"/>Options=defaults</text:p>
      <text:p text:style-name="Preformatted_20_Text"/>
      <text:p text:style-name="Preformatted_20_Text"><text:s text:c="2"/>4. systemctl daemon-reload </text:p>
      <text:p text:style-name="Preformatted_20_Text"><text:s text:c="2"/>5. systemctl enable --now mnt-ext4.mount</text:p>
      <text:p text:style-name="Preformatted_20_Text"><text:s text:c="2"/>6. systemctl status mnt-ext4.mount</text:p>
      <text:p text:style-name="Preformatted_20_Text"><text:s text:c="8"/>root@server01 ~]# systemctl status mnt-ext4.mount</text:p>
      <text:p text:style-name="Preformatted_20_Text"><text:s text:c="8"/>â—Ź mnt-ext4.mount - mnt_ext4</text:p>
      <text:p text:style-name="Preformatted_20_Text"><text:s text:c="10"/>Loaded: loaded (/etc/systemd/system/mnt-ext4.mount; static; vendor preset: disabled) <text:s/>&lt;&lt;&lt;&lt; /etc/systemd/system/mnt-ext4.mount !!!!!</text:p>
      <text:p text:style-name="Preformatted_20_Text"><text:s text:c="10"/>Active: active (mounted) since Fri 2021-07-16 12:05:16 CEST; 1s ago</text:p>
      <text:p text:style-name="Preformatted_20_Text"><text:s text:c="12"/>Where: /mnt/ext4</text:p>
      <text:p text:style-name="Preformatted_20_Text"><text:s text:c="12"/>What: /dev/vda6</text:p>
      <text:p text:style-name="Preformatted_20_Text"><text:s text:c="12"/>Docs: man:hier(7)</text:p>
      <text:p text:style-name="Preformatted_20_Text"><text:s text:c="12"/>Tasks: 0 (limit: 11260)</text:p>
      <text:p text:style-name="Preformatted_20_Text"><text:s text:c="10"/>Memory: 84.0K</text:p>
      <text:p text:style-name="Preformatted_20_Text"><text:s text:c="10"/>CGroup: /system.slice/mnt-ext4.mount</text:p>
      <text:p text:style-name="Preformatted_20_Text"/>
      <text:p text:style-name="Preformatted_20_Text"><text:s text:c="4"/>!!!! in this case device is mount form fstab !!!</text:p>
      <text:p text:style-name="Preformatted_20_Text"><text:s text:c="14"/>[root@server01 ~]# systemctl status mnt-xfs.mount</text:p>
      <text:p text:style-name="Preformatted_20_Text"><text:s text:c="10"/>â—Ź mnt-xfs.mount - /mnt/xfs</text:p>
      <text:p text:style-name="Preformatted_20_Text"><text:s text:c="12"/>Loaded: loaded (/etc/fstab; generated) <text:s text:c="7"/>&lt;&lt;&lt;&lt;&lt;&lt;&lt;&lt;&lt;&lt;&lt;&lt;&lt;&lt;&lt;&lt;&lt;&lt;&lt;&lt;&lt;&lt;&lt;&lt;&lt;&lt;&lt;&lt;&lt;&lt;&lt;&lt;&lt;&lt;&lt;&lt;&lt;&lt;&lt;&lt;&lt; etc/fstab</text:p>
      <text:p text:style-name="Preformatted_20_Text"><text:s text:c="12"/>Active: active (mounted) since Fri 2021-07-16 12:00:47 CEST; 5min ago</text:p>
      <text:p text:style-name="Preformatted_20_Text"><text:s text:c="14"/>Where: /mnt/xfs</text:p>
      <text:p text:style-name="Preformatted_20_Text"><text:s text:c="14"/>What: /dev/vda5</text:p>
      <text:p text:style-name="Preformatted_20_Text"><text:s text:c="14"/>Docs: man:fstab(5)</text:p>
      <text:p text:style-name="Preformatted_20_Text"><text:s text:c="20"/>man:systemd-fstab-generator(8)</text:p>
      <text:p text:style-name="Preformatted_20_Text"><text:s text:c="14"/>Tasks: 0 (limit: 11260)</text:p>
      <text:p text:style-name="Preformatted_20_Text"><text:s text:c="12"/>Memory: 4.0K</text:p>
      <text:p text:style-name="Preformatted_20_Text"><text:soft-page-break/><text:s text:c="12"/>CGroup: /system.slice/mnt-xfs.mount</text:p>
      <text:p text:style-name="Preformatted_20_Text"/>
      <text:p text:style-name="Preformatted_20_Text">--------------------------------------------------------------------------------</text:p>
      <text:p text:style-name="Preformatted_20_Text">---&gt; xfs <text:s text:c="3"/>-- default file system in RF</text:p>
      <text:p text:style-name="Preformatted_20_Text">--------------------------------------------------------------------------------</text:p>
      <text:p text:style-name="Preformatted_20_Text"><text:s text:c="2"/>xfsdump <text:s text:c="14"/>*** utility to create backup</text:p>
      <text:p text:style-name="Preformatted_20_Text"><text:s text:c="4"/>xfsdump -l 0 -f /backupfiles/data.xfsdump /data <text:s text:c="11"/>*** full backup od /data</text:p>
      <text:p text:style-name="Preformatted_20_Text"><text:s text:c="2"/>xfsrestore <text:s text:c="45"/>*** restore from backup file</text:p>
      <text:p text:style-name="Preformatted_20_Text"><text:s text:c="4"/>xfsrestore -f /backupfiles/data.xfsdump /data <text:s text:c="13"/>from backup filr to /data</text:p>
      <text:p text:style-name="Preformatted_20_Text"><text:s text:c="2"/>xfsrepair</text:p>
      <text:p text:style-name="Preformatted_20_Text"/>
      <text:p text:style-name="Preformatted_20_Text">--------------------------------------------------------------------------------</text:p>
      <text:p text:style-name="Preformatted_20_Text">---&gt; SWAP</text:p>
      <text:p text:style-name="Preformatted_20_Text">--------------------------------------------------------------------------------</text:p>
      <text:p text:style-name="Preformatted_20_Text"><text:s text:c="2"/>/&gt; free -m</text:p>
      <text:p text:style-name="Preformatted_20_Text"><text:s text:c="2"/>/&gt; free -h <text:s text:c="5"/>*** pokazuje w GB</text:p>
      <text:p text:style-name="Preformatted_20_Text"/>
      <text:p text:style-name="Preformatted_20_Text"><text:s text:c="2"/>1. create swap partition via fdisk</text:p>
      <text:p text:style-name="Preformatted_20_Text"><text:s text:c="2"/>2. /&gt; partprobe /dev/sda</text:p>
      <text:p text:style-name="Preformatted_20_Text"><text:s text:c="2"/>3. /&gt; mkswap /dev/sda6 <text:s text:c="4"/>*** you have to indicate new swap partition</text:p>
      <text:p text:style-name="Preformatted_20_Text"><text:s text:c="2"/>4. /&gt; swapon /dev/sda6 <text:s text:c="4"/>*** you have to activate swap partition but only to reboot system</text:p>
      <text:p text:style-name="Preformatted_20_Text"/>
      <text:p text:style-name="Preformatted_20_Text"><text:s text:c="6"/>!!! swapoff /dev/sda6 <text:s/>*** you can turn off swap partition</text:p>
      <text:p text:style-name="Preformatted_20_Text"/>
      <text:p text:style-name="Preformatted_20_Text"><text:s text:c="2"/>5. vi /etc/fstab <text:s text:c="10"/>*** when you want to activate swap partition permanently</text:p>
      <text:p text:style-name="Preformatted_20_Text"><text:s text:c="8"/>/dev/sda6 <text:s text:c="4"/>swap <text:s text:c="3"/>swap <text:s/>defaults 0 0</text:p>
      <text:p text:style-name="Preformatted_20_Text"/>
      <text:p text:style-name="Preformatted_20_Text"><text:s text:c="2"/>6. /&gt; swapon -a <text:s text:c="10"/>*** activate swap based on fstab *** you can chack if fstab is correct </text:p>
      <text:p text:style-name="Preformatted_20_Text"/>
      <text:p text:style-name="Preformatted_20_Text"/>
      <text:p text:style-name="Preformatted_20_Text"/>
      <text:p text:style-name="Preformatted_20_Text">--------------------------------------------------------------------------------</text:p>
      <text:p text:style-name="Preformatted_20_Text">---&gt; LVM <text:s text:c="5"/>--- mechanizm "Logical Volume Managment" </text:p>
      <text:p text:style-name="Preformatted_20_Text">--------------------------------------------------------------------------------</text:p>
      <text:p text:style-name="Preformatted_20_Text"/>
      <text:p text:style-name="Preformatted_20_Text"><text:s text:c="4"/>**********************************************</text:p>
      <text:p text:style-name="Preformatted_20_Text"><text:s text:c="4"/>HDD LVM: warstwy</text:p>
      <text:p text:style-name="Preformatted_20_Text"/>
      <text:p text:style-name="Preformatted_20_Text"><text:s text:c="4"/>--&gt; FS [File system]</text:p>
      <text:p text:style-name="Preformatted_20_Text"><text:s text:c="4"/>--&gt; LV [Logical Volume] <text:s text:c="24"/>***** tak jakby tworzenei partycji i filesystemu</text:p>
      <text:p text:style-name="Preformatted_20_Text"><text:s text:c="4"/>--&gt; VG [Volume Group <text:s text:c="27"/>***** mozna dolaczac dyski</text:p>
      <text:p text:style-name="Preformatted_20_Text"><text:s text:c="10"/>[</text:p>
      <text:p text:style-name="Preformatted_20_Text"><text:s text:c="10"/>[</text:p>
      <text:p text:style-name="Preformatted_20_Text"><text:s text:c="4"/>--&gt; PV [Phisical Volume] <text:s text:c="23"/>***** dodajemy meta dane do dyski</text:p>
      <text:p text:style-name="Preformatted_20_Text"><text:s text:c="4"/>--&gt; HDD 1GB</text:p>
      <text:p text:style-name="Preformatted_20_Text"><text:s text:c="4"/>**********************************************</text:p>
      <text:p text:style-name="Preformatted_20_Text"/>
      <text:p text:style-name="Preformatted_20_Text"><text:s text:c="4"/>in gdisk --&gt; use the partition type 8e00</text:p>
      <text:p text:style-name="Preformatted_20_Text"><text:s text:c="4"/>in parted --&gt; use command: set 4 lvm on /off</text:p>
      <text:p text:style-name="Preformatted_20_Text"/>
      <text:p text:style-name="Preformatted_20_Text"><text:s text:c="2"/>1. sprawdzenie czy system obsluguje LVM: pvs lvs vgs [te komendy musza byc]</text:p>
      <text:p text:style-name="Preformatted_20_Text"/>
      <text:p text:style-name="Preformatted_20_Text"><text:s text:c="2"/>VG - jedna nazywa sie: centos</text:p>
      <text:p text:style-name="Preformatted_20_Text"><text:s text:c="2"/>LV - 2 szt.</text:p>
      <text:p text:style-name="Preformatted_20_Text"/>
      <text:p text:style-name="Preformatted_20_Text"><text:s text:c="2"/>â””â”€vda2 <text:s text:c="9"/>252:2 <text:s text:c="3"/>0 <text:s text:c="3"/>9G <text:s/>0 part</text:p>
      <text:p text:style-name="Preformatted_20_Text"><text:soft-page-break/><text:s text:c="4"/>â”śâ”€centos-root 253:0 <text:s text:c="3"/>0 <text:s text:c="3"/>8G <text:s/>0 lvm <text:s text:c="2"/>/</text:p>
      <text:p text:style-name="Preformatted_20_Text"><text:s text:c="4"/>â””â”€centos-swap 253:1 <text:s text:c="3"/>0 <text:s text:c="3"/>1G <text:s/>0 lvm <text:s text:c="2"/>[SWAP]</text:p>
      <text:p text:style-name="Preformatted_20_Text"/>
      <text:p text:style-name="Preformatted_20_Text"><text:s text:c="2"/>2. tworzymy dysk</text:p>
      <text:p text:style-name="Preformatted_20_Text"><text:s text:c="4"/>komendy wydajemy od DOLU - patrz schemat LVM</text:p>
      <text:p text:style-name="Preformatted_20_Text"/>
      <text:p text:style-name="Preformatted_20_Text"><text:s text:c="2"/>2.1 tworzymy PV</text:p>
      <text:p text:style-name="Preformatted_20_Text"><text:s text:c="2"/>pvcreate /dev/sdg <text:s/>-- tak samo jak dodajemy nowy HDD ***tez mozna kilka /dev/sda ...</text:p>
      <text:p text:style-name="Preformatted_20_Text"/>
      <text:p text:style-name="Preformatted_20_Text"><text:s text:c="2"/>2.2 tworzenie VG []</text:p>
      <text:p text:style-name="Preformatted_20_Text"><text:s text:c="2"/>vgcreate toniema /dev/sdg /dev/sdh (mozna kilka od razu)</text:p>
      <text:p text:style-name="Preformatted_20_Text"><text:s text:c="2"/>vgextend toniema /dev/sdi <text:s/>-- jak dodajemy nowe HDD rozszezamy VG</text:p>
      <text:p text:style-name="Preformatted_20_Text"/>
      <text:p text:style-name="Preformatted_20_Text"><text:s text:c="2"/>2.3 tworzymy system pliku [nie formatujemy PV,VG] -- pomijamy dla nowego HDD</text:p>
      <text:p text:style-name="Preformatted_20_Text"><text:s text:c="6"/>jezeli dysk jest juz w VG pozyskujemy z niego przestrzen poprzez rozszerzane LV (pkt.3.2)</text:p>
      <text:p text:style-name="Preformatted_20_Text"/>
      <text:p text:style-name="Preformatted_20_Text"><text:s text:c="2"/>lvcreate -L 100M -n &lt;nazwalv&gt; &lt;nazwavg&gt;</text:p>
      <text:p text:style-name="Preformatted_20_Text"><text:s text:c="4"/>-L 100M rozmian Volume [dowolny lub taki jak VG = suma wszystkich dyskow]</text:p>
      <text:p text:style-name="Preformatted_20_Text"><text:s text:c="4"/>-n &lt;nazwa LV&gt;</text:p>
      <text:p text:style-name="Preformatted_20_Text"><text:s text:c="4"/>nazwa VG</text:p>
      <text:p text:style-name="Preformatted_20_Text"/>
      <text:p text:style-name="Preformatted_20_Text"><text:s text:c="2"/>***LV - mozemy tworzyc na wolnym volumenie w ramach VG -- np lvm1 lvm2 .... czyli kilka LVMow w ramach danego VG</text:p>
      <text:p text:style-name="Preformatted_20_Text"><text:s text:c="4"/>formatujemy [pkt.2.4] a pozniej montujemy</text:p>
      <text:p text:style-name="Preformatted_20_Text"/>
      <text:p text:style-name="Preformatted_20_Text"><text:s text:c="2"/>2.4 File system - formatowanie</text:p>
      <text:p text:style-name="Preformatted_20_Text"><text:s text:c="2"/>mkfs.ext4 /dev/&lt;VG/&gt;&lt;LV&gt;</text:p>
      <text:p text:style-name="Preformatted_20_Text"><text:s text:c="2"/>mkfs.ext4 /dev/toniema/nazwalv</text:p>
      <text:p text:style-name="Preformatted_20_Text"/>
      <text:p text:style-name="Preformatted_20_Text"><text:s text:c="2"/>mkfs.ext4 -L &lt;LABEL&gt; /dev/mapper/&lt;VG&gt;-&lt;LV&gt; <text:s text:c="6"/>*** -L pozwala na nadanie LABEL</text:p>
      <text:p text:style-name="Preformatted_20_Text"><text:s text:c="2"/>mkfs.ext4 /dev/mapper/toniema-nazwalv <text:s text:c="11"/>*** -L pozwala na nadanie LABEL</text:p>
      <text:p text:style-name="Preformatted_20_Text"/>
      <text:p text:style-name="Preformatted_20_Text"><text:s text:c="2"/>3. Zwiekszanie VG</text:p>
      <text:p text:style-name="Preformatted_20_Text"><text:s text:c="4"/>Uwaga: pamietaj by dany LV byĹ‚ umount !!!</text:p>
      <text:p text:style-name="Preformatted_20_Text"/>
      <text:p text:style-name="Preformatted_20_Text"><text:s text:c="2"/>3.1 vgs - werydikacja wlnego miejsca w VG lub dodanie noweg HDD (od pkt.2.1)</text:p>
      <text:p text:style-name="Preformatted_20_Text"/>
      <text:p text:style-name="Preformatted_20_Text"><text:s text:c="2"/>3.2 rozszerzenie LV</text:p>
      <text:p text:style-name="Preformatted_20_Text"><text:s text:c="2"/>lvextend -L +50M /dev/mapper/toniema-nazwalv</text:p>
      <text:p text:style-name="Preformatted_20_Text"><text:s text:c="2"/>lvextend -r -L +50M /dev/mapper/toniema-nazwalv [automatycznie rozszerz file system]</text:p>
      <text:p text:style-name="Preformatted_20_Text"/>
      <text:p text:style-name="Preformatted_20_Text"><text:s text:c="2"/>lvextend <text:s/>-r -l +100%FREE /dev/mapper/toniema-nazwalv [automatycznie rozszerz file system do 100% wolnej przestrzeni]</text:p>
      <text:p text:style-name="Preformatted_20_Text"/>
      <text:p text:style-name="Preformatted_20_Text"><text:s text:c="2"/>3.3 rozszerzenie file system jezeli nie dodamy -r w poleceniu [lvextend]:</text:p>
      <text:p text:style-name="Preformatted_20_Text"><text:s text:c="2"/>resize2fs /dev/mapper/toniema-nazwalv --- [rozszerzenie ext4]</text:p>
      <text:p text:style-name="Preformatted_20_Text"><text:s text:c="2"/>xfs_growfs -L 50M /dev/mapper/toniema-nazwalv --- [rozszerzenie xfs]</text:p>
      <text:p text:style-name="Preformatted_20_Text"><text:s text:c="2"/>xfs_growfs /dev/mapper/toniema-nazwalv --- [rozszerzenie xfs] na full</text:p>
      <text:p text:style-name="Preformatted_20_Text"/>
      <text:p text:style-name="Preformatted_20_Text"><text:s text:c="2"/>uwagi:</text:p>
      <text:p text:style-name="Preformatted_20_Text"><text:s text:c="4"/>lvextend -L -50M /dev/.. odejmie</text:p>
      <text:p text:style-name="Preformatted_20_Text"><text:s text:c="4"/>lvextend -L 50M /dev/.. odejmie - robil LVM do 50M (od RH6 bez plusa dziala jezeli</text:p>
      <text:p text:style-name="Preformatted_20_Text"><text:s text:c="4"/>wartosc bedzie wieksza od tej aktualnej i oznacza nowa calkowita wartosc)</text:p>
      <text:p text:style-name="Preformatted_20_Text"/>
      <text:p text:style-name="Preformatted_20_Text"><text:s text:c="2"/>Uwagi:</text:p>
      <text:p text:style-name="Preformatted_20_Text"><text:s text:c="4"/>mozemy rowniez jezeli mamy miejsce na dysku dodac kolejna partycje i z nie dodawac</text:p>
      <text:p text:style-name="Preformatted_20_Text"><text:s text:c="4"/>przestrzen dla lvm</text:p>
      <text:p text:style-name="Preformatted_20_Text"><text:soft-page-break/></text:p>
      <text:p text:style-name="Preformatted_20_Text"><text:s text:c="2"/>Test: LVM</text:p>
      <text:p text:style-name="Preformatted_20_Text"><text:s text:c="6"/>***************</text:p>
      <text:p text:style-name="Preformatted_20_Text"><text:s text:c="6"/>/&gt; lvs</text:p>
      <text:p text:style-name="Preformatted_20_Text"><text:s text:c="6"/>a - aktywny</text:p>
      <text:p text:style-name="Preformatted_20_Text"><text:s text:c="6"/>o - open</text:p>
      <text:p text:style-name="Preformatted_20_Text"><text:s text:c="6"/>***************</text:p>
      <text:p text:style-name="Preformatted_20_Text"><text:s text:c="4"/></text:p>
      <text:p text:style-name="Preformatted_20_Text"><text:s text:c="4"/>-------------------------------------------------------------------------------------</text:p>
      <text:p text:style-name="Preformatted_20_Text"><text:s text:c="4"/>How to work with LVM <text:s text:c="3"/>&lt;&lt;&lt;&lt; SHORT DESCRIPTION &gt;&gt;&gt;&gt;</text:p>
      <text:p text:style-name="Preformatted_20_Text"><text:s text:c="4"/>-------------------------------------------------------------------------------------</text:p>
      <text:p text:style-name="Preformatted_20_Text"><text:s text:c="6"/>***parted</text:p>
      <text:p text:style-name="Preformatted_20_Text"><text:s text:c="8"/>(parted) mkpart</text:p>
      <text:p text:style-name="Preformatted_20_Text"><text:s text:c="18"/>name</text:p>
      <text:p text:style-name="Preformatted_20_Text"><text:s text:c="18"/>type *** youcan chose nothing</text:p>
      <text:p text:style-name="Preformatted_20_Text"><text:s text:c="18"/>start</text:p>
      <text:p text:style-name="Preformatted_20_Text"><text:s text:c="18"/>end</text:p>
      <text:p text:style-name="Preformatted_20_Text"><text:s text:c="8"/>(parted) <text:s/>set &lt;partition_nr&gt; lvm on</text:p>
      <text:p text:style-name="Preformatted_20_Text"><text:s text:c="4"/></text:p>
      <text:p text:style-name="Preformatted_20_Text"><text:s text:c="6"/>**** tworzenie PV VG LVM</text:p>
      <text:p text:style-name="Preformatted_20_Text"><text:s text:c="6"/>1.pvcreate /dev/sdg</text:p>
      <text:p text:style-name="Preformatted_20_Text"><text:s text:c="6"/>2.vgcreate &lt;VG&gt; /dev/sdg</text:p>
      <text:p text:style-name="Preformatted_20_Text"><text:s text:c="6"/>3 lvcreate -L 100M -n &lt;lvm1&gt; &lt;VG&gt;</text:p>
      <text:p text:style-name="Preformatted_20_Text"><text:s text:c="6"/>4. mkfs.ext4 /dev/&lt;VG/&gt;&lt;LV&gt;</text:p>
      <text:p text:style-name="Preformatted_20_Text"/>
      <text:p text:style-name="Preformatted_20_Text"><text:s text:c="6"/>*****with new partition/disk</text:p>
      <text:p text:style-name="Preformatted_20_Text"><text:s text:c="8"/>1.cfdisk /dev/vda dodajemy vda3 (nie formatujemmy) ale wymagany restart lub wydajemy</text:p>
      <text:p text:style-name="Preformatted_20_Text"><text:s text:c="10"/>polecenie partprobe</text:p>
      <text:p text:style-name="Preformatted_20_Text"><text:s text:c="8"/>2.mamy vda</text:p>
      <text:p text:style-name="Preformatted_20_Text"><text:s text:c="16"/>|__vda1 /root</text:p>
      <text:p text:style-name="Preformatted_20_Text"><text:s text:c="16"/>|__vda2 /swap</text:p>
      <text:p text:style-name="Preformatted_20_Text"><text:s text:c="8"/>3. pvcreate /dev/vda3</text:p>
      <text:p text:style-name="Preformatted_20_Text"><text:s text:c="8"/>4. vgextend &lt;VG&gt; /dev/vda3</text:p>
      <text:p text:style-name="Preformatted_20_Text"/>
      <text:p text:style-name="Preformatted_20_Text"><text:s text:c="8"/>***ewentualne rozszerzenie</text:p>
      <text:p text:style-name="Preformatted_20_Text"><text:s text:c="8"/>5. lvextend -r -L +1000M /dev/mapper/&lt;lvm1&gt;</text:p>
      <text:p text:style-name="Preformatted_20_Text"><text:s text:c="11"/>lvextend -r -l +100%FREE /dev/mapper/&lt;lvm1&gt; <text:s text:c="2"/>*** o cale wolne miejsce</text:p>
      <text:p text:style-name="Preformatted_20_Text"/>
      <text:p text:style-name="Preformatted_20_Text"><text:s text:c="10"/>***drugi lvm w ramach tego samego &lt;VG&gt;</text:p>
      <text:p text:style-name="Preformatted_20_Text"><text:s text:c="12"/>6. lvcreate -L 100MiB -n &lt;lvm2&gt; &lt;VG&gt;</text:p>
      <text:p text:style-name="Preformatted_20_Text"><text:s text:c="12"/>7. mkfs.ext4 /dev/mapper/&lt;lvm2&gt;</text:p>
      <text:p text:style-name="Preformatted_20_Text"/>
      <text:p text:style-name="Preformatted_20_Text"><text:s text:c="10"/>**** rozszerzane posiadanyl lvmow</text:p>
      <text:p text:style-name="Preformatted_20_Text"><text:s text:c="10"/>lvextend -r -L +100MiB /dev/&lt;lvm1&gt;</text:p>
      <text:p text:style-name="Preformatted_20_Text"><text:s text:c="10"/>lvextend -r -L +100MiB /dev/&lt;lvm2&gt;</text:p>
      <text:p text:style-name="Preformatted_20_Text"/>
      <text:p text:style-name="Preformatted_20_Text"><text:s text:c="10"/>*** zmniejszene tylko dla ext4 </text:p>
      <text:p text:style-name="Preformatted_20_Text"><text:s text:c="10"/>lvreduce -L -1GiB -r /dev/mapper/toniema-nazwalv</text:p>
      <text:p text:style-name="Preformatted_20_Text"><text:s text:c="14"/>!!! e2fsck -f /dev/mapper/toniema-nazwalv <text:s text:c="11"/>*** jezeli nie uzywasz -r</text:p>
      <text:p text:style-name="Preformatted_20_Text"><text:s text:c="14"/>!!! resize2fs /dev/mapper/toniema-nazwalv 250M <text:s text:c="6"/>*** jezeli nie uzywasz -r</text:p>
      <text:p text:style-name="Preformatted_20_Text"><text:s text:c="4"/>-------------------------------------------------------------------------------------</text:p>
      <text:p text:style-name="Preformatted_20_Text"><text:s text:c="2"/></text:p>
      <text:p text:style-name="Preformatted_20_Text"><text:s text:c="4"/>examples:</text:p>
      <text:p text:style-name="Preformatted_20_Text"><text:soft-page-break/><text:s text:c="6"/>lvresize -r -l 75%VG /dev/vgdata/lvdata This resizes the logical volume so that it will take 75% of the total disk space in the volume group.</text:p>
      <text:p text:style-name="Preformatted_20_Text"/>
      <text:p text:style-name="Preformatted_20_Text"><text:s text:c="6"/>lvresize -r -l +75%VG /dev/vgdata/lvdata This tries to add 75% of the total size of the volume group to the logical volume. (Notice the difference with the previous command.)</text:p>
      <text:p text:style-name="Preformatted_20_Text"/>
      <text:p text:style-name="Preformatted_20_Text"><text:s text:c="6"/>lvresize -r -l +75%FREE /dev/vgdata/lvdata This adds 75% of all free disk space to the logical volume.</text:p>
      <text:p text:style-name="Preformatted_20_Text"/>
      <text:p text:style-name="Preformatted_20_Text"><text:s text:c="6"/>lvresize -r -l 75%FREE /dev/vgdata/lvdata This resizes the logical volume to a total size that equals 75% of the</text:p>
      <text:p text:style-name="Preformatted_20_Text"/>
      <text:p text:style-name="Preformatted_20_Text">--------------------------------------------------------------------------------</text:p>
      <text:p text:style-name="Preformatted_20_Text">---&gt; LVM USUWANIE/ ZMNIEJSZENIE</text:p>
      <text:p text:style-name="Preformatted_20_Text">--------------------------------------------------------------------------------</text:p>
      <text:p text:style-name="Preformatted_20_Text"><text:s text:c="2"/>***** usuwanie LVM</text:p>
      <text:p text:style-name="Preformatted_20_Text"><text:s text:c="2"/>1. odmontowac + usuniecie z fstba</text:p>
      <text:p text:style-name="Preformatted_20_Text"><text:s text:c="2"/>2. sprawdzenie umount -a</text:p>
      <text:p text:style-name="Preformatted_20_Text"><text:s text:c="2"/>3. df - hT</text:p>
      <text:p text:style-name="Preformatted_20_Text"><text:s text:c="2"/>4. usuniecie lV</text:p>
      <text:p text:style-name="Preformatted_20_Text"><text:s text:c="4"/>lvremove /dev/mapper/toniema-innanazwa</text:p>
      <text:p text:style-name="Preformatted_20_Text"><text:s text:c="2"/>5. weryfikacja</text:p>
      <text:p text:style-name="Preformatted_20_Text"/>
      <text:p text:style-name="Preformatted_20_Text"><text:s text:c="2"/>**** Shrink - zmniejszanie</text:p>
      <text:p text:style-name="Preformatted_20_Text"><text:s text:c="2"/>1. deaktywizacja procesow ktore kozystaja z tego filesystemu</text:p>
      <text:p text:style-name="Preformatted_20_Text"><text:s text:c="2"/>2. full backup</text:p>
      <text:p text:style-name="Preformatted_20_Text"><text:s text:c="2"/>3. df -hT |lvs</text:p>
      <text:p text:style-name="Preformatted_20_Text"><text:s text:c="2"/>4. zmniejszenie o zawsze max wolne miejsce -10%</text:p>
      <text:p text:style-name="Preformatted_20_Text"><text:s text:c="2"/>5. odmontowanie ale volumenunie urzadzenia (jak wiemy ile mozemy)</text:p>
      <text:p text:style-name="Preformatted_20_Text"><text:s text:c="4"/>umount /lvm1/</text:p>
      <text:p text:style-name="Preformatted_20_Text"><text:s text:c="2"/>6. e2fsck -f /dev/mapper/toniema-nazwalv <text:s text:c="11"/>*** jezeli nie uzywasz -r</text:p>
      <text:p text:style-name="Preformatted_20_Text"><text:s text:c="2"/>7. resize2fs /dev/mapper/toniema-nazwalv 250M <text:s text:c="6"/>*** jezeli nie uzywasz -r</text:p>
      <text:p text:style-name="Preformatted_20_Text"><text:s text:c="2"/>8. uwaga teraz musimy zmniejszyc LVM do wielkosci filesystemu (dlatego wazne zeby nie montowac jeszcze)</text:p>
      <text:p text:style-name="Preformatted_20_Text"><text:s text:c="4"/>lvreduce r -L -250M /dev/mapper/toniema-nazwalv</text:p>
      <text:p text:style-name="Preformatted_20_Text"><text:s text:c="2"/>or</text:p>
      <text:p text:style-name="Preformatted_20_Text"><text:s text:c="4"/>lvreduce -r -L -250M -r /dev/mapper/toniema-nazwalv *** pomijasz pkt.6 i 7</text:p>
      <text:p text:style-name="Preformatted_20_Text"><text:s text:c="2"/>9 mount -a</text:p>
      <text:p text:style-name="Preformatted_20_Text"/>
      <text:p text:style-name="Preformatted_20_Text">--------------------------------------------------------------------------------</text:p>
      <text:p text:style-name="Preformatted_20_Text">---&gt; LVM Przeniesienie i usuniecie HDD</text:p>
      <text:p text:style-name="Preformatted_20_Text">--------------------------------------------------------------------------------</text:p>
      <text:p text:style-name="Preformatted_20_Text"><text:s text:c="2"/>0. full backup</text:p>
      <text:p text:style-name="Preformatted_20_Text"><text:s text:c="2"/>1. odmontowujemy udzialy</text:p>
      <text:p text:style-name="Preformatted_20_Text"><text:s text:c="4"/>umount</text:p>
      <text:p text:style-name="Preformatted_20_Text"><text:s text:c="4"/>lvs <text:s text:c="36"/>*** czy jest a o przy lvs</text:p>
      <text:p text:style-name="Preformatted_20_Text"><text:s text:c="2"/>2. przeniesienie zawartosci danego HDD na nowy pusty</text:p>
      <text:p text:style-name="Preformatted_20_Text"><text:s text:c="4"/>pvmove -b dev/sdf /dev/sdh <text:s text:c="13"/>*** przenosi pv jeden na drugi</text:p>
      <text:p text:style-name="Preformatted_20_Text"><text:s text:c="2"/>3. usuniecie HDD z VG</text:p>
      <text:p text:style-name="Preformatted_20_Text"><text:s text:c="4"/>vgreduce vg500 /dev/sdf</text:p>
      <text:p text:style-name="Preformatted_20_Text"><text:s text:c="2"/>4. usuniecie HDD z PV</text:p>
      <text:p text:style-name="Preformatted_20_Text"><text:s text:c="4"/>pvremove /dev/sdf</text:p>
      <text:p text:style-name="Preformatted_20_Text"><text:s text:c="2"/>5. montukemy udzialy</text:p>
      <text:p text:style-name="Preformatted_20_Text"><text:s text:c="4"/>mount -a</text:p>
      <text:p text:style-name="Preformatted_20_Text"/>
      <text:p text:style-name="Preformatted_20_Text">--------------------------------------------------------------------------------</text:p>
      <text:p text:style-name="Preformatted_20_Text">---&gt; Stratis <text:s/>--- next generation Volume Managing Filrsystem</text:p>
      <text:p text:style-name="Preformatted_20_Text">--------------------------------------------------------------------------------</text:p>
      <text:p text:style-name="Preformatted_20_Text"><text:s text:c="2"/>Startis --&gt; is a RH's answer to Btrfs and ZFS</text:p>
      <text:p text:style-name="Preformatted_20_Text"><text:s text:c="2"/>Startis --&gt; needs XFS min 1GiB</text:p>
      <text:p text:style-name="Preformatted_20_Text"><text:s text:c="2"/>Startis --&gt; is built on top any block device, including lvm</text:p>
      <text:p text:style-name="Preformatted_20_Text"><text:s text:c="4"/>Offer:</text:p>
      <text:p text:style-name="Preformatted_20_Text"><text:s text:c="6"/>- thin provisioning</text:p>
      <text:p text:style-name="Preformatted_20_Text"><text:soft-page-break/><text:s text:c="6"/>- snapshot</text:p>
      <text:p text:style-name="Preformatted_20_Text"><text:s text:c="6"/>- cache tier</text:p>
      <text:p text:style-name="Preformatted_20_Text"><text:s text:c="6"/>- programmatic API</text:p>
      <text:p text:style-name="Preformatted_20_Text"><text:s text:c="6"/>- Monitoring and repair</text:p>
      <text:p text:style-name="Preformatted_20_Text"/>
      <text:p text:style-name="Preformatted_20_Text"><text:s text:c="2"/>*** Creating Stratis storage</text:p>
      <text:p text:style-name="Preformatted_20_Text"><text:s text:c="2"/>Start --&gt; created is /dev/stratis/my-pool</text:p>
      <text:p text:style-name="Preformatted_20_Text"/>
      <text:p text:style-name="Preformatted_20_Text"><text:s text:c="2"/>*** What you need</text:p>
      <text:p text:style-name="Preformatted_20_Text"><text:s text:c="2"/>!!! NVM disk not SCSI is needed </text:p>
      <text:p text:style-name="Preformatted_20_Text"><text:s text:c="2"/>!!! disc not partition</text:p>
      <text:p text:style-name="Preformatted_20_Text"/>
      <text:p text:style-name="Preformatted_20_Text"><text:s text:c="2"/>**** install RPMS</text:p>
      <text:p text:style-name="Preformatted_20_Text"><text:s text:c="4"/>1. yum install stratis-cli stratisd</text:p>
      <text:p text:style-name="Preformatted_20_Text"><text:s text:c="4"/>2. systemctl enable --now stratisd</text:p>
      <text:p text:style-name="Preformatted_20_Text"/>
      <text:p text:style-name="Preformatted_20_Text"><text:s text:c="4"/>***** POOL --&gt; FS --&gt; FS Snapshot *****</text:p>
      <text:p text:style-name="Preformatted_20_Text"/>
      <text:p text:style-name="Preformatted_20_Text"><text:s text:c="3"/>*** creating POOL </text:p>
      <text:p text:style-name="Preformatted_20_Text"><text:s text:c="6"/>3. stratis pool create &lt;mypool&gt; /dev/&lt;disc1&gt; /dev/&lt;disc2&gt; ....</text:p>
      <text:p text:style-name="Preformatted_20_Text"><text:s text:c="4"/>3a. stratis pool add-data &lt;mypool&gt; /dev/&lt;disk&gt; <text:s text:c="3"/>*** adding new block</text:p>
      <text:p text:style-name="Preformatted_20_Text"><text:s text:c="8"/>!! partitions not supported</text:p>
      <text:p text:style-name="Preformatted_20_Text"><text:s text:c="8"/>!! block device that is adding must have &gt;1GiB</text:p>
      <text:p text:style-name="Preformatted_20_Text"><text:s text:c="4"/>4. stratis fs create &lt;mypool&gt; myfs1</text:p>
      <text:p text:style-name="Preformatted_20_Text"/>
      <text:p text:style-name="Preformatted_20_Text"><text:s text:c="3"/>*** check</text:p>
      <text:p text:style-name="Preformatted_20_Text"><text:s text:c="4"/>5. stratis fs list &lt;mypool&gt;</text:p>
      <text:p text:style-name="Preformatted_20_Text"/>
      <text:p text:style-name="Preformatted_20_Text"><text:s text:c="4"/>*** mounting</text:p>
      <text:p text:style-name="Preformatted_20_Text"><text:s text:c="6"/>mkdir myfs1</text:p>
      <text:p text:style-name="Preformatted_20_Text"><text:s text:c="6"/>mount /dev/stratis/mypool/myfs1 /myfs1</text:p>
      <text:p text:style-name="Preformatted_20_Text"><text:s text:c="8"/>blkid <text:s text:c="3"/>*** to find UUID</text:p>
      <text:p text:style-name="Preformatted_20_Text"><text:s text:c="8"/>mount by UUID in /etc/fstab</text:p>
      <text:p text:style-name="Preformatted_20_Text"/>
      <text:p text:style-name="Preformatted_20_Text"><text:s text:c="10"/>example:</text:p>
      <text:p text:style-name="Preformatted_20_Text"><text:s text:c="10"/>UUID=xxx /stratis1 <text:s/>xfs <text:s/>defaults,x-systemd.requires=stratisd.service <text:s text:c="2"/>0 0</text:p>
      <text:p text:style-name="Preformatted_20_Text"/>
      <text:p text:style-name="Preformatted_20_Text"><text:s text:c="4"/>*** monitoring stratis pool <text:s text:c="3"/></text:p>
      <text:p text:style-name="Preformatted_20_Text"><text:s text:c="6"/>stratis pool list</text:p>
      <text:p text:style-name="Preformatted_20_Text"><text:s text:c="6"/>stratis filesystem list</text:p>
      <text:p text:style-name="Preformatted_20_Text"><text:s text:c="6"/>stratis blockdev list mypool</text:p>
      <text:p text:style-name="Preformatted_20_Text"/>
      <text:p text:style-name="Preformatted_20_Text"><text:s text:c="2"/>--------------------</text:p>
      <text:p text:style-name="Preformatted_20_Text"><text:s text:c="2"/>----- snapshot -----</text:p>
      <text:p text:style-name="Preformatted_20_Text"><text:s text:c="2"/>--------------------</text:p>
      <text:p text:style-name="Preformatted_20_Text"><text:s text:c="4"/>stratis fs snapshot mypool myfs1 myfs1-snapshot <text:s text:c="2"/>*** jakby copia orginalnego fs</text:p>
      <text:p text:style-name="Preformatted_20_Text"><text:s text:c="2"/>*** mounting snapshot</text:p>
      <text:p text:style-name="Preformatted_20_Text"><text:s text:c="4"/>mount /stratis/mypool/my-fs-snapshot /mnt</text:p>
      <text:p text:style-name="Preformatted_20_Text"><text:s text:c="2"/>*** back to original volumenie</text:p>
      <text:p text:style-name="Preformatted_20_Text"><text:s text:c="2"/>umount /myfs1</text:p>
      <text:p text:style-name="Preformatted_20_Text"><text:s text:c="4"/>stratis fs destroy mypool myfs1</text:p>
      <text:p text:style-name="Preformatted_20_Text"><text:s text:c="4"/>stratis fs snapshot mypool myfs1-snapshot myfs1 <text:s/>*** kopia z snapshot do original myfs1</text:p>
      <text:p text:style-name="Preformatted_20_Text"><text:s text:c="2"/></text:p>
      <text:p text:style-name="Preformatted_20_Text"><text:s text:c="2"/></text:p>
      <text:p text:style-name="Preformatted_20_Text"><text:s text:c="2"/>*** destroy pool -- step one by one</text:p>
      <text:p text:style-name="Preformatted_20_Text"><text:s text:c="4"/>stratis fs destroy mypool myfs1-snapshot <text:s text:c="3"/>*** snapshot</text:p>
      <text:p text:style-name="Preformatted_20_Text"><text:s text:c="4"/>stratis fs destroy mypool myfs1 <text:s text:c="12"/>*** filesystem</text:p>
      <text:p text:style-name="Preformatted_20_Text"><text:s text:c="4"/>stratis pool destroy mypool <text:s text:c="18"/>*** pool</text:p>
      <text:p text:style-name="Preformatted_20_Text"/>
      <text:p text:style-name="Preformatted_20_Text">--------------------------------------------------------------------------------</text:p>
      <text:p text:style-name="Preformatted_20_Text">---&gt; VDO <text:s text:c="5"/>--- Virtual Data Optimizer </text:p>
      <text:p text:style-name="Preformatted_20_Text"><text:soft-page-break/>--------------------------------------------------------------------------------</text:p>
      <text:p text:style-name="Preformatted_20_Text"><text:s text:c="2"/>*** What you need</text:p>
      <text:p text:style-name="Preformatted_20_Text"><text:s text:c="2"/>!! block device &gt; 4GiB</text:p>
      <text:p text:style-name="Preformatted_20_Text">!!!!!!!!!!!!!!!!!!!!!!!!!!!!!!!!!!</text:p>
      <text:p text:style-name="Preformatted_20_Text"><text:s text:c="2"/>yum install vdo</text:p>
      <text:p text:style-name="Preformatted_20_Text"><text:s text:c="2"/>yum install kmod-kvdo</text:p>
      <text:p text:style-name="Preformatted_20_Text">!!!!!!!!!!!!!!!!!!!!!!!!!!!!!!!!!!</text:p>
      <text:p text:style-name="Preformatted_20_Text"/>
      <text:p text:style-name="Preformatted_20_Text"><text:s text:c="2"/>vdo create --name=vdo1 --device=/dev/vdb1 --vdoLogicalSize=1T</text:p>
      <text:p text:style-name="Preformatted_20_Text"><text:s text:c="2"/>mkfs.xfs -K /dev/mapper/vdo1</text:p>
      <text:p text:style-name="Preformatted_20_Text"><text:s text:c="2"/>udevadm settle</text:p>
      <text:p text:style-name="Preformatted_20_Text"/>
      <text:p text:style-name="Preformatted_20_Text"><text:s text:c="2"/>*** fstab</text:p>
      <text:p text:style-name="Preformatted_20_Text"><text:s text:c="4"/>/etc/fstab:</text:p>
      <text:p text:style-name="Preformatted_20_Text"><text:s text:c="6"/>/dev/mapper/vdo0 /vdo xfs defaults,x-systemd.requires=vdo.service 0 0 </text:p>
      <text:p text:style-name="Preformatted_20_Text"><text:s text:c="4"/></text:p>
      <text:p text:style-name="Preformatted_20_Text"><text:s text:c="4"/>|or|</text:p>
      <text:p text:style-name="Preformatted_20_Text"><text:s text:c="4"/></text:p>
      <text:p text:style-name="Preformatted_20_Text"><text:s text:c="4"/>use the systemd example file:</text:p>
      <text:p text:style-name="Preformatted_20_Text"><text:s text:c="2"/>!!! example doc: /usr/share/doc/vdo/examples/systemd/VDO.mount.example</text:p>
      <text:p text:style-name="Preformatted_20_Text"><text:s text:c="4"/># /etc/systemd/system/mnt-vdo.mount</text:p>
      <text:p text:style-name="Preformatted_20_Text"><text:s text:c="6"/>[Unit]</text:p>
      <text:p text:style-name="Preformatted_20_Text"><text:s text:c="6"/>Description = Mount filesystem that lives on VDO</text:p>
      <text:p text:style-name="Preformatted_20_Text"><text:s text:c="6"/>name = mnt-vdo.mount</text:p>
      <text:p text:style-name="Preformatted_20_Text"><text:s text:c="6"/>Requires = vdo.service systemd-remount-fs.service</text:p>
      <text:p text:style-name="Preformatted_20_Text"><text:s text:c="6"/>After = multi-user.target</text:p>
      <text:p text:style-name="Preformatted_20_Text"><text:s text:c="6"/>Conflicts = umount.target</text:p>
      <text:p text:style-name="Preformatted_20_Text"><text:s text:c="6"/></text:p>
      <text:p text:style-name="Preformatted_20_Text"><text:s text:c="6"/>[Mount]</text:p>
      <text:p text:style-name="Preformatted_20_Text"><text:s text:c="6"/>What = /dev/mapper/vdo1</text:p>
      <text:p text:style-name="Preformatted_20_Text"><text:s text:c="6"/>Where = /mnt/vdo</text:p>
      <text:p text:style-name="Preformatted_20_Text"><text:s text:c="6"/>Type = xfs</text:p>
      <text:p text:style-name="Preformatted_20_Text"><text:s text:c="6"/>Options = discard</text:p>
      <text:p text:style-name="Preformatted_20_Text"/>
      <text:p text:style-name="Preformatted_20_Text"><text:s text:c="6"/>[Install]</text:p>
      <text:p text:style-name="Preformatted_20_Text"><text:s text:c="6"/>WantedBy = multi-user.target</text:p>
      <text:p text:style-name="Preformatted_20_Text"/>
      <text:p text:style-name="Preformatted_20_Text"><text:s text:c="2"/>*** to monitoring</text:p>
      <text:p text:style-name="Preformatted_20_Text"><text:s text:c="2"/>vdostatus --human-readable</text:p>
      <text:p text:style-name="Preformatted_20_Text"><text:s text:c="2"/></text:p>
      <text:p text:style-name="Preformatted_20_Text"><text:s text:c="2"/>*** remove</text:p>
      <text:p text:style-name="Preformatted_20_Text"><text:s text:c="3"/>vdo remove --name=vdo1</text:p>
      <text:p text:style-name="Preformatted_20_Text">--------------------------------------------------------------------------------</text:p>
      <text:p text:style-name="Preformatted_20_Text">---&gt; LUKS encription blockdevice/volumes </text:p>
      <text:p text:style-name="Preformatted_20_Text">--------------------------------------------------------------------------------</text:p>
      <text:p text:style-name="Preformatted_20_Text"><text:s text:c="2"/>create blockdev: fdisc/patred /dev/sda1</text:p>
      <text:p text:style-name="Preformatted_20_Text"><text:s text:c="16"/>|</text:p>
      <text:p text:style-name="Preformatted_20_Text"><text:s text:c="4"/># cryptsetup luksFormat /dev/vdb2</text:p>
      <text:p text:style-name="Preformatted_20_Text"><text:s text:c="6"/>you have to enter YES <text:s text:c="2"/>***duzymi literami i podac haslo</text:p>
      <text:p text:style-name="Preformatted_20_Text"><text:s text:c="16"/>|</text:p>
      <text:p text:style-name="Preformatted_20_Text"><text:s text:c="4"/># cryptsetup luksOpen /dev/vdb2 secret <text:s text:c="3"/>*** you need a name=secret for example</text:p>
      <text:p text:style-name="Preformatted_20_Text"><text:s text:c="16"/>|</text:p>
      <text:p text:style-name="Preformatted_20_Text"><text:s text:c="4"/>*** device is created in mapper</text:p>
      <text:p text:style-name="Preformatted_20_Text"><text:s text:c="4"/>/dev/mapper/&lt;device&gt;</text:p>
      <text:p text:style-name="Preformatted_20_Text"><text:s text:c="16"/>|</text:p>
      <text:p text:style-name="Preformatted_20_Text"><text:s text:c="4"/># mkfs.</text:p>
      <text:p text:style-name="Preformatted_20_Text"><text:s text:c="16"/>|</text:p>
      <text:p text:style-name="Preformatted_20_Text"><text:s text:c="4"/># mount</text:p>
      <text:p text:style-name="Preformatted_20_Text"><text:s text:c="6"/>/etc/fstab</text:p>
      <text:p text:style-name="Preformatted_20_Text"><text:s text:c="8"/>/dev/mapper/secret <text:s text:c="5"/>/mnt/secret <text:s text:c="12"/>xfs <text:s text:c="4"/>defaults <text:s text:c="7"/>0 0</text:p>
      <text:p text:style-name="Preformatted_20_Text"><text:s text:c="8"/>/dev/mapper/secret <text:s text:c="5"/>/mnt/secret <text:s text:c="12"/>xfs <text:s text:c="4"/>noauto <text:s text:c="7"/>0 0</text:p>
      <text:p text:style-name="Preformatted_20_Text"><text:soft-page-break/><text:s text:c="16"/>|</text:p>
      <text:p text:style-name="Preformatted_20_Text"><text:s text:c="4"/># /etc/crypttab <text:s text:c="10"/>*** to auto cryptsetup luksOpen</text:p>
      <text:p text:style-name="Preformatted_20_Text"><text:s text:c="4"/>secret /dev/vdb2 none <text:s text:c="4"/>*** !!! /dev/vdb2 !!! no mapper</text:p>
      <text:p text:style-name="Preformatted_20_Text"/>
      <text:p text:style-name="Preformatted_20_Text"/>
      <text:p text:style-name="Preformatted_20_Text"><text:s text:c="2"/>*** remove</text:p>
      <text:p text:style-name="Preformatted_20_Text"><text:s text:c="2"/># cryptsetup luksClose secret</text:p>
      <text:p text:style-name="Preformatted_20_Text"/>
      <text:p text:style-name="Preformatted_20_Text">--------------------------------------------------------------------------------</text:p>
      <text:p text:style-name="Preformatted_20_Text">---&gt; Working with kernel modules</text:p>
      <text:p text:style-name="Preformatted_20_Text">--------------------------------------------------------------------------------</text:p>
      <text:p text:style-name="Preformatted_20_Text"><text:s text:c="2"/>kernel -- drivers [modules] --- hardware</text:p>
      <text:p text:style-name="Preformatted_20_Text"/>
      <text:p text:style-name="Preformatted_20_Text">/etc/redhat-release <text:s text:c="2"/>*** RH version</text:p>
      <text:p text:style-name="Preformatted_20_Text">uname -a <text:s text:c="13"/>*** for an overview of all relevant parameters</text:p>
      <text:p text:style-name="Preformatted_20_Text">uname -r <text:s text:c="13"/>*** which kernel version currently is used</text:p>
      <text:p text:style-name="Preformatted_20_Text">hostnamectl status</text:p>
      <text:p text:style-name="Preformatted_20_Text">udevadm monitor <text:s text:c="6"/>*** monitors plugging and unplugging of new hardware devices</text:p>
      <text:p text:style-name="Preformatted_20_Text">lspci -k <text:s text:c="13"/>*** The best way to find out whether this is the case for your hardware</text:p>
      <text:p text:style-name="Preformatted_20_Text"/>
      <text:p text:style-name="Preformatted_20_Text"><text:s text:c="2"/>/&gt; lsmod <text:s text:c="21"/>*** show list of loaded modules</text:p>
      <text:p text:style-name="Preformatted_20_Text"><text:s text:c="2"/>/&gt; modprobe -r &lt;module_name&gt; <text:s/>*** remove module from memory</text:p>
      <text:p text:style-name="Preformatted_20_Text"><text:s text:c="2"/>/&gt; modprobe &lt;module_name&gt; <text:s text:c="4"/>*** try to load kernel module with dependencies</text:p>
      <text:p text:style-name="Preformatted_20_Text"><text:s text:c="2"/>/&gt; modinfo <text:s text:c="19"/>*** show informations about module</text:p>
      <text:p text:style-name="Preformatted_20_Text"/>
      <text:p text:style-name="Preformatted_20_Text"><text:s text:c="2"/>/&gt; /etc/modules-load.d/ <text:s text:c="6"/>*** Configure kernel modules to load at boot</text:p>
      <text:p text:style-name="Preformatted_20_Text"/>
      <text:p text:style-name="Preformatted_20_Text"><text:s text:c="2"/>/etc/module.conf <text:s text:c="18"/>*** OLD *** load specify hernel module parameters</text:p>
      <text:p text:style-name="Preformatted_20_Text">or</text:p>
      <text:p text:style-name="Preformatted_20_Text"><text:s text:c="2"/>/etc/modprobe.d/&lt;module_name&gt;.conf <text:s/>*** file to configure The module &lt;module_name&gt;.conf</text:p>
      <text:p text:style-name="Preformatted_20_Text"><text:s text:c="4"/>example of file:</text:p>
      <text:p text:style-name="Preformatted_20_Text"><text:s text:c="4"/>/etc/modprobe.d/cdrom.conf</text:p>
      <text:p text:style-name="Preformatted_20_Text"><text:s text:c="6"/>&lt;default&gt; <text:s text:c="2"/>&lt;module_name&gt; &lt;value&gt;</text:p>
      <text:p text:style-name="Preformatted_20_Text"><text:s text:c="6"/>options <text:s text:c="4"/>cdrom <text:s text:c="8"/>debug=1</text:p>
      <text:p text:style-name="Preformatted_20_Text"/>
      <text:p text:style-name="Preformatted_20_Text">/sys/module/__ <text:s text:c="27"/>*** there are subdirectory of everyone modules</text:p>
      <text:p text:style-name="Preformatted_20_Text"><text:s text:c="14"/>|_&lt;module_name/&gt;parameters <text:s text:c="5"/>*** there are directories with files of parametres <text:s text:c="14"/></text:p>
      <text:p text:style-name="Preformatted_20_Text"/>
      <text:p text:style-name="Preformatted_20_Text">*** /proc</text:p>
      <text:p text:style-name="Preformatted_20_Text"><text:s text:c="4"/>- PID directory</text:p>
      <text:p text:style-name="Preformatted_20_Text"><text:s text:c="4"/>- status files</text:p>
      <text:p text:style-name="Preformatted_20_Text"><text:s text:c="4"/>- Tunable in /proc/sys</text:p>
      <text:p text:style-name="Preformatted_20_Text"><text:s text:c="2"/>!!! use &gt;&gt; echo &lt;&lt; to write a value to any file in /proc/sys/</text:p>
      <text:p text:style-name="Preformatted_20_Text"><text:s text:c="2"/>!!! write parameters to /etc/sysctl.conf </text:p>
      <text:p text:style-name="Preformatted_20_Text"/>
      <text:p text:style-name="Preformatted_20_Text">/&gt; mount | grep proc</text:p>
      <text:p text:style-name="Preformatted_20_Text">/&gt; ls /proc <text:s text:c="16"/>*** blue numbers processes PID</text:p>
      <text:p text:style-name="Preformatted_20_Text">/&gt; ps -ef | grep PID </text:p>
      <text:p text:style-name="Preformatted_20_Text"/>
      <text:p text:style-name="Preformatted_20_Text"><text:s text:c="2"/>/proc/&gt; cat &lt;file&gt; <text:s text:c="14"/>*** you can get information about linux Machine</text:p>
      <text:p text:style-name="Preformatted_20_Text"><text:s text:c="4"/>cat partition</text:p>
      <text:p text:style-name="Preformatted_20_Text"><text:s text:c="4"/>cat cpuinfo</text:p>
      <text:p text:style-name="Preformatted_20_Text"><text:s text:c="4"/>cat meminfo</text:p>
      <text:p text:style-name="Preformatted_20_Text"/>
      <text:p text:style-name="Preformatted_20_Text">/proc/sys/&gt; <text:s text:c="19"/>*** in this directory there are a lot of configuration files</text:p>
      <text:p text:style-name="Preformatted_20_Text"><text:s/></text:p>
      <text:p text:style-name="Preformatted_20_Text"><text:soft-page-break/><text:s text:c="4"/>/proc/sys/net/&gt; <text:s text:c="23"/>*** net configuration</text:p>
      <text:p text:style-name="Preformatted_20_Text"><text:s text:c="4"/>/proc/sys/net/ipv4/ip_forward <text:s text:c="10"/>*** 0 or 1 --&gt; disable or enable forwarding</text:p>
      <text:p text:style-name="Preformatted_20_Text"><text:s text:c="4"/>/proc/sys/net/ipv4/icmp_echo_ignore_all *** 0 or 1 --&gt; disable or enable ignore of echo request</text:p>
      <text:p text:style-name="Preformatted_20_Text"/>
      <text:p text:style-name="Preformatted_20_Text"><text:s text:c="4"/>/proc/sys/vm/ <text:s text:c="26"/>*** virtual memory configuration</text:p>
      <text:p text:style-name="Preformatted_20_Text"><text:s text:c="16"/>/proc/sys/vm/swappiness <text:s text:c="4"/>*** swap</text:p>
      <text:p text:style-name="Preformatted_20_Text"/>
      <text:p text:style-name="Preformatted_20_Text"><text:s text:c="4"/>----------------------------------------------------------------------------</text:p>
      <text:p text:style-name="Preformatted_20_Text"><text:s text:c="4"/>Change kernel modules via sysctl --&gt; /etc/sysctl.conf ***persistante change</text:p>
      <text:p text:style-name="Preformatted_20_Text"><text:s text:c="4"/>----------------------------------------------------------------------------</text:p>
      <text:p text:style-name="Preformatted_20_Text"><text:s text:c="4"/>sysctl __</text:p>
      <text:p text:style-name="Preformatted_20_Text"><text:s text:c="12"/>|</text:p>
      <text:p text:style-name="Preformatted_20_Text"><text:s text:c="12"/>|__ /etc/sysctl.conf</text:p>
      <text:p text:style-name="Preformatted_20_Text"><text:s text:c="12"/>|</text:p>
      <text:p text:style-name="Preformatted_20_Text"><text:s text:c="12"/>|__ /etc/sysctl.d/*</text:p>
      <text:p text:style-name="Preformatted_20_Text"/>
      <text:p text:style-name="Preformatted_20_Text"><text:s text:c="6"/>You can modify those files by "echo" <text:s text:c="9"/>--|</text:p>
      <text:p text:style-name="Preformatted_20_Text"><text:s text:c="8"/>/&gt; echo 1 &gt; /proc/sys/net/ipv4/ip_forward <text:s text:c="4"/>|</text:p>
      <text:p text:style-name="Preformatted_20_Text"><text:s text:c="54"/>|-- this change is mot persistent <text:s/></text:p>
      <text:p text:style-name="Preformatted_20_Text"><text:s text:c="6"/>or you should use sysctl: <text:s text:c="22"/>|</text:p>
      <text:p text:style-name="Preformatted_20_Text"><text:s text:c="8"/>/&gt; sysctl net.ipv4.ip_forward=1 <text:s text:c="12"/>--|</text:p>
      <text:p text:style-name="Preformatted_20_Text"/>
      <text:p text:style-name="Preformatted_20_Text"><text:s text:c="2"/>!!! /&gt; sysctl -a <text:s text:c="23"/>*** show all kernel modules and they parameters</text:p>
      <text:p text:style-name="Preformatted_20_Text"/>
      <text:p text:style-name="Preformatted_20_Text"><text:s text:c="2"/>**** ten plik trzeba zmienic by ustawienia dzialaly po reboote <text:s text:c="3"/></text:p>
      <text:p text:style-name="Preformatted_20_Text"><text:s text:c="4"/>/etc/sysctl.conf <text:s text:c="21"/>*** sysctl configuration file</text:p>
      <text:p text:style-name="Preformatted_20_Text"><text:s text:c="6"/>net.ipv4.ip_forward=1</text:p>
      <text:p text:style-name="Preformatted_20_Text"/>
      <text:p text:style-name="Preformatted_20_Text"><text:s text:c="8"/>*** FOR Centos8 you have to rum commend</text:p>
      <text:p text:style-name="Preformatted_20_Text"><text:s text:c="10"/>/&gt; sysctl -p /etc/sysctl.conf</text:p>
      <text:p text:style-name="Preformatted_20_Text"/>
      <text:p text:style-name="Preformatted_20_Text"/>
      <text:p text:style-name="Preformatted_20_Text"><text:s text:c="4"/>/etc/sysctl.d/ _ <text:s text:c="21"/>*** you can create config files more elegant solution</text:p>
      <text:p text:style-name="Preformatted_20_Text"><text:s text:c="20"/>|_ 50-swap.conf <text:s text:c="6"/>*** &lt;proces number&gt;-&lt;file_name&gt;</text:p>
      <text:p text:style-name="Preformatted_20_Text"><text:s text:c="30"/>|</text:p>
      <text:p text:style-name="Preformatted_20_Text"><text:s text:c="26"/>vm.swappiness=60</text:p>
      <text:p text:style-name="Preformatted_20_Text"><text:s text:c="4"/>*** examples configurations files</text:p>
      <text:p text:style-name="Preformatted_20_Text"><text:s text:c="10"/>/usr/lib/sysctl.d/</text:p>
      <text:p text:style-name="Preformatted_20_Text"/>
      <text:p text:style-name="Preformatted_20_Text"><text:s text:c="2"/>**** UPDATE KERNEL</text:p>
      <text:p text:style-name="Preformatted_20_Text"><text:s text:c="4"/>/&gt; yum update kernel <text:s text:c="16"/>*** command that update kernel</text:p>
      <text:p text:style-name="Preformatted_20_Text"><text:s text:c="4"/>/&gt; yum install kernel</text:p>
      <text:p text:style-name="Preformatted_20_Text"/>
      <text:p text:style-name="Preformatted_20_Text"><text:s text:c="4"/>/&gt; dmesg <text:s text:c="28"/>*** shows kernel events since booting</text:p>
      <text:p text:style-name="Preformatted_20_Text"/>
      <text:p text:style-name="Preformatted_20_Text"><text:s text:c="5"/>/etc/redhat-release <text:s text:c="16"/>*** RH version</text:p>
      <text:p text:style-name="Preformatted_20_Text"/>
      <text:p text:style-name="Preformatted_20_Text"><text:s text:c="4"/>*** To decide how the devices are initialized, </text:p>
      <text:p text:style-name="Preformatted_20_Text"><text:s text:c="8"/>systemd-udevd reads rules files in /usr/lib/udev/rules.d.</text:p>
      <text:p text:style-name="Preformatted_20_Text"><text:s text:c="4"/>/&gt; udevadm monitor <text:s text:c="9"/>[Ctrl+C] to end</text:p>
      <text:p text:style-name="Preformatted_20_Text"/>
      <text:p text:style-name="Preformatted_20_Text"/>
      <text:p text:style-name="Preformatted_20_Text"><text:s text:c="4"/>/&gt; lspci -k <text:s text:c="10"/>***The best way to find out whether this is the case for </text:p>
      <text:p text:style-name="Preformatted_20_Text"><text:s text:c="30"/>your hardware is by using</text:p>
      <text:p text:style-name="Preformatted_20_Text"/>
      <text:p text:style-name="Preformatted_20_Text"/>
      <text:p text:style-name="Preformatted_20_Text">--------------------------------------------------------------------------------</text:p>
      <text:p text:style-name="Preformatted_20_Text">---&gt; Boot / Grub2 </text:p>
      <text:p text:style-name="Preformatted_20_Text"><text:soft-page-break/>-------------------------------------------------------------------------------</text:p>
      <text:p text:style-name="Preformatted_20_Text"><text:s/></text:p>
      <text:p text:style-name="Preformatted_20_Text"><text:s/>*** How linux booting</text:p>
      <text:p text:style-name="Preformatted_20_Text"><text:s text:c="2"/>---------------------------------------------------------------------</text:p>
      <text:p text:style-name="Preformatted_20_Text"><text:s text:c="24"/>POST <text:s text:c="5"/>*** Power on self test</text:p>
      <text:p text:style-name="Preformatted_20_Text"><text:s text:c="26"/>|</text:p>
      <text:p text:style-name="Preformatted_20_Text"><text:s text:c="4"/>BIOS(old computers) <text:s text:c="7"/>UEFI (for new computer)</text:p>
      <text:p text:style-name="Preformatted_20_Text"><text:s text:c="26"/>|</text:p>
      <text:p text:style-name="Preformatted_20_Text"><text:s text:c="24"/>GRUB2 <text:s/>-is responsible for load KERNEL</text:p>
      <text:p text:style-name="Preformatted_20_Text"><text:s text:c="26"/>|</text:p>
      <text:p text:style-name="Preformatted_20_Text"><text:s text:c="22"/>intitramfs</text:p>
      <text:p text:style-name="Preformatted_20_Text"><text:s text:c="24"/>KERNEL</text:p>
      <text:p text:style-name="Preformatted_20_Text"><text:s text:c="26"/>|</text:p>
      <text:p text:style-name="Preformatted_20_Text"><text:s text:c="24"/>systemd</text:p>
      <text:p text:style-name="Preformatted_20_Text"><text:s text:c="24"/>1.base - OS</text:p>
      <text:p text:style-name="Preformatted_20_Text"><text:s text:c="24"/>2. services</text:p>
      <text:p text:style-name="Preformatted_20_Text"><text:s text:c="2"/>---------------------------------------------------------------------</text:p>
      <text:p text:style-name="Preformatted_20_Text"/>
      <text:p text:style-name="Preformatted_20_Text"><text:s text:c="4"/>!!! man 7 bootparam !!!</text:p>
      <text:p text:style-name="Preformatted_20_Text"/>
      <text:p text:style-name="Preformatted_20_Text">*** GRUB location</text:p>
      <text:p text:style-name="Preformatted_20_Text"><text:s text:c="2"/>/boot/grub2/grub.cfg</text:p>
      <text:p text:style-name="Preformatted_20_Text"/>
      <text:p text:style-name="Preformatted_20_Text">---------------------------------------</text:p>
      <text:p text:style-name="Preformatted_20_Text">*** Change parameters of system boot:</text:p>
      <text:p text:style-name="Preformatted_20_Text"/>
      <text:p text:style-name="Preformatted_20_Text"><text:s text:c="2"/>During boot: "e" -edit "c" -command line</text:p>
      <text:p text:style-name="Preformatted_20_Text"><text:s text:c="2"/>in line strted from linux .... you can add or remove parameters</text:p>
      <text:p text:style-name="Preformatted_20_Text"/>
      <text:p text:style-name="Preformatted_20_Text"><text:s text:c="4"/>example:</text:p>
      <text:p text:style-name="Preformatted_20_Text"><text:s text:c="6"/>rhgb quiet <text:s text:c="7"/>---usuniecei trybu cichego, widac informacje podczas startu OS</text:p>
      <text:p text:style-name="Preformatted_20_Text"/>
      <text:p text:style-name="Preformatted_20_Text">*** Configuration of GRUB</text:p>
      <text:p text:style-name="Preformatted_20_Text"><text:s text:c="2"/>1. check EFI or BIOS?</text:p>
      <text:p text:style-name="Preformatted_20_Text"><text:s text:c="6"/>mount | grep '^/' |grep -i efi <text:s text:c="3"/>*** if empty you have BIOS machine</text:p>
      <text:p text:style-name="Preformatted_20_Text"><text:s text:c="2"/></text:p>
      <text:p text:style-name="Preformatted_20_Text"><text:s text:c="2"/>2. vi <text:s/>/etc/default/grub <text:s text:c="20"/>*** grub configuration file</text:p>
      <text:p text:style-name="Preformatted_20_Text"><text:s text:c="2"/></text:p>
      <text:p text:style-name="Preformatted_20_Text"><text:s text:c="3"/>3. After writing changes, compile changes to grub.cfg</text:p>
      <text:p text:style-name="Preformatted_20_Text"><text:s text:c="7"/>grub2-mkconfig -o /boot/grub2/grub.cfg <text:s text:c="4"/>|or| <text:s/>grub2-mkconfig &gt; /boot/grub2/grub.cfg</text:p>
      <text:p text:style-name="Preformatted_20_Text"><text:s text:c="7"/>grub2-mkconfig -o /boot/efi/EFI/redhat/grub.cfg</text:p>
      <text:p text:style-name="Preformatted_20_Text"><text:s text:c="2"/></text:p>
      <text:p text:style-name="Preformatted_20_Text">*** other: <text:s/></text:p>
      <text:p text:style-name="Preformatted_20_Text"><text:s text:c="6"/>/etc/grub.d/ <text:s text:c="25"/>*** additional grub configuration file</text:p>
      <text:p text:style-name="Preformatted_20_Text">*** how set defaults menu choice</text:p>
      <text:p text:style-name="Preformatted_20_Text"><text:s text:c="2"/>grub2-set-default 0 <text:s text:c="2"/>*** 0 is first, 1 is second ....</text:p>
      <text:p text:style-name="Preformatted_20_Text"/>
      <text:p text:style-name="Preformatted_20_Text"/>
      <text:p text:style-name="Preformatted_20_Text">--------------------------------------------------------------------------------</text:p>
      <text:p text:style-name="Preformatted_20_Text">---&gt; Systemd - Targets (groups of units)</text:p>
      <text:p text:style-name="Preformatted_20_Text">--------------------------------------------------------------------------------</text:p>
      <text:p text:style-name="Preformatted_20_Text">echo b &gt; /proc/sysrq-trigger <text:s text:c="2"/>*** !!!! reset zapisu zmian !!!</text:p>
      <text:p text:style-name="Preformatted_20_Text"/>
      <text:p text:style-name="Preformatted_20_Text"><text:s text:c="2"/>/&gt; systemctl daemon-reload <text:s text:c="19"/>*** reload changes in systemctl without reboot system</text:p>
      <text:p text:style-name="Preformatted_20_Text"><text:s text:c="2"/></text:p>
      <text:p text:style-name="Preformatted_20_Text"><text:s text:c="2"/>!! commands for reboot:</text:p>
      <text:p text:style-name="Preformatted_20_Text"><text:s text:c="4"/>/&gt; systemctl reboot or reboot</text:p>
      <text:p text:style-name="Preformatted_20_Text"><text:s text:c="4"/>/&gt; systemctl halt or halt</text:p>
      <text:p text:style-name="Preformatted_20_Text"><text:s text:c="4"/>/&gt; systemctl poweroff or poweroff</text:p>
      <text:p text:style-name="Preformatted_20_Text"/>
      <text:p text:style-name="Preformatted_20_Text"><text:soft-page-break/><text:s text:c="2"/>!! when it is necessary:</text:p>
      <text:p text:style-name="Preformatted_20_Text"><text:s text:c="4"/>To recover from serious problems such as server hangs and kernel panics</text:p>
      <text:p text:style-name="Preformatted_20_Text"><text:s text:c="4"/>To apply kernel updates</text:p>
      <text:p text:style-name="Preformatted_20_Text"><text:s text:c="4"/>To apply changes to kernel modules that are being used currently and therefore cannot be reloaded easily</text:p>
      <text:p text:style-name="Preformatted_20_Text"/>
      <text:p text:style-name="Preformatted_20_Text"><text:s text:c="2"/>state of system:</text:p>
      <text:p text:style-name="Preformatted_20_Text"><text:s text:c="2"/>0. poweroff.target <text:s text:c="5"/>[runlevel 0]</text:p>
      <text:p text:style-name="Preformatted_20_Text"><text:s text:c="4"/>1. emergency.target <text:s text:c="20"/>*** environment with minium units....</text:p>
      <text:p text:style-name="Preformatted_20_Text"><text:s text:c="4"/>2. rescue.target <text:s text:c="5"/>[runlevel 1]</text:p>
      <text:p text:style-name="Preformatted_20_Text"><text:s text:c="4"/>3. multi-user.target <text:s/>[runlevel 3] <text:s text:c="5"/>*** without graphical environment <text:s/></text:p>
      <text:p text:style-name="Preformatted_20_Text"><text:s text:c="4"/>4. graphical.target <text:s text:c="2"/>[runlevel 5] <text:s text:c="5"/>*** with graphical environment </text:p>
      <text:p text:style-name="Preformatted_20_Text"><text:s text:c="2"/>6. reboot.target <text:s text:c="7"/>[runlevel 6</text:p>
      <text:p text:style-name="Preformatted_20_Text"/>
      <text:p text:style-name="Preformatted_20_Text"><text:s text:c="2"/>*** how to check list of targets</text:p>
      <text:p text:style-name="Preformatted_20_Text"><text:s text:c="4"/>/&gt; systemctl --type=target --all</text:p>
      <text:p text:style-name="Preformatted_20_Text"><text:s text:c="2"/>or <text:s text:c="3"/></text:p>
      <text:p text:style-name="Preformatted_20_Text"><text:s text:c="4"/>/usr/lib/systemd/system/ <text:s text:c="2"/></text:p>
      <text:p text:style-name="Preformatted_20_Text"/>
      <text:p text:style-name="Preformatted_20_Text"><text:s text:c="6"/>*** you can see in wich target unit will be started if will be enabled</text:p>
      <text:p text:style-name="Preformatted_20_Text"><text:s text:c="14"/>[root@server01 system]# cat httpd.service</text:p>
      <text:p text:style-name="Preformatted_20_Text"><text:s text:c="18"/>[...]</text:p>
      <text:p text:style-name="Preformatted_20_Text"/>
      <text:p text:style-name="Preformatted_20_Text"><text:s text:c="20"/>[Install]</text:p>
      <text:p text:style-name="Preformatted_20_Text"><text:s text:c="20"/>WantedBy=multi-user.target</text:p>
      <text:p text:style-name="Preformatted_20_Text"><text:s text:c="20"/>[root@server01 system]# </text:p>
      <text:p text:style-name="Preformatted_20_Text"><text:s text:c="18"/>[...]</text:p>
      <text:p text:style-name="Preformatted_20_Text"/>
      <text:p text:style-name="Preformatted_20_Text"><text:s text:c="2"/>*** which services will be run currently in this target</text:p>
      <text:p text:style-name="Preformatted_20_Text"><text:s text:c="6"/>/etc/systemd/system/multi-user.target.wants <text:s text:c="7"/>*** all services that will be run. Systemctl enable create here symlinc to services</text:p>
      <text:p text:style-name="Preformatted_20_Text"><text:s text:c="4"/>or</text:p>
      <text:p text:style-name="Preformatted_20_Text"><text:s text:c="4"/>/&gt; systemctl list-dependencies <text:s text:c="22"/>*** show diagram of dependencies</text:p>
      <text:p text:style-name="Preformatted_20_Text"/>
      <text:p text:style-name="Preformatted_20_Text"/>
      <text:p text:style-name="Preformatted_20_Text"><text:s text:c="2"/>------------------------------ how change target ----------------------------</text:p>
      <text:p text:style-name="Preformatted_20_Text"><text:s text:c="2"/>-----------------------------------------------------------------------------</text:p>
      <text:p text:style-name="Preformatted_20_Text"><text:s text:c="2"/>1. <text:s/>/&gt; systemctl get-default <text:s text:c="21"/>*** show default target</text:p>
      <text:p text:style-name="Preformatted_20_Text"><text:s text:c="4"/>or</text:p>
      <text:p text:style-name="Preformatted_20_Text"><text:s text:c="6"/>/&gt; ll /etc/systemd/system | grep default</text:p>
      <text:p text:style-name="Preformatted_20_Text"><text:s text:c="12"/>lrwxrwxrwx. 1 root root <text:s text:c="2"/>40 Jul <text:s/>7 10:26 default.target -&gt; /usr/lib/systemd/system/graphical.target</text:p>
      <text:p text:style-name="Preformatted_20_Text"><text:s text:c="12"/>drwxr-xr-x. 2 root root 4096 Jul <text:s/>7 10:21 default.target.wants</text:p>
      <text:p text:style-name="Preformatted_20_Text"/>
      <text:p text:style-name="Preformatted_20_Text"><text:s text:c="2"/>2. change default target</text:p>
      <text:p text:style-name="Preformatted_20_Text"><text:s text:c="6"/>/&gt; systemctl set-default multi-user.target <text:s text:c="3"/>*** set as default target multi-user.target</text:p>
      <text:p text:style-name="Preformatted_20_Text"><text:s text:c="6"/>!!! command set simlinc /etc/systemd/system/default.target to /usr/lib/systemd/system/multi-user.target ***</text:p>
      <text:p text:style-name="Preformatted_20_Text"><text:s text:c="4"/>/&gt; reboot <text:s text:c="38"/>*** after that you don't see graphical prompt</text:p>
      <text:p text:style-name="Preformatted_20_Text"/>
      <text:p text:style-name="Preformatted_20_Text"><text:s text:c="2"/>3. switch to target !!!</text:p>
      <text:p text:style-name="Preformatted_20_Text"><text:s text:c="6"/>/&gt; systemctl isolate rescue.target <text:s text:c="10"/>*** switch to rescue.target</text:p>
      <text:p text:style-name="Preformatted_20_Text"><text:s text:c="6"/>/&gt; systemctl isolate multi-user.target <text:s text:c="10"/>*** switch to rescue.target</text:p>
      <text:p text:style-name="Preformatted_20_Text"/>
      <text:p text:style-name="Preformatted_20_Text"><text:s text:c="2"/>4. how to run target during boot section: linux16 !!!</text:p>
      <text:p text:style-name="Preformatted_20_Text"><text:s text:c="8"/>to have to add line systemd.unit=multi-user.target</text:p>
      <text:p text:style-name="Preformatted_20_Text"><text:s text:c="20"/>....... systemd.unit=rescue.target <text:s text:c="11"/>*** booting in rescue mode</text:p>
      <text:p text:style-name="Preformatted_20_Text"><text:s text:c="20"/>....... systemd.unit=emergency.target</text:p>
      <text:p text:style-name="Preformatted_20_Text"><text:soft-page-break/></text:p>
      <text:p text:style-name="Preformatted_20_Text"><text:s text:c="2"/>----------------------------------------------------------------------------- </text:p>
      <text:p text:style-name="Preformatted_20_Text"/>
      <text:p text:style-name="Preformatted_20_Text">--------------------------------------------------------------------------------</text:p>
      <text:p text:style-name="Preformatted_20_Text">---&gt; Troubleshooting Mode</text:p>
      <text:p text:style-name="Preformatted_20_Text">--------------------------------------------------------------------------------</text:p>
      <text:p text:style-name="Preformatted_20_Text"><text:s/></text:p>
      <text:p text:style-name="Preformatted_20_Text"><text:s text:c="2"/>---------------------------------------------------------------------</text:p>
      <text:p text:style-name="Preformatted_20_Text"><text:s text:c="24"/>POST <text:s text:c="5"/>*** Power on self test</text:p>
      <text:p text:style-name="Preformatted_20_Text"><text:s text:c="26"/>| <text:s text:c="20"/>--&gt; boot.disk [cdrom,USB]</text:p>
      <text:p text:style-name="Preformatted_20_Text"><text:s text:c="4"/>BIOS(old computers) <text:s text:c="7"/>UEFI (for new computer)</text:p>
      <text:p text:style-name="Preformatted_20_Text"><text:s text:c="26"/>|</text:p>
      <text:p text:style-name="Preformatted_20_Text"><text:s text:c="24"/>GRUB2 <text:s text:c="19"/>--&gt; menu: kernel arguments</text:p>
      <text:p text:style-name="Preformatted_20_Text"><text:s text:c="26"/>|</text:p>
      <text:p text:style-name="Preformatted_20_Text"><text:s text:c="22"/>intitramfs</text:p>
      <text:p text:style-name="Preformatted_20_Text"><text:s text:c="24"/>KERNEL <text:s text:c="17"/>--&gt; rd.break</text:p>
      <text:p text:style-name="Preformatted_20_Text"><text:s text:c="26"/>| <text:s text:c="20"/>--&gt; init=/bin/bash</text:p>
      <text:p text:style-name="Preformatted_20_Text"><text:s text:c="24"/>systemd <text:s text:c="16"/></text:p>
      <text:p text:style-name="Preformatted_20_Text"><text:s text:c="24"/>1.base - OS <text:s text:c="12"/>--&gt; systemd.unit=emergency.target</text:p>
      <text:p text:style-name="Preformatted_20_Text"><text:s text:c="24"/>2. services <text:s text:c="12"/>--&gt; rescue.target</text:p>
      <text:p text:style-name="Preformatted_20_Text"><text:s text:c="2"/>---------------------------------------------------------------------</text:p>
      <text:p text:style-name="Preformatted_20_Text"><text:s text:c="4"/>Boot description:</text:p>
      <text:p text:style-name="Preformatted_20_Text"><text:s text:c="6"/>1. Performng POST</text:p>
      <text:p text:style-name="Preformatted_20_Text"><text:s text:c="6"/>2. Selecting the bootable device</text:p>
      <text:p text:style-name="Preformatted_20_Text"><text:s text:c="6"/>3. Loading the boot loader</text:p>
      <text:p text:style-name="Preformatted_20_Text"><text:s text:c="6"/>4. Loading the kernel</text:p>
      <text:p text:style-name="Preformatted_20_Text"><text:s text:c="6"/>5. Starting /sbin/init</text:p>
      <text:p text:style-name="Preformatted_20_Text"><text:s text:c="6"/>6. Processing initrd.target</text:p>
      <text:p text:style-name="Preformatted_20_Text"><text:s text:c="6"/>7. Switching to the root file system</text:p>
      <text:p text:style-name="Preformatted_20_Text"><text:s text:c="6"/>8. Running the default target</text:p>
      <text:p text:style-name="Preformatted_20_Text"/>
      <text:p text:style-name="Preformatted_20_Text"/>
      <text:p text:style-name="Preformatted_20_Text"><text:s text:c="4"/>*** Changing Root password</text:p>
      <text:p text:style-name="Preformatted_20_Text"><text:s text:c="2"/>------------------------------</text:p>
      <text:p text:style-name="Preformatted_20_Text"><text:s text:c="4"/>During booting press "e"</text:p>
      <text:p text:style-name="Preformatted_20_Text"/>
      <text:p text:style-name="Preformatted_20_Text"><text:s text:c="8"/>grub: na koncu linii zaczynajacej sie od linux ... crashkernel-auto rd.break ***** dopisz rd.break"</text:p>
      <text:p text:style-name="Preformatted_20_Text"><text:s text:c="8"/>/# mount -o remount,rw /sysroot <text:s text:c="6"/>*** zamontowanie systemu plkow jako zapis/odczyt</text:p>
      <text:p text:style-name="Preformatted_20_Text"><text:s text:c="8"/>/# chroot sysroot</text:p>
      <text:p text:style-name="Preformatted_20_Text"><text:s text:c="8"/>/# <text:s/>passwd <text:s text:c="3"/>|or| <text:s/>echo secret|passwd --stdin root <text:s text:c="13"/>*** ustaw nowe haslo</text:p>
      <text:p text:style-name="Preformatted_20_Text"><text:s text:c="8"/>/# touch /.autorelabel</text:p>
      <text:p text:style-name="Preformatted_20_Text"><text:s text:c="8"/>Ctrl-D</text:p>
      <text:p text:style-name="Preformatted_20_Text"><text:s text:c="8"/>Ctrl-D</text:p>
      <text:p text:style-name="Preformatted_20_Text"/>
      <text:p text:style-name="Preformatted_20_Text"><text:s text:c="4"/>*** Troubleshooting filesystem</text:p>
      <text:p text:style-name="Preformatted_20_Text"><text:s text:c="2"/>-----------------------------------</text:p>
      <text:p text:style-name="Preformatted_20_Text"><text:s text:c="4"/>1.fstab issue</text:p>
      <text:p text:style-name="Preformatted_20_Text"><text:s text:c="8"/>to fix: if necessary, remount file system im read/write stste and edit /etc/fstab</text:p>
      <text:p text:style-name="Preformatted_20_Text"><text:s text:c="4"/>2. fargmentation issue</text:p>
      <text:p text:style-name="Preformatted_20_Text"><text:s text:c="8"/>tools:</text:p>
      <text:p text:style-name="Preformatted_20_Text"><text:s text:c="10"/>xfs_fsr <text:s text:c="4"/>--&gt; xfs</text:p>
      <text:p text:style-name="Preformatted_20_Text"><text:s text:c="10"/>e4defrag <text:s text:c="3"/>--&gt; ext4</text:p>
      <text:p text:style-name="Preformatted_20_Text"/>
      <text:p text:style-name="Preformatted_20_Text"><text:s text:c="4"/>*** Troubleshooting networking</text:p>
      <text:p text:style-name="Preformatted_20_Text"><text:s text:c="2"/>-----------------------------------</text:p>
      <text:p text:style-name="Preformatted_20_Text"><text:s text:c="4"/>1. wrong mask</text:p>
      <text:p text:style-name="Preformatted_20_Text"><text:s text:c="7"/>* /32 typowa bledna maska jak ktos nie poda zadnej</text:p>
      <text:p text:style-name="Preformatted_20_Text"><text:s text:c="8"/>ip a d 192.168.4.235/32 dev ens33 <text:s text:c="4"/>--- removing wrong ip</text:p>
      <text:p text:style-name="Preformatted_20_Text"><text:s text:c="8"/>ip a a 192.168.4.235/24 dev ens33 <text:s text:c="4"/>--- adding new ip address</text:p>
      <text:p text:style-name="Preformatted_20_Text"><text:soft-page-break/></text:p>
      <text:p text:style-name="Preformatted_20_Text"><text:s text:c="7"/>* dhclient !!!!! <text:s text:c="15"/>--- renew setting from DHCP Server</text:p>
      <text:p text:style-name="Preformatted_20_Text"><text:s text:c="4"/>2. DNS</text:p>
      <text:p text:style-name="Preformatted_20_Text"><text:s text:c="4"/>3. Routing</text:p>
      <text:p text:style-name="Preformatted_20_Text"><text:s text:c="7"/>* connect: Network is unreachable <text:s text:c="4"/>--- wrong or missing router address</text:p>
      <text:p text:style-name="Preformatted_20_Text"><text:s text:c="10"/>ip route add default via 192.168.4.1</text:p>
      <text:p text:style-name="Preformatted_20_Text"/>
      <text:p text:style-name="Preformatted_20_Text"/>
      <text:p text:style-name="Preformatted_20_Text"><text:s text:c="4"/>*** Troubleshooting performace</text:p>
      <text:p text:style-name="Preformatted_20_Text"><text:s text:c="2"/>-----------------------------------</text:p>
      <text:p text:style-name="Preformatted_20_Text"><text:s text:c="4"/>1. area's of performance</text:p>
      <text:p text:style-name="Preformatted_20_Text"><text:s text:c="8"/>- memory</text:p>
      <text:p text:style-name="Preformatted_20_Text"><text:s text:c="8"/>- CPU load</text:p>
      <text:p text:style-name="Preformatted_20_Text"><text:s text:c="8"/>- disk load</text:p>
      <text:p text:style-name="Preformatted_20_Text"><text:s text:c="8"/>- network</text:p>
      <text:p text:style-name="Preformatted_20_Text"><text:s text:c="8"/>tool: Top</text:p>
      <text:p text:style-name="Preformatted_20_Text"/>
      <text:p text:style-name="Preformatted_20_Text"><text:s text:c="4"/>*** Troubleshooting software</text:p>
      <text:p text:style-name="Preformatted_20_Text"><text:s text:c="2"/>-----------------------------------</text:p>
      <text:p text:style-name="Preformatted_20_Text"><text:s text:c="4"/>1. Dependency problems in RPM's</text:p>
      <text:p text:style-name="Preformatted_20_Text"><text:s text:c="8"/>-- shouldn't occur when you using repositories</text:p>
      <text:p text:style-name="Preformatted_20_Text"><text:s text:c="4"/>2. Library problems</text:p>
      <text:p text:style-name="Preformatted_20_Text"><text:s text:c="8"/>-- run idconfig to update the library cache</text:p>
      <text:p text:style-name="Preformatted_20_Text"/>
      <text:p text:style-name="Preformatted_20_Text"><text:s text:c="4"/>*** Troubleshooting Memory shortage</text:p>
      <text:p text:style-name="Preformatted_20_Text"><text:s text:c="2"/>------------------------------------------</text:p>
      <text:p text:style-name="Preformatted_20_Text"><text:s text:c="4"/>1. swap -- add more swap</text:p>
      <text:p text:style-name="Preformatted_20_Text"><text:s text:c="4"/>2. reboot if allocation of memory is wrong</text:p>
      <text:p text:style-name="Preformatted_20_Text"><text:s text:c="4"/>3. add phisical memory</text:p>
      <text:p text:style-name="Preformatted_20_Text"/>
      <text:p text:style-name="Preformatted_20_Text"><text:s text:c="2"/>!!! for resolve problems you should use RH website</text:p>
      <text:p text:style-name="Preformatted_20_Text"/>
      <text:p text:style-name="Preformatted_20_Text"><text:s text:c="4"/>&gt;&gt;&gt; Summary of Troubleshooting &lt;&lt;&lt;</text:p>
      <text:p text:style-name="Preformatted_20_Text"><text:s text:c="4"/>------------------------------------------------------------------------------------------------------------</text:p>
      <text:p text:style-name="Preformatted_20_Text"><text:s text:c="4"/>Boot Phase <text:s text:c="21"/>| Configuring It <text:s text:c="35"/>| Fixing It</text:p>
      <text:p text:style-name="Preformatted_20_Text"><text:s text:c="4"/>------------------------------------------------------------------------------------------------------------</text:p>
      <text:p text:style-name="Preformatted_20_Text"><text:s text:c="4"/>POST <text:s text:c="27"/>| Hardware configuration <text:s text:c="27"/>| <text:s/>Replace hardware.</text:p>
      <text:p text:style-name="Preformatted_20_Text"><text:s text:c="36"/>| (F2, Esc, F10, or another key). <text:s text:c="18"/>|</text:p>
      <text:p text:style-name="Preformatted_20_Text"><text:s text:c="4"/>Selecting the bootable device <text:s text:c="2"/>| BIOS/UEFI configuration or hardware boot menu. <text:s text:c="3"/>| Replace hardware or use rescue system.</text:p>
      <text:p text:style-name="Preformatted_20_Text"><text:s text:c="4"/>Loading the boot loader <text:s text:c="8"/>| grub2-install and edits to /etc/defaults/grub. <text:s text:c="3"/>| GRUB boot prompt and edits to /etc/defaults/grub, followed by grub2-mkconfig.</text:p>
      <text:p text:style-name="Preformatted_20_Text"><text:s text:c="4"/>Loading the kernel <text:s text:c="13"/>| Edits to the GRUB configuration <text:s text:c="18"/>| </text:p>
      <text:p text:style-name="Preformatted_20_Text"><text:s text:c="36"/>| and /etc/dracut.conf. <text:s text:c="28"/>| GRUB boot prompt and edits to /etc/defaults/grub, followed by grub2-mkconfig.</text:p>
      <text:p text:style-name="Preformatted_20_Text"><text:s text:c="4"/>Starting /sbin/init <text:s text:c="12"/>| Compiled into initramfs. <text:s text:c="25"/>| init= kernel boot argument, rd.break kernel boot argument.</text:p>
      <text:p text:style-name="Preformatted_20_Text"><text:s text:c="4"/>Processing initrd.target <text:s text:c="7"/>| Compiled into initramfs. <text:s text:c="25"/>| Not typically required.</text:p>
      <text:p text:style-name="Preformatted_20_Text"><text:s text:c="4"/>Switch to the root file system <text:s/>| Edits to the /etc/fstab file. <text:s text:c="20"/>| Edits to the /etc/fstab file.</text:p>
      <text:p text:style-name="Preformatted_20_Text"><text:s text:c="4"/>Running the default target <text:s text:c="5"/>| Using systemctl set-default to create the <text:s text:c="8"/>|</text:p>
      <text:p text:style-name="Preformatted_20_Text"><text:s text:c="36"/>| /etc/systemd/system/ default.target symbolic link | Start the rescue.target as a kernel boot argument.</text:p>
      <text:p text:style-name="Preformatted_20_Text"><text:soft-page-break/><text:s text:c="4"/>------------------------------------------------------------------------------------------------------------</text:p>
      <text:p text:style-name="Preformatted_20_Text"/>
      <text:p text:style-name="Preformatted_20_Text"><text:s text:c="4"/>rd.break: This stops the boot procedure while still in the initramfs stage. </text:p>
      <text:p text:style-name="Preformatted_20_Text"><text:s text:c="14"/>This option is useful if you do not have the root password available. The complete procedure for recovering </text:p>
      <text:p text:style-name="Preformatted_20_Text"><text:s text:c="14"/>a missing root password follows later in this chapter.</text:p>
      <text:p text:style-name="Preformatted_20_Text"><text:s text:c="4"/></text:p>
      <text:p text:style-name="Preformatted_20_Text"><text:s text:c="4"/>init=/bin/sh or init=/bin/bash: This specifies that a shell should be started immediately after loading the kernel and initrd. </text:p>
      <text:p text:style-name="Preformatted_20_Text"><text:s text:c="36"/>This is a useful option, but itâ€™s not the best option because in some cases </text:p>
      <text:p text:style-name="Preformatted_20_Text"><text:s text:c="36"/>youâ€™ll lose console access or miss other functionality.</text:p>
      <text:p text:style-name="Preformatted_20_Text"><text:s text:c="4"/>systemd.unit=emergency.target: <text:s/>This enters a mode that loads a bare minimum number of Systemd units. </text:p>
      <text:p text:style-name="Preformatted_20_Text"><text:s text:c="36"/>It requires a root password. To see that only a very limited number of unit files have been loaded, </text:p>
      <text:p text:style-name="Preformatted_20_Text"><text:s text:c="36"/>you can type the systemctl list-units command.</text:p>
      <text:p text:style-name="Preformatted_20_Text"><text:s text:c="4"/>systemd.unit=rescue.target: This starts some more Systemd units to bring you in a more complete operational mode. </text:p>
      <text:p text:style-name="Preformatted_20_Text"><text:s text:c="32"/>It does require a root password. To see that only a very limited number of unit files have been loaded, </text:p>
      <text:p text:style-name="Preformatted_20_Text"><text:s text:c="32"/>you can type the systemctl list-units command</text:p>
      <text:p text:style-name="Preformatted_20_Text"/>
      <text:p text:style-name="Preformatted_20_Text">--------------------------------------------------------------------------------</text:p>
      <text:p text:style-name="Preformatted_20_Text">---&gt; Bash scripts</text:p>
      <text:p text:style-name="Preformatted_20_Text">--------------------------------------------------------------------------------</text:p>
      <text:p text:style-name="Preformatted_20_Text"><text:s text:c="2"/>*** man bash <text:s text:c="3"/>*** loops bild</text:p>
      <text:p text:style-name="Preformatted_20_Text"><text:s text:c="2"/>*** man test <text:s text:c="3"/>*** conditions bild</text:p>
      <text:p text:style-name="Preformatted_20_Text"/>
      <text:p text:style-name="Preformatted_20_Text"><text:s/>1. #!/bin/bash <text:s text:c="12"/>--- this must be added in first line</text:p>
      <text:p text:style-name="Preformatted_20_Text"><text:s/>2. script is running in subshell when is complited go back to parent shell</text:p>
      <text:p text:style-name="Preformatted_20_Text"><text:s/>3. Running script</text:p>
      <text:p text:style-name="Preformatted_20_Text"><text:s text:c="4"/>./myscript</text:p>
      <text:p text:style-name="Preformatted_20_Text"><text:s text:c="4"/>. myscript</text:p>
      <text:p text:style-name="Preformatted_20_Text"><text:s text:c="4"/>/path/myscript</text:p>
      <text:p text:style-name="Preformatted_20_Text"><text:s text:c="4"/>myscript <text:s text:c="15"/>--- it should be add to dir from $PATH </text:p>
      <text:p text:style-name="Preformatted_20_Text"/>
      <text:p text:style-name="Preformatted_20_Text"><text:s text:c="2"/>4. loops <text:s/>--&gt; man bash</text:p>
      <text:p text:style-name="Preformatted_20_Text"><text:s text:c="2"/>5. if <text:s text:c="4"/>---&gt; man test</text:p>
      <text:p text:style-name="Preformatted_20_Text"><text:s text:c="2"/>6.break script</text:p>
      <text:p text:style-name="Preformatted_20_Text"><text:s text:c="6"/>exit 0 <text:s text:c="3"/>--&gt; script was finished with no successfully --for errors</text:p>
      <text:p text:style-name="Preformatted_20_Text"><text:s text:c="6"/>exit 1 <text:s text:c="3"/>--&gt; script was finished with successfully</text:p>
      <text:p text:style-name="Preformatted_20_Text"><text:s text:c="6"/>exit 6</text:p>
      <text:p text:style-name="Preformatted_20_Text"><text:s text:c="8"/>you can check it: echo $?</text:p>
      <text:p text:style-name="Preformatted_20_Text"><text:s text:c="2"/>7. $(( 2+ 5)) <text:s text:c="2"/>-- calculation</text:p>
      <text:p text:style-name="Preformatted_20_Text"><text:s text:c="2"/>8. function</text:p>
      <text:p text:style-name="Preformatted_20_Text"><text:s text:c="4"/>name() {</text:p>
      <text:p text:style-name="Preformatted_20_Text"><text:s text:c="6"/>echo <text:s/>Hello</text:p>
      <text:p text:style-name="Preformatted_20_Text"><text:s text:c="4"/>}</text:p>
      <text:p text:style-name="Preformatted_20_Text"><text:s text:c="2"/>9. logical string, if first part is true second will be done <text:s/>....</text:p>
      <text:p text:style-name="Preformatted_20_Text"><text:s text:c="4"/>[$1 = 0 ]&amp;&amp; echo Hello &amp;&amp; echo Monika</text:p>
      <text:p text:style-name="Preformatted_20_Text"/>
      <text:p text:style-name="Preformatted_20_Text"><text:s text:c="2"/>10. $(echo $1 | tr [:upper:] [:lower:]) <text:s text:c="3"/>--- duze litery na male</text:p>
      <text:p text:style-name="Preformatted_20_Text"/>
      <text:p text:style-name="Preformatted_20_Text"><text:s text:c="2"/>!!! </text:p>
      <text:p text:style-name="Preformatted_20_Text"><text:s text:c="2"/>$# is a counter that shows how many arguments were used when starting the script.</text:p>
      <text:p text:style-name="Preformatted_20_Text"><text:s text:c="2"/>$@ refers to all arguments that were used when starting the script.</text:p>
      <text:p text:style-name="Preformatted_20_Text"><text:s text:c="2"/>test1 &amp;&amp; test2 <text:s/>--&gt; 2 jesli 1 sukces</text:p>
      <text:p text:style-name="Preformatted_20_Text"><text:s text:c="2"/>test1 || test2 <text:s/>--&gt; 2 jesli 1 nie zakonczonesukcesem</text:p>
      <text:p text:style-name="Preformatted_20_Text"><text:soft-page-break/><text:s text:c="2"/>mail -s â€śprocess $1 has stoppedâ€ť root &lt;. <text:s text:c="2"/>---&gt; sending @ to root</text:p>
      <text:p text:style-name="Preformatted_20_Text"/>
      <text:p text:style-name="Preformatted_20_Text"><text:s text:c="2"/>!!! debug scripts</text:p>
      <text:p text:style-name="Preformatted_20_Text"/>
      <text:p text:style-name="Preformatted_20_Text"><text:s text:c="2"/>bash -x myscript.sh</text:p>
      <text:p text:style-name="Preformatted_20_Text"/>
      <text:p text:style-name="Preformatted_20_Text">--------------------------------------------------------------------------------</text:p>
      <text:p text:style-name="Preformatted_20_Text">---&gt; Loops</text:p>
      <text:p text:style-name="Preformatted_20_Text">--------------------------------------------------------------------------------</text:p>
      <text:p text:style-name="Preformatted_20_Text"/>
      <text:p text:style-name="Preformatted_20_Text"><text:s text:c="4"/>case "$1" in</text:p>
      <text:p text:style-name="Preformatted_20_Text"><text:s text:c="6"/>start)</text:p>
      <text:p text:style-name="Preformatted_20_Text"><text:s text:c="14"/>start;;</text:p>
      <text:p text:style-name="Preformatted_20_Text"><text:s text:c="6"/>stop)</text:p>
      <text:p text:style-name="Preformatted_20_Text"><text:s text:c="16"/>rm -f $lockfile</text:p>
      <text:p text:style-name="Preformatted_20_Text"><text:s text:c="16"/>stop;;</text:p>
      <text:p text:style-name="Preformatted_20_Text"><text:s text:c="6"/>restart)</text:p>
      <text:p text:style-name="Preformatted_20_Text"><text:s text:c="14"/>restart;;</text:p>
      <text:p text:style-name="Preformatted_20_Text"><text:s text:c="6"/>reload)</text:p>
      <text:p text:style-name="Preformatted_20_Text"><text:s text:c="14"/>reload;;</text:p>
      <text:p text:style-name="Preformatted_20_Text"><text:s text:c="8"/>status)</text:p>
      <text:p text:style-name="Preformatted_20_Text"><text:s text:c="16"/>status</text:p>
      <text:p text:style-name="Preformatted_20_Text"><text:s text:c="14"/>;;</text:p>
      <text:p text:style-name="Preformatted_20_Text"><text:s text:c="6"/>*)</text:p>
      <text:p text:style-name="Preformatted_20_Text"><text:s text:c="14"/>echo "Usage: $0 (start|stop|restart|reload|status)"</text:p>
      <text:p text:style-name="Preformatted_20_Text"><text:s text:c="14"/>;;</text:p>
      <text:p text:style-name="Preformatted_20_Text"><text:s text:c="4"/>esac</text:p>
      <text:p text:style-name="Preformatted_20_Text"/>
      <text:p text:style-name="Preformatted_20_Text"><text:s text:c="2"/>--------------------------------</text:p>
      <text:p text:style-name="Preformatted_20_Text"/>
      <text:p text:style-name="Preformatted_20_Text"><text:s text:c="4"/>until users | grep $1 &gt; /dev/null</text:p>
      <text:p text:style-name="Preformatted_20_Text"><text:s text:c="4"/>do</text:p>
      <text:p text:style-name="Preformatted_20_Text"><text:s text:c="8"/>echo $1 is not logged in yet</text:p>
      <text:p text:style-name="Preformatted_20_Text"><text:s text:c="8"/>sleep 5</text:p>
      <text:p text:style-name="Preformatted_20_Text"><text:s text:c="4"/>done</text:p>
      <text:p text:style-name="Preformatted_20_Text"><text:s text:c="4"/>echo $1 has just logged in</text:p>
      <text:p text:style-name="Preformatted_20_Text"><text:s text:c="4"/>mail -s "$1 has just logged in" root &lt;.</text:p>
      <text:p text:style-name="Preformatted_20_Text"/>
      <text:p text:style-name="Preformatted_20_Text"><text:s text:c="2"/>---------------------------------</text:p>
      <text:p text:style-name="Preformatted_20_Text"/>
      <text:p text:style-name="Preformatted_20_Text"><text:s text:c="4"/>while ps aux | grep $1 | grep -v grep &gt; /dev/tty11</text:p>
      <text:p text:style-name="Preformatted_20_Text"><text:s text:c="4"/>do</text:p>
      <text:p text:style-name="Preformatted_20_Text"><text:s text:c="10"/>sleep 5</text:p>
      <text:p text:style-name="Preformatted_20_Text"><text:s text:c="4"/>done</text:p>
      <text:p text:style-name="Preformatted_20_Text"/>
      <text:p text:style-name="Preformatted_20_Text"><text:s text:c="4"/>clear</text:p>
      <text:p text:style-name="Preformatted_20_Text"><text:s text:c="4"/>echo your process has stopped</text:p>
      <text:p text:style-name="Preformatted_20_Text"><text:s text:c="4"/>logger $1 is no longer present</text:p>
      <text:p text:style-name="Preformatted_20_Text"><text:s text:c="4"/>mail -s "process $1 has stopped" root &lt;.</text:p>
      <text:p text:style-name="Preformatted_20_Text"/>
      <text:p text:style-name="Preformatted_20_Text"><text:s text:c="4"/>|or|</text:p>
      <text:p text:style-name="Preformatted_20_Text"/>
      <text:p text:style-name="Preformatted_20_Text"><text:s text:c="6"/>mail -s "process $1 has stopped" root &lt;/dev/null</text:p>
      <text:p text:style-name="Preformatted_20_Text"><text:s text:c="6"/></text:p>
      <text:p text:style-name="Preformatted_20_Text">--------------------------------------------------------------------------------</text:p>
      <text:p text:style-name="Preformatted_20_Text">---&gt; Managing SSH</text:p>
      <text:p text:style-name="Preformatted_20_Text">--------------------------------------------------------------------------------</text:p>
      <text:p text:style-name="Preformatted_20_Text">**** How does it work *****</text:p>
      <text:p text:style-name="Preformatted_20_Text"/>
      <text:p text:style-name="Preformatted_20_Text">ssh-keygen <text:s text:c="7"/>[*public]</text:p>
      <text:p text:style-name="Preformatted_20_Text">*public <text:s text:c="2"/>-------------------------------&gt; <text:s/>SERVER *public</text:p>
      <text:p text:style-name="Preformatted_20_Text"><text:s text:c="18"/>[ssh-copy-id &lt;IP/name&gt;] <text:s text:c="4"/>/\ <text:s text:c="5"/>| <text:s text:c="6"/></text:p>
      <text:p text:style-name="Preformatted_20_Text"><text:s text:c="46"/>| <text:s text:c="6"/>|</text:p>
      <text:p text:style-name="Preformatted_20_Text">*private <text:s/>-----------SSH login (private)------- <text:s text:c="6"/>|</text:p>
      <text:p text:style-name="Preformatted_20_Text"><text:soft-page-break/><text:s text:c="54"/>| <text:s text:c="9"/></text:p>
      <text:p text:style-name="Preformatted_20_Text"><text:s text:c="9"/>&lt;------------------(publik)-------------------</text:p>
      <text:p text:style-name="Preformatted_20_Text"/>
      <text:p text:style-name="Preformatted_20_Text">1. ssh-keygen <text:s text:c="10"/>*** create pivate/public ktore</text:p>
      <text:p text:style-name="Preformatted_20_Text"><text:s text:c="6"/>ssh-keygen -t dsa</text:p>
      <text:p text:style-name="Preformatted_20_Text"/>
      <text:p text:style-name="Preformatted_20_Text">2. ssh-copy-id &lt;ip or server_name&gt; <text:s text:c="8"/>*** copy public key on server</text:p>
      <text:p text:style-name="Preformatted_20_Text"/>
      <text:p text:style-name="Preformatted_20_Text"><text:s text:c="2"/>*** How use ssh-agent <text:s text:c="20"/>*** dziala podczas danej sesji w bash</text:p>
      <text:p text:style-name="Preformatted_20_Text"><text:s text:c="2"/>1/ <text:s/>ssh-agent /bin/bash <text:s text:c="16"/>*** allocate space in the bash shell to cache private key passphrase </text:p>
      <text:p text:style-name="Preformatted_20_Text"><text:s text:c="2"/>2/ <text:s/>ssh-add <text:s text:c="30"/>*** passphrase is added to cache</text:p>
      <text:p text:style-name="Preformatted_20_Text"/>
      <text:p text:style-name="Preformatted_20_Text"><text:s/>/&gt; systemctl status sshd</text:p>
      <text:p text:style-name="Preformatted_20_Text"/>
      <text:p text:style-name="Preformatted_20_Text"><text:s text:c="2"/>*** configuration SSH ****************************************************************</text:p>
      <text:p text:style-name="Preformatted_20_Text"><text:s text:c="6"/>/&gt; vi /etc/ssh/ssh_config <text:s text:c="2"/>*** config for client for all users</text:p>
      <text:p text:style-name="Preformatted_20_Text"><text:s text:c="8"/>/&gt; ~/.ssh/config <text:s text:c="9"/>*** config for client for ONE users</text:p>
      <text:p text:style-name="Preformatted_20_Text"/>
      <text:p text:style-name="Preformatted_20_Text"><text:s text:c="8"/>options:</text:p>
      <text:p text:style-name="Preformatted_20_Text"><text:s text:c="8"/>* Port 22 <text:s text:c="20"/></text:p>
      <text:p text:style-name="Preformatted_20_Text"><text:s text:c="8"/>* PasswordAuthentication <text:s text:c="3"/>*** user nust use password</text:p>
      <text:p text:style-name="Preformatted_20_Text"><text:s text:c="8"/>* X11Forward <text:s text:c="15"/>*** allow turn on graphical connection</text:p>
      <text:p text:style-name="Preformatted_20_Text"><text:s text:c="12"/>* ServerAliveInterval <text:s text:c="2"/>*** KONFIGURACJA KEEPALIVE ALE NA KLIENCIE</text:p>
      <text:p text:style-name="Preformatted_20_Text"><text:s text:c="12"/>* ServerAliveCountMax</text:p>
      <text:p text:style-name="Preformatted_20_Text"><text:s text:c="8"/></text:p>
      <text:p text:style-name="Preformatted_20_Text"/>
      <text:p text:style-name="Preformatted_20_Text"><text:s text:c="6"/>/&gt; vi /etc/ssh/sshd_config <text:s text:c="2"/>*** config for server</text:p>
      <text:p text:style-name="Preformatted_20_Text"><text:s text:c="8"/>* MaxSessions <text:s text:c="16"/>*** max rownoczesych sesji</text:p>
      <text:p text:style-name="Preformatted_20_Text"><text:s text:c="8"/>* TCPKeepAlive yes <text:s text:c="11"/>*** nie rozlaczy sesji automatycznie</text:p>
      <text:p text:style-name="Preformatted_20_Text"><text:s text:c="10"/>* PasswordAuthentication yes</text:p>
      <text:p text:style-name="Preformatted_20_Text"><text:s text:c="10"/>* MaxAuthTries <text:s text:c="13"/>*** ilosc dozwolonych prob logowania </text:p>
      <text:p text:style-name="Preformatted_20_Text"/>
      <text:p text:style-name="Preformatted_20_Text"><text:s text:c="8"/>* PermitRootLogin yes <text:s text:c="8"/>&lt;-- jezeli dopuszczamy roota</text:p>
      <text:p text:style-name="Preformatted_20_Text"><text:s text:c="4"/>!!! * AllowUsers student root <text:s text:c="5"/>&lt;-- root tez musi trafic tutaj jezeli opcja jest wlaczona </text:p>
      <text:p text:style-name="Preformatted_20_Text"><text:s text:c="8"/>* AllowUsers Dany Linda student</text:p>
      <text:p text:style-name="Preformatted_20_Text"/>
      <text:p text:style-name="Preformatted_20_Text"><text:s text:c="6"/>!!* ClientAliveInterval <text:s text:c="2"/>*** in seconds, after which the server sends a packet to the client </text:p>
      <text:p text:style-name="Preformatted_20_Text"><text:s text:c="44"/>if no activity has been detected</text:p>
      <text:p text:style-name="Preformatted_20_Text"><text:s text:c="6"/>!!* ClientAliveCountMax <text:s text:c="10"/>*** ile ray taki pakiet ma wylistowac</text:p>
      <text:p text:style-name="Preformatted_20_Text"><text:s text:c="2"/>****************************************************************</text:p>
      <text:p text:style-name="Preformatted_20_Text"/>
      <text:p text:style-name="Preformatted_20_Text"><text:s text:c="4"/>/&gt; ssh user@&lt;server_address&gt;</text:p>
      <text:p text:style-name="Preformatted_20_Text"/>
      <text:p text:style-name="Preformatted_20_Text"><text:s text:c="4"/>/&gt; ssh -X user@&lt;server_address&gt; *** graphical programs can be use</text:p>
      <text:p text:style-name="Preformatted_20_Text"/>
      <text:p text:style-name="Preformatted_20_Text"><text:s text:c="2"/>*** copy scp &gt;&gt;&gt;</text:p>
      <text:p text:style-name="Preformatted_20_Text"><text:s text:c="2"/>----------------------------</text:p>
      <text:p text:style-name="Preformatted_20_Text"><text:s text:c="4"/>scp file1 file2 student@remoteserver:/home/student</text:p>
      <text:p text:style-name="Preformatted_20_Text"><text:s text:c="4"/>scp -r root@remoteserver:/tmp/files /tmp <text:s text:c="3"/>*** copy all content from /tmp/file to /tmp</text:p>
      <text:p text:style-name="Preformatted_20_Text"/>
      <text:p text:style-name="Preformatted_20_Text"><text:s text:c="2"/>*** copy sftp &gt;&gt;&gt;</text:p>
      <text:p text:style-name="Preformatted_20_Text"><text:s text:c="2"/>----------------------------</text:p>
      <text:p text:style-name="Preformatted_20_Text"><text:s text:c="4"/>sftp 192.168.122.159</text:p>
      <text:p text:style-name="Preformatted_20_Text"><text:s text:c="4"/>&lt;sftp&gt; help</text:p>
      <text:p text:style-name="Preformatted_20_Text"/>
      <text:p text:style-name="Preformatted_20_Text"><text:s text:c="4"/>lpwd -- local pwd command</text:p>
      <text:p text:style-name="Preformatted_20_Text"><text:s text:c="4"/>pwd <text:s/>-- remote pwd command</text:p>
      <text:p text:style-name="Preformatted_20_Text"/>
      <text:p text:style-name="Preformatted_20_Text"><text:soft-page-break/><text:s text:c="6"/>put /my/file <text:s text:c="5"/>**** upload</text:p>
      <text:p text:style-name="Preformatted_20_Text"><text:s text:c="6"/>get /your/file <text:s text:c="3"/>**** download to current directory</text:p>
      <text:p text:style-name="Preformatted_20_Text"><text:s text:c="10"/>exit <text:s text:c="9"/>**** to finish session</text:p>
      <text:p text:style-name="Preformatted_20_Text"/>
      <text:p text:style-name="Preformatted_20_Text"/>
      <text:p text:style-name="Preformatted_20_Text"><text:s text:c="2"/>*** rsync &gt;&gt;&gt;</text:p>
      <text:p text:style-name="Preformatted_20_Text"><text:s text:c="2"/>----------------------------</text:p>
      <text:p text:style-name="Preformatted_20_Text"><text:s text:c="4"/>***rsync - you can use to local backup</text:p>
      <text:p text:style-name="Preformatted_20_Text"/>
      <text:p text:style-name="Preformatted_20_Text"><text:s text:c="6"/>example:</text:p>
      <text:p text:style-name="Preformatted_20_Text"><text:s text:c="8"/>rsync -av --delete /dir1/ /dir2/</text:p>
      <text:p text:style-name="Preformatted_20_Text"/>
      <text:p text:style-name="Preformatted_20_Text"><text:s text:c="10"/>-r - recursive synchronize all tree of directories</text:p>
      <text:p text:style-name="Preformatted_20_Text"><text:s text:c="10"/>-l - sync symbolic links</text:p>
      <text:p text:style-name="Preformatted_20_Text"><text:s text:c="10"/>-p - preserves symbolic links</text:p>
      <text:p text:style-name="Preformatted_20_Text"><text:s text:c="10"/>-n - will do a dry run</text:p>
      <text:p text:style-name="Preformatted_20_Text"><text:s text:c="10"/>-a --archive mode -- equivalent to -rlptgoD</text:p>
      <text:p text:style-name="Preformatted_20_Text"><text:s text:c="10"/>-A - archivw mode but also sync ACLs</text:p>
      <text:p text:style-name="Preformatted_20_Text"><text:s text:c="10"/>-X - sync SELinux</text:p>
      <text:p text:style-name="Preformatted_20_Text"><text:s text:c="10"/>-v --verbose</text:p>
      <text:p text:style-name="Preformatted_20_Text"><text:s text:c="10"/>--delete</text:p>
      <text:p text:style-name="Preformatted_20_Text"><text:s text:c="12"/>if something doesn't exist in dir1 is deleted from dir2</text:p>
      <text:p text:style-name="Preformatted_20_Text"><text:s text:c="12"/>if something is changed in dir1 is change in dir2</text:p>
      <text:p text:style-name="Preformatted_20_Text"/>
      <text:p text:style-name="Preformatted_20_Text"><text:s text:c="4"/>***rsync for external backup</text:p>
      <text:p text:style-name="Preformatted_20_Text"/>
      <text:p text:style-name="Preformatted_20_Text"><text:s text:c="6"/>example:</text:p>
      <text:p text:style-name="Preformatted_20_Text"><text:s text:c="6"/>-- wyslanie dir na server zdalny</text:p>
      <text:p text:style-name="Preformatted_20_Text"><text:s text:c="8"/>rsync -avr --delete -e 'ssh -p &lt;pass&gt;' /dir1/ user@192.168.10.10:./dir2</text:p>
      <text:p text:style-name="Preformatted_20_Text"/>
      <text:p text:style-name="Preformatted_20_Text"><text:s text:c="6"/>-- pobranie danych z servera zdalnego </text:p>
      <text:p text:style-name="Preformatted_20_Text"><text:s text:c="6"/>rsync -avr student@192.168.122.159:/home/student/test/ ./arch</text:p>
      <text:p text:style-name="Preformatted_20_Text"/>
      <text:p text:style-name="Preformatted_20_Text"><text:s text:c="8"/>***rsync + tar</text:p>
      <text:p text:style-name="Preformatted_20_Text"><text:s text:c="10"/>--local</text:p>
      <text:p text:style-name="Preformatted_20_Text"><text:s text:c="10"/>tar -czvpf /backup.tar.gz /dir1 $$ rsync -avr --delete /backup.tar.gz /my_backup.tar.gz</text:p>
      <text:p text:style-name="Preformatted_20_Text"/>
      <text:p text:style-name="Preformatted_20_Text"><text:s text:c="10"/>--external</text:p>
      <text:p text:style-name="Preformatted_20_Text"><text:s text:c="10"/>tar -czvpf /backup.tar.gz /dir1 $$ rsync -avr --delete -e 'ssh -p &lt;pass&gt;' /backup.tar.gz user@192.168.10.10:./my_backup.tar.gz</text:p>
      <text:p text:style-name="Preformatted_20_Text"/>
      <text:p text:style-name="Preformatted_20_Text"><text:s text:c="10"/>*** rsync -- SSH synchronize files ***</text:p>
      <text:p text:style-name="Preformatted_20_Text"/>
      <text:p text:style-name="Preformatted_20_Text"/>
      <text:p text:style-name="Preformatted_20_Text"><text:s text:c="6"/>---------------------------------------------------------------------------</text:p>
      <text:p text:style-name="Preformatted_20_Text"><text:s text:c="8"/>Exercise 20-1 Configuring SSH Security Options <text:s/>---- SELinux !!!!!!!!!!!!</text:p>
      <text:p text:style-name="Preformatted_20_Text"><text:s text:c="6"/>---------------------------------------------------------------------------</text:p>
      <text:p text:style-name="Preformatted_20_Text"><text:s text:c="8"/>In this exercise, the sshd process should be configured on server1. Use server2 to test access to server1.</text:p>
      <text:p text:style-name="Preformatted_20_Text"/>
      <text:p text:style-name="Preformatted_20_Text"><text:s text:c="8"/>1. <text:s/>Open a root shell on server1, and from there, open the sshd configuration file /etc/ssh/sshd_config in an editor.</text:p>
      <text:p text:style-name="Preformatted_20_Text"/>
      <text:p text:style-name="Preformatted_20_Text"><text:s text:c="8"/>2. <text:s/>Find the Port line, and below that line add the line Port 2022. </text:p>
      <text:p text:style-name="Preformatted_20_Text"><text:s text:c="12"/>This tells the sshd process that it should bind to two different ports, which ensures </text:p>
      <text:p text:style-name="Preformatted_20_Text"><text:s text:c="12"/>that you can still open SSH sessions even if you have made an error.</text:p>
      <text:p text:style-name="Preformatted_20_Text"/>
      <text:p text:style-name="Preformatted_20_Text"><text:s text:c="8"/>3. <text:s/>Add the line AllowUsers user to the SSH configuration file as well.</text:p>
      <text:p text:style-name="Preformatted_20_Text"/>
      <text:p text:style-name="Preformatted_20_Text"><text:soft-page-break/><text:s text:c="8"/>4. <text:s/>Save changes to the configuration file and restart sshd, using systemctl restart sshd.</text:p>
      <text:p text:style-name="Preformatted_20_Text"/>
      <text:p text:style-name="Preformatted_20_Text"><text:s text:c="8"/>5. <text:s/>Type systemctl status -l sshd. Youâ€™ll see a â€śpermission deniedâ€ť error for SSH trying to connect to port 2022.</text:p>
      <text:p text:style-name="Preformatted_20_Text"/>
      <text:p text:style-name="Preformatted_20_Text"><text:s text:c="8"/>6. <text:s/>Type semanage port -a -t ssh_port_t -p tcp 2022 to apply the correct SELinux label to port 2022.</text:p>
      <text:p text:style-name="Preformatted_20_Text"><text:s text:c="13"/>|or| semanage port -m to modify the current port assignment. !!!!</text:p>
      <text:p text:style-name="Preformatted_20_Text"/>
      <text:p text:style-name="Preformatted_20_Text"><text:s text:c="8"/>7. <text:s/>Open the firewall for port 2022 also, using firewall-cmd --add-port=2022/tcp, followed by firewall-cmd --add-port=2022/tcp --permanent.</text:p>
      <text:p text:style-name="Preformatted_20_Text"/>
      <text:p text:style-name="Preformatted_20_Text"><text:s text:c="8"/>8. <text:s/>Type systemctl status -l sshd again. Youâ€™ll see that the sshd process is now listening on two ports.</text:p>
      <text:p text:style-name="Preformatted_20_Text"/>
      <text:p text:style-name="Preformatted_20_Text"><text:s text:c="8"/>9. <text:s/>Try to log in to your SSH server from your other server, using ssh -p 2022 user@server1. After the user shell has opened, type su - to get root access.</text:p>
      <text:p text:style-name="Preformatted_20_Text"/>
      <text:p text:style-name="Preformatted_20_Text"/>
      <text:p text:style-name="Preformatted_20_Text">--------------------------------------------------------------------------------</text:p>
      <text:p text:style-name="Preformatted_20_Text">---&gt; Httpd server</text:p>
      <text:p text:style-name="Preformatted_20_Text">--------------------------------------------------------------------------------</text:p>
      <text:p text:style-name="Preformatted_20_Text">*** default config</text:p>
      <text:p text:style-name="Preformatted_20_Text"><text:s text:c="2"/>/etc/httpd/conf/httpd.conf <text:s text:c="3"/>*** path to "DocumentRoot" localization of WWW</text:p>
      <text:p text:style-name="Preformatted_20_Text"><text:s text:c="2"/>/etc/httpd/conf.d/ <text:s text:c="11"/>*** directory contains the configuration files </text:p>
      <text:p text:style-name="Preformatted_20_Text"><text:s text:c="36"/>for the different Apache modules</text:p>
      <text:p text:style-name="Preformatted_20_Text"><text:s text:c="2"/>/var/www/htdocs <text:s text:c="15"/>*** default document dir</text:p>
      <text:p text:style-name="Preformatted_20_Text"/>
      <text:p text:style-name="Preformatted_20_Text"><text:s text:c="2"/>Apache looks for a file index.html</text:p>
      <text:p text:style-name="Preformatted_20_Text">*** runing</text:p>
      <text:p text:style-name="Preformatted_20_Text"><text:s text:c="2"/>yum install https</text:p>
      <text:p text:style-name="Preformatted_20_Text"><text:s text:c="2"/>systemctl enable --now httpd</text:p>
      <text:p text:style-name="Preformatted_20_Text"/>
      <text:p text:style-name="Preformatted_20_Text">*** www localization and permissions</text:p>
      <text:p text:style-name="Preformatted_20_Text"><text:s text:c="2"/>/etc/httpd/conf/httpd.conf</text:p>
      <text:p text:style-name="Preformatted_20_Text"><text:s text:c="4"/>#</text:p>
      <text:p text:style-name="Preformatted_20_Text"><text:s text:c="4"/>DocumentRoot "/var/www/html"</text:p>
      <text:p text:style-name="Preformatted_20_Text"/>
      <text:p text:style-name="Preformatted_20_Text"><text:s text:c="4"/>#</text:p>
      <text:p text:style-name="Preformatted_20_Text"><text:s text:c="4"/># Relax access to content within /var/www.</text:p>
      <text:p text:style-name="Preformatted_20_Text"><text:s text:c="4"/>#</text:p>
      <text:p text:style-name="Preformatted_20_Text"><text:s text:c="4"/>&lt;Directory "/var/www"&gt;</text:p>
      <text:p text:style-name="Preformatted_20_Text"><text:s text:c="8"/>AllowOverride None</text:p>
      <text:p text:style-name="Preformatted_20_Text"><text:s text:c="8"/># Allow open access:</text:p>
      <text:p text:style-name="Preformatted_20_Text"><text:s text:c="8"/>Require all granted</text:p>
      <text:p text:style-name="Preformatted_20_Text"><text:s text:c="4"/>&lt;/Directory&gt;</text:p>
      <text:p text:style-name="Preformatted_20_Text"/>
      <text:p text:style-name="Preformatted_20_Text">*** prepare index.htmp</text:p>
      <text:p text:style-name="Preformatted_20_Text">vi /var/www/html/index.html</text:p>
      <text:p text:style-name="Preformatted_20_Text"/>
      <text:p text:style-name="Preformatted_20_Text">*** testing</text:p>
      <text:p text:style-name="Preformatted_20_Text"><text:s text:c="2"/>systemctl restart httpd</text:p>
      <text:p text:style-name="Preformatted_20_Text"><text:s text:c="2"/>curl http://localhost</text:p>
      <text:p text:style-name="Preformatted_20_Text"/>
      <text:p text:style-name="Preformatted_20_Text">*** sekcja konfiguracji VirtualHost</text:p>
      <text:p text:style-name="Preformatted_20_Text"><text:s text:c="2"/>&lt;VirtualHost *:80&gt;</text:p>
      <text:p text:style-name="Preformatted_20_Text"><text:s text:c="10"/>ServerAdmin webmaster@account.example.com</text:p>
      <text:p text:style-name="Preformatted_20_Text"><text:s text:c="10"/>DocumentRoot /www/docs/account.example.com</text:p>
      <text:p text:style-name="Preformatted_20_Text"><text:s text:c="10"/>ServerName account.example.com</text:p>
      <text:p text:style-name="Preformatted_20_Text"><text:s text:c="10"/>ErrorLog logs/account.example.com-error_log</text:p>
      <text:p text:style-name="Preformatted_20_Text"><text:s text:c="10"/>CustomLog logs/account.example.com-access_log common</text:p>
      <text:p text:style-name="Preformatted_20_Text"><text:s text:c="2"/>&lt;/VirtualHost&gt;</text:p>
      <text:p text:style-name="Preformatted_20_Text"><text:soft-page-break/></text:p>
      <text:p text:style-name="Preformatted_20_Text"/>
      <text:p text:style-name="Preformatted_20_Text">--------------------------------------------------------------------------------</text:p>
      <text:p text:style-name="Preformatted_20_Text">---&gt; SELinux</text:p>
      <text:p text:style-name="Preformatted_20_Text">--------------------------------------------------------------------------------</text:p>
      <text:p text:style-name="Preformatted_20_Text">SELinux provides a complete and mandatory solutions <text:s/></text:p>
      <text:p text:style-name="Preformatted_20_Text"><text:s text:c="2"/>!!! never set to disabled, it provides less security level your Linux </text:p>
      <text:p text:style-name="Preformatted_20_Text"><text:s text:c="4"/>-- block access to dirs</text:p>
      <text:p text:style-name="Preformatted_20_Text"><text:s text:c="2"/></text:p>
      <text:p text:style-name="Preformatted_20_Text"><text:s/>*** Managing SELinux Modes ***</text:p>
      <text:p text:style-name="Preformatted_20_Text">--------------------------------</text:p>
      <text:p text:style-name="Preformatted_20_Text"><text:s text:c="26"/>_ Enforcing (full operation)</text:p>
      <text:p text:style-name="Preformatted_20_Text">linux <text:s text:c="4"/>enabled------- | <text:s text:c="5"/>*setenforce/getenforce</text:p>
      <text:p text:style-name="Preformatted_20_Text"><text:s text:c="12"/>| <text:s text:c="11"/>|_ Permissive (everythings is logged and nothing is blocked) -- very useful for Troubleshooting</text:p>
      <text:p text:style-name="Preformatted_20_Text"><text:s text:c="12"/>| reboot</text:p>
      <text:p text:style-name="Preformatted_20_Text"><text:s text:c="12"/>| <text:s text:c="14"/>!!! to switch between Enforcing/Permissive</text:p>
      <text:p text:style-name="Preformatted_20_Text"><text:s text:c="10"/>disable <text:s text:c="14"/>use command &gt;&gt; <text:s/>setenforce</text:p>
      <text:p text:style-name="Preformatted_20_Text"/>
      <text:p text:style-name="Preformatted_20_Text"/>
      <text:p text:style-name="Preformatted_20_Text">/&gt; getenforde <text:s text:c="20"/>*** show current state</text:p>
      <text:p text:style-name="Preformatted_20_Text">/&gt; setenforce Permissive <text:s text:c="9"/>*** switch between Enforcing and Permissive state</text:p>
      <text:p text:style-name="Preformatted_20_Text"/>
      <text:p text:style-name="Preformatted_20_Text">*** configurationa</text:p>
      <text:p text:style-name="Preformatted_20_Text"><text:s/>/etc/sysconfig/selinux</text:p>
      <text:p text:style-name="Preformatted_20_Text"/>
      <text:p text:style-name="Preformatted_20_Text">***wylaczenie -- nie zalecane <text:s text:c="4"/></text:p>
      <text:p text:style-name="Preformatted_20_Text"><text:s text:c="2"/>1. /etc/sysconfig/selinux <text:s text:c="12"/>*** change this file needs reboot</text:p>
      <text:p text:style-name="Preformatted_20_Text"><text:s text:c="6"/>SELINUX=disabled/Permissive <text:s text:c="7"/>*** you have to set thie parameter</text:p>
      <text:p text:style-name="Preformatted_20_Text"><text:s text:c="2"/>2. reboot</text:p>
      <text:p text:style-name="Preformatted_20_Text"><text:s text:c="2"/>3. /&gt; sestatus -v <text:s text:c="10"/>*** read current status information about SELinux</text:p>
      <text:p text:style-name="Preformatted_20_Text"/>
      <text:p text:style-name="Preformatted_20_Text">*** Context Labels ***</text:p>
      <text:p text:style-name="Preformatted_20_Text">--------------------------------</text:p>
      <text:p text:style-name="Preformatted_20_Text"><text:s text:c="2"/>*** Context Label consists of:</text:p>
      <text:p text:style-name="Preformatted_20_Text"><text:s text:c="4"/>- user [u]: user specific context</text:p>
      <text:p text:style-name="Preformatted_20_Text"><text:s text:c="4"/>- role [r]: role specific context</text:p>
      <text:p text:style-name="Preformatted_20_Text"><text:s text:c="4"/>- type [t]: flags which type of operations is allowed on this pbject</text:p>
      <text:p text:style-name="Preformatted_20_Text"><text:s text:c="4"/></text:p>
      <text:p text:style-name="Preformatted_20_Text"/>
      <text:p text:style-name="Preformatted_20_Text"><text:s text:c="2"/>!!! many commands with -Z option show current context information </text:p>
      <text:p text:style-name="Preformatted_20_Text"/>
      <text:p text:style-name="Preformatted_20_Text"><text:s text:c="2"/>/&gt; ps auxZ <text:s text:c="15"/>*** shows process witch SELinux information</text:p>
      <text:p text:style-name="Preformatted_20_Text"><text:s text:c="4"/></text:p>
      <text:p text:style-name="Preformatted_20_Text"><text:s text:c="6"/>unconfined_u:unconfined_r:unconfined_t <text:s text:c="3"/>*** without SELinux restrictions</text:p>
      <text:p text:style-name="Preformatted_20_Text"><text:s text:c="6"/>system_u:system_r:kernel_t <text:s text:c="15"/>*** restricted by SELinux</text:p>
      <text:p text:style-name="Preformatted_20_Text"/>
      <text:p text:style-name="Preformatted_20_Text"><text:s text:c="8"/>type context &gt; kernel_t <text:s text:c="16"/>*** what process allow to do</text:p>
      <text:p text:style-name="Preformatted_20_Text"/>
      <text:p text:style-name="Preformatted_20_Text"><text:s text:c="4"/>/&gt; ls -Z <text:s text:c="13"/>*** show context labels files and dirs</text:p>
      <text:p text:style-name="Preformatted_20_Text"><text:s text:c="4"/>/&gt; ls -dZ <text:s text:c="12"/>*** show context labels dirs</text:p>
      <text:p text:style-name="Preformatted_20_Text"><text:s text:c="4"/>/&gt; netstat -Ztulpen <text:s text:c="2"/>*** ports</text:p>
      <text:p text:style-name="Preformatted_20_Text"/>
      <text:p text:style-name="Preformatted_20_Text"><text:s text:c="2"/>*** how to manage ContextLabel</text:p>
      <text:p text:style-name="Preformatted_20_Text"><text:s text:c="4"/>/&gt; man semanage-fcontext <text:s text:c="9"/>*** manual</text:p>
      <text:p text:style-name="Preformatted_20_Text"><text:s text:c="4"/>/&gt; semanage fcontext ... <text:s text:c="9"/>*** write context to SELinux Policy <text:s/></text:p>
      <text:p text:style-name="Preformatted_20_Text"><text:s text:c="4"/>/&gt; restorecon <text:s text:c="20"/>*** to enforce the policy setting on file system</text:p>
      <text:p text:style-name="Preformatted_20_Text"><text:s text:c="42"/>or alternatively use touch /.autorelabel</text:p>
      <text:p text:style-name="Preformatted_20_Text"><text:s text:c="2"/>*** example how SELInux works</text:p>
      <text:p text:style-name="Preformatted_20_Text"><text:s text:c="4"/>1. mkdir /web <text:s text:c="20"/>*** new dir for httpd</text:p>
      <text:p text:style-name="Preformatted_20_Text"><text:s text:c="4"/>2. vi /web/index.html </text:p>
      <text:p text:style-name="Preformatted_20_Text"><text:soft-page-break/><text:s text:c="4"/>3. vi /etc/httpd/conf/httpd.conf </text:p>
      <text:p text:style-name="Preformatted_20_Text"><text:s text:c="4"/>4. <text:s/>new parameter:</text:p>
      <text:p text:style-name="Preformatted_20_Text"><text:s text:c="14"/>DocumentRoot "/web"</text:p>
      <text:p text:style-name="Preformatted_20_Text"><text:s text:c="14"/># Further relax access to the default document root:</text:p>
      <text:p text:style-name="Preformatted_20_Text"><text:s text:c="14"/>&lt;Directory "/web"&gt;</text:p>
      <text:p text:style-name="Preformatted_20_Text"><text:s text:c="4"/>5. systemctl restart httpd</text:p>
      <text:p text:style-name="Preformatted_20_Text"><text:s text:c="4"/>6. /&gt; setenforce Permissive |or| 0 <text:s/>*** check where is problem SELinux will allow all activities</text:p>
      <text:p text:style-name="Preformatted_20_Text"><text:s text:c="4"/>7. /&gt; getenforce <text:s text:c="19"/>*** check SELinux mode</text:p>
      <text:p text:style-name="Preformatted_20_Text"><text:s text:c="4"/>8. curl http://localhost <text:s text:c="11"/>*** website is opening,so we have problem with SELinux</text:p>
      <text:p text:style-name="Preformatted_20_Text"><text:s text:c="4"/>9. /&gt; setenforce 1 <text:s text:c="17"/>*** back to Enforcing mode</text:p>
      <text:p text:style-name="Preformatted_20_Text"><text:s text:c="4"/>10. man man semanage-fcontext</text:p>
      <text:p text:style-name="Preformatted_20_Text"><text:s text:c="4"/>11. /&gt; semanage fcontext -a -t httpd_sys_content_t "/web(/.*)?"</text:p>
      <text:p text:style-name="Preformatted_20_Text"><text:s text:c="4"/>12. /&gt; restorecon -Rv /web</text:p>
      <text:p text:style-name="Preformatted_20_Text"><text:s text:c="12"/>Relabeled /web from unconfined_u:object_r:default_t:s0 to unconfined_u:object_r:httpd_sys_content_t:s0</text:p>
      <text:p text:style-name="Preformatted_20_Text"><text:s text:c="12"/>Relabeled /web/index.html from unconfined_u:object_r:default_t:s0 to unconfined_u:object_r:httpd_sys_content_t:s0</text:p>
      <text:p text:style-name="Preformatted_20_Text"><text:s text:c="4"/>13. curl http://localhost <text:s text:c="4"/>&gt;&gt;&gt; success</text:p>
      <text:p text:style-name="Preformatted_20_Text"/>
      <text:p text:style-name="Preformatted_20_Text"><text:s text:c="4"/>!!! TEST </text:p>
      <text:p text:style-name="Preformatted_20_Text"><text:s text:c="6"/>/&gt; semanage fcontext -l |grep '\/var\/ftp'</text:p>
      <text:p text:style-name="Preformatted_20_Text"/>
      <text:p text:style-name="Preformatted_20_Text"/>
      <text:p text:style-name="Preformatted_20_Text"/>
      <text:p text:style-name="Preformatted_20_Text">*** Booleans ***</text:p>
      <text:p text:style-name="Preformatted_20_Text">--------------------------------</text:p>
      <text:p text:style-name="Preformatted_20_Text"><text:s text:c="2"/>*** Booleans is on/off switch</text:p>
      <text:p text:style-name="Preformatted_20_Text"><text:s text:c="2"/>/&gt; getsebool -a <text:s text:c="15"/>*** shows all booleans</text:p>
      <text:p text:style-name="Preformatted_20_Text"><text:s text:c="2"/>/&gt; getsebool -a | less <text:s text:c="8"/>*** show all booleans with less</text:p>
      <text:p text:style-name="Preformatted_20_Text"><text:s text:c="2"/></text:p>
      <text:p text:style-name="Preformatted_20_Text"><text:s text:c="2"/>/&gt; setsebool &lt;bool_name&gt; on/off <text:s text:c="4"/>*** zmiana wartosci boolean</text:p>
      <text:p text:style-name="Preformatted_20_Text"><text:s text:c="2"/>/&gt; setsebool -P &lt;bool_name&gt; on/off <text:s/>*** permamentna zmiana wartosci boolean</text:p>
      <text:p text:style-name="Preformatted_20_Text"/>
      <text:p text:style-name="Preformatted_20_Text"><text:s/>example: </text:p>
      <text:p text:style-name="Preformatted_20_Text"><text:s text:c="2"/>/&gt; getsebool -a | grep httpd <text:s text:c="5"/>*** show httpd booleans</text:p>
      <text:p text:style-name="Preformatted_20_Text"><text:s text:c="6"/>httpd_enable_homedirs --&gt; off *** doesn't have access to users home dir</text:p>
      <text:p text:style-name="Preformatted_20_Text"/>
      <text:p text:style-name="Preformatted_20_Text"><text:s text:c="2"/>/&gt; setsebool -P httpd_enable_homedirs off/on <text:s text:c="3"/>*** change booleans</text:p>
      <text:p text:style-name="Preformatted_20_Text"/>
      <text:p text:style-name="Preformatted_20_Text">*** logi SELinux ***</text:p>
      <text:p text:style-name="Preformatted_20_Text">--------------------------------</text:p>
      <text:p text:style-name="Preformatted_20_Text"><text:s/>1. /&gt; grep AVC /var/log/audit/audit.log</text:p>
      <text:p text:style-name="Preformatted_20_Text"><text:s text:c="4"/>/&gt; grep sealert /var/log/messages <text:s text:c="4"/>*** szukamy SELinux, sealert tu pokazuja sie polecenia ktore</text:p>
      <text:p text:style-name="Preformatted_20_Text"><text:s text:c="46"/>trzeba wykonac by cos naprawic</text:p>
      <text:p text:style-name="Preformatted_20_Text"><text:s/>2. copy : sealert -l a1a93bc1-1108-4b6e-a5d6-bc3b66bc20c2</text:p>
      <text:p text:style-name="Preformatted_20_Text"><text:s/>3. sealert -l a1a93bc1-1108-4b6e-a5d6-bc3b66bc20c2 | less <text:s/>*** we can read suggestion</text:p>
      <text:p text:style-name="Preformatted_20_Text"><text:s/>4. you can do this suggestion</text:p>
      <text:p text:style-name="Preformatted_20_Text"/>
      <text:p text:style-name="Preformatted_20_Text"><text:s text:c="4"/>------------------------------------------------------------------------</text:p>
      <text:p text:style-name="Preformatted_20_Text"><text:s text:c="4"/>Exercise 22-3 Installing SELinux-Specific Man Pages</text:p>
      <text:p text:style-name="Preformatted_20_Text"><text:s text:c="4"/>------------------------------------------------------------------------</text:p>
      <text:p text:style-name="Preformatted_20_Text"><text:s text:c="6"/>------- sepolicy manpage -a -p /usr/share/man/man8/ --------</text:p>
      <text:p text:style-name="Preformatted_20_Text"/>
      <text:p text:style-name="Preformatted_20_Text"><text:s text:c="4"/>1.Type man -k _selinux. Youâ€™ll probably see just one or two man pages.</text:p>
      <text:p text:style-name="Preformatted_20_Text"><text:s text:c="4"/>2. Type yum provides */sepolicy. This shows you the name of the RPM that contains </text:p>
      <text:p text:style-name="Preformatted_20_Text"><text:s text:c="8"/>the sepolicy binary, which is policycoreutils-devel.</text:p>
      <text:p text:style-name="Preformatted_20_Text"><text:s text:c="4"/>3. Type yum -y install policycoreutils-devel to install this package.</text:p>
      <text:p text:style-name="Preformatted_20_Text"><text:s text:c="4"/>4. Type sepolicy manpage -a -p /usr/share/man/man8 to install the man pages.</text:p>
      <text:p text:style-name="Preformatted_20_Text"><text:s text:c="4"/>5. Type man -k _selinux. Youâ€™ll see no changes yet.</text:p>
      <text:p text:style-name="Preformatted_20_Text"><text:soft-page-break/><text:s text:c="4"/>6. Type mandb to update the database that contains names and descriptions of all </text:p>
      <text:p text:style-name="Preformatted_20_Text"><text:s text:c="8"/>man pages that are installed.</text:p>
      <text:p text:style-name="Preformatted_20_Text"><text:s text:c="4"/>7. Once the mandb command has finished (this can take a few minutes), </text:p>
      <text:p text:style-name="Preformatted_20_Text"><text:s text:c="8"/>type man -k _selinux. Youâ€™ll now see a long list of man pages scrolling by.</text:p>
      <text:p text:style-name="Preformatted_20_Text"><text:s text:c="4"/>8. Type man -k _selinux | grep http to find the man page that documents SELinux settings </text:p>
      <text:p text:style-name="Preformatted_20_Text"><text:s text:c="8"/>for the httpd service and scroll through it. Notice that it is a complete list of</text:p>
      <text:p text:style-name="Preformatted_20_Text"><text:s text:c="8"/>all that you can do with SELinux on the httpd service.</text:p>
      <text:p text:style-name="Preformatted_20_Text"/>
      <text:p text:style-name="Preformatted_20_Text"><text:s text:c="4"/>------------------------------------------------------------------------</text:p>
      <text:p text:style-name="Preformatted_20_Text"><text:s text:c="4"/>Exercise 22-4 Using restorecon to Relabel Files</text:p>
      <text:p text:style-name="Preformatted_20_Text"><text:s text:c="4"/>------------------------------------------------------------------------</text:p>
      <text:p text:style-name="Preformatted_20_Text"><text:s text:c="4"/>1.From a root shell, type ls -Z /etc/hosts. Youâ€™ll see the file has the net_conf_t context label.</text:p>
      <text:p text:style-name="Preformatted_20_Text"><text:s text:c="4"/>2.Type cp /etc/hosts ~ to copy the file to the root home directory. Because copying is considered </text:p>
      <text:p text:style-name="Preformatted_20_Text"><text:s text:c="6"/>the creation of a new file, the context setting on the ~/hosts file is set as admin_home_t. </text:p>
      <text:p text:style-name="Preformatted_20_Text"><text:s text:c="6"/>Use ls -Z ~/hosts to verify this.</text:p>
      <text:p text:style-name="Preformatted_20_Text"><text:s text:c="4"/>3.Type mv ~/hosts /etc and confirm that you want to overwrite the existing file.</text:p>
      <text:p text:style-name="Preformatted_20_Text"><text:s text:c="4"/>4.Type ls -Z /etc/hosts to confirm that the context type is still set to admin_home_t.</text:p>
      <text:p text:style-name="Preformatted_20_Text"><text:s text:c="4"/>5.Type restorecon -v /etc/hosts to reapply the correct context type. The -v option shows you what is happening.</text:p>
      <text:p text:style-name="Preformatted_20_Text"><text:s text:c="4"/>6.Type touch /.autorelabel and restart your server. While restarting, make sure to press the Escape key </text:p>
      <text:p text:style-name="Preformatted_20_Text"><text:s text:c="6"/>on your keyboard so that youâ€™ll see boot messages. Youâ€™ll see that the file system is automatically relabeled.</text:p>
      <text:p text:style-name="Preformatted_20_Text"/>
      <text:p text:style-name="Preformatted_20_Text"/>
      <text:p text:style-name="Preformatted_20_Text">--------------------------------------------------------------------------------</text:p>
      <text:p text:style-name="Preformatted_20_Text">---&gt; Firewall <text:s/>---&gt; Managing Network Security</text:p>
      <text:p text:style-name="Preformatted_20_Text">--------------------------------------------------------------------------------</text:p>
      <text:p text:style-name="Preformatted_20_Text"><text:s text:c="4"/>*** sciaga do portow</text:p>
      <text:p text:style-name="Preformatted_20_Text"><text:s text:c="2"/>--------------------------------------</text:p>
      <text:p text:style-name="Preformatted_20_Text"><text:s text:c="6"/>less /etc/services</text:p>
      <text:p text:style-name="Preformatted_20_Text"/>
      <text:p text:style-name="Preformatted_20_Text"><text:s text:c="4"/>*** test port TCP via Telnet</text:p>
      <text:p text:style-name="Preformatted_20_Text"><text:s text:c="2"/>--------------------------------------</text:p>
      <text:p text:style-name="Preformatted_20_Text"><text:s text:c="6"/>root@vm1 /]# telnet 192.168.122.173 22</text:p>
      <text:p text:style-name="Preformatted_20_Text"><text:s text:c="8"/>Trying 192.168.122.173...</text:p>
      <text:p text:style-name="Preformatted_20_Text"><text:s text:c="8"/>Connected to 192.168.122.173.</text:p>
      <text:p text:style-name="Preformatted_20_Text"><text:s text:c="8"/>Escape character is '^]'. <text:s text:c="6"/>***** to swiadczy ze port jest otwarty</text:p>
      <text:p text:style-name="Preformatted_20_Text"><text:s text:c="8"/>SSH-2.0-OpenSSH_7.4</text:p>
      <text:p text:style-name="Preformatted_20_Text"/>
      <text:p text:style-name="Preformatted_20_Text"><text:s text:c="10"/>Ctrl+] <text:s/>and telnet&gt; quit |or| q *** telnet exit </text:p>
      <text:p text:style-name="Preformatted_20_Text"><text:s text:c="2"/>--------------------------------------</text:p>
      <text:p text:style-name="Preformatted_20_Text"><text:s text:c="3"/>iptables -- RH6</text:p>
      <text:p text:style-name="Preformatted_20_Text"><text:s text:c="3"/>nftables -- are using currently</text:p>
      <text:p text:style-name="Preformatted_20_Text"><text:s text:c="6"/>|</text:p>
      <text:p text:style-name="Preformatted_20_Text"><text:s text:c="6"/>\/</text:p>
      <text:p text:style-name="Preformatted_20_Text"><text:s text:c="4"/>firewalld <text:s text:c="4"/>*** easier interface that write to nftables rules</text:p>
      <text:p text:style-name="Preformatted_20_Text"><text:s text:c="4"/>- service</text:p>
      <text:p text:style-name="Preformatted_20_Text"><text:s text:c="4"/>- zone</text:p>
      <text:p text:style-name="Preformatted_20_Text"><text:s text:c="4"/>- ports</text:p>
      <text:p text:style-name="Preformatted_20_Text"><text:s text:c="4"/>- aditional components</text:p>
      <text:p text:style-name="Preformatted_20_Text"/>
      <text:p text:style-name="Preformatted_20_Text"><text:s text:c="3"/>*** systemctl status/stop/start firewalld <text:s text:c="14"/>**** status</text:p>
      <text:p text:style-name="Preformatted_20_Text"><text:s text:c="3"/></text:p>
      <text:p text:style-name="Preformatted_20_Text"><text:soft-page-break/><text:s text:c="4"/>/&gt; firewall-cmd --list-all <text:s text:c="28"/>**** list all current configuration</text:p>
      <text:p text:style-name="Preformatted_20_Text"><text:s text:c="10"/>public (active) <text:s text:c="28"/>*** default zon=public is active</text:p>
      <text:p text:style-name="Preformatted_20_Text"><text:s text:c="14"/>target: default</text:p>
      <text:p text:style-name="Preformatted_20_Text"><text:s text:c="14"/>icmp-block-inversion: no</text:p>
      <text:p text:style-name="Preformatted_20_Text"><text:s text:c="14"/>interfaces: enp1s0 <text:s text:c="21"/>*** one interface name=enp1s0</text:p>
      <text:p text:style-name="Preformatted_20_Text"><text:s text:c="14"/>sources: </text:p>
      <text:p text:style-name="Preformatted_20_Text"><text:s text:c="14"/>services: cockpit dhcpv6-client ssh <text:s text:c="4"/>*** firewall is open for tese services</text:p>
      <text:p text:style-name="Preformatted_20_Text"><text:s text:c="14"/>ports: </text:p>
      <text:p text:style-name="Preformatted_20_Text"><text:s text:c="14"/>protocols: </text:p>
      <text:p text:style-name="Preformatted_20_Text"><text:s text:c="14"/>masquerade: no</text:p>
      <text:p text:style-name="Preformatted_20_Text"><text:s text:c="14"/>forward-ports: </text:p>
      <text:p text:style-name="Preformatted_20_Text"><text:s text:c="14"/>source-ports: </text:p>
      <text:p text:style-name="Preformatted_20_Text"><text:s text:c="14"/>icmp-blocks: </text:p>
      <text:p text:style-name="Preformatted_20_Text"><text:s text:c="14"/>rich rules: </text:p>
      <text:p text:style-name="Preformatted_20_Text"/>
      <text:p text:style-name="Preformatted_20_Text"><text:s text:c="4"/>/&gt; firewall-cmd --get-services <text:s text:c="24"/>*** lista dostepnych servisow</text:p>
      <text:p text:style-name="Preformatted_20_Text"><text:s text:c="4"/>/&gt; firewall-cmd --list-services <text:s text:c="23"/>*** jakie serwisy sa dodane do firewall'a</text:p>
      <text:p text:style-name="Preformatted_20_Text"><text:s text:c="4"/>/&gt; firewall-cmd --add-services <text:s text:c="24"/>*** dodanie servisu</text:p>
      <text:p text:style-name="Preformatted_20_Text"><text:s text:c="4"/>/&gt; firewall-cmd --reload <text:s text:c="23"/>***** przeladowanie firewalla !! configuration will be work after reload or restart firewalld</text:p>
      <text:p text:style-name="Preformatted_20_Text"><text:s text:c="4"/>/&gt; systemctl restart firewalld <text:s text:c="22"/>!!! check if after restart services still exist</text:p>
      <text:p text:style-name="Preformatted_20_Text"/>
      <text:p text:style-name="Preformatted_20_Text"><text:s text:c="4"/>*** dodanie servisu</text:p>
      <text:p text:style-name="Preformatted_20_Text"><text:s text:c="12"/>firewall-cmd --add-service=http <text:s text:c="13"/>***** nie na stale</text:p>
      <text:p text:style-name="Preformatted_20_Text"><text:s text:c="12"/>firewall-cmd --add-service=http --permanent <text:s/>***** na stale</text:p>
      <text:p text:style-name="Preformatted_20_Text"><text:s text:c="12"/>firewall-cmd --reload <text:s text:c="23"/>***** przeladowanie firewalla</text:p>
      <text:p text:style-name="Preformatted_20_Text"><text:s text:c="8"/>/&gt; systemctl restart firewalld <text:s text:c="9"/>*** a bit better</text:p>
      <text:p text:style-name="Preformatted_20_Text"/>
      <text:p text:style-name="Preformatted_20_Text"/>
      <text:p text:style-name="Preformatted_20_Text"><text:s text:c="6"/>*** dodanie portu</text:p>
      <text:p text:style-name="Preformatted_20_Text"><text:s text:c="12"/>firewall-cmd --add-port=1234/tcp <text:s text:c="13"/>***** nie na stale</text:p>
      <text:p text:style-name="Preformatted_20_Text"><text:s text:c="12"/>firewall-cmd --add-port=1234/tcp --permanent <text:s/>***** na stale</text:p>
      <text:p text:style-name="Preformatted_20_Text"><text:s text:c="12"/>firewall-cmd --reload <text:s text:c="23"/>***** przeladowanie firewalla</text:p>
      <text:p text:style-name="Preformatted_20_Text"><text:s text:c="8"/>/&gt; systemctl restart firewalld <text:s text:c="9"/>*** a bit better</text:p>
      <text:p text:style-name="Preformatted_20_Text"/>
      <text:p text:style-name="Preformatted_20_Text"><text:s text:c="4"/>*************</text:p>
      <text:p text:style-name="Preformatted_20_Text"><text:s text:c="6"/>cd /usr/lib/firewalld/services/ <text:s text:c="20"/>*** adekwatna do listy servisow w firewalu</text:p>
      <text:p text:style-name="Preformatted_20_Text"><text:s text:c="10"/>------------- tu znajduja sie pliki .xml na ich podstawie mozna budowac wlasne regoly</text:p>
      <text:p text:style-name="Preformatted_20_Text"><text:s text:c="8"/>cp /usr/lib/firewalld/services/ssh.xml /etc/firewald/services/myservice.xml <text:s text:c="6"/></text:p>
      <text:p text:style-name="Preformatted_20_Text"/>
      <text:p text:style-name="Preformatted_20_Text"><text:s text:c="4"/>-----------------------------------------------------------------------------------------------------------</text:p>
      <text:p text:style-name="Preformatted_20_Text"><text:s text:c="4"/>Zone Name <text:s text:c="4"/>| <text:s/>Default Settings</text:p>
      <text:p text:style-name="Preformatted_20_Text"><text:s text:c="4"/>-----------------------------------------------------------------------------------------------------------</text:p>
      <text:p text:style-name="Preformatted_20_Text"><text:s text:c="4"/>block <text:s text:c="8"/>| Incoming network connections are rejected with an â€śicmp-host-prohibitedâ€ť message. Only network connections that were initiated on this system are allowed.</text:p>
      <text:p text:style-name="Preformatted_20_Text"><text:soft-page-break/><text:s text:c="4"/>dmz <text:s text:c="10"/>| For use on computers in the demilitarized zone. Only selected incoming connections are accepted, and limited access to the internal network is allowed.</text:p>
      <text:p text:style-name="Preformatted_20_Text"><text:s text:c="4"/>drop <text:s text:c="9"/>| Any incoming packets are dropped and there is no reply.</text:p>
      <text:p text:style-name="Preformatted_20_Text"><text:s text:c="4"/>external <text:s text:c="5"/>| For use on external networks with masquerading (Network Address Translation [NAT]) enabled, used especially on routers. Only selected incoming connections are accepted.</text:p>
      <text:p text:style-name="Preformatted_20_Text"><text:s text:c="4"/>home <text:s text:c="9"/>| For use with home networks. Most computers on the same network are trusted, and only selected incoming connections are accepted.</text:p>
      <text:p text:style-name="Preformatted_20_Text"><text:s text:c="4"/>internal <text:s text:c="5"/>| For use in internal networks. Most computers on the same network are trusted, and only selected incoming connections are accepted.</text:p>
      <text:p text:style-name="Preformatted_20_Text"><text:s text:c="4"/>public <text:s text:c="7"/>| For use in public areas. Other computers in the same network are not trusted, and limited connections are accepted. This is the default zone for all newly created network interfaces.</text:p>
      <text:p text:style-name="Preformatted_20_Text"><text:s text:c="4"/>trusted <text:s text:c="6"/>| All network connections are accepted.</text:p>
      <text:p text:style-name="Preformatted_20_Text"><text:s text:c="4"/>work <text:s text:c="9"/>| For use in work areas. Most computers on the same network are trusted, and only selected incoming connections are accepted.</text:p>
      <text:p text:style-name="Preformatted_20_Text"><text:s text:c="4"/>-----------------------------------------------------------------------------------------------------------</text:p>
      <text:p text:style-name="Preformatted_20_Text"/>
      <text:p text:style-name="Preformatted_20_Text"><text:s text:c="4"/>-----------------------------------------------------------------------------------------------------------</text:p>
      <text:p text:style-name="Preformatted_20_Text"><text:s text:c="4"/>firewall-cmd Options <text:s text:c="27"/>| Explanation</text:p>
      <text:p text:style-name="Preformatted_20_Text"><text:s text:c="4"/>-----------------------------------------------------------------------------------------------------------</text:p>
      <text:p text:style-name="Preformatted_20_Text"><text:s text:c="4"/>--get-zones <text:s text:c="38"/>| Lists all available zones</text:p>
      <text:p text:style-name="Preformatted_20_Text"><text:s text:c="4"/>--get-default-zone <text:s text:c="31"/>| Shows the zone currently set as the default zone</text:p>
      <text:p text:style-name="Preformatted_20_Text"><text:s text:c="4"/>--set-default-zone=&lt;ZONE&gt; <text:s text:c="24"/>| Changes the default zone</text:p>
      <text:p text:style-name="Preformatted_20_Text"><text:s text:c="4"/>--get-services <text:s text:c="35"/>| Shows all available services</text:p>
      <text:p text:style-name="Preformatted_20_Text"><text:s text:c="4"/>--list-services <text:s text:c="34"/>| Shows services currently in use</text:p>
      <text:p text:style-name="Preformatted_20_Text"><text:s text:c="4"/>--add-service=&lt;service-name&gt; [--zone=&lt;ZONE&gt;] <text:s text:c="5"/>| Adds a service to the current default zone or the zone that is specified</text:p>
      <text:p text:style-name="Preformatted_20_Text"><text:s text:c="4"/>--remove-service=&lt;service-name&gt; <text:s text:c="18"/>| Removes a service from the configuration</text:p>
      <text:p text:style-name="Preformatted_20_Text"><text:s text:c="4"/>--list-all [--zone=&lt;ZONE&gt;] <text:s text:c="23"/>| Lists all configurations in a zone</text:p>
      <text:p text:style-name="Preformatted_20_Text"><text:s text:c="4"/>--add-port=&lt;port/protocol&gt; [--zone=&lt;ZONE&gt;] <text:s text:c="7"/>| Adds a port and protocol</text:p>
      <text:p text:style-name="Preformatted_20_Text"><text:s text:c="4"/>--remove-port=&lt;port/protocol&gt; [--zone=&lt;ZONE&gt;] <text:s text:c="4"/>| Removes a port from the configuration</text:p>
      <text:p text:style-name="Preformatted_20_Text"><text:s text:c="4"/>--add-interface=&lt;INTERFACE&gt; [--zone=&lt;ZONE&gt;] <text:s text:c="6"/>| Adds an interface to the default zone or a specific zone that is specified</text:p>
      <text:p text:style-name="Preformatted_20_Text"><text:s text:c="4"/>--remove-interface=&lt;INTERFACE&gt; [--zone=&lt;ZONE&gt;] <text:s text:c="3"/>| Removes an interface from a specific zone</text:p>
      <text:p text:style-name="Preformatted_20_Text"><text:s text:c="4"/>--add-source=&lt;ipaddress/netmask&gt; [--zone=&lt;ZONE&gt;] <text:s/>| Adds a specific IP address</text:p>
      <text:p text:style-name="Preformatted_20_Text"><text:s text:c="4"/>--remove-source=&lt;ipaddress/netmask&gt; [--zone=&lt;ZONE&gt;]| Removes an IP address from the configuration</text:p>
      <text:p text:style-name="Preformatted_20_Text"><text:s text:c="4"/>--permanent <text:s text:c="38"/>| Writes configuration to disk and not to runtime</text:p>
      <text:p text:style-name="Preformatted_20_Text"><text:s text:c="4"/>--reload <text:s text:c="41"/>| Reloads the on-disk configuration</text:p>
      <text:p text:style-name="Preformatted_20_Text"/>
      <text:p text:style-name="Preformatted_20_Text"/>
      <text:p text:style-name="Preformatted_20_Text">--------------------------------------------------------------------------------</text:p>
      <text:p text:style-name="Preformatted_20_Text">---&gt; Automating Installations <text:s text:c="6"/>&gt;&gt;&gt; not needed for exam &lt;&lt;&lt;</text:p>
      <text:p text:style-name="Preformatted_20_Text">--------------------------------------------------------------------------------</text:p>
      <text:p text:style-name="Preformatted_20_Text">There are a few solution for perfirming automated installation</text:p>
      <text:p text:style-name="Preformatted_20_Text"><text:soft-page-break/><text:s text:c="2"/>-- Vagrand <text:s text:c="3"/>** used for automatic depoloyment of virtual machine must be installed from EPEL</text:p>
      <text:p text:style-name="Preformatted_20_Text"><text:s text:c="2"/>-- Coud-init <text:s/>** used for cloud environments</text:p>
      <text:p text:style-name="Preformatted_20_Text"><text:s text:c="2"/>-- Kickstart <text:s/>** can be used with PXE-boot for classic RH instalation</text:p>
      <text:p text:style-name="Preformatted_20_Text"><text:s text:c="5"/>A Kickstar file contains all installation instructions to set up a RHEL instance</text:p>
      <text:p text:style-name="Preformatted_20_Text"><text:s text:c="5"/>it can be used to easily reproduce instalations <text:s/></text:p>
      <text:p text:style-name="Preformatted_20_Text"/>
      <text:p text:style-name="Preformatted_20_Text"><text:s text:c="2"/>-----------------------</text:p>
      <text:p text:style-name="Preformatted_20_Text"><text:s text:c="2"/>---&gt; Kickstart</text:p>
      <text:p text:style-name="Preformatted_20_Text"><text:s text:c="2"/>-----------------------</text:p>
      <text:p text:style-name="Preformatted_20_Text"><text:s text:c="4"/>1. After installation a file anaconda-ks.cfg is created in root DIR</text:p>
      <text:p text:style-name="Preformatted_20_Text"><text:s text:c="4"/>2. Edit this file manually to make any changes that are requires</text:p>
      <text:p text:style-name="Preformatted_20_Text"/>
      <text:p text:style-name="Preformatted_20_Text"><text:s text:c="6"/>kickstart <text:s text:c="2"/></text:p>
      <text:p text:style-name="Preformatted_20_Text"><text:s text:c="10"/>|</text:p>
      <text:p text:style-name="Preformatted_20_Text"><text:s text:c="10"/>| &gt;&gt;&gt; in root directory</text:p>
      <text:p text:style-name="Preformatted_20_Text"><text:s text:c="6"/>anaconda-ks.cfg</text:p>
      <text:p text:style-name="Preformatted_20_Text"><text:s text:c="6"/>initial-setup-ks.cfg <text:s text:c="7"/>*** po przygotowaniu tego pliku umiescza sie go na serverze i mozna </text:p>
      <text:p text:style-name="Preformatted_20_Text"><text:s text:c="38"/>instalowac </text:p>
      <text:p text:style-name="Preformatted_20_Text"><text:s text:c="38"/>!!!! podczas instalacji po kliknieciu "Tab" nalezy podac ks=http://url</text:p>
      <text:p text:style-name="Preformatted_20_Text"><text:s text:c="38"/>example: ks=http://somewhere/myks.cfg</text:p>
      <text:p text:style-name="Preformatted_20_Text"/>
      <text:p text:style-name="Preformatted_20_Text"><text:s text:c="4"/>** Typically the kickstar file is provided on an innstallation server </text:p>
      <text:p text:style-name="Preformatted_20_Text"><text:s text:c="4"/>** Before starting the installation, the client indicates where to get the Kickstart file from</text:p>
      <text:p text:style-name="Preformatted_20_Text"><text:s text:c="6"/>-- Use ks=http://somewhere/ks.cfg</text:p>
      <text:p text:style-name="Preformatted_20_Text"><text:s text:c="6"/>-- Or provide interface provided by the installation program (as in Virtual Machine Manager)</text:p>
      <text:p text:style-name="Preformatted_20_Text"/>
      <text:p text:style-name="Preformatted_20_Text"/>
      <text:p text:style-name="Preformatted_20_Text"/>
      <text:p text:style-name="Preformatted_20_Text"><text:s text:c="4"/>*** create kickstar file</text:p>
      <text:p text:style-name="Preformatted_20_Text"><text:s text:c="4"/>/&gt; yum install system-config-kickstart</text:p>
      <text:p text:style-name="Preformatted_20_Text"><text:s text:c="4"/>/&gt; system-config-kickstart <text:s text:c="15"/>*** run utility kickstart</text:p>
      <text:p text:style-name="Preformatted_20_Text"/>
      <text:p text:style-name="Preformatted_20_Text"><text:s text:c="4"/>!!!! podczas instalacji po kliknieciu "Tab" mozna podac path to kickstar.xml file</text:p>
      <text:p text:style-name="Preformatted_20_Text"><text:s text:c="10"/>ks=http://somewhere/ks.cfg</text:p>
      <text:p text:style-name="Preformatted_20_Text"/>
      <text:p text:style-name="Preformatted_20_Text"><text:s text:c="4"/>*** <text:s/>automatically instalation in datacenter</text:p>
      <text:p text:style-name="Preformatted_20_Text"/>
      <text:p text:style-name="Preformatted_20_Text"><text:s text:c="4"/>-------------------------------------------------------</text:p>
      <text:p text:style-name="Preformatted_20_Text"><text:s text:c="20"/>access repository <text:s text:c="8"/></text:p>
      <text:p text:style-name="Preformatted_20_Text"><text:s text:c="18"/>-----------------------&gt; <text:s/></text:p>
      <text:p text:style-name="Preformatted_20_Text"><text:s text:c="24"/>give kickstar</text:p>
      <text:p text:style-name="Preformatted_20_Text"><text:s text:c="6"/>Start</text:p>
      <text:p text:style-name="Preformatted_20_Text"><text:s text:c="6"/>installation &lt;-----------------------</text:p>
      <text:p text:style-name="Preformatted_20_Text"><text:s text:c="24"/>get kickstar</text:p>
      <text:p text:style-name="Preformatted_20_Text"><text:s text:c="18"/>-----------------------&gt; <text:s/>http://ks.cfg</text:p>
      <text:p text:style-name="Preformatted_20_Text"><text:s text:c="6"/>Installer <text:s text:c="8"/>boot image</text:p>
      <text:p text:style-name="Preformatted_20_Text"><text:s text:c="8"/>loads <text:s text:c="4"/>&lt;----------------------- <text:s text:c="2"/>TFTP</text:p>
      <text:p text:style-name="Preformatted_20_Text"><text:s text:c="46"/>/\</text:p>
      <text:p text:style-name="Preformatted_20_Text"><text:s text:c="46"/>|</text:p>
      <text:p text:style-name="Preformatted_20_Text"><text:s text:c="45"/>DHCP</text:p>
      <text:p text:style-name="Preformatted_20_Text"><text:s text:c="42"/>----------------</text:p>
      <text:p text:style-name="Preformatted_20_Text"><text:s text:c="8"/>pxe boot <text:s/>-----------------------&gt; install server <text:s/></text:p>
      <text:p text:style-name="Preformatted_20_Text"><text:s text:c="4"/>-------------------------------------------------------</text:p>
      <text:p text:style-name="Preformatted_20_Text"/>
      <text:p text:style-name="Preformatted_20_Text">--------------------------------------------------------------------------------</text:p>
      <text:p text:style-name="Preformatted_20_Text">---&gt; Linux Time &gt;&gt; SystemTime</text:p>
      <text:p text:style-name="Preformatted_20_Text">--------------------------------------------------------------------------------</text:p>
      <text:p text:style-name="Preformatted_20_Text"><text:soft-page-break/><text:s text:c="16"/>(time synchronization) <text:s text:c="21"/></text:p>
      <text:p text:style-name="Preformatted_20_Text"><text:s text:c="14"/>------------------------- [NTP] *** network time protocol</text:p>
      <text:p text:style-name="Preformatted_20_Text"><text:s text:c="14"/>|</text:p>
      <text:p text:style-name="Preformatted_20_Text"><text:s text:c="14"/>\/</text:p>
      <text:p text:style-name="Preformatted_20_Text"><text:s text:c="12"/>date/timedatectl ** check system time</text:p>
      <text:p text:style-name="Preformatted_20_Text"><text:s text:c="8"/>System <text:s/>&lt;-----|</text:p>
      <text:p text:style-name="Preformatted_20_Text"><text:s text:c="10"/>/\ <text:s text:c="9"/>|</text:p>
      <text:p text:style-name="Preformatted_20_Text"><text:s text:c="10"/>| <text:s text:c="8"/>hwclock</text:p>
      <text:p text:style-name="Preformatted_20_Text"><text:s text:c="10"/>| <text:s text:c="10"/>|</text:p>
      <text:p text:style-name="Preformatted_20_Text"><text:s text:c="4"/>hardware clock &lt;--|</text:p>
      <text:p text:style-name="Preformatted_20_Text"/>
      <text:p text:style-name="Preformatted_20_Text"><text:s text:c="2"/>**** commands *****</text:p>
      <text:p text:style-name="Preformatted_20_Text"><text:s text:c="2"/>/&gt; date</text:p>
      <text:p text:style-name="Preformatted_20_Text"><text:s text:c="4"/>/&gt; date --date '@1420987251' <text:s text:c="5"/>*** translate to human time</text:p>
      <text:p text:style-name="Preformatted_20_Text"><text:s text:c="4"/>/&gt; date +%d-%m-%y <text:s text:c="16"/>*** Shows the current system day of month, month, and year</text:p>
      <text:p text:style-name="Preformatted_20_Text"><text:s text:c="4"/>/&gt; date -s 16:03 <text:s text:c="17"/>*** set time</text:p>
      <text:p text:style-name="Preformatted_20_Text"/>
      <text:p text:style-name="Preformatted_20_Text"><text:s text:c="2"/>/&gt; hwclock --help</text:p>
      <text:p text:style-name="Preformatted_20_Text"><text:s text:c="8"/>*** synchronizacja hwclock to systemtime</text:p>
      <text:p text:style-name="Preformatted_20_Text"><text:s text:c="12"/>hwclock --systohc: Synchronizes current system time to the hardware clock</text:p>
      <text:p text:style-name="Preformatted_20_Text"><text:s text:c="12"/>hwclock --hctosys: Synchronizes current hardware time to the system clock</text:p>
      <text:p text:style-name="Preformatted_20_Text"/>
      <text:p text:style-name="Preformatted_20_Text"><text:s text:c="2"/>/&gt; tzselect <text:s text:c="18"/>*** interactive tool allows to select current time zone</text:p>
      <text:p text:style-name="Preformatted_20_Text"/>
      <text:p text:style-name="Preformatted_20_Text"><text:s text:c="2"/>/&gt; timedatectl --help</text:p>
      <text:p text:style-name="Preformatted_20_Text"><text:s text:c="6"/>Commands:</text:p>
      <text:p text:style-name="Preformatted_20_Text"><text:s text:c="8"/>status <text:s text:c="18"/>Show current time settings</text:p>
      <text:p text:style-name="Preformatted_20_Text"><text:s text:c="8"/>show <text:s text:c="20"/>Show properties of systemd-timedated</text:p>
      <text:p text:style-name="Preformatted_20_Text"><text:s text:c="8"/>set-time TIME <text:s text:c="11"/>Set system time</text:p>
      <text:p text:style-name="Preformatted_20_Text"><text:s text:c="8"/>set-timezone ZONE <text:s text:c="7"/>Set system time zone</text:p>
      <text:p text:style-name="Preformatted_20_Text"><text:s text:c="8"/>list-timezones <text:s text:c="10"/>Show known time zones</text:p>
      <text:p text:style-name="Preformatted_20_Text"><text:s text:c="8"/>set-local-rtc BOOL <text:s text:c="6"/>Control whether RTC is in local time</text:p>
      <text:p text:style-name="Preformatted_20_Text"><text:s text:c="8"/>set-ntp BOOL <text:s text:c="12"/>Enable or disable network time synchronization</text:p>
      <text:p text:style-name="Preformatted_20_Text"><text:s text:c="4"/>/&gt; timedatectl set-ntp 1 <text:s text:c="4"/>*** 1 -active NTP, 0 -inactive: network time synchronization</text:p>
      <text:p text:style-name="Preformatted_20_Text"><text:s text:c="38"/>after that chronyd is disabled</text:p>
      <text:p text:style-name="Preformatted_20_Text"/>
      <text:p text:style-name="Preformatted_20_Text">[root@localhost ~]# timedatectl show</text:p>
      <text:p text:style-name="Preformatted_20_Text">Timezone=Europe/Warsaw <text:s text:c="17"/>*** current timezone</text:p>
      <text:p text:style-name="Preformatted_20_Text">LocalRTC=no</text:p>
      <text:p text:style-name="Preformatted_20_Text">CanNTP=yes</text:p>
      <text:p text:style-name="Preformatted_20_Text">NTP=no <text:s text:c="33"/>*** sync NTP is off</text:p>
      <text:p text:style-name="Preformatted_20_Text">NTPSynchronized=no</text:p>
      <text:p text:style-name="Preformatted_20_Text">TimeUSec=Sat 2021-07-24 11:14:12 CEST</text:p>
      <text:p text:style-name="Preformatted_20_Text">RTCTimeUSec=Sat 2021-07-24 11:14:12 CEST</text:p>
      <text:p text:style-name="Preformatted_20_Text"/>
      <text:p text:style-name="Preformatted_20_Text"><text:s text:c="2"/>&gt;&gt;&gt; test EXAM &gt;&gt;&gt;&gt;&gt;&gt;&gt;&gt;&gt;&gt;&gt;&gt;&gt;&gt;&gt;&gt;&gt;&gt;&gt;&gt;&gt;&gt;&gt;&gt;&gt;&gt;&gt;&gt;&gt;&gt;&gt;&gt;&gt;&gt;&gt;&gt;&gt;&gt;&gt;&gt;&gt;&gt;&gt;&gt;&gt;&gt;&gt;&gt;&gt;&gt;&gt;&gt;&gt;&gt;&gt;&gt;&gt;&gt;&gt;&gt;&gt;&gt;&gt;&gt;&gt;&gt;&gt;&gt;</text:p>
      <text:p text:style-name="Preformatted_20_Text"><text:s text:c="2"/>/&gt; yum install -y chronyd</text:p>
      <text:p text:style-name="Preformatted_20_Text"><text:s text:c="2"/>/&gt; systemctl status chronyd</text:p>
      <text:p text:style-name="Preformatted_20_Text"><text:s text:c="2"/>/&gt; vi /etc/chrony.conf <text:s text:c="4"/>*** plik conf, tu dodajemy server synchronizacji czasu</text:p>
      <text:p text:style-name="Preformatted_20_Text"><text:s text:c="4"/></text:p>
      <text:p text:style-name="Preformatted_20_Text"><text:s/>--- For server --------------------------------------------------------------</text:p>
      <text:p text:style-name="Preformatted_20_Text"><text:s text:c="4"/># Please consider joining the pool (http://www.pool.ntp.org/join.html).</text:p>
      <text:p text:style-name="Preformatted_20_Text"><text:s text:c="4"/>#pool 2.centos.pool.ntp.org iburst</text:p>
      <text:p text:style-name="Preformatted_20_Text"/>
      <text:p text:style-name="Preformatted_20_Text"><text:s text:c="4"/># Server time even if not synchronized to a time source </text:p>
      <text:p text:style-name="Preformatted_20_Text"><text:s text:c="4"/>local sttarum 5</text:p>
      <text:p text:style-name="Preformatted_20_Text"/>
      <text:p text:style-name="Preformatted_20_Text"><text:soft-page-break/><text:s text:c="4"/># Allow NTP client access from local network.</text:p>
      <text:p text:style-name="Preformatted_20_Text"><text:s text:c="4"/>allow 192.168.0.0/16</text:p>
      <text:p text:style-name="Preformatted_20_Text"/>
      <text:p text:style-name="Preformatted_20_Text"><text:s text:c="4"/>/&gt; systemctl restart chronyd</text:p>
      <text:p text:style-name="Preformatted_20_Text"><text:s text:c="4"/>/&gt; firewall-cmd --add-service=ntp --permanent <text:s text:c="2"/>*** NTP must be added to Firewall</text:p>
      <text:p text:style-name="Preformatted_20_Text"><text:s text:c="4"/>/&gt; irewall-cmd reload</text:p>
      <text:p text:style-name="Preformatted_20_Text"/>
      <text:p text:style-name="Preformatted_20_Text"><text:s text:c="2"/>--- For client -------------------------------------------------------------</text:p>
      <text:p text:style-name="Preformatted_20_Text"><text:s text:c="4"/># pool 2.centos.pool.ntp.org iburst</text:p>
      <text:p text:style-name="Preformatted_20_Text"><text:s text:c="4"/>server &lt;IP&gt;</text:p>
      <text:p text:style-name="Preformatted_20_Text"/>
      <text:p text:style-name="Preformatted_20_Text"><text:s text:c="4"/>/&gt; systemctl restart chronyd</text:p>
      <text:p text:style-name="Preformatted_20_Text"/>
      <text:p text:style-name="Preformatted_20_Text"><text:s text:c="3"/>!!! /&gt; chronyc sources <text:s/>!!!!</text:p>
      <text:p text:style-name="Preformatted_20_Text"/>
      <text:p text:style-name="Preformatted_20_Text"><text:s text:c="2"/>&gt;&gt;&gt;&gt;&gt;&gt;&gt;&gt;&gt;&gt;&gt;&gt;&gt;&gt;&gt;&gt;&gt;&gt;&gt;&gt;&gt;&gt;&gt;&gt;&gt;&gt;&gt;&gt;&gt;&gt;&gt;&gt;&gt;&gt;&gt;&gt;&gt;&gt;&gt;&gt;&gt;&gt;&gt;&gt;&gt;&gt;&gt;&gt;&gt;&gt;&gt;&gt;&gt;&gt;&gt;&gt;&gt;&gt;&gt;&gt;&gt;&gt;&gt;&gt;&gt;&gt;&gt;&gt;</text:p>
      <text:p text:style-name="Preformatted_20_Text"/>
      <text:p text:style-name="Preformatted_20_Text">*** How to change time</text:p>
      <text:p text:style-name="Preformatted_20_Text"><text:s text:c="2"/>/&gt; date --set=12:00</text:p>
      <text:p text:style-name="Preformatted_20_Text"><text:s text:c="2"/>/&gt; timedatectl set-time 13:00 *** if NTP is disabled</text:p>
      <text:p text:style-name="Preformatted_20_Text"/>
      <text:p text:style-name="Preformatted_20_Text"><text:s text:c="2"/>-----------------------------------------------------------------------------</text:p>
      <text:p text:style-name="Preformatted_20_Text"><text:s text:c="2"/>Concept <text:s text:c="26"/>| <text:s/>Explanation</text:p>
      <text:p text:style-name="Preformatted_20_Text"><text:s text:c="2"/>-----------------------------------------------------------------------------</text:p>
      <text:p text:style-name="Preformatted_20_Text"><text:s text:c="2"/>Hardware clock <text:s text:c="19"/>| The hardware clock that resides on the main card of a computer system</text:p>
      <text:p text:style-name="Preformatted_20_Text"><text:s text:c="2"/>Real-time clock <text:s text:c="18"/>| Same as the hardware clock</text:p>
      <text:p text:style-name="Preformatted_20_Text"><text:s text:c="2"/>System time <text:s text:c="22"/>| The time that is maintained by the operating system</text:p>
      <text:p text:style-name="Preformatted_20_Text"><text:s text:c="2"/>Software clock <text:s text:c="19"/>| Similar to system time</text:p>
      <text:p text:style-name="Preformatted_20_Text"><text:s text:c="2"/>Coordinated Universal Time (UTC) <text:s/>| A worldwide standard time</text:p>
      <text:p text:style-name="Preformatted_20_Text"><text:s text:c="2"/>Daylight saving time <text:s text:c="13"/>| Calculation that is made to change time automatically when DST changes occur</text:p>
      <text:p text:style-name="Preformatted_20_Text"><text:s text:c="2"/>Local time <text:s text:c="23"/>| The time that corresponds to the time in the current time zone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>--------------------------------------------------------------------------------</text:p>
      <text:p text:style-name="Preformatted_20_Text">---&gt; Accessing Remote File Systems</text:p>
      <text:p text:style-name="Preformatted_20_Text">--------------------------------------------------------------------------------</text:p>
      <text:p text:style-name="Preformatted_20_Text">-------------------------------------------</text:p>
      <text:p text:style-name="Preformatted_20_Text">---&gt; NFS Network File Systemu</text:p>
      <text:p text:style-name="Preformatted_20_Text">-------------------------------------------</text:p>
      <text:p text:style-name="Preformatted_20_Text">NFS ver3 - nie ma loginow hasel. Dostep dtylko dla danego IP</text:p>
      <text:p text:style-name="Preformatted_20_Text">NFS ver4.1 - tu mozna nadawac uprawnienia nawet autentykowac sie po kerberosie</text:p>
      <text:p text:style-name="Preformatted_20_Text"/>
      <text:p text:style-name="Preformatted_20_Text">&gt;&gt;&gt;&gt;&gt; Shorts description &lt;&lt;&lt;&lt;&lt;&lt;</text:p>
      <text:p text:style-name="Preformatted_20_Text"/>
      <text:p text:style-name="Preformatted_20_Text"><text:s/>&gt;&gt;&gt; man 5 exports &lt;&lt;&lt;</text:p>
      <text:p text:style-name="Preformatted_20_Text"><text:s/>&gt;&gt;&gt; man 5 nfs &lt;&lt;&lt;</text:p>
      <text:p text:style-name="Preformatted_20_Text"><text:s/>fstab &gt;&gt;&gt; _netdev</text:p>
      <text:p text:style-name="Preformatted_20_Text"><text:s/></text:p>
      <text:p text:style-name="Preformatted_20_Text">--------- server ---------------------</text:p>
      <text:p text:style-name="Preformatted_20_Text"><text:s text:c="3"/>0. yum install nfs-utils !!!!!!</text:p>
      <text:p text:style-name="Preformatted_20_Text"/>
      <text:p text:style-name="Preformatted_20_Text">1. systemctl enable --now nfs-server</text:p>
      <text:p text:style-name="Preformatted_20_Text">2. create /date</text:p>
      <text:p text:style-name="Preformatted_20_Text">3. modify /etc/exports <text:s text:c="29"/>**** musi byc taki katalog</text:p>
      <text:p text:style-name="Preformatted_20_Text"><text:s text:c="4"/>/data <text:s text:c="2"/>*(rw,no_root_squash)</text:p>
      <text:p text:style-name="Preformatted_20_Text">4. firewall</text:p>
      <text:p text:style-name="Preformatted_20_Text"><text:s text:c="2"/>firewall-cmd --add-service=nfs --permanent <text:s text:c="7"/>*** add service</text:p>
      <text:p text:style-name="Preformatted_20_Text"><text:soft-page-break/><text:s text:c="2"/>firewall-cmd --add-service=mountd --permanent</text:p>
      <text:p text:style-name="Preformatted_20_Text"><text:s text:c="2"/>firewall-cmd --add-service=rpc-bind --permanent</text:p>
      <text:p text:style-name="Preformatted_20_Text"><text:s text:c="2"/>fireawll-cmd --reload</text:p>
      <text:p text:style-name="Preformatted_20_Text"/>
      <text:p text:style-name="Preformatted_20_Text">--------- client ---------&gt;&gt;&gt;&gt; Important for test exam &lt;&lt;&lt; </text:p>
      <text:p text:style-name="Preformatted_20_Text">1. yum install nfs-utils</text:p>
      <text:p text:style-name="Preformatted_20_Text"><text:s text:c="2"/>|or|</text:p>
      <text:p text:style-name="Preformatted_20_Text"><text:s text:c="6"/>yum grouplist hidden</text:p>
      <text:p text:style-name="Preformatted_20_Text"><text:s text:c="6"/>yum groupinstall "Network File System Client"</text:p>
      <text:p text:style-name="Preformatted_20_Text"/>
      <text:p text:style-name="Preformatted_20_Text">2. showmount -e 192.168.122.68 *** ip servera</text:p>
      <text:p text:style-name="Preformatted_20_Text"><text:s text:c="2"/>example: # showmount -e 192.168.122.68</text:p>
      <text:p text:style-name="Preformatted_20_Text"><text:s text:c="14"/>Export list for 192.168.122.68:</text:p>
      <text:p text:style-name="Preformatted_20_Text"><text:s text:c="14"/>/date *</text:p>
      <text:p text:style-name="Preformatted_20_Text">3. mount nfs 192.168.122.68:/date /mnt</text:p>
      <text:p text:style-name="Preformatted_20_Text">4. /etc/fstab: </text:p>
      <text:p text:style-name="Preformatted_20_Text"><text:s text:c="2"/>192.168.122.68:/date /mnt nfs defaults,_netdev 0 0</text:p>
      <text:p text:style-name="Preformatted_20_Text"><text:s text:c="4"/>|or|</text:p>
      <text:p text:style-name="Preformatted_20_Text"><text:s text:c="2"/>192.168.122.68:/date /mnt nfs _netdev 0 0 <text:s text:c="12"/>*** shorter</text:p>
      <text:p text:style-name="Preformatted_20_Text"/>
      <text:p text:style-name="Preformatted_20_Text"><text:s text:c="2"/>------------------------------------------------</text:p>
      <text:p text:style-name="Preformatted_20_Text"><text:s text:c="4"/>example: export folderu dla innego komputera</text:p>
      <text:p text:style-name="Preformatted_20_Text"><text:s text:c="2"/>------------------------------------------------</text:p>
      <text:p text:style-name="Preformatted_20_Text"><text:s text:c="4"/>1. /etc/exports <text:s text:c="29"/>**** musi byc taki katalog</text:p>
      <text:p text:style-name="Preformatted_20_Text"><text:s text:c="8"/>/data *(rw,no_root_squash)</text:p>
      <text:p text:style-name="Preformatted_20_Text"><text:s text:c="4"/>2. yum install nfs-utils <text:s text:c="21"/>**** konieczne narzedzia</text:p>
      <text:p text:style-name="Preformatted_20_Text"><text:s text:c="4"/>3. uprawnienia do katalogu</text:p>
      <text:p text:style-name="Preformatted_20_Text"><text:s text:c="6"/>[root@vm1 lvm1]# ls -ld /lvm1</text:p>
      <text:p text:style-name="Preformatted_20_Text"><text:s text:c="6"/>drwxr-xr-x. 3 root root 1024 Dec 10 13:06 /lvm1</text:p>
      <text:p text:style-name="Preformatted_20_Text"><text:s text:c="6"/>"." - kropka oznacza jako selinux [dodatkowa warstwa uprawnien]</text:p>
      <text:p text:style-name="Preformatted_20_Text"/>
      <text:p text:style-name="Preformatted_20_Text"><text:s text:c="6"/>[root@vm1 lvm1]# ls -Z /lvm1</text:p>
      <text:p text:style-name="Preformatted_20_Text"><text:s text:c="6"/>drwx------. root root system_u:object_r:unlabeled_t:s0 lost+found</text:p>
      <text:p text:style-name="Preformatted_20_Text"/>
      <text:p text:style-name="Preformatted_20_Text"><text:s text:c="6"/>!!! uwaga uprawnienia exportowane sÄ… z exportowanego katalogu</text:p>
      <text:p text:style-name="Preformatted_20_Text"><text:s text:c="6"/>!!! musza byc ci sami users na hoscie i serveze ale tym samym IDusera i IDgroup</text:p>
      <text:p text:style-name="Preformatted_20_Text"/>
      <text:p text:style-name="Preformatted_20_Text"><text:s text:c="6"/>groupadd -g 1001 -admini</text:p>
      <text:p text:style-name="Preformatted_20_Text"><text:s text:c="6"/>useradd -u 1000 -m piotr</text:p>
      <text:p text:style-name="Preformatted_20_Text"/>
      <text:p text:style-name="Preformatted_20_Text"><text:s text:c="4"/>4. wlaczenie uslug sieciowych dla NFS</text:p>
      <text:p text:style-name="Preformatted_20_Text"><text:s text:c="6"/>systemctl enable rpcbind</text:p>
      <text:p text:style-name="Preformatted_20_Text"><text:s text:c="6"/>systemctl enable nfs-server</text:p>
      <text:p text:style-name="Preformatted_20_Text"><text:s text:c="6"/>systemctl enable nfs-lock</text:p>
      <text:p text:style-name="Preformatted_20_Text"><text:s text:c="6"/>systemctl enable nfs-idmap</text:p>
      <text:p text:style-name="Preformatted_20_Text"/>
      <text:p text:style-name="Preformatted_20_Text"><text:s text:c="6"/>startujemy:</text:p>
      <text:p text:style-name="Preformatted_20_Text"><text:s text:c="6"/>[root@vm1 /]# systemctl start rpcbind</text:p>
      <text:p text:style-name="Preformatted_20_Text"><text:s text:c="6"/>[root@vm1 /]# systemctl start nfs-server</text:p>
      <text:p text:style-name="Preformatted_20_Text"><text:s text:c="6"/>[root@vm1 /]# systemctl start nfs-lock</text:p>
      <text:p text:style-name="Preformatted_20_Text"><text:s text:c="6"/>[root@vm1 /]# systemctl start nfs-idmap</text:p>
      <text:p text:style-name="Preformatted_20_Text"/>
      <text:p text:style-name="Preformatted_20_Text"><text:s text:c="4"/>5. edytujemy /etc/exports</text:p>
      <text:p text:style-name="Preformatted_20_Text"><text:s text:c="6"/>() - nie moze byc spacji po ipaddress</text:p>
      <text:p text:style-name="Preformatted_20_Text"><text:s text:c="6"/>rw - zapis odczyt</text:p>
      <text:p text:style-name="Preformatted_20_Text"><text:s text:c="6"/>sync - info o zapisie kiedy serwer to zapisze</text:p>
      <text:p text:style-name="Preformatted_20_Text"><text:s text:c="6"/>no_root_squash - root moze zapisywac default nie mozemy</text:p>
      <text:p text:style-name="Preformatted_20_Text"/>
      <text:p text:style-name="Preformatted_20_Text"><text:s text:c="6"/>/lvm1 192.168.122.68(rw,sync,no_root_squash)</text:p>
      <text:p text:style-name="Preformatted_20_Text"/>
      <text:p text:style-name="Preformatted_20_Text"><text:s text:c="4"/>6. restart servera</text:p>
      <text:p text:style-name="Preformatted_20_Text"><text:s text:c="6"/>systemctl restart nfs-server</text:p>
      <text:p text:style-name="Preformatted_20_Text"/>
      <text:p text:style-name="Preformatted_20_Text"><text:soft-page-break/><text:s text:c="4"/>7. na kliecie instaluemy to sama paczke narzedzi</text:p>
      <text:p text:style-name="Preformatted_20_Text"><text:s text:c="6"/>yum install nfs-utils</text:p>
      <text:p text:style-name="Preformatted_20_Text"/>
      <text:p text:style-name="Preformatted_20_Text"><text:s text:c="4"/>8. sprawdzenie jakie udzialy sa dla hosta wyeksportowane</text:p>
      <text:p text:style-name="Preformatted_20_Text"><text:s text:c="6"/>showmount -e 192.168.122.68 *** ip servera</text:p>
      <text:p text:style-name="Preformatted_20_Text"/>
      <text:p text:style-name="Preformatted_20_Text"><text:s text:c="4"/>9. firewall</text:p>
      <text:p text:style-name="Preformatted_20_Text"><text:s text:c="6"/>firewall-cmd --add-service=nfs --permanent <text:s text:c="7"/>*** add service</text:p>
      <text:p text:style-name="Preformatted_20_Text"><text:s text:c="6"/>firewall-cmd --add-service=mountd --permanent</text:p>
      <text:p text:style-name="Preformatted_20_Text"><text:s text:c="6"/>firewall-cmd --add-service=rpc-bind --permanent</text:p>
      <text:p text:style-name="Preformatted_20_Text"><text:s text:c="6"/>firewall-cmd --reload</text:p>
      <text:p text:style-name="Preformatted_20_Text"/>
      <text:p text:style-name="Preformatted_20_Text"><text:s text:c="6"/>firewall-cmd permament --add-port=2222/tcp <text:s text:c="7"/>*** add port</text:p>
      <text:p text:style-name="Preformatted_20_Text"/>
      <text:p text:style-name="Preformatted_20_Text"><text:s text:c="4"/>10. test na host</text:p>
      <text:p text:style-name="Preformatted_20_Text"><text:s text:c="6"/>showmount -e &lt;ip_servera&gt;</text:p>
      <text:p text:style-name="Preformatted_20_Text"/>
      <text:p text:style-name="Preformatted_20_Text"><text:s text:c="6"/>[root@vm2 ~]# showmount -e 192.168.122.68</text:p>
      <text:p text:style-name="Preformatted_20_Text"><text:s text:c="6"/>Export list for 192.168.122.68:</text:p>
      <text:p text:style-name="Preformatted_20_Text"><text:s text:c="6"/>/date *</text:p>
      <text:p text:style-name="Preformatted_20_Text"/>
      <text:p text:style-name="Preformatted_20_Text"><text:s text:c="4"/>11. montowanie systemy sieciowego systemu plikow</text:p>
      <text:p text:style-name="Preformatted_20_Text"/>
      <text:p text:style-name="Preformatted_20_Text"><text:s text:c="6"/>mount -t nfs 192.168.122.68:/lvm1 /mnt</text:p>
      <text:p text:style-name="Preformatted_20_Text"/>
      <text:p text:style-name="Preformatted_20_Text"><text:s text:c="6"/>fstab: </text:p>
      <text:p text:style-name="Preformatted_20_Text"><text:s text:c="6"/>192.168.122.68:/lvm1 /mnt nfs defaults,_netdev 0 0</text:p>
      <text:p text:style-name="Preformatted_20_Text"/>
      <text:p text:style-name="Preformatted_20_Text"/>
      <text:p text:style-name="Preformatted_20_Text">-------------------------------------------</text:p>
      <text:p text:style-name="Preformatted_20_Text">---&gt; Samba</text:p>
      <text:p text:style-name="Preformatted_20_Text">-------------------------------------------</text:p>
      <text:p text:style-name="Preformatted_20_Text">&gt;&gt;--- server ---</text:p>
      <text:p text:style-name="Preformatted_20_Text"><text:s text:c="2"/>1. /&gt; yum install samba -y </text:p>
      <text:p text:style-name="Preformatted_20_Text"><text:s text:c="2"/>2. /&gt; mkdir/samba</text:p>
      <text:p text:style-name="Preformatted_20_Text"><text:s text:c="2"/>-------------------------------</text:p>
      <text:p text:style-name="Preformatted_20_Text"><text:s text:c="4"/>&lt;SELinux&gt;</text:p>
      <text:p text:style-name="Preformatted_20_Text"><text:s text:c="2"/>semanage fcontext -a -t public_content_t "/samba(/.*)?"</text:p>
      <text:p text:style-name="Preformatted_20_Text"><text:s text:c="2"/>restorecon -Rv <text:s/>/samba</text:p>
      <text:p text:style-name="Preformatted_20_Text"><text:s text:c="2"/>-------------------------------</text:p>
      <text:p text:style-name="Preformatted_20_Text"/>
      <text:p text:style-name="Preformatted_20_Text"><text:s text:c="2"/>3. /&gt; useradd samba</text:p>
      <text:p text:style-name="Preformatted_20_Text"><text:s text:c="2"/>4. /&gt; chown samba /samba</text:p>
      <text:p text:style-name="Preformatted_20_Text"><text:s text:c="5"/>/&gt; chmod 770 /samba <text:s/></text:p>
      <text:p text:style-name="Preformatted_20_Text"><text:s text:c="2"/>5. /&gt; smbpasswd -a samba <text:s text:c="5"/>*** to add a Samba user account Windows will be able to</text:p>
      <text:p text:style-name="Preformatted_20_Text"><text:s text:c="33"/>authenticate this user.</text:p>
      <text:p text:style-name="Preformatted_20_Text"><text:s text:c="33"/>Name this user == Name of windows user</text:p>
      <text:p text:style-name="Preformatted_20_Text"><text:s text:c="2"/>6. Enable the share in /etc/samba/smb.conf</text:p>
      <text:p text:style-name="Preformatted_20_Text"><text:s text:c="6"/>[samba]</text:p>
      <text:p text:style-name="Preformatted_20_Text"><text:s text:c="10"/>comment = samba dir</text:p>
      <text:p text:style-name="Preformatted_20_Text"><text:s text:c="10"/>path = /samba</text:p>
      <text:p text:style-name="Preformatted_20_Text"><text:s text:c="10"/>write list = samba</text:p>
      <text:p text:style-name="Preformatted_20_Text"><text:s text:c="10"/>-- no needed force group = when we need access for multipl eusers</text:p>
      <text:p text:style-name="Preformatted_20_Text"/>
      <text:p text:style-name="Preformatted_20_Text"><text:s text:c="2"/>7. systemctl start smb</text:p>
      <text:p text:style-name="Preformatted_20_Text"><text:s text:c="2"/>8. fireawll-cmd --add-service=samba --permanent</text:p>
      <text:p text:style-name="Preformatted_20_Text"><text:s text:c="2"/>9. fireawll-cmd --reload</text:p>
      <text:p text:style-name="Preformatted_20_Text"/>
      <text:p text:style-name="Preformatted_20_Text">&gt;&gt; --- client ---</text:p>
      <text:p text:style-name="Preformatted_20_Text"><text:s text:c="4"/>1. yum groupinstall "Network File System Client"</text:p>
      <text:p text:style-name="Preformatted_20_Text"><text:s text:c="6"/>|or|</text:p>
      <text:p text:style-name="Preformatted_20_Text"><text:s text:c="6"/>yum install -y cifs-utils <text:s/></text:p>
      <text:p text:style-name="Preformatted_20_Text"><text:s text:c="6"/>yum install -y samba-client</text:p>
      <text:p text:style-name="Preformatted_20_Text"><text:soft-page-break/></text:p>
      <text:p text:style-name="Preformatted_20_Text"><text:s text:c="4"/>2. <text:s/>/&gt; smbclient -L //&lt;server_ip&gt; <text:s text:c="7"/></text:p>
      <text:p text:style-name="Preformatted_20_Text"><text:s text:c="4"/>3. <text:s/>/&gt; mount -t cifs -o username=linda //server2.example.com/sambashare /mntt <text:s/>*** montowanie udzialu na cliencie</text:p>
      <text:p text:style-name="Preformatted_20_Text"><text:s text:c="6"/>|or|</text:p>
      <text:p text:style-name="Preformatted_20_Text"><text:s text:c="8"/>/&gt; mount -t cifs -o username=samba //192.168.122.33/sambadir /mnt</text:p>
      <text:p text:style-name="Preformatted_20_Text"/>
      <text:p text:style-name="Preformatted_20_Text"><text:s text:c="4"/>4. <text:s/>--- fstab ---</text:p>
      <text:p text:style-name="Preformatted_20_Text"><text:s text:c="10"/>//&lt;server_name/&gt;path/data /mnt <text:s/>cifs _netdev,username=xxx,password=xxx 0 0</text:p>
      <text:p text:style-name="Preformatted_20_Text"><text:s text:c="4"/>5. /&gt; mount -a</text:p>
      <text:p text:style-name="Preformatted_20_Text"/>
      <text:p text:style-name="Preformatted_20_Text"><text:s text:c="4"/>6. /&gt; reboot <text:s text:c="15"/>*** good idea to be sure that everything is all right</text:p>
      <text:p text:style-name="Preformatted_20_Text"/>
      <text:p text:style-name="Preformatted_20_Text"/>
      <text:p text:style-name="Preformatted_20_Text">--------------------------------------------------------------------------------</text:p>
      <text:p text:style-name="Preformatted_20_Text">---&gt; Automount <text:s text:c="3"/>--- </text:p>
      <text:p text:style-name="Preformatted_20_Text">-------------------------------------------------------------------------------</text:p>
      <text:p text:style-name="Preformatted_20_Text"><text:s text:c="2"/>1. yum install autofs -y</text:p>
      <text:p text:style-name="Preformatted_20_Text"><text:s text:c="2"/>2. /&gt; systemctl enable --now autofs</text:p>
      <text:p text:style-name="Preformatted_20_Text"><text:s text:c="2"/>3. vi /etc/auto.master <text:s text:c="7"/>*** plik gdzie konfiguryjemy automount</text:p>
      <text:p text:style-name="Preformatted_20_Text"><text:s text:c="9"/>/files <text:s text:c="2"/>/etc/auto.files *** dir /files will be created if autofs.service will be started</text:p>
      <text:p text:style-name="Preformatted_20_Text"><text:s/></text:p>
      <text:p text:style-name="Preformatted_20_Text"><text:s/>--------------------------------------------------------------------------------------------------</text:p>
      <text:p text:style-name="Preformatted_20_Text"><text:s text:c="2"/>Exercise 24-5 Configuring Direct and Indirect Maps to Mount NFS Shares</text:p>
      <text:p text:style-name="Preformatted_20_Text"/>
      <text:p text:style-name="Preformatted_20_Text"><text:s text:c="6"/>This exercise is performed on server1. It uses the NFS shares provided by server2</text:p>
      <text:p text:style-name="Preformatted_20_Text"><text:s text:c="6"/>Type yum install -y autofs to install the autofs package.</text:p>
      <text:p text:style-name="Preformatted_20_Text"><text:s text:c="6"/>Type showmount -e server2.example.com, which shows you NFS exports offered by server2.</text:p>
      <text:p text:style-name="Preformatted_20_Text"/>
      <text:p text:style-name="Preformatted_20_Text"><text:s text:c="6"/>Open the file /etc/auto.master and add the following line:</text:p>
      <text:p text:style-name="Preformatted_20_Text"><text:s text:c="10"/>/nfsdata /etc/auto.nfsdata</text:p>
      <text:p text:style-name="Preformatted_20_Text"><text:s text:c="6"/></text:p>
      <text:p text:style-name="Preformatted_20_Text"><text:s text:c="6"/>Type vim /etc/auto.nfsdata and add the following line:</text:p>
      <text:p text:style-name="Preformatted_20_Text"><text:s text:c="10"/>files -rw server2:/nfsdata <text:s text:c="5"/>!!! jak nie uzywamy Wildcard mask musibyc podany punkt /&lt;dir_name:wq&gt;</text:p>
      <text:p text:style-name="Preformatted_20_Text"><text:s text:c="6"/></text:p>
      <text:p text:style-name="Preformatted_20_Text"><text:s text:c="6"/>Type systemctl enable --now autofs to start and enable the autofs service.</text:p>
      <text:p text:style-name="Preformatted_20_Text"><text:s text:c="6"/>Type ls /; notice that there is no /nfsdata directory.</text:p>
      <text:p text:style-name="Preformatted_20_Text"><text:s text:c="6"/>Type cd /nfsdata/files to get access to the /nfsdata directory.</text:p>
      <text:p text:style-name="Preformatted_20_Text"><text:s text:c="6"/>Type mount and notice the last three lines in the mount output, created by the autofs service.</text:p>
      <text:p text:style-name="Preformatted_20_Text">--------------------------------------------------------------------------------------------------</text:p>
      <text:p text:style-name="Preformatted_20_Text"/>
      <text:p text:style-name="Preformatted_20_Text">--------------------------------------------------------------------------------------------------</text:p>
      <text:p text:style-name="Preformatted_20_Text"><text:s text:c="2"/>Exercise 24-6 Configuring Wildcard Mounts</text:p>
      <text:p text:style-name="Preformatted_20_Text"><text:s text:c="4"/>example1:</text:p>
      <text:p text:style-name="Preformatted_20_Text"/>
      <text:p text:style-name="Preformatted_20_Text"><text:s text:c="6"/>This exercise is performed on server1. It uses the NFS shares that are provided by server2, which you created in Exercise 24-1. On server2, the directory /users is exported, which simulates an NFS server that exports home directories. You are going to configure a wildcard mount, such that when /users/user1 is accessed, that exact directory is mounted, and when /users/user2 is accessed, that directory is mounted.</text:p>
      <text:p text:style-name="Preformatted_20_Text"><text:s text:c="6"/>Type yum install -y autofs to install the autofs package.</text:p>
      <text:p text:style-name="Preformatted_20_Text"><text:soft-page-break/><text:s text:c="6"/>Open the file /etc/auto.master and make sure it includes the following line:</text:p>
      <text:p text:style-name="Preformatted_20_Text"><text:s text:c="10"/>/users <text:s text:c="3"/>/etc/auto.users</text:p>
      <text:p text:style-name="Preformatted_20_Text"><text:s text:c="6"/>Create the file /etc/auto.users and give it the following contents:</text:p>
      <text:p text:style-name="Preformatted_20_Text"><text:s text:c="10"/>* <text:s text:c="3"/>-rw <text:s text:c="3"/>server2:/users/&amp;</text:p>
      <text:p text:style-name="Preformatted_20_Text"><text:s text:c="6"/>Type systemctl restart autofs to restart the autofs service.</text:p>
      <text:p text:style-name="Preformatted_20_Text"><text:s text:c="6"/>Type cd /users/user1 to get access to the NFS export /users/user1 on the server2 server.</text:p>
      <text:p text:style-name="Preformatted_20_Text"/>
      <text:p text:style-name="Preformatted_20_Text"/>
      <text:p text:style-name="Preformatted_20_Text"><text:s text:c="4"/>example2: <text:s/></text:p>
      <text:p text:style-name="Preformatted_20_Text"><text:s text:c="8"/>/&gt; showmount -e &lt;server_name&gt; <text:s text:c="8"/>*** weryfikacja czy NFS cos wystawia</text:p>
      <text:p text:style-name="Preformatted_20_Text"><text:s text:c="8"/>/&gt; vi /etc/auto.master </text:p>
      <text:p text:style-name="Preformatted_20_Text"><text:s text:c="10"/>/home/ldap /etc/auto.ldap <text:s text:c="11"/>*** wpisanie do pliku auto.master co mam byc montowane</text:p>
      <text:p text:style-name="Preformatted_20_Text"><text:s text:c="10"/></text:p>
      <text:p text:style-name="Preformatted_20_Text"><text:s text:c="8"/>/&gt; vi /etc/auto.ldap </text:p>
      <text:p text:style-name="Preformatted_20_Text"><text:s text:c="12"/>* -rw &lt;server_name&gt;:/home/ldap/&amp; <text:s text:c="3"/>*** dla zalogowanych userow</text:p>
      <text:p text:style-name="Preformatted_20_Text"/>
      <text:p text:style-name="Preformatted_20_Text"><text:s text:c="8"/>/&gt; systemctl enable --now autofs</text:p>
      <text:p text:style-name="Preformatted_20_Text"><text:s text:c="8"/>/&gt; systemctl reboot autofs</text:p>
      <text:p text:style-name="Preformatted_20_Text">--------------------------------------------------------------------------------------------------</text:p>
      <text:p text:style-name="Preformatted_20_Text"/>
      <text:p text:style-name="Preformatted_20_Text"/>
      <text:p text:style-name="Preformatted_20_Text">--------------------------------------------------------------------------------</text:p>
      <text:p text:style-name="Preformatted_20_Text">---&gt; LDAP</text:p>
      <text:p text:style-name="Preformatted_20_Text">--------------------------------------------------------------------------------</text:p>
      <text:p text:style-name="Preformatted_20_Text">LDAP --&gt; <text:s/>Openldap</text:p>
      <text:p text:style-name="Preformatted_20_Text"><text:s text:c="10"/>freeipa</text:p>
      <text:p text:style-name="Preformatted_20_Text"/>
      <text:p text:style-name="Preformatted_20_Text">*** instalacja</text:p>
      <text:p text:style-name="Preformatted_20_Text">yum groups install "Directory Client"</text:p>
      <text:p text:style-name="Preformatted_20_Text"/>
      <text:p text:style-name="Preformatted_20_Text"><text:s text:c="2"/>1. configuracja LDAP</text:p>
      <text:p text:style-name="Preformatted_20_Text"><text:s text:c="4"/>/&gt; authconfig-tui <text:s text:c="8"/></text:p>
      <text:p text:style-name="Preformatted_20_Text"><text:s text:c="4"/>[*] Use tools</text:p>
      <text:p text:style-name="Preformatted_20_Text"><text:s text:c="4"/>server: domen.name.server.com</text:p>
      <text:p text:style-name="Preformatted_20_Text"><text:s text:c="4"/>Base DN: dc=example,dc=com</text:p>
      <text:p text:style-name="Preformatted_20_Text"/>
      <text:p text:style-name="Preformatted_20_Text"><text:s text:c="2"/>2. instalacja lftp</text:p>
      <text:p text:style-name="Preformatted_20_Text"><text:s text:c="4"/>yum install -y lftp</text:p>
      <text:p text:style-name="Preformatted_20_Text"/>
      <text:p text:style-name="Preformatted_20_Text"><text:s text:c="2"/>3. zalogowanie sie na ftp</text:p>
      <text:p text:style-name="Preformatted_20_Text"/>
      <text:p text:style-name="Preformatted_20_Text"><text:s text:c="4"/>lftp &lt;ftp_server_name&gt; </text:p>
      <text:p text:style-name="Preformatted_20_Text"/>
      <text:p text:style-name="Preformatted_20_Text"><text:s text:c="2"/>4. pobranie certyfikatu</text:p>
      <text:p text:style-name="Preformatted_20_Text"><text:s text:c="4"/>get ca.crt </text:p>
      <text:p text:style-name="Preformatted_20_Text"/>
      <text:p text:style-name="Preformatted_20_Text"><text:s text:c="2"/>5. weryfikacja server sssd</text:p>
      <text:p text:style-name="Preformatted_20_Text"><text:s text:c="4"/>systelctl status sssd</text:p>
      <text:p text:style-name="Preformatted_20_Text"/>
      <text:p text:style-name="Preformatted_20_Text"><text:s text:c="2"/>*** dla Kerberosa trzeba zainstalowac</text:p>
      <text:p text:style-name="Preformatted_20_Text"><text:s text:c="4"/>yum install -y nss-pam-ldapd</text:p>
      <text:p text:style-name="Preformatted_20_Text"><text:s text:c="2"/></text:p>
      <text:p text:style-name="Preformatted_20_Text"><text:s text:c="4"/>/&gt; authconfig-tui</text:p>
      <text:p text:style-name="Preformatted_20_Text"><text:s text:c="4"/>potrzebne sa:</text:p>
      <text:p text:style-name="Preformatted_20_Text"><text:s text:c="6"/>Realm: domen.name.server.com</text:p>
      <text:p text:style-name="Preformatted_20_Text"><text:s text:c="6"/>KDC:</text:p>
      <text:p text:style-name="Preformatted_20_Text"><text:s text:c="10"/>*** jezeli DNS jest skonfigurowany jako server</text:p>
      <text:p text:style-name="Preformatted_20_Text"><text:s text:c="14"/>zaznaczasz tylko pod spodem</text:p>
      <text:p text:style-name="Preformatted_20_Text"><text:s text:c="10"/>[*] Use DNS to resolve ...</text:p>
      <text:p text:style-name="Preformatted_20_Text"><text:soft-page-break/><text:s text:c="10"/>[*] Use DNS to locate KDCs ...</text:p>
      <text:p text:style-name="Preformatted_20_Text"/>
      <text:p text:style-name="Preformatted_20_Text">--------------------------------------------------------------------------------</text:p>
      <text:p text:style-name="Preformatted_20_Text">---&gt; Conrect to IPA server</text:p>
      <text:p text:style-name="Preformatted_20_Text">--------------------------------------------------------------------------------</text:p>
      <text:p text:style-name="Preformatted_20_Text"><text:s text:c="2"/>/&gt; yum install -y ipa-client</text:p>
      <text:p text:style-name="Preformatted_20_Text"><text:s text:c="2"/>/&gt; ipa-client-install or ipa-client-install --force-join</text:p>
      <text:p text:style-name="Preformatted_20_Text"/>
      <text:p text:style-name="Preformatted_20_Text">--------------------------------------------------------------------------------</text:p>
      <text:p text:style-name="Preformatted_20_Text">---&gt; Add to AD Domain</text:p>
      <text:p text:style-name="Preformatted_20_Text">--------------------------------------------------------------------------------</text:p>
      <text:p text:style-name="Preformatted_20_Text"><text:s text:c="2"/>/&gt; yum install -y realmd</text:p>
      <text:p text:style-name="Preformatted_20_Text"><text:s text:c="2"/>/&gt; realm discover domain.example.com</text:p>
      <text:p text:style-name="Preformatted_20_Text"><text:s text:c="2"/>/&gt; realm join domain.example.com</text:p>
      <text:p text:style-name="Preformatted_20_Text"><text:s text:c="2"/>/&gt; realm permit --realm domain.example.com</text:p>
      <text:p text:style-name="Preformatted_20_Text"/>
      <text:p text:style-name="Preformatted_20_Text"><text:s/>*** to log in</text:p>
      <text:p text:style-name="Preformatted_20_Text"><text:s text:c="2"/>/&gt; use_fully_qualified_names in /etc/sssd/sssd.conf</text:p>
      <text:p text:style-name="Preformatted_20_Text"/>
      <text:p text:style-name="Preformatted_20_Text">--------------------------------------------------------------------------------</text:p>
      <text:p text:style-name="Preformatted_20_Text">---&gt; Config sssd</text:p>
      <text:p text:style-name="Preformatted_20_Text">--------------------------------------------------------------------------------</text:p>
      <text:p text:style-name="Preformatted_20_Text"><text:s text:c="2"/>/etc/sssd/sssd.conf</text:p>
      <text:p text:style-name="Preformatted_20_Text"/>
      <text:p text:style-name="Preformatted_20_Text">--------------------------------------------------------------------------------</text:p>
      <text:p text:style-name="Preformatted_20_Text">---&gt; FTP</text:p>
      <text:p text:style-name="Preformatted_20_Text">--------------------------------------------------------------------------------</text:p>
      <text:p text:style-name="Preformatted_20_Text"><text:s text:c="2"/>** Config Uploading for Anonymous </text:p>
      <text:p text:style-name="Preformatted_20_Text"/>
      <text:p text:style-name="Preformatted_20_Text"><text:s text:c="4"/>/etc/vsftpd/vsftpd.conf</text:p>
      <text:p text:style-name="Preformatted_20_Text"><text:s text:c="4"/>write_enable=YES</text:p>
      <text:p text:style-name="Preformatted_20_Text"><text:s text:c="4"/>anon_upload_enable=YES</text:p>
      <text:p text:style-name="Preformatted_20_Text"><text:s text:c="4"/>anonymous_enable=YES teoretycznie wlaczone domyslnie</text:p>
      <text:p text:style-name="Preformatted_20_Text"/>
      <text:p text:style-name="Preformatted_20_Text"><text:s text:c="2"/>*** client instalation</text:p>
      <text:p text:style-name="Preformatted_20_Text"><text:s text:c="4"/>yum -y install lftp</text:p>
      <text:p text:style-name="Preformatted_20_Text"/>
      <text:p text:style-name="Preformatted_20_Text"><text:s text:c="4"/>lftp 192.168.1.200</text:p>
      <text:p text:style-name="P1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IBM Plex Sans Devanagari1" svg:font-family="'IBM Plex Sans Devanagari'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IBM Plex Sans Devanagari" svg:font-family="'IBM Plex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erif CJK SC" style:font-size-asian="10.5pt" style:language-asian="zh" style:country-asian="CN" style:font-name-complex="IBM Plex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l" fo:country="PL" style:letter-kerning="true" style:font-name-asian="Noto Serif CJK SC" style:font-size-asian="10.5pt" style:language-asian="zh" style:country-asian="CN" style:font-name-complex="IBM Plex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IBM Plex Sans Devanagari" style:font-family-complex="'IBM Plex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IBM Plex Sans Devanagari1" style:font-family-complex="'IBM Plex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IBM Plex Sans Devanagari1" style:font-family-complex="'IBM Plex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IBM Plex Sans Devanagari1" style:font-family-complex="'IBM Plex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2-05-09T21:54:18.560709910</meta:creation-date>
    <dc:date>2022-05-09T21:55:32.905047574</dc:date>
    <meta:editing-duration>PT1M15S</meta:editing-duration>
    <meta:editing-cycles>1</meta:editing-cycles>
    <meta:generator>LibreOffice/6.4.7.2$Linux_X86_64 LibreOffice_project/40$Build-2</meta:generator>
    <meta:document-statistic meta:table-count="0" meta:image-count="0" meta:object-count="0" meta:page-count="78" meta:paragraph-count="3419" meta:word-count="21289" meta:character-count="179254" meta:non-whitespace-character-count="135925"/>
  </office:meta>
</office:document-meta>
</file>